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5.6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tart learning:</text:p>
          </table:table-cell>
          <table:table-cell table:number-columns-repeated="4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</text:p>
          </table:table-cell>
          <table:table-cell office:value-type="string">
            <text:p>learn rate: 0.5, activation: hardOne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1949">
            <text:p>0,01949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3843">
            <text:p>0,03843</text:p>
          </table:table-cell>
          <table:table-cell office:value-type="float" office:value="0.3">
            <text:p>0,3</text:p>
          </table:table-cell>
          <table:table-cell table:number-columns-repeated="2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5765">
            <text:p>0,05765</text:p>
          </table:table-cell>
          <table:table-cell office:value-type="float" office:value="0.15">
            <text:p>0,15</text:p>
          </table:table-cell>
          <table:table-cell table:number-columns-repeated="2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7657">
            <text:p>0,07657</text:p>
          </table:table-cell>
          <table:table-cell office:value-type="float" office:value="0.15">
            <text:p>0,15</text:p>
          </table:table-cell>
          <table:table-cell/>
          <table:table-cell>
            <draw:frame table:end-cell-address="Arkusz1.T51" table:end-x="1.799cm" table:end-y="0.274cm" draw:z-index="0" draw:style-name="gr1" draw:text-style-name="P1" svg:width="35.664cm" svg:height="20.263cm" svg:x="0.007cm" svg:y="0.353cm">
              <draw:object draw:notify-on-update-of-ranges="Arkusz1.D2:Arkusz1.D2 Arkusz1.C3:Arkusz1.C8 Arkusz1.B3:Arkusz1.B8 Arkusz1.B779:Arkusz1.B790 Arkusz1.D778:Arkusz1.D778 Arkusz1.C779:Arkusz1.C79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09599">
            <text:p>0,09599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1551">
            <text:p>0,115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er number: <text:s text:c="6"/>6 </text:p>
          </table:table-cell>
          <table:table-cell office:value-type="string">
            <text:p><text:s/>time taken[s]:0,1155224377130252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art learning:</text:p>
          </table:table-cell>
          <table:table-cell table:number-columns-repeated="4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</text:p>
          </table:table-cell>
          <table:table-cell office:value-type="string">
            <text:p>learn rate: 0.5, activation: ident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203">
            <text:p>0,0203</text:p>
          </table:table-cell>
          <table:table-cell office:value-type="float" office:value="1.99886355192601">
            <text:p>1,9988635519</text:p>
          </table:table-cell>
          <table:table-cell table:number-columns-repeated="2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4023">
            <text:p>0,04023</text:p>
          </table:table-cell>
          <table:table-cell office:value-type="float" office:value="0.348392553558452">
            <text:p>0,3483925536</text:p>
          </table:table-cell>
          <table:table-cell table:number-columns-repeated="2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6024">
            <text:p>0,06024</text:p>
          </table:table-cell>
          <table:table-cell office:value-type="float" office:value="0.154644065417337">
            <text:p>0,1546440654</text:p>
          </table:table-cell>
          <table:table-cell table:number-columns-repeated="2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8168">
            <text:p>0,08168</text:p>
          </table:table-cell>
          <table:table-cell office:value-type="float" office:value="0.11815589669548">
            <text:p>0,1181558967</text:p>
          </table:table-cell>
          <table:table-cell table:number-columns-repeated="2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10316">
            <text:p>0,10316</text:p>
          </table:table-cell>
          <table:table-cell office:value-type="float" office:value="0.0627085652679535">
            <text:p>0,0627085653</text:p>
          </table:table-cell>
          <table:table-cell table:number-columns-repeated="2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2273">
            <text:p>0,12273</text:p>
          </table:table-cell>
          <table:table-cell office:value-type="float" office:value="0.0378050485003378">
            <text:p>0,0378050485</text:p>
          </table:table-cell>
          <table:table-cell table:number-columns-repeated="2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4227">
            <text:p>0,14227</text:p>
          </table:table-cell>
          <table:table-cell office:value-type="float" office:value="0.0407865156621047">
            <text:p>0,0407865157</text:p>
          </table:table-cell>
          <table:table-cell table:number-columns-repeated="2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624">
            <text:p>0,1624</text:p>
          </table:table-cell>
          <table:table-cell office:value-type="float" office:value="0.0979691261634695">
            <text:p>0,0979691262</text:p>
          </table:table-cell>
          <table:table-cell table:number-columns-repeated="2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8252">
            <text:p>0,18252</text:p>
          </table:table-cell>
          <table:table-cell office:value-type="float" office:value="0.0682353019697384">
            <text:p>0,068235302</text:p>
          </table:table-cell>
          <table:table-cell table:number-columns-repeated="2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2021">
            <text:p>0,2021</text:p>
          </table:table-cell>
          <table:table-cell office:value-type="float" office:value="0.0284364509024326">
            <text:p>0,0284364509</text:p>
          </table:table-cell>
          <table:table-cell table:number-columns-repeated="2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2166">
            <text:p>0,22166</text:p>
          </table:table-cell>
          <table:table-cell office:value-type="float" office:value="0.0249255831210186">
            <text:p>0,0249255831</text:p>
          </table:table-cell>
          <table:table-cell table:number-columns-repeated="2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419">
            <text:p>0,2419</text:p>
          </table:table-cell>
          <table:table-cell office:value-type="float" office:value="0.0365722154619906">
            <text:p>0,0365722155</text:p>
          </table:table-cell>
          <table:table-cell table:number-columns-repeated="2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6201">
            <text:p>0,26201</text:p>
          </table:table-cell>
          <table:table-cell office:value-type="float" office:value="0.0227056488931726">
            <text:p>0,0227056489</text:p>
          </table:table-cell>
          <table:table-cell table:number-columns-repeated="2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8214">
            <text:p>0,28214</text:p>
          </table:table-cell>
          <table:table-cell office:value-type="float" office:value="0.0182146661489009">
            <text:p>0,0182146661</text:p>
          </table:table-cell>
          <table:table-cell table:number-columns-repeated="2"/>
        </table:table-row>
        <table:table-row table:style-name="ro1">
          <table:table-cell office:value-type="string">
            <text:p><text:s text:c="7"/>15</text:p>
          </table:table-cell>
          <table:table-cell office:value-type="float" office:value="0.30248">
            <text:p>0,30248</text:p>
          </table:table-cell>
          <table:table-cell office:value-type="float" office:value="0.0508003194793105">
            <text:p>0,0508003195</text:p>
          </table:table-cell>
          <table:table-cell table:number-columns-repeated="2"/>
        </table:table-row>
        <table:table-row table:style-name="ro1">
          <table:table-cell office:value-type="string">
            <text:p><text:s text:c="7"/>16</text:p>
          </table:table-cell>
          <table:table-cell office:value-type="float" office:value="0.32317">
            <text:p>0,32317</text:p>
          </table:table-cell>
          <table:table-cell office:value-type="float" office:value="0.0153791006689272">
            <text:p>0,0153791007</text:p>
          </table:table-cell>
          <table:table-cell table:number-columns-repeated="2"/>
        </table:table-row>
        <table:table-row table:style-name="ro1">
          <table:table-cell office:value-type="string">
            <text:p><text:s text:c="7"/>17</text:p>
          </table:table-cell>
          <table:table-cell office:value-type="float" office:value="0.34288">
            <text:p>0,34288</text:p>
          </table:table-cell>
          <table:table-cell office:value-type="float" office:value="0.0304560222652052">
            <text:p>0,0304560223</text:p>
          </table:table-cell>
          <table:table-cell table:number-columns-repeated="2"/>
        </table:table-row>
        <table:table-row table:style-name="ro1">
          <table:table-cell office:value-type="string">
            <text:p><text:s text:c="7"/>18</text:p>
          </table:table-cell>
          <table:table-cell office:value-type="float" office:value="0.36322">
            <text:p>0,36322</text:p>
          </table:table-cell>
          <table:table-cell office:value-type="float" office:value="0.0170753520514097">
            <text:p>0,0170753521</text:p>
          </table:table-cell>
          <table:table-cell table:number-columns-repeated="2"/>
        </table:table-row>
        <table:table-row table:style-name="ro1">
          <table:table-cell office:value-type="string">
            <text:p><text:s text:c="7"/>19</text:p>
          </table:table-cell>
          <table:table-cell office:value-type="float" office:value="0.38293">
            <text:p>0,38293</text:p>
          </table:table-cell>
          <table:table-cell office:value-type="float" office:value="0.0123324748944755">
            <text:p>0,0123324749</text:p>
          </table:table-cell>
          <table:table-cell table:number-columns-repeated="2"/>
        </table:table-row>
        <table:table-row table:style-name="ro1">
          <table:table-cell office:value-type="string">
            <text:p><text:s text:c="7"/>20</text:p>
          </table:table-cell>
          <table:table-cell office:value-type="float" office:value="0.40364">
            <text:p>0,40364</text:p>
          </table:table-cell>
          <table:table-cell office:value-type="float" office:value="0.0264584868386829">
            <text:p>0,0264584868</text:p>
          </table:table-cell>
          <table:table-cell table:number-columns-repeated="2"/>
        </table:table-row>
        <table:table-row table:style-name="ro1">
          <table:table-cell office:value-type="string">
            <text:p><text:s text:c="7"/>21</text:p>
          </table:table-cell>
          <table:table-cell office:value-type="float" office:value="0.42333">
            <text:p>0,42333</text:p>
          </table:table-cell>
          <table:table-cell office:value-type="float" office:value="0.0143815653700157">
            <text:p>0,0143815654</text:p>
          </table:table-cell>
          <table:table-cell table:number-columns-repeated="2"/>
        </table:table-row>
        <table:table-row table:style-name="ro1">
          <table:table-cell office:value-type="string">
            <text:p><text:s text:c="7"/>22</text:p>
          </table:table-cell>
          <table:table-cell office:value-type="float" office:value="0.443">
            <text:p>0,443</text:p>
          </table:table-cell>
          <table:table-cell office:value-type="float" office:value="0.00992195362140463">
            <text:p>0,0099219536</text:p>
          </table:table-cell>
          <table:table-cell table:number-columns-repeated="2"/>
        </table:table-row>
        <table:table-row table:style-name="ro1">
          <table:table-cell office:value-type="string">
            <text:p><text:s text:c="7"/>23</text:p>
          </table:table-cell>
          <table:table-cell office:value-type="float" office:value="0.46317">
            <text:p>0,46317</text:p>
          </table:table-cell>
          <table:table-cell office:value-type="float" office:value="0.00977587262408407">
            <text:p>0,0097758726</text:p>
          </table:table-cell>
          <table:table-cell table:number-columns-repeated="2"/>
        </table:table-row>
        <table:table-row table:style-name="ro1">
          <table:table-cell office:value-type="string">
            <text:p><text:s text:c="7"/>24</text:p>
          </table:table-cell>
          <table:table-cell office:value-type="float" office:value="0.48331">
            <text:p>0,48331</text:p>
          </table:table-cell>
          <table:table-cell office:value-type="float" office:value="0.0125318275881662">
            <text:p>0,0125318276</text:p>
          </table:table-cell>
          <table:table-cell table:number-columns-repeated="2"/>
        </table:table-row>
        <table:table-row table:style-name="ro1">
          <table:table-cell office:value-type="string">
            <text:p><text:s text:c="7"/>25</text:p>
          </table:table-cell>
          <table:table-cell office:value-type="float" office:value="0.50309">
            <text:p>0,50309</text:p>
          </table:table-cell>
          <table:table-cell office:value-type="float" office:value="0.00837240475788087">
            <text:p>0,0083724048</text:p>
          </table:table-cell>
          <table:table-cell table:number-columns-repeated="2"/>
        </table:table-row>
        <table:table-row table:style-name="ro1">
          <table:table-cell office:value-type="string">
            <text:p><text:s text:c="7"/>26</text:p>
          </table:table-cell>
          <table:table-cell office:value-type="float" office:value="0.52288">
            <text:p>0,52288</text:p>
          </table:table-cell>
          <table:table-cell office:value-type="float" office:value="0.00982604681303327">
            <text:p>0,0098260468</text:p>
          </table:table-cell>
          <table:table-cell table:number-columns-repeated="2"/>
        </table:table-row>
        <table:table-row table:style-name="ro1">
          <table:table-cell office:value-type="string">
            <text:p><text:s text:c="7"/>27</text:p>
          </table:table-cell>
          <table:table-cell office:value-type="float" office:value="0.5424">
            <text:p>0,5424</text:p>
          </table:table-cell>
          <table:table-cell office:value-type="float" office:value="0.0110482303426135">
            <text:p>0,0110482303</text:p>
          </table:table-cell>
          <table:table-cell table:number-columns-repeated="2"/>
        </table:table-row>
        <table:table-row table:style-name="ro1">
          <table:table-cell office:value-type="string">
            <text:p><text:s text:c="7"/>28</text:p>
          </table:table-cell>
          <table:table-cell office:value-type="float" office:value="0.56206">
            <text:p>0,56206</text:p>
          </table:table-cell>
          <table:table-cell office:value-type="float" office:value="0.0130910848665852">
            <text:p>0,0130910849</text:p>
          </table:table-cell>
          <table:table-cell table:number-columns-repeated="2"/>
        </table:table-row>
        <table:table-row table:style-name="ro1">
          <table:table-cell office:value-type="string">
            <text:p><text:s text:c="7"/>29</text:p>
          </table:table-cell>
          <table:table-cell office:value-type="float" office:value="0.58266">
            <text:p>0,58266</text:p>
          </table:table-cell>
          <table:table-cell office:value-type="float" office:value="0.00598950277587635">
            <text:p>0,0059895028</text:p>
          </table:table-cell>
          <table:table-cell table:number-columns-repeated="2"/>
        </table:table-row>
        <table:table-row table:style-name="ro1">
          <table:table-cell office:value-type="string">
            <text:p><text:s text:c="7"/>30</text:p>
          </table:table-cell>
          <table:table-cell office:value-type="float" office:value="0.60194">
            <text:p>0,60194</text:p>
          </table:table-cell>
          <table:table-cell office:value-type="float" office:value="0.0115790342171534">
            <text:p>0,0115790342</text:p>
          </table:table-cell>
          <table:table-cell table:number-columns-repeated="2"/>
        </table:table-row>
        <table:table-row table:style-name="ro1">
          <table:table-cell office:value-type="string">
            <text:p><text:s text:c="7"/>31</text:p>
          </table:table-cell>
          <table:table-cell office:value-type="float" office:value="0.62147">
            <text:p>0,62147</text:p>
          </table:table-cell>
          <table:table-cell office:value-type="float" office:value="0.00922090774781437">
            <text:p>0,0092209077</text:p>
          </table:table-cell>
          <table:table-cell table:number-columns-repeated="2"/>
        </table:table-row>
        <table:table-row table:style-name="ro1">
          <table:table-cell office:value-type="string">
            <text:p><text:s text:c="7"/>32</text:p>
          </table:table-cell>
          <table:table-cell office:value-type="float" office:value="0.64068">
            <text:p>0,64068</text:p>
          </table:table-cell>
          <table:table-cell office:value-type="float" office:value="0.0110243550866919">
            <text:p>0,0110243551</text:p>
          </table:table-cell>
          <table:table-cell table:number-columns-repeated="2"/>
        </table:table-row>
        <table:table-row table:style-name="ro1">
          <table:table-cell office:value-type="string">
            <text:p><text:s text:c="7"/>33</text:p>
          </table:table-cell>
          <table:table-cell office:value-type="float" office:value="0.66027">
            <text:p>0,66027</text:p>
          </table:table-cell>
          <table:table-cell office:value-type="float" office:value="0.00509825508006183">
            <text:p>0,0050982551</text:p>
          </table:table-cell>
          <table:table-cell table:number-columns-repeated="2"/>
        </table:table-row>
        <table:table-row table:style-name="ro1">
          <table:table-cell office:value-type="string">
            <text:p><text:s text:c="7"/>34</text:p>
          </table:table-cell>
          <table:table-cell office:value-type="float" office:value="0.67972">
            <text:p>0,67972</text:p>
          </table:table-cell>
          <table:table-cell office:value-type="float" office:value="0.00571336079154645">
            <text:p>0,0057133608</text:p>
          </table:table-cell>
          <table:table-cell table:number-columns-repeated="2"/>
        </table:table-row>
        <table:table-row table:style-name="ro1">
          <table:table-cell office:value-type="string">
            <text:p><text:s text:c="7"/>35</text:p>
          </table:table-cell>
          <table:table-cell office:value-type="float" office:value="0.69925">
            <text:p>0,69925</text:p>
          </table:table-cell>
          <table:table-cell office:value-type="float" office:value="0.00485080264048489">
            <text:p>0,0048508026</text:p>
          </table:table-cell>
          <table:table-cell table:number-columns-repeated="2"/>
        </table:table-row>
        <table:table-row table:style-name="ro1">
          <table:table-cell office:value-type="string">
            <text:p><text:s text:c="7"/>36</text:p>
          </table:table-cell>
          <table:table-cell office:value-type="float" office:value="0.71842">
            <text:p>0,71842</text:p>
          </table:table-cell>
          <table:table-cell office:value-type="float" office:value="0.00676769804900468">
            <text:p>0,006767698</text:p>
          </table:table-cell>
          <table:table-cell table:number-columns-repeated="2"/>
        </table:table-row>
        <table:table-row table:style-name="ro1">
          <table:table-cell office:value-type="string">
            <text:p><text:s text:c="7"/>37</text:p>
          </table:table-cell>
          <table:table-cell office:value-type="float" office:value="0.7379">
            <text:p>0,7379</text:p>
          </table:table-cell>
          <table:table-cell office:value-type="float" office:value="0.00427032052411047">
            <text:p>0,0042703205</text:p>
          </table:table-cell>
          <table:table-cell table:number-columns-repeated="2"/>
        </table:table-row>
        <table:table-row table:style-name="ro1">
          <table:table-cell office:value-type="string">
            <text:p><text:s text:c="7"/>38</text:p>
          </table:table-cell>
          <table:table-cell office:value-type="float" office:value="0.75757">
            <text:p>0,75757</text:p>
          </table:table-cell>
          <table:table-cell office:value-type="float" office:value="0.00410838642174885">
            <text:p>0,0041083864</text:p>
          </table:table-cell>
          <table:table-cell table:number-columns-repeated="2"/>
        </table:table-row>
        <table:table-row table:style-name="ro1">
          <table:table-cell office:value-type="string">
            <text:p><text:s text:c="7"/>39</text:p>
          </table:table-cell>
          <table:table-cell office:value-type="float" office:value="0.77749">
            <text:p>0,77749</text:p>
          </table:table-cell>
          <table:table-cell office:value-type="float" office:value="0.00332260408209642">
            <text:p>0,0033226041</text:p>
          </table:table-cell>
          <table:table-cell table:number-columns-repeated="2"/>
        </table:table-row>
        <table:table-row table:style-name="ro1">
          <table:table-cell office:value-type="string">
            <text:p><text:s text:c="7"/>40</text:p>
          </table:table-cell>
          <table:table-cell office:value-type="float" office:value="0.79715">
            <text:p>0,79715</text:p>
          </table:table-cell>
          <table:table-cell office:value-type="float" office:value="0.00465877155711809">
            <text:p>0,0046587716</text:p>
          </table:table-cell>
          <table:table-cell table:number-columns-repeated="2"/>
        </table:table-row>
        <table:table-row table:style-name="ro1">
          <table:table-cell office:value-type="string">
            <text:p><text:s text:c="7"/>41</text:p>
          </table:table-cell>
          <table:table-cell office:value-type="float" office:value="0.81663">
            <text:p>0,81663</text:p>
          </table:table-cell>
          <table:table-cell office:value-type="float" office:value="0.00461155513922492">
            <text:p>0,0046115551</text:p>
          </table:table-cell>
          <table:table-cell table:number-columns-repeated="2"/>
        </table:table-row>
        <table:table-row table:style-name="ro1">
          <table:table-cell office:value-type="string">
            <text:p><text:s text:c="7"/>42</text:p>
          </table:table-cell>
          <table:table-cell office:value-type="float" office:value="0.83616">
            <text:p>0,83616</text:p>
          </table:table-cell>
          <table:table-cell office:value-type="float" office:value="0.003443559769788">
            <text:p>0,0034435598</text:p>
          </table:table-cell>
          <table:table-cell table:number-columns-repeated="2"/>
        </table:table-row>
        <table:table-row table:style-name="ro1">
          <table:table-cell office:value-type="string">
            <text:p><text:s text:c="7"/>43</text:p>
          </table:table-cell>
          <table:table-cell office:value-type="float" office:value="0.85547">
            <text:p>0,85547</text:p>
          </table:table-cell>
          <table:table-cell office:value-type="float" office:value="0.00293128542506194">
            <text:p>0,0029312854</text:p>
          </table:table-cell>
          <table:table-cell table:number-columns-repeated="2"/>
        </table:table-row>
        <table:table-row table:style-name="ro1">
          <table:table-cell office:value-type="string">
            <text:p><text:s text:c="7"/>44</text:p>
          </table:table-cell>
          <table:table-cell office:value-type="float" office:value="0.87515">
            <text:p>0,87515</text:p>
          </table:table-cell>
          <table:table-cell office:value-type="float" office:value="0.00324771073562295">
            <text:p>0,0032477107</text:p>
          </table:table-cell>
          <table:table-cell table:number-columns-repeated="2"/>
        </table:table-row>
        <table:table-row table:style-name="ro1">
          <table:table-cell office:value-type="string">
            <text:p><text:s text:c="7"/>45</text:p>
          </table:table-cell>
          <table:table-cell office:value-type="float" office:value="0.89611">
            <text:p>0,89611</text:p>
          </table:table-cell>
          <table:table-cell office:value-type="float" office:value="0.00375559243071195">
            <text:p>0,0037555924</text:p>
          </table:table-cell>
          <table:table-cell/>
          <table:table-cell>
            <draw:frame table:end-cell-address="Arkusz1.S104" table:end-x="1.519cm" table:end-y="0.194cm" draw:z-index="1" draw:style-name="gr1" draw:text-style-name="P1" svg:width="33.091cm" svg:height="21.359cm" svg:x="0.042cm" svg:y="0.062cm">
              <draw:object draw:notify-on-update-of-ranges="Arkusz1.B12:Arkusz1.B12 Arkusz1.B13:Arkusz1.B774 Arkusz1.D12:Arkusz1.D12 Arkusz1.C13:Arkusz1.C774 Arkusz1.D794:Arkusz1.D794 Arkusz1.C795:Arkusz1.C949 Arkusz1.B795:Arkusz1.B9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 text:c="7"/>46</text:p>
          </table:table-cell>
          <table:table-cell office:value-type="float" office:value="0.91738">
            <text:p>0,91738</text:p>
          </table:table-cell>
          <table:table-cell office:value-type="float" office:value="0.00493637330883219">
            <text:p>0,0049363733</text:p>
          </table:table-cell>
          <table:table-cell table:number-columns-repeated="2"/>
        </table:table-row>
        <table:table-row table:style-name="ro1">
          <table:table-cell office:value-type="string">
            <text:p><text:s text:c="7"/>47</text:p>
          </table:table-cell>
          <table:table-cell office:value-type="float" office:value="0.93717">
            <text:p>0,93717</text:p>
          </table:table-cell>
          <table:table-cell office:value-type="float" office:value="0.0036863532410327">
            <text:p>0,0036863532</text:p>
          </table:table-cell>
          <table:table-cell table:number-columns-repeated="2"/>
        </table:table-row>
        <table:table-row table:style-name="ro1">
          <table:table-cell office:value-type="string">
            <text:p><text:s text:c="7"/>48</text:p>
          </table:table-cell>
          <table:table-cell office:value-type="float" office:value="0.95654">
            <text:p>0,95654</text:p>
          </table:table-cell>
          <table:table-cell office:value-type="float" office:value="0.00308113067609598">
            <text:p>0,0030811307</text:p>
          </table:table-cell>
          <table:table-cell table:number-columns-repeated="2"/>
        </table:table-row>
        <table:table-row table:style-name="ro1">
          <table:table-cell office:value-type="string">
            <text:p><text:s text:c="7"/>49</text:p>
          </table:table-cell>
          <table:table-cell office:value-type="float" office:value="0.97642">
            <text:p>0,97642</text:p>
          </table:table-cell>
          <table:table-cell office:value-type="float" office:value="0.00538140757120007">
            <text:p>0,0053814076</text:p>
          </table:table-cell>
          <table:table-cell table:number-columns-repeated="2"/>
        </table:table-row>
        <table:table-row table:style-name="ro1">
          <table:table-cell office:value-type="string">
            <text:p><text:s text:c="7"/>50</text:p>
          </table:table-cell>
          <table:table-cell office:value-type="float" office:value="0.99604">
            <text:p>0,99604</text:p>
          </table:table-cell>
          <table:table-cell office:value-type="float" office:value="0.00294685328343156">
            <text:p>0,0029468533</text:p>
          </table:table-cell>
          <table:table-cell table:number-columns-repeated="2"/>
        </table:table-row>
        <table:table-row table:style-name="ro1">
          <table:table-cell office:value-type="string">
            <text:p><text:s text:c="7"/>51</text:p>
          </table:table-cell>
          <table:table-cell office:value-type="float" office:value="1.01567">
            <text:p>1,01567</text:p>
          </table:table-cell>
          <table:table-cell office:value-type="float" office:value="0.00251918734833459">
            <text:p>0,0025191873</text:p>
          </table:table-cell>
          <table:table-cell table:number-columns-repeated="2"/>
        </table:table-row>
        <table:table-row table:style-name="ro1">
          <table:table-cell office:value-type="string">
            <text:p><text:s text:c="7"/>52</text:p>
          </table:table-cell>
          <table:table-cell office:value-type="float" office:value="1.03573">
            <text:p>1,03573</text:p>
          </table:table-cell>
          <table:table-cell office:value-type="float" office:value="0.00245165776050972">
            <text:p>0,0024516578</text:p>
          </table:table-cell>
          <table:table-cell table:number-columns-repeated="2"/>
        </table:table-row>
        <table:table-row table:style-name="ro1">
          <table:table-cell office:value-type="string">
            <text:p><text:s text:c="7"/>53</text:p>
          </table:table-cell>
          <table:table-cell office:value-type="float" office:value="1.05482">
            <text:p>1,05482</text:p>
          </table:table-cell>
          <table:table-cell office:value-type="float" office:value="0.00236885914953731">
            <text:p>0,0023688591</text:p>
          </table:table-cell>
          <table:table-cell table:number-columns-repeated="2"/>
        </table:table-row>
        <table:table-row table:style-name="ro1">
          <table:table-cell office:value-type="string">
            <text:p><text:s text:c="7"/>54</text:p>
          </table:table-cell>
          <table:table-cell office:value-type="float" office:value="1.07448">
            <text:p>1,07448</text:p>
          </table:table-cell>
          <table:table-cell office:value-type="float" office:value="0.00287346297913714">
            <text:p>0,002873463</text:p>
          </table:table-cell>
          <table:table-cell table:number-columns-repeated="2"/>
        </table:table-row>
        <table:table-row table:style-name="ro1">
          <table:table-cell office:value-type="string">
            <text:p><text:s text:c="7"/>55</text:p>
          </table:table-cell>
          <table:table-cell office:value-type="float" office:value="1.09401">
            <text:p>1,09401</text:p>
          </table:table-cell>
          <table:table-cell office:value-type="float" office:value="0.00295031736406556">
            <text:p>0,0029503174</text:p>
          </table:table-cell>
          <table:table-cell table:number-columns-repeated="2"/>
        </table:table-row>
        <table:table-row table:style-name="ro1">
          <table:table-cell office:value-type="string">
            <text:p><text:s text:c="7"/>56</text:p>
          </table:table-cell>
          <table:table-cell office:value-type="float" office:value="1.11308">
            <text:p>1,11308</text:p>
          </table:table-cell>
          <table:table-cell office:value-type="float" office:value="0.00205423835541675">
            <text:p>0,0020542384</text:p>
          </table:table-cell>
          <table:table-cell table:number-columns-repeated="2"/>
        </table:table-row>
        <table:table-row table:style-name="ro1">
          <table:table-cell office:value-type="string">
            <text:p><text:s text:c="7"/>57</text:p>
          </table:table-cell>
          <table:table-cell office:value-type="float" office:value="1.13271">
            <text:p>1,13271</text:p>
          </table:table-cell>
          <table:table-cell office:value-type="float" office:value="0.00305479165293675">
            <text:p>0,0030547917</text:p>
          </table:table-cell>
          <table:table-cell table:number-columns-repeated="2"/>
        </table:table-row>
        <table:table-row table:style-name="ro1">
          <table:table-cell office:value-type="string">
            <text:p><text:s text:c="7"/>58</text:p>
          </table:table-cell>
          <table:table-cell office:value-type="float" office:value="1.15208">
            <text:p>1,15208</text:p>
          </table:table-cell>
          <table:table-cell office:value-type="float" office:value="0.00266357223310707">
            <text:p>0,0026635722</text:p>
          </table:table-cell>
          <table:table-cell table:number-columns-repeated="2"/>
        </table:table-row>
        <table:table-row table:style-name="ro1">
          <table:table-cell office:value-type="string">
            <text:p><text:s text:c="7"/>59</text:p>
          </table:table-cell>
          <table:table-cell office:value-type="float" office:value="1.17119">
            <text:p>1,17119</text:p>
          </table:table-cell>
          <table:table-cell office:value-type="float" office:value="0.00207831322327706">
            <text:p>0,0020783132</text:p>
          </table:table-cell>
          <table:table-cell table:number-columns-repeated="2"/>
        </table:table-row>
        <table:table-row table:style-name="ro1">
          <table:table-cell office:value-type="string">
            <text:p><text:s text:c="7"/>60</text:p>
          </table:table-cell>
          <table:table-cell office:value-type="float" office:value="1.19088">
            <text:p>1,19088</text:p>
          </table:table-cell>
          <table:table-cell office:value-type="float" office:value="0.00341343732705871">
            <text:p>0,0034134373</text:p>
          </table:table-cell>
          <table:table-cell table:number-columns-repeated="2"/>
        </table:table-row>
        <table:table-row table:style-name="ro1">
          <table:table-cell office:value-type="string">
            <text:p><text:s text:c="7"/>61</text:p>
          </table:table-cell>
          <table:table-cell office:value-type="float" office:value="1.21028">
            <text:p>1,21028</text:p>
          </table:table-cell>
          <table:table-cell office:value-type="float" office:value="0.00212857907037015">
            <text:p>0,0021285791</text:p>
          </table:table-cell>
          <table:table-cell table:number-columns-repeated="2"/>
        </table:table-row>
        <table:table-row table:style-name="ro1">
          <table:table-cell office:value-type="string">
            <text:p><text:s text:c="7"/>62</text:p>
          </table:table-cell>
          <table:table-cell office:value-type="float" office:value="1.22964">
            <text:p>1,22964</text:p>
          </table:table-cell>
          <table:table-cell office:value-type="float" office:value="0.00243481486846551">
            <text:p>0,0024348149</text:p>
          </table:table-cell>
          <table:table-cell table:number-columns-repeated="2"/>
        </table:table-row>
        <table:table-row table:style-name="ro1">
          <table:table-cell office:value-type="string">
            <text:p><text:s text:c="7"/>63</text:p>
          </table:table-cell>
          <table:table-cell office:value-type="float" office:value="1.24885">
            <text:p>1,24885</text:p>
          </table:table-cell>
          <table:table-cell office:value-type="float" office:value="0.0017817304619905">
            <text:p>0,0017817305</text:p>
          </table:table-cell>
          <table:table-cell table:number-columns-repeated="2"/>
        </table:table-row>
        <table:table-row table:style-name="ro1">
          <table:table-cell office:value-type="string">
            <text:p><text:s text:c="7"/>64</text:p>
          </table:table-cell>
          <table:table-cell office:value-type="float" office:value="1.26825">
            <text:p>1,26825</text:p>
          </table:table-cell>
          <table:table-cell office:value-type="float" office:value="0.0020309396932732">
            <text:p>0,0020309397</text:p>
          </table:table-cell>
          <table:table-cell table:number-columns-repeated="2"/>
        </table:table-row>
        <table:table-row table:style-name="ro1">
          <table:table-cell office:value-type="string">
            <text:p><text:s text:c="7"/>65</text:p>
          </table:table-cell>
          <table:table-cell office:value-type="float" office:value="1.28792">
            <text:p>1,28792</text:p>
          </table:table-cell>
          <table:table-cell office:value-type="float" office:value="0.00204162191112767">
            <text:p>0,0020416219</text:p>
          </table:table-cell>
          <table:table-cell table:number-columns-repeated="2"/>
        </table:table-row>
        <table:table-row table:style-name="ro1">
          <table:table-cell office:value-type="string">
            <text:p><text:s text:c="7"/>66</text:p>
          </table:table-cell>
          <table:table-cell office:value-type="float" office:value="1.30754">
            <text:p>1,30754</text:p>
          </table:table-cell>
          <table:table-cell office:value-type="float" office:value="0.00193732712643799">
            <text:p>0,0019373271</text:p>
          </table:table-cell>
          <table:table-cell table:number-columns-repeated="2"/>
        </table:table-row>
        <table:table-row table:style-name="ro1">
          <table:table-cell office:value-type="string">
            <text:p><text:s text:c="7"/>67</text:p>
          </table:table-cell>
          <table:table-cell office:value-type="float" office:value="1.32696">
            <text:p>1,32696</text:p>
          </table:table-cell>
          <table:table-cell office:value-type="float" office:value="0.00253719104127005">
            <text:p>0,002537191</text:p>
          </table:table-cell>
          <table:table-cell table:number-columns-repeated="2"/>
        </table:table-row>
        <table:table-row table:style-name="ro1">
          <table:table-cell office:value-type="string">
            <text:p><text:s text:c="7"/>68</text:p>
          </table:table-cell>
          <table:table-cell office:value-type="float" office:value="1.34636">
            <text:p>1,34636</text:p>
          </table:table-cell>
          <table:table-cell office:value-type="float" office:value="0.00184506103463367">
            <text:p>0,001845061</text:p>
          </table:table-cell>
          <table:table-cell table:number-columns-repeated="2"/>
        </table:table-row>
        <table:table-row table:style-name="ro1">
          <table:table-cell office:value-type="string">
            <text:p><text:s text:c="7"/>69</text:p>
          </table:table-cell>
          <table:table-cell office:value-type="float" office:value="1.36577">
            <text:p>1,36577</text:p>
          </table:table-cell>
          <table:table-cell office:value-type="float" office:value="0.00167188172547429">
            <text:p>0,0016718817</text:p>
          </table:table-cell>
          <table:table-cell table:number-columns-repeated="2"/>
        </table:table-row>
        <table:table-row table:style-name="ro1">
          <table:table-cell office:value-type="string">
            <text:p><text:s text:c="7"/>70</text:p>
          </table:table-cell>
          <table:table-cell office:value-type="float" office:value="1.38515">
            <text:p>1,38515</text:p>
          </table:table-cell>
          <table:table-cell office:value-type="float" office:value="0.0016982358358451">
            <text:p>0,0016982358</text:p>
          </table:table-cell>
          <table:table-cell table:number-columns-repeated="2"/>
        </table:table-row>
        <table:table-row table:style-name="ro1">
          <table:table-cell office:value-type="string">
            <text:p><text:s text:c="7"/>71</text:p>
          </table:table-cell>
          <table:table-cell office:value-type="float" office:value="1.40477">
            <text:p>1,40477</text:p>
          </table:table-cell>
          <table:table-cell office:value-type="float" office:value="0.00157983000739967">
            <text:p>0,00157983</text:p>
          </table:table-cell>
          <table:table-cell table:number-columns-repeated="2"/>
        </table:table-row>
        <table:table-row table:style-name="ro1">
          <table:table-cell office:value-type="string">
            <text:p><text:s text:c="7"/>72</text:p>
          </table:table-cell>
          <table:table-cell office:value-type="float" office:value="1.42455">
            <text:p>1,42455</text:p>
          </table:table-cell>
          <table:table-cell office:value-type="float" office:value="0.00246302544629923">
            <text:p>0,0024630254</text:p>
          </table:table-cell>
          <table:table-cell table:number-columns-repeated="2"/>
        </table:table-row>
        <table:table-row table:style-name="ro1">
          <table:table-cell office:value-type="string">
            <text:p><text:s text:c="7"/>73</text:p>
          </table:table-cell>
          <table:table-cell office:value-type="float" office:value="1.4444">
            <text:p>1,4444</text:p>
          </table:table-cell>
          <table:table-cell office:value-type="float" office:value="0.00168268484122417">
            <text:p>0,0016826848</text:p>
          </table:table-cell>
          <table:table-cell table:number-columns-repeated="2"/>
        </table:table-row>
        <table:table-row table:style-name="ro1">
          <table:table-cell office:value-type="string">
            <text:p><text:s text:c="7"/>74</text:p>
          </table:table-cell>
          <table:table-cell office:value-type="float" office:value="1.46497">
            <text:p>1,46497</text:p>
          </table:table-cell>
          <table:table-cell office:value-type="float" office:value="0.00177361674427852">
            <text:p>0,0017736167</text:p>
          </table:table-cell>
          <table:table-cell table:number-columns-repeated="2"/>
        </table:table-row>
        <table:table-row table:style-name="ro1">
          <table:table-cell office:value-type="string">
            <text:p><text:s text:c="7"/>75</text:p>
          </table:table-cell>
          <table:table-cell office:value-type="float" office:value="1.48543">
            <text:p>1,48543</text:p>
          </table:table-cell>
          <table:table-cell office:value-type="float" office:value="0.00144320187126219">
            <text:p>0,0014432019</text:p>
          </table:table-cell>
          <table:table-cell table:number-columns-repeated="2"/>
        </table:table-row>
        <table:table-row table:style-name="ro1">
          <table:table-cell office:value-type="string">
            <text:p><text:s text:c="7"/>76</text:p>
          </table:table-cell>
          <table:table-cell office:value-type="float" office:value="1.50509">
            <text:p>1,50509</text:p>
          </table:table-cell>
          <table:table-cell office:value-type="float" office:value="0.00159672444673946">
            <text:p>0,0015967244</text:p>
          </table:table-cell>
          <table:table-cell table:number-columns-repeated="2"/>
        </table:table-row>
        <table:table-row table:style-name="ro1">
          <table:table-cell office:value-type="string">
            <text:p><text:s text:c="7"/>77</text:p>
          </table:table-cell>
          <table:table-cell office:value-type="float" office:value="1.52456">
            <text:p>1,52456</text:p>
          </table:table-cell>
          <table:table-cell office:value-type="float" office:value="0.00161037802082384">
            <text:p>0,001610378</text:p>
          </table:table-cell>
          <table:table-cell table:number-columns-repeated="2"/>
        </table:table-row>
        <table:table-row table:style-name="ro1">
          <table:table-cell office:value-type="string">
            <text:p><text:s text:c="7"/>78</text:p>
          </table:table-cell>
          <table:table-cell office:value-type="float" office:value="1.54381">
            <text:p>1,54381</text:p>
          </table:table-cell>
          <table:table-cell office:value-type="float" office:value="0.00174342667250982">
            <text:p>0,0017434267</text:p>
          </table:table-cell>
          <table:table-cell table:number-columns-repeated="2"/>
        </table:table-row>
        <table:table-row table:style-name="ro1">
          <table:table-cell office:value-type="string">
            <text:p><text:s text:c="7"/>79</text:p>
          </table:table-cell>
          <table:table-cell office:value-type="float" office:value="1.56314">
            <text:p>1,56314</text:p>
          </table:table-cell>
          <table:table-cell office:value-type="float" office:value="0.00160445538649158">
            <text:p>0,0016044554</text:p>
          </table:table-cell>
          <table:table-cell table:number-columns-repeated="2"/>
        </table:table-row>
        <table:table-row table:style-name="ro1">
          <table:table-cell office:value-type="string">
            <text:p><text:s text:c="7"/>80</text:p>
          </table:table-cell>
          <table:table-cell office:value-type="float" office:value="1.58314">
            <text:p>1,58314</text:p>
          </table:table-cell>
          <table:table-cell office:value-type="float" office:value="0.00169702273003791">
            <text:p>0,0016970227</text:p>
          </table:table-cell>
          <table:table-cell table:number-columns-repeated="2"/>
        </table:table-row>
        <table:table-row table:style-name="ro1">
          <table:table-cell office:value-type="string">
            <text:p><text:s text:c="7"/>81</text:p>
          </table:table-cell>
          <table:table-cell office:value-type="float" office:value="1.60441">
            <text:p>1,60441</text:p>
          </table:table-cell>
          <table:table-cell office:value-type="float" office:value="0.00137012929708322">
            <text:p>0,0013701293</text:p>
          </table:table-cell>
          <table:table-cell table:number-columns-repeated="2"/>
        </table:table-row>
        <table:table-row table:style-name="ro1">
          <table:table-cell office:value-type="string">
            <text:p><text:s text:c="7"/>82</text:p>
          </table:table-cell>
          <table:table-cell office:value-type="float" office:value="1.62413">
            <text:p>1,62413</text:p>
          </table:table-cell>
          <table:table-cell office:value-type="float" office:value="0.00127751137555935">
            <text:p>0,0012775114</text:p>
          </table:table-cell>
          <table:table-cell table:number-columns-repeated="2"/>
        </table:table-row>
        <table:table-row table:style-name="ro1">
          <table:table-cell office:value-type="string">
            <text:p><text:s text:c="7"/>83</text:p>
          </table:table-cell>
          <table:table-cell office:value-type="float" office:value="1.64343">
            <text:p>1,64343</text:p>
          </table:table-cell>
          <table:table-cell office:value-type="float" office:value="0.00167419602619231">
            <text:p>0,001674196</text:p>
          </table:table-cell>
          <table:table-cell table:number-columns-repeated="2"/>
        </table:table-row>
        <table:table-row table:style-name="ro1">
          <table:table-cell office:value-type="string">
            <text:p><text:s text:c="7"/>84</text:p>
          </table:table-cell>
          <table:table-cell office:value-type="float" office:value="1.66264">
            <text:p>1,66264</text:p>
          </table:table-cell>
          <table:table-cell office:value-type="float" office:value="0.00135113864904969">
            <text:p>0,0013511386</text:p>
          </table:table-cell>
          <table:table-cell table:number-columns-repeated="2"/>
        </table:table-row>
        <table:table-row table:style-name="ro1">
          <table:table-cell office:value-type="string">
            <text:p><text:s text:c="7"/>85</text:p>
          </table:table-cell>
          <table:table-cell office:value-type="float" office:value="1.68204">
            <text:p>1,68204</text:p>
          </table:table-cell>
          <table:table-cell office:value-type="float" office:value="0.00133819765211059">
            <text:p>0,0013381977</text:p>
          </table:table-cell>
          <table:table-cell table:number-columns-repeated="2"/>
        </table:table-row>
        <table:table-row table:style-name="ro1">
          <table:table-cell office:value-type="string">
            <text:p><text:s text:c="7"/>86</text:p>
          </table:table-cell>
          <table:table-cell office:value-type="float" office:value="1.70145">
            <text:p>1,70145</text:p>
          </table:table-cell>
          <table:table-cell office:value-type="float" office:value="0.00125038970788265">
            <text:p>0,0012503897</text:p>
          </table:table-cell>
          <table:table-cell table:number-columns-repeated="2"/>
        </table:table-row>
        <table:table-row table:style-name="ro1">
          <table:table-cell office:value-type="string">
            <text:p><text:s text:c="7"/>87</text:p>
          </table:table-cell>
          <table:table-cell office:value-type="float" office:value="1.72081">
            <text:p>1,72081</text:p>
          </table:table-cell>
          <table:table-cell office:value-type="float" office:value="0.00119970191867212">
            <text:p>0,0011997019</text:p>
          </table:table-cell>
          <table:table-cell table:number-columns-repeated="2"/>
        </table:table-row>
        <table:table-row table:style-name="ro1">
          <table:table-cell office:value-type="string">
            <text:p><text:s text:c="7"/>88</text:p>
          </table:table-cell>
          <table:table-cell office:value-type="float" office:value="1.74018">
            <text:p>1,74018</text:p>
          </table:table-cell>
          <table:table-cell office:value-type="float" office:value="0.00142906722052592">
            <text:p>0,0014290672</text:p>
          </table:table-cell>
          <table:table-cell table:number-columns-repeated="2"/>
        </table:table-row>
        <table:table-row table:style-name="ro1">
          <table:table-cell office:value-type="string">
            <text:p><text:s text:c="7"/>89</text:p>
          </table:table-cell>
          <table:table-cell office:value-type="float" office:value="1.75969">
            <text:p>1,75969</text:p>
          </table:table-cell>
          <table:table-cell office:value-type="float" office:value="0.0013244753828639">
            <text:p>0,0013244754</text:p>
          </table:table-cell>
          <table:table-cell table:number-columns-repeated="2"/>
        </table:table-row>
        <table:table-row table:style-name="ro1">
          <table:table-cell office:value-type="string">
            <text:p><text:s text:c="7"/>90</text:p>
          </table:table-cell>
          <table:table-cell office:value-type="float" office:value="1.77904">
            <text:p>1,77904</text:p>
          </table:table-cell>
          <table:table-cell office:value-type="float" office:value="0.00176607768353764">
            <text:p>0,0017660777</text:p>
          </table:table-cell>
          <table:table-cell table:number-columns-repeated="2"/>
        </table:table-row>
        <table:table-row table:style-name="ro1">
          <table:table-cell office:value-type="string">
            <text:p><text:s text:c="7"/>91</text:p>
          </table:table-cell>
          <table:table-cell office:value-type="float" office:value="1.79816">
            <text:p>1,79816</text:p>
          </table:table-cell>
          <table:table-cell office:value-type="float" office:value="0.00140813190709442">
            <text:p>0,0014081319</text:p>
          </table:table-cell>
          <table:table-cell table:number-columns-repeated="2"/>
        </table:table-row>
        <table:table-row table:style-name="ro1">
          <table:table-cell office:value-type="string">
            <text:p><text:s text:c="7"/>92</text:p>
          </table:table-cell>
          <table:table-cell office:value-type="float" office:value="1.81771">
            <text:p>1,81771</text:p>
          </table:table-cell>
          <table:table-cell office:value-type="float" office:value="0.00116256669033042">
            <text:p>0,0011625667</text:p>
          </table:table-cell>
          <table:table-cell table:number-columns-repeated="2"/>
        </table:table-row>
        <table:table-row table:style-name="ro1">
          <table:table-cell office:value-type="string">
            <text:p><text:s text:c="7"/>93</text:p>
          </table:table-cell>
          <table:table-cell office:value-type="float" office:value="1.83768">
            <text:p>1,83768</text:p>
          </table:table-cell>
          <table:table-cell office:value-type="float" office:value="0.00110561943007318">
            <text:p>0,0011056194</text:p>
          </table:table-cell>
          <table:table-cell table:number-columns-repeated="2"/>
        </table:table-row>
        <table:table-row table:style-name="ro1">
          <table:table-cell office:value-type="string">
            <text:p><text:s text:c="7"/>94</text:p>
          </table:table-cell>
          <table:table-cell office:value-type="float" office:value="1.85774">
            <text:p>1,85774</text:p>
          </table:table-cell>
          <table:table-cell office:value-type="float" office:value="0.00112723742433694">
            <text:p>0,0011272374</text:p>
          </table:table-cell>
          <table:table-cell table:number-columns-repeated="2"/>
        </table:table-row>
        <table:table-row table:style-name="ro1">
          <table:table-cell office:value-type="string">
            <text:p><text:s text:c="7"/>95</text:p>
          </table:table-cell>
          <table:table-cell office:value-type="float" office:value="1.87737">
            <text:p>1,87737</text:p>
          </table:table-cell>
          <table:table-cell office:value-type="float" office:value="0.00111299342756243">
            <text:p>0,0011129934</text:p>
          </table:table-cell>
          <table:table-cell table:number-columns-repeated="2"/>
        </table:table-row>
        <table:table-row table:style-name="ro1">
          <table:table-cell office:value-type="string">
            <text:p><text:s text:c="7"/>96</text:p>
          </table:table-cell>
          <table:table-cell office:value-type="float" office:value="1.89684">
            <text:p>1,89684</text:p>
          </table:table-cell>
          <table:table-cell office:value-type="float" office:value="0.00107683250363134">
            <text:p>0,0010768325</text:p>
          </table:table-cell>
          <table:table-cell table:number-columns-repeated="2"/>
        </table:table-row>
        <table:table-row table:style-name="ro1">
          <table:table-cell office:value-type="string">
            <text:p><text:s text:c="7"/>97</text:p>
          </table:table-cell>
          <table:table-cell office:value-type="float" office:value="1.91605">
            <text:p>1,91605</text:p>
          </table:table-cell>
          <table:table-cell office:value-type="float" office:value="0.00111164176929632">
            <text:p>0,0011116418</text:p>
          </table:table-cell>
          <table:table-cell table:number-columns-repeated="2"/>
        </table:table-row>
        <table:table-row table:style-name="ro1">
          <table:table-cell office:value-type="string">
            <text:p><text:s text:c="7"/>98</text:p>
          </table:table-cell>
          <table:table-cell office:value-type="float" office:value="1.93531">
            <text:p>1,93531</text:p>
          </table:table-cell>
          <table:table-cell office:value-type="float" office:value="0.00143713393909791">
            <text:p>0,0014371339</text:p>
          </table:table-cell>
          <table:table-cell table:number-columns-repeated="2"/>
        </table:table-row>
        <table:table-row table:style-name="ro1">
          <table:table-cell office:value-type="string">
            <text:p><text:s text:c="7"/>99</text:p>
          </table:table-cell>
          <table:table-cell office:value-type="float" office:value="1.9552">
            <text:p>1,9552</text:p>
          </table:table-cell>
          <table:table-cell office:value-type="float" office:value="0.00108219223963342">
            <text:p>0,0010821922</text:p>
          </table:table-cell>
          <table:table-cell table:number-columns-repeated="2"/>
        </table:table-row>
        <table:table-row table:style-name="ro1">
          <table:table-cell office:value-type="string">
            <text:p><text:s text:c="6"/>100</text:p>
          </table:table-cell>
          <table:table-cell office:value-type="float" office:value="1.97705">
            <text:p>1,97705</text:p>
          </table:table-cell>
          <table:table-cell office:value-type="float" office:value="0.00104921692301192">
            <text:p>0,0010492169</text:p>
          </table:table-cell>
          <table:table-cell table:number-columns-repeated="2"/>
        </table:table-row>
        <table:table-row table:style-name="ro1">
          <table:table-cell office:value-type="string">
            <text:p><text:s text:c="6"/>101</text:p>
          </table:table-cell>
          <table:table-cell office:value-type="float" office:value="1.99724">
            <text:p>1,99724</text:p>
          </table:table-cell>
          <table:table-cell office:value-type="float" office:value="0.00102508457082061">
            <text:p>0,0010250846</text:p>
          </table:table-cell>
          <table:table-cell table:number-columns-repeated="2"/>
        </table:table-row>
        <table:table-row table:style-name="ro1">
          <table:table-cell office:value-type="string">
            <text:p><text:s text:c="6"/>102</text:p>
          </table:table-cell>
          <table:table-cell office:value-type="float" office:value="2.01696">
            <text:p>2,01696</text:p>
          </table:table-cell>
          <table:table-cell office:value-type="float" office:value="0.00098989373323968">
            <text:p>0,0009898937</text:p>
          </table:table-cell>
          <table:table-cell table:number-columns-repeated="2"/>
        </table:table-row>
        <table:table-row table:style-name="ro1">
          <table:table-cell office:value-type="string">
            <text:p><text:s text:c="6"/>103</text:p>
          </table:table-cell>
          <table:table-cell office:value-type="float" office:value="2.03705">
            <text:p>2,03705</text:p>
          </table:table-cell>
          <table:table-cell office:value-type="float" office:value="0.00112172877075211">
            <text:p>0,0011217288</text:p>
          </table:table-cell>
          <table:table-cell table:number-columns-repeated="2"/>
        </table:table-row>
        <table:table-row table:style-name="ro1">
          <table:table-cell office:value-type="string">
            <text:p><text:s text:c="6"/>104</text:p>
          </table:table-cell>
          <table:table-cell office:value-type="float" office:value="2.05619">
            <text:p>2,05619</text:p>
          </table:table-cell>
          <table:table-cell office:value-type="float" office:value="0.000994331869292511">
            <text:p>0,0009943319</text:p>
          </table:table-cell>
          <table:table-cell table:number-columns-repeated="2"/>
        </table:table-row>
        <table:table-row table:style-name="ro1">
          <table:table-cell office:value-type="string">
            <text:p><text:s text:c="6"/>105</text:p>
          </table:table-cell>
          <table:table-cell office:value-type="float" office:value="2.07587">
            <text:p>2,07587</text:p>
          </table:table-cell>
          <table:table-cell office:value-type="float" office:value="0.000989336660785307">
            <text:p>0,0009893367</text:p>
          </table:table-cell>
          <table:table-cell table:number-columns-repeated="2"/>
        </table:table-row>
        <table:table-row table:style-name="ro1">
          <table:table-cell office:value-type="string">
            <text:p><text:s text:c="6"/>106</text:p>
          </table:table-cell>
          <table:table-cell office:value-type="float" office:value="2.09587">
            <text:p>2,09587</text:p>
          </table:table-cell>
          <table:table-cell office:value-type="float" office:value="0.00117982797089323">
            <text:p>0,001179828</text:p>
          </table:table-cell>
          <table:table-cell table:number-columns-repeated="2"/>
        </table:table-row>
        <table:table-row table:style-name="ro1">
          <table:table-cell office:value-type="string">
            <text:p><text:s text:c="6"/>107</text:p>
          </table:table-cell>
          <table:table-cell office:value-type="float" office:value="2.11531">
            <text:p>2,11531</text:p>
          </table:table-cell>
          <table:table-cell office:value-type="float" office:value="0.000965408063730996">
            <text:p>0,0009654081</text:p>
          </table:table-cell>
          <table:table-cell table:number-columns-repeated="2"/>
        </table:table-row>
        <table:table-row table:style-name="ro1">
          <table:table-cell office:value-type="string">
            <text:p><text:s text:c="6"/>108</text:p>
          </table:table-cell>
          <table:table-cell office:value-type="float" office:value="2.13509">
            <text:p>2,13509</text:p>
          </table:table-cell>
          <table:table-cell office:value-type="float" office:value="0.000937688236370516">
            <text:p>0,0009376882</text:p>
          </table:table-cell>
          <table:table-cell table:number-columns-repeated="2"/>
        </table:table-row>
        <table:table-row table:style-name="ro1">
          <table:table-cell office:value-type="string">
            <text:p><text:s text:c="6"/>109</text:p>
          </table:table-cell>
          <table:table-cell office:value-type="float" office:value="2.15438">
            <text:p>2,15438</text:p>
          </table:table-cell>
          <table:table-cell office:value-type="float" office:value="0.000994841561228678">
            <text:p>0,0009948416</text:p>
          </table:table-cell>
          <table:table-cell table:number-columns-repeated="2"/>
        </table:table-row>
        <table:table-row table:style-name="ro1">
          <table:table-cell office:value-type="string">
            <text:p><text:s text:c="6"/>110</text:p>
          </table:table-cell>
          <table:table-cell office:value-type="float" office:value="2.17356">
            <text:p>2,17356</text:p>
          </table:table-cell>
          <table:table-cell office:value-type="float" office:value="0.00112007894511471">
            <text:p>0,0011200789</text:p>
          </table:table-cell>
          <table:table-cell table:number-columns-repeated="2"/>
        </table:table-row>
        <table:table-row table:style-name="ro1">
          <table:table-cell office:value-type="string">
            <text:p><text:s text:c="6"/>111</text:p>
          </table:table-cell>
          <table:table-cell office:value-type="float" office:value="2.19354">
            <text:p>2,19354</text:p>
          </table:table-cell>
          <table:table-cell office:value-type="float" office:value="0.00101485007668507">
            <text:p>0,0010148501</text:p>
          </table:table-cell>
          <table:table-cell table:number-columns-repeated="2"/>
        </table:table-row>
        <table:table-row table:style-name="ro1">
          <table:table-cell office:value-type="string">
            <text:p><text:s text:c="6"/>112</text:p>
          </table:table-cell>
          <table:table-cell office:value-type="float" office:value="2.21336">
            <text:p>2,21336</text:p>
          </table:table-cell>
          <table:table-cell office:value-type="float" office:value="0.000893632953416305">
            <text:p>0,000893633</text:p>
          </table:table-cell>
          <table:table-cell table:number-columns-repeated="2"/>
        </table:table-row>
        <table:table-row table:style-name="ro1">
          <table:table-cell office:value-type="string">
            <text:p><text:s text:c="6"/>113</text:p>
          </table:table-cell>
          <table:table-cell office:value-type="float" office:value="2.23328">
            <text:p>2,23328</text:p>
          </table:table-cell>
          <table:table-cell office:value-type="float" office:value="0.000877573997434899">
            <text:p>0,000877574</text:p>
          </table:table-cell>
          <table:table-cell table:number-columns-repeated="2"/>
        </table:table-row>
        <table:table-row table:style-name="ro1">
          <table:table-cell office:value-type="string">
            <text:p><text:s text:c="6"/>114</text:p>
          </table:table-cell>
          <table:table-cell office:value-type="float" office:value="2.25318">
            <text:p>2,25318</text:p>
          </table:table-cell>
          <table:table-cell office:value-type="float" office:value="0.000856819483856492">
            <text:p>0,0008568195</text:p>
          </table:table-cell>
          <table:table-cell table:number-columns-repeated="2"/>
        </table:table-row>
        <table:table-row table:style-name="ro1">
          <table:table-cell office:value-type="string">
            <text:p><text:s text:c="6"/>115</text:p>
          </table:table-cell>
          <table:table-cell office:value-type="float" office:value="2.27297">
            <text:p>2,27297</text:p>
          </table:table-cell>
          <table:table-cell office:value-type="float" office:value="0.000942513758970657">
            <text:p>0,0009425138</text:p>
          </table:table-cell>
          <table:table-cell table:number-columns-repeated="2"/>
        </table:table-row>
        <table:table-row table:style-name="ro1">
          <table:table-cell office:value-type="string">
            <text:p><text:s text:c="6"/>116</text:p>
          </table:table-cell>
          <table:table-cell office:value-type="float" office:value="2.293">
            <text:p>2,293</text:p>
          </table:table-cell>
          <table:table-cell office:value-type="float" office:value="0.000878666916029678">
            <text:p>0,0008786669</text:p>
          </table:table-cell>
          <table:table-cell table:number-columns-repeated="2"/>
        </table:table-row>
        <table:table-row table:style-name="ro1">
          <table:table-cell office:value-type="string">
            <text:p><text:s text:c="6"/>117</text:p>
          </table:table-cell>
          <table:table-cell office:value-type="float" office:value="2.3128">
            <text:p>2,3128</text:p>
          </table:table-cell>
          <table:table-cell office:value-type="float" office:value="0.000861817498392054">
            <text:p>0,0008618175</text:p>
          </table:table-cell>
          <table:table-cell table:number-columns-repeated="2"/>
        </table:table-row>
        <table:table-row table:style-name="ro1">
          <table:table-cell office:value-type="string">
            <text:p><text:s text:c="6"/>118</text:p>
          </table:table-cell>
          <table:table-cell office:value-type="float" office:value="2.33253">
            <text:p>2,33253</text:p>
          </table:table-cell>
          <table:table-cell office:value-type="float" office:value="0.000824453329069189">
            <text:p>0,0008244533</text:p>
          </table:table-cell>
          <table:table-cell table:number-columns-repeated="2"/>
        </table:table-row>
        <table:table-row table:style-name="ro1">
          <table:table-cell office:value-type="string">
            <text:p><text:s text:c="6"/>119</text:p>
          </table:table-cell>
          <table:table-cell office:value-type="float" office:value="2.35259">
            <text:p>2,35259</text:p>
          </table:table-cell>
          <table:table-cell office:value-type="float" office:value="0.000887846404892088">
            <text:p>0,0008878464</text:p>
          </table:table-cell>
          <table:table-cell table:number-columns-repeated="2"/>
        </table:table-row>
        <table:table-row table:style-name="ro1">
          <table:table-cell office:value-type="string">
            <text:p><text:s text:c="6"/>120</text:p>
          </table:table-cell>
          <table:table-cell office:value-type="float" office:value="2.37239">
            <text:p>2,37239</text:p>
          </table:table-cell>
          <table:table-cell office:value-type="float" office:value="0.00085361813493604">
            <text:p>0,0008536181</text:p>
          </table:table-cell>
          <table:table-cell table:number-columns-repeated="2"/>
        </table:table-row>
        <table:table-row table:style-name="ro1">
          <table:table-cell office:value-type="string">
            <text:p><text:s text:c="6"/>121</text:p>
          </table:table-cell>
          <table:table-cell office:value-type="float" office:value="2.39259">
            <text:p>2,39259</text:p>
          </table:table-cell>
          <table:table-cell office:value-type="float" office:value="0.000797426119470699">
            <text:p>0,0007974261</text:p>
          </table:table-cell>
          <table:table-cell table:number-columns-repeated="2"/>
        </table:table-row>
        <table:table-row table:style-name="ro1">
          <table:table-cell office:value-type="string">
            <text:p><text:s text:c="6"/>122</text:p>
          </table:table-cell>
          <table:table-cell office:value-type="float" office:value="2.41214">
            <text:p>2,41214</text:p>
          </table:table-cell>
          <table:table-cell office:value-type="float" office:value="0.000795780779348088">
            <text:p>0,0007957808</text:p>
          </table:table-cell>
          <table:table-cell table:number-columns-repeated="2"/>
        </table:table-row>
        <table:table-row table:style-name="ro1">
          <table:table-cell office:value-type="string">
            <text:p><text:s text:c="6"/>123</text:p>
          </table:table-cell>
          <table:table-cell office:value-type="float" office:value="2.43172">
            <text:p>2,43172</text:p>
          </table:table-cell>
          <table:table-cell office:value-type="float" office:value="0.000777741180382717">
            <text:p>0,0007777412</text:p>
          </table:table-cell>
          <table:table-cell table:number-columns-repeated="2"/>
        </table:table-row>
        <table:table-row table:style-name="ro1">
          <table:table-cell office:value-type="string">
            <text:p><text:s text:c="6"/>124</text:p>
          </table:table-cell>
          <table:table-cell office:value-type="float" office:value="2.45144">
            <text:p>2,45144</text:p>
          </table:table-cell>
          <table:table-cell office:value-type="float" office:value="0.000808859973117758">
            <text:p>0,00080886</text:p>
          </table:table-cell>
          <table:table-cell table:number-columns-repeated="2"/>
        </table:table-row>
        <table:table-row table:style-name="ro1">
          <table:table-cell office:value-type="string">
            <text:p><text:s text:c="6"/>125</text:p>
          </table:table-cell>
          <table:table-cell office:value-type="float" office:value="2.47149">
            <text:p>2,47149</text:p>
          </table:table-cell>
          <table:table-cell office:value-type="float" office:value="0.000776483168093204">
            <text:p>0,0007764832</text:p>
          </table:table-cell>
          <table:table-cell table:number-columns-repeated="2"/>
        </table:table-row>
        <table:table-row table:style-name="ro1">
          <table:table-cell office:value-type="string">
            <text:p><text:s text:c="6"/>126</text:p>
          </table:table-cell>
          <table:table-cell office:value-type="float" office:value="2.49148">
            <text:p>2,49148</text:p>
          </table:table-cell>
          <table:table-cell office:value-type="float" office:value="0.00075840922491672">
            <text:p>0,0007584092</text:p>
          </table:table-cell>
          <table:table-cell table:number-columns-repeated="2"/>
        </table:table-row>
        <table:table-row table:style-name="ro1">
          <table:table-cell office:value-type="string">
            <text:p><text:s text:c="6"/>127</text:p>
          </table:table-cell>
          <table:table-cell office:value-type="float" office:value="2.51192">
            <text:p>2,51192</text:p>
          </table:table-cell>
          <table:table-cell office:value-type="float" office:value="0.000777199682843834">
            <text:p>0,0007771997</text:p>
          </table:table-cell>
          <table:table-cell table:number-columns-repeated="2"/>
        </table:table-row>
        <table:table-row table:style-name="ro1">
          <table:table-cell office:value-type="string">
            <text:p><text:s text:c="6"/>128</text:p>
          </table:table-cell>
          <table:table-cell office:value-type="float" office:value="2.53168">
            <text:p>2,53168</text:p>
          </table:table-cell>
          <table:table-cell office:value-type="float" office:value="0.00074503227788842">
            <text:p>0,0007450323</text:p>
          </table:table-cell>
          <table:table-cell table:number-columns-repeated="2"/>
        </table:table-row>
        <table:table-row table:style-name="ro1">
          <table:table-cell office:value-type="string">
            <text:p><text:s text:c="6"/>129</text:p>
          </table:table-cell>
          <table:table-cell office:value-type="float" office:value="2.55157">
            <text:p>2,55157</text:p>
          </table:table-cell>
          <table:table-cell office:value-type="float" office:value="0.000777547569607461">
            <text:p>0,0007775476</text:p>
          </table:table-cell>
          <table:table-cell table:number-columns-repeated="2"/>
        </table:table-row>
        <table:table-row table:style-name="ro1">
          <table:table-cell office:value-type="string">
            <text:p><text:s text:c="6"/>130</text:p>
          </table:table-cell>
          <table:table-cell office:value-type="float" office:value="2.57157">
            <text:p>2,57157</text:p>
          </table:table-cell>
          <table:table-cell office:value-type="float" office:value="0.000733752849345665">
            <text:p>0,0007337528</text:p>
          </table:table-cell>
          <table:table-cell table:number-columns-repeated="2"/>
        </table:table-row>
        <table:table-row table:style-name="ro1">
          <table:table-cell office:value-type="string">
            <text:p><text:s text:c="6"/>131</text:p>
          </table:table-cell>
          <table:table-cell office:value-type="float" office:value="2.59189">
            <text:p>2,59189</text:p>
          </table:table-cell>
          <table:table-cell office:value-type="float" office:value="0.000742943905393642">
            <text:p>0,0007429439</text:p>
          </table:table-cell>
          <table:table-cell table:number-columns-repeated="2"/>
        </table:table-row>
        <table:table-row table:style-name="ro1">
          <table:table-cell office:value-type="string">
            <text:p><text:s text:c="6"/>132</text:p>
          </table:table-cell>
          <table:table-cell office:value-type="float" office:value="2.61163">
            <text:p>2,61163</text:p>
          </table:table-cell>
          <table:table-cell office:value-type="float" office:value="0.00071447880509508">
            <text:p>0,0007144788</text:p>
          </table:table-cell>
          <table:table-cell table:number-columns-repeated="2"/>
        </table:table-row>
        <table:table-row table:style-name="ro1">
          <table:table-cell office:value-type="string">
            <text:p><text:s text:c="6"/>133</text:p>
          </table:table-cell>
          <table:table-cell office:value-type="float" office:value="2.63159">
            <text:p>2,63159</text:p>
          </table:table-cell>
          <table:table-cell office:value-type="float" office:value="0.000715348679516008">
            <text:p>0,0007153487</text:p>
          </table:table-cell>
          <table:table-cell table:number-columns-repeated="2"/>
        </table:table-row>
        <table:table-row table:style-name="ro1">
          <table:table-cell office:value-type="string">
            <text:p><text:s text:c="6"/>134</text:p>
          </table:table-cell>
          <table:table-cell office:value-type="float" office:value="2.65114">
            <text:p>2,65114</text:p>
          </table:table-cell>
          <table:table-cell office:value-type="float" office:value="0.000726103977140205">
            <text:p>0,000726104</text:p>
          </table:table-cell>
          <table:table-cell table:number-columns-repeated="2"/>
        </table:table-row>
        <table:table-row table:style-name="ro1">
          <table:table-cell office:value-type="string">
            <text:p><text:s text:c="6"/>135</text:p>
          </table:table-cell>
          <table:table-cell office:value-type="float" office:value="2.67088">
            <text:p>2,67088</text:p>
          </table:table-cell>
          <table:table-cell office:value-type="float" office:value="0.000718412830260004">
            <text:p>0,0007184128</text:p>
          </table:table-cell>
          <table:table-cell table:number-columns-repeated="2"/>
        </table:table-row>
        <table:table-row table:style-name="ro1">
          <table:table-cell office:value-type="string">
            <text:p><text:s text:c="6"/>136</text:p>
          </table:table-cell>
          <table:table-cell office:value-type="float" office:value="2.69127">
            <text:p>2,69127</text:p>
          </table:table-cell>
          <table:table-cell office:value-type="float" office:value="0.000713536108660914">
            <text:p>0,0007135361</text:p>
          </table:table-cell>
          <table:table-cell table:number-columns-repeated="2"/>
        </table:table-row>
        <table:table-row table:style-name="ro1">
          <table:table-cell office:value-type="string">
            <text:p><text:s text:c="6"/>137</text:p>
          </table:table-cell>
          <table:table-cell office:value-type="float" office:value="2.71082">
            <text:p>2,71082</text:p>
          </table:table-cell>
          <table:table-cell office:value-type="float" office:value="0.000689777636761577">
            <text:p>0,0006897776</text:p>
          </table:table-cell>
          <table:table-cell table:number-columns-repeated="2"/>
        </table:table-row>
        <table:table-row table:style-name="ro1">
          <table:table-cell office:value-type="string">
            <text:p><text:s text:c="6"/>138</text:p>
          </table:table-cell>
          <table:table-cell office:value-type="float" office:value="2.7302">
            <text:p>2,7302</text:p>
          </table:table-cell>
          <table:table-cell office:value-type="float" office:value="0.00071827706753287">
            <text:p>0,0007182771</text:p>
          </table:table-cell>
          <table:table-cell table:number-columns-repeated="2"/>
        </table:table-row>
        <table:table-row table:style-name="ro1">
          <table:table-cell office:value-type="string">
            <text:p><text:s text:c="6"/>139</text:p>
          </table:table-cell>
          <table:table-cell office:value-type="float" office:value="2.74955">
            <text:p>2,74955</text:p>
          </table:table-cell>
          <table:table-cell office:value-type="float" office:value="0.000718513144208314">
            <text:p>0,0007185131</text:p>
          </table:table-cell>
          <table:table-cell table:number-columns-repeated="2"/>
        </table:table-row>
        <table:table-row table:style-name="ro1">
          <table:table-cell office:value-type="string">
            <text:p><text:s text:c="6"/>140</text:p>
          </table:table-cell>
          <table:table-cell office:value-type="float" office:value="2.76871">
            <text:p>2,76871</text:p>
          </table:table-cell>
          <table:table-cell office:value-type="float" office:value="0.000656634277697994">
            <text:p>0,0006566343</text:p>
          </table:table-cell>
          <table:table-cell table:number-columns-repeated="2"/>
        </table:table-row>
        <table:table-row table:style-name="ro1">
          <table:table-cell office:value-type="string">
            <text:p><text:s text:c="6"/>141</text:p>
          </table:table-cell>
          <table:table-cell office:value-type="float" office:value="2.78839">
            <text:p>2,78839</text:p>
          </table:table-cell>
          <table:table-cell office:value-type="float" office:value="0.000722095105838875">
            <text:p>0,0007220951</text:p>
          </table:table-cell>
          <table:table-cell table:number-columns-repeated="2"/>
        </table:table-row>
        <table:table-row table:style-name="ro1">
          <table:table-cell office:value-type="string">
            <text:p><text:s text:c="6"/>142</text:p>
          </table:table-cell>
          <table:table-cell office:value-type="float" office:value="2.8083">
            <text:p>2,8083</text:p>
          </table:table-cell>
          <table:table-cell office:value-type="float" office:value="0.000678293271073691">
            <text:p>0,0006782933</text:p>
          </table:table-cell>
          <table:table-cell table:number-columns-repeated="2"/>
        </table:table-row>
        <table:table-row table:style-name="ro1">
          <table:table-cell office:value-type="string">
            <text:p><text:s text:c="6"/>143</text:p>
          </table:table-cell>
          <table:table-cell office:value-type="float" office:value="2.82833">
            <text:p>2,82833</text:p>
          </table:table-cell>
          <table:table-cell office:value-type="float" office:value="0.000680192355449734">
            <text:p>0,0006801924</text:p>
          </table:table-cell>
          <table:table-cell table:number-columns-repeated="2"/>
        </table:table-row>
        <table:table-row table:style-name="ro1">
          <table:table-cell office:value-type="string">
            <text:p><text:s text:c="6"/>144</text:p>
          </table:table-cell>
          <table:table-cell office:value-type="float" office:value="2.84778">
            <text:p>2,84778</text:p>
          </table:table-cell>
          <table:table-cell office:value-type="float" office:value="0.00066549309334551">
            <text:p>0,0006654931</text:p>
          </table:table-cell>
          <table:table-cell table:number-columns-repeated="2"/>
        </table:table-row>
        <table:table-row table:style-name="ro1">
          <table:table-cell office:value-type="string">
            <text:p><text:s text:c="6"/>145</text:p>
          </table:table-cell>
          <table:table-cell office:value-type="float" office:value="2.86759">
            <text:p>2,86759</text:p>
          </table:table-cell>
          <table:table-cell office:value-type="float" office:value="0.000653813683678406">
            <text:p>0,0006538137</text:p>
          </table:table-cell>
          <table:table-cell table:number-columns-repeated="2"/>
        </table:table-row>
        <table:table-row table:style-name="ro1">
          <table:table-cell office:value-type="string">
            <text:p><text:s text:c="6"/>146</text:p>
          </table:table-cell>
          <table:table-cell office:value-type="float" office:value="2.88794">
            <text:p>2,88794</text:p>
          </table:table-cell>
          <table:table-cell office:value-type="float" office:value="0.000685817241554143">
            <text:p>0,0006858172</text:p>
          </table:table-cell>
          <table:table-cell table:number-columns-repeated="2"/>
        </table:table-row>
        <table:table-row table:style-name="ro1">
          <table:table-cell office:value-type="string">
            <text:p><text:s text:c="6"/>147</text:p>
          </table:table-cell>
          <table:table-cell office:value-type="float" office:value="2.9076">
            <text:p>2,9076</text:p>
          </table:table-cell>
          <table:table-cell office:value-type="float" office:value="0.000697333421408106">
            <text:p>0,0006973334</text:p>
          </table:table-cell>
          <table:table-cell table:number-columns-repeated="2"/>
        </table:table-row>
        <table:table-row table:style-name="ro1">
          <table:table-cell office:value-type="string">
            <text:p><text:s text:c="6"/>148</text:p>
          </table:table-cell>
          <table:table-cell office:value-type="float" office:value="2.92668">
            <text:p>2,92668</text:p>
          </table:table-cell>
          <table:table-cell office:value-type="float" office:value="0.000676096834765249">
            <text:p>0,0006760968</text:p>
          </table:table-cell>
          <table:table-cell table:number-columns-repeated="2"/>
        </table:table-row>
        <table:table-row table:style-name="ro1">
          <table:table-cell office:value-type="string">
            <text:p><text:s text:c="6"/>149</text:p>
          </table:table-cell>
          <table:table-cell office:value-type="float" office:value="2.94633">
            <text:p>2,94633</text:p>
          </table:table-cell>
          <table:table-cell office:value-type="float" office:value="0.000655753003907684">
            <text:p>0,000655753</text:p>
          </table:table-cell>
          <table:table-cell table:number-columns-repeated="2"/>
        </table:table-row>
        <table:table-row table:style-name="ro1">
          <table:table-cell office:value-type="string">
            <text:p><text:s text:c="6"/>150</text:p>
          </table:table-cell>
          <table:table-cell office:value-type="float" office:value="2.96679">
            <text:p>2,96679</text:p>
          </table:table-cell>
          <table:table-cell office:value-type="float" office:value="0.000711269373644369">
            <text:p>0,0007112694</text:p>
          </table:table-cell>
          <table:table-cell table:number-columns-repeated="2"/>
        </table:table-row>
        <table:table-row table:style-name="ro1">
          <table:table-cell office:value-type="string">
            <text:p><text:s text:c="6"/>151</text:p>
          </table:table-cell>
          <table:table-cell office:value-type="float" office:value="2.98639">
            <text:p>2,98639</text:p>
          </table:table-cell>
          <table:table-cell office:value-type="float" office:value="0.000613364228228239">
            <text:p>0,0006133642</text:p>
          </table:table-cell>
          <table:table-cell table:number-columns-repeated="2"/>
        </table:table-row>
        <table:table-row table:style-name="ro1">
          <table:table-cell office:value-type="string">
            <text:p><text:s text:c="6"/>152</text:p>
          </table:table-cell>
          <table:table-cell office:value-type="float" office:value="3.00574">
            <text:p>3,00574</text:p>
          </table:table-cell>
          <table:table-cell office:value-type="float" office:value="0.000682320702626202">
            <text:p>0,0006823207</text:p>
          </table:table-cell>
          <table:table-cell table:number-columns-repeated="2"/>
        </table:table-row>
        <table:table-row table:style-name="ro1">
          <table:table-cell office:value-type="string">
            <text:p><text:s text:c="6"/>153</text:p>
          </table:table-cell>
          <table:table-cell office:value-type="float" office:value="3.02593">
            <text:p>3,02593</text:p>
          </table:table-cell>
          <table:table-cell office:value-type="float" office:value="0.000642203637292495">
            <text:p>0,0006422036</text:p>
          </table:table-cell>
          <table:table-cell table:number-columns-repeated="2"/>
        </table:table-row>
        <table:table-row table:style-name="ro1">
          <table:table-cell office:value-type="string">
            <text:p><text:s text:c="6"/>154</text:p>
          </table:table-cell>
          <table:table-cell office:value-type="float" office:value="3.04629">
            <text:p>3,04629</text:p>
          </table:table-cell>
          <table:table-cell office:value-type="float" office:value="0.000633281509288647">
            <text:p>0,0006332815</text:p>
          </table:table-cell>
          <table:table-cell table:number-columns-repeated="2"/>
        </table:table-row>
        <table:table-row table:style-name="ro1">
          <table:table-cell office:value-type="string">
            <text:p><text:s text:c="6"/>155</text:p>
          </table:table-cell>
          <table:table-cell office:value-type="float" office:value="3.0665">
            <text:p>3,0665</text:p>
          </table:table-cell>
          <table:table-cell office:value-type="float" office:value="0.000615687964118493">
            <text:p>0,000615688</text:p>
          </table:table-cell>
          <table:table-cell table:number-columns-repeated="2"/>
        </table:table-row>
        <table:table-row table:style-name="ro1">
          <table:table-cell office:value-type="string">
            <text:p><text:s text:c="6"/>156</text:p>
          </table:table-cell>
          <table:table-cell office:value-type="float" office:value="3.08618">
            <text:p>3,08618</text:p>
          </table:table-cell>
          <table:table-cell office:value-type="float" office:value="0.000621046269164372">
            <text:p>0,0006210463</text:p>
          </table:table-cell>
          <table:table-cell table:number-columns-repeated="2"/>
        </table:table-row>
        <table:table-row table:style-name="ro1">
          <table:table-cell office:value-type="string">
            <text:p><text:s text:c="6"/>157</text:p>
          </table:table-cell>
          <table:table-cell office:value-type="float" office:value="3.10591">
            <text:p>3,10591</text:p>
          </table:table-cell>
          <table:table-cell office:value-type="float" office:value="0.000601412730196872">
            <text:p>0,0006014127</text:p>
          </table:table-cell>
          <table:table-cell table:number-columns-repeated="2"/>
        </table:table-row>
        <table:table-row table:style-name="ro1">
          <table:table-cell office:value-type="string">
            <text:p><text:s text:c="6"/>158</text:p>
          </table:table-cell>
          <table:table-cell office:value-type="float" office:value="3.1256">
            <text:p>3,1256</text:p>
          </table:table-cell>
          <table:table-cell office:value-type="float" office:value="0.000587001270011825">
            <text:p>0,0005870013</text:p>
          </table:table-cell>
          <table:table-cell table:number-columns-repeated="2"/>
        </table:table-row>
        <table:table-row table:style-name="ro1">
          <table:table-cell office:value-type="string">
            <text:p><text:s text:c="6"/>159</text:p>
          </table:table-cell>
          <table:table-cell office:value-type="float" office:value="3.14529">
            <text:p>3,14529</text:p>
          </table:table-cell>
          <table:table-cell office:value-type="float" office:value="0.00058003880032564">
            <text:p>0,0005800388</text:p>
          </table:table-cell>
          <table:table-cell table:number-columns-repeated="2"/>
        </table:table-row>
        <table:table-row table:style-name="ro1">
          <table:table-cell office:value-type="string">
            <text:p><text:s text:c="6"/>160</text:p>
          </table:table-cell>
          <table:table-cell office:value-type="float" office:value="3.16492">
            <text:p>3,16492</text:p>
          </table:table-cell>
          <table:table-cell office:value-type="float" office:value="0.000596487168413563">
            <text:p>0,0005964872</text:p>
          </table:table-cell>
          <table:table-cell table:number-columns-repeated="2"/>
        </table:table-row>
        <table:table-row table:style-name="ro1">
          <table:table-cell office:value-type="string">
            <text:p><text:s text:c="6"/>161</text:p>
          </table:table-cell>
          <table:table-cell office:value-type="float" office:value="3.18457">
            <text:p>3,18457</text:p>
          </table:table-cell>
          <table:table-cell office:value-type="float" office:value="0.000725623378179887">
            <text:p>0,0007256234</text:p>
          </table:table-cell>
          <table:table-cell table:number-columns-repeated="2"/>
        </table:table-row>
        <table:table-row table:style-name="ro1">
          <table:table-cell office:value-type="string">
            <text:p><text:s text:c="6"/>162</text:p>
          </table:table-cell>
          <table:table-cell office:value-type="float" office:value="3.20471">
            <text:p>3,20471</text:p>
          </table:table-cell>
          <table:table-cell office:value-type="float" office:value="0.000577743850418529">
            <text:p>0,0005777439</text:p>
          </table:table-cell>
          <table:table-cell table:number-columns-repeated="2"/>
        </table:table-row>
        <table:table-row table:style-name="ro1">
          <table:table-cell office:value-type="string">
            <text:p><text:s text:c="6"/>163</text:p>
          </table:table-cell>
          <table:table-cell office:value-type="float" office:value="3.22432">
            <text:p>3,22432</text:p>
          </table:table-cell>
          <table:table-cell office:value-type="float" office:value="0.000620411136812176">
            <text:p>0,0006204111</text:p>
          </table:table-cell>
          <table:table-cell table:number-columns-repeated="2"/>
        </table:table-row>
        <table:table-row table:style-name="ro1">
          <table:table-cell office:value-type="string">
            <text:p><text:s text:c="6"/>164</text:p>
          </table:table-cell>
          <table:table-cell office:value-type="float" office:value="3.24451">
            <text:p>3,24451</text:p>
          </table:table-cell>
          <table:table-cell office:value-type="float" office:value="0.000584331611666596">
            <text:p>0,0005843316</text:p>
          </table:table-cell>
          <table:table-cell table:number-columns-repeated="2"/>
        </table:table-row>
        <table:table-row table:style-name="ro1">
          <table:table-cell office:value-type="string">
            <text:p><text:s text:c="6"/>165</text:p>
          </table:table-cell>
          <table:table-cell office:value-type="float" office:value="3.26434">
            <text:p>3,26434</text:p>
          </table:table-cell>
          <table:table-cell office:value-type="float" office:value="0.000617941078514505">
            <text:p>0,0006179411</text:p>
          </table:table-cell>
          <table:table-cell table:number-columns-repeated="2"/>
        </table:table-row>
        <table:table-row table:style-name="ro1">
          <table:table-cell office:value-type="string">
            <text:p><text:s text:c="6"/>166</text:p>
          </table:table-cell>
          <table:table-cell office:value-type="float" office:value="3.28447">
            <text:p>3,28447</text:p>
          </table:table-cell>
          <table:table-cell office:value-type="float" office:value="0.000574673198378835">
            <text:p>0,0005746732</text:p>
          </table:table-cell>
          <table:table-cell table:number-columns-repeated="2"/>
        </table:table-row>
        <table:table-row table:style-name="ro1">
          <table:table-cell office:value-type="string">
            <text:p><text:s text:c="6"/>167</text:p>
          </table:table-cell>
          <table:table-cell office:value-type="float" office:value="3.30454">
            <text:p>3,30454</text:p>
          </table:table-cell>
          <table:table-cell office:value-type="float" office:value="0.000560932337585517">
            <text:p>0,0005609323</text:p>
          </table:table-cell>
          <table:table-cell table:number-columns-repeated="2"/>
        </table:table-row>
        <table:table-row table:style-name="ro1">
          <table:table-cell office:value-type="string">
            <text:p><text:s text:c="6"/>168</text:p>
          </table:table-cell>
          <table:table-cell office:value-type="float" office:value="3.32457">
            <text:p>3,32457</text:p>
          </table:table-cell>
          <table:table-cell office:value-type="float" office:value="0.000550344981135883">
            <text:p>0,000550345</text:p>
          </table:table-cell>
          <table:table-cell table:number-columns-repeated="2"/>
        </table:table-row>
        <table:table-row table:style-name="ro1">
          <table:table-cell office:value-type="string">
            <text:p><text:s text:c="6"/>169</text:p>
          </table:table-cell>
          <table:table-cell office:value-type="float" office:value="3.34439">
            <text:p>3,34439</text:p>
          </table:table-cell>
          <table:table-cell office:value-type="float" office:value="0.000554753498986135">
            <text:p>0,0005547535</text:p>
          </table:table-cell>
          <table:table-cell table:number-columns-repeated="2"/>
        </table:table-row>
        <table:table-row table:style-name="ro1">
          <table:table-cell office:value-type="string">
            <text:p><text:s text:c="6"/>170</text:p>
          </table:table-cell>
          <table:table-cell office:value-type="float" office:value="3.36441">
            <text:p>3,36441</text:p>
          </table:table-cell>
          <table:table-cell office:value-type="float" office:value="0.000555574771671749">
            <text:p>0,0005555748</text:p>
          </table:table-cell>
          <table:table-cell table:number-columns-repeated="2"/>
        </table:table-row>
        <table:table-row table:style-name="ro1">
          <table:table-cell office:value-type="string">
            <text:p><text:s text:c="6"/>171</text:p>
          </table:table-cell>
          <table:table-cell office:value-type="float" office:value="3.3853">
            <text:p>3,3853</text:p>
          </table:table-cell>
          <table:table-cell office:value-type="float" office:value="0.000543504578524837">
            <text:p>0,0005435046</text:p>
          </table:table-cell>
          <table:table-cell table:number-columns-repeated="2"/>
        </table:table-row>
        <table:table-row table:style-name="ro1">
          <table:table-cell office:value-type="string">
            <text:p><text:s text:c="6"/>172</text:p>
          </table:table-cell>
          <table:table-cell office:value-type="float" office:value="3.40566">
            <text:p>3,40566</text:p>
          </table:table-cell>
          <table:table-cell office:value-type="float" office:value="0.00052168571004784">
            <text:p>0,0005216857</text:p>
          </table:table-cell>
          <table:table-cell table:number-columns-repeated="2"/>
        </table:table-row>
        <table:table-row table:style-name="ro1">
          <table:table-cell office:value-type="string">
            <text:p><text:s text:c="6"/>173</text:p>
          </table:table-cell>
          <table:table-cell office:value-type="float" office:value="3.4257">
            <text:p>3,4257</text:p>
          </table:table-cell>
          <table:table-cell office:value-type="float" office:value="0.000533893639359532">
            <text:p>0,0005338936</text:p>
          </table:table-cell>
          <table:table-cell table:number-columns-repeated="2"/>
        </table:table-row>
        <table:table-row table:style-name="ro1">
          <table:table-cell office:value-type="string">
            <text:p><text:s text:c="6"/>174</text:p>
          </table:table-cell>
          <table:table-cell office:value-type="float" office:value="3.44527">
            <text:p>3,44527</text:p>
          </table:table-cell>
          <table:table-cell office:value-type="float" office:value="0.000520119634055783">
            <text:p>0,0005201196</text:p>
          </table:table-cell>
          <table:table-cell table:number-columns-repeated="2"/>
        </table:table-row>
        <table:table-row table:style-name="ro1">
          <table:table-cell office:value-type="string">
            <text:p><text:s text:c="6"/>175</text:p>
          </table:table-cell>
          <table:table-cell office:value-type="float" office:value="3.4659">
            <text:p>3,4659</text:p>
          </table:table-cell>
          <table:table-cell office:value-type="float" office:value="0.000523247756054017">
            <text:p>0,0005232478</text:p>
          </table:table-cell>
          <table:table-cell table:number-columns-repeated="2"/>
        </table:table-row>
        <table:table-row table:style-name="ro1">
          <table:table-cell office:value-type="string">
            <text:p><text:s text:c="6"/>176</text:p>
          </table:table-cell>
          <table:table-cell office:value-type="float" office:value="3.48605">
            <text:p>3,48605</text:p>
          </table:table-cell>
          <table:table-cell office:value-type="float" office:value="0.000513212624982682">
            <text:p>0,0005132126</text:p>
          </table:table-cell>
          <table:table-cell table:number-columns-repeated="2"/>
        </table:table-row>
        <table:table-row table:style-name="ro1">
          <table:table-cell office:value-type="string">
            <text:p><text:s text:c="6"/>177</text:p>
          </table:table-cell>
          <table:table-cell office:value-type="float" office:value="3.50638">
            <text:p>3,50638</text:p>
          </table:table-cell>
          <table:table-cell office:value-type="float" office:value="0.000515651243749667">
            <text:p>0,0005156512</text:p>
          </table:table-cell>
          <table:table-cell table:number-columns-repeated="2"/>
        </table:table-row>
        <table:table-row table:style-name="ro1">
          <table:table-cell office:value-type="string">
            <text:p><text:s text:c="6"/>178</text:p>
          </table:table-cell>
          <table:table-cell office:value-type="float" office:value="3.52636">
            <text:p>3,52636</text:p>
          </table:table-cell>
          <table:table-cell office:value-type="float" office:value="0.000531166922780791">
            <text:p>0,0005311669</text:p>
          </table:table-cell>
          <table:table-cell table:number-columns-repeated="2"/>
        </table:table-row>
        <table:table-row table:style-name="ro1">
          <table:table-cell office:value-type="string">
            <text:p><text:s text:c="6"/>179</text:p>
          </table:table-cell>
          <table:table-cell office:value-type="float" office:value="3.54646">
            <text:p>3,54646</text:p>
          </table:table-cell>
          <table:table-cell office:value-type="float" office:value="0.000509767483642121">
            <text:p>0,0005097675</text:p>
          </table:table-cell>
          <table:table-cell table:number-columns-repeated="2"/>
        </table:table-row>
        <table:table-row table:style-name="ro1">
          <table:table-cell office:value-type="string">
            <text:p><text:s text:c="6"/>180</text:p>
          </table:table-cell>
          <table:table-cell office:value-type="float" office:value="3.56657">
            <text:p>3,56657</text:p>
          </table:table-cell>
          <table:table-cell office:value-type="float" office:value="0.000506978172809219">
            <text:p>0,0005069782</text:p>
          </table:table-cell>
          <table:table-cell table:number-columns-repeated="2"/>
        </table:table-row>
        <table:table-row table:style-name="ro1">
          <table:table-cell office:value-type="string">
            <text:p><text:s text:c="6"/>181</text:p>
          </table:table-cell>
          <table:table-cell office:value-type="float" office:value="3.58765">
            <text:p>3,58765</text:p>
          </table:table-cell>
          <table:table-cell office:value-type="float" office:value="0.000504063269646011">
            <text:p>0,0005040633</text:p>
          </table:table-cell>
          <table:table-cell table:number-columns-repeated="2"/>
        </table:table-row>
        <table:table-row table:style-name="ro1">
          <table:table-cell office:value-type="string">
            <text:p><text:s text:c="6"/>182</text:p>
          </table:table-cell>
          <table:table-cell office:value-type="float" office:value="3.60701">
            <text:p>3,60701</text:p>
          </table:table-cell>
          <table:table-cell office:value-type="float" office:value="0.000567304838665983">
            <text:p>0,0005673048</text:p>
          </table:table-cell>
          <table:table-cell table:number-columns-repeated="2"/>
        </table:table-row>
        <table:table-row table:style-name="ro1">
          <table:table-cell office:value-type="string">
            <text:p><text:s text:c="6"/>183</text:p>
          </table:table-cell>
          <table:table-cell office:value-type="float" office:value="3.62617">
            <text:p>3,62617</text:p>
          </table:table-cell>
          <table:table-cell office:value-type="float" office:value="0.00052811664559625">
            <text:p>0,0005281166</text:p>
          </table:table-cell>
          <table:table-cell table:number-columns-repeated="2"/>
        </table:table-row>
        <table:table-row table:style-name="ro1">
          <table:table-cell office:value-type="string">
            <text:p><text:s text:c="6"/>184</text:p>
          </table:table-cell>
          <table:table-cell office:value-type="float" office:value="3.64538">
            <text:p>3,64538</text:p>
          </table:table-cell>
          <table:table-cell office:value-type="float" office:value="0.00053286489789636">
            <text:p>0,0005328649</text:p>
          </table:table-cell>
          <table:table-cell table:number-columns-repeated="2"/>
        </table:table-row>
        <table:table-row table:style-name="ro1">
          <table:table-cell office:value-type="string">
            <text:p><text:s text:c="6"/>185</text:p>
          </table:table-cell>
          <table:table-cell office:value-type="float" office:value="3.66456">
            <text:p>3,66456</text:p>
          </table:table-cell>
          <table:table-cell office:value-type="float" office:value="0.000486022302972101">
            <text:p>0,0004860223</text:p>
          </table:table-cell>
          <table:table-cell table:number-columns-repeated="2"/>
        </table:table-row>
        <table:table-row table:style-name="ro1">
          <table:table-cell office:value-type="string">
            <text:p><text:s text:c="6"/>186</text:p>
          </table:table-cell>
          <table:table-cell office:value-type="float" office:value="3.68387">
            <text:p>3,68387</text:p>
          </table:table-cell>
          <table:table-cell office:value-type="float" office:value="0.000486222955843894">
            <text:p>0,000486223</text:p>
          </table:table-cell>
          <table:table-cell table:number-columns-repeated="2"/>
        </table:table-row>
        <table:table-row table:style-name="ro1">
          <table:table-cell office:value-type="string">
            <text:p><text:s text:c="6"/>187</text:p>
          </table:table-cell>
          <table:table-cell office:value-type="float" office:value="3.7041">
            <text:p>3,7041</text:p>
          </table:table-cell>
          <table:table-cell office:value-type="float" office:value="0.000486572634609052">
            <text:p>0,0004865726</text:p>
          </table:table-cell>
          <table:table-cell table:number-columns-repeated="2"/>
        </table:table-row>
        <table:table-row table:style-name="ro1">
          <table:table-cell office:value-type="string">
            <text:p><text:s text:c="6"/>188</text:p>
          </table:table-cell>
          <table:table-cell office:value-type="float" office:value="3.72431">
            <text:p>3,72431</text:p>
          </table:table-cell>
          <table:table-cell office:value-type="float" office:value="0.000480189910906775">
            <text:p>0,0004801899</text:p>
          </table:table-cell>
          <table:table-cell table:number-columns-repeated="2"/>
        </table:table-row>
        <table:table-row table:style-name="ro1">
          <table:table-cell office:value-type="string">
            <text:p><text:s text:c="6"/>189</text:p>
          </table:table-cell>
          <table:table-cell office:value-type="float" office:value="3.74462">
            <text:p>3,74462</text:p>
          </table:table-cell>
          <table:table-cell office:value-type="float" office:value="0.000483228248605546">
            <text:p>0,0004832282</text:p>
          </table:table-cell>
          <table:table-cell table:number-columns-repeated="2"/>
        </table:table-row>
        <table:table-row table:style-name="ro1">
          <table:table-cell office:value-type="string">
            <text:p><text:s text:c="6"/>190</text:p>
          </table:table-cell>
          <table:table-cell office:value-type="float" office:value="3.76494">
            <text:p>3,76494</text:p>
          </table:table-cell>
          <table:table-cell office:value-type="float" office:value="0.000468009785231881">
            <text:p>0,0004680098</text:p>
          </table:table-cell>
          <table:table-cell table:number-columns-repeated="2"/>
        </table:table-row>
        <table:table-row table:style-name="ro1">
          <table:table-cell office:value-type="string">
            <text:p><text:s text:c="6"/>191</text:p>
          </table:table-cell>
          <table:table-cell office:value-type="float" office:value="3.78552">
            <text:p>3,78552</text:p>
          </table:table-cell>
          <table:table-cell office:value-type="float" office:value="0.000468258942959848">
            <text:p>0,0004682589</text:p>
          </table:table-cell>
          <table:table-cell table:number-columns-repeated="2"/>
        </table:table-row>
        <table:table-row table:style-name="ro1">
          <table:table-cell office:value-type="string">
            <text:p><text:s text:c="6"/>192</text:p>
          </table:table-cell>
          <table:table-cell office:value-type="float" office:value="3.80593">
            <text:p>3,80593</text:p>
          </table:table-cell>
          <table:table-cell office:value-type="float" office:value="0.000465689016112122">
            <text:p>0,000465689</text:p>
          </table:table-cell>
          <table:table-cell table:number-columns-repeated="2"/>
        </table:table-row>
        <table:table-row table:style-name="ro1">
          <table:table-cell office:value-type="string">
            <text:p><text:s text:c="6"/>193</text:p>
          </table:table-cell>
          <table:table-cell office:value-type="float" office:value="3.82608">
            <text:p>3,82608</text:p>
          </table:table-cell>
          <table:table-cell office:value-type="float" office:value="0.000508508516135988">
            <text:p>0,0005085085</text:p>
          </table:table-cell>
          <table:table-cell table:number-columns-repeated="2"/>
        </table:table-row>
        <table:table-row table:style-name="ro1">
          <table:table-cell office:value-type="string">
            <text:p><text:s text:c="6"/>194</text:p>
          </table:table-cell>
          <table:table-cell office:value-type="float" office:value="3.84629">
            <text:p>3,84629</text:p>
          </table:table-cell>
          <table:table-cell office:value-type="float" office:value="0.000480936372992535">
            <text:p>0,0004809364</text:p>
          </table:table-cell>
          <table:table-cell table:number-columns-repeated="2"/>
        </table:table-row>
        <table:table-row table:style-name="ro1">
          <table:table-cell office:value-type="string">
            <text:p><text:s text:c="6"/>195</text:p>
          </table:table-cell>
          <table:table-cell office:value-type="float" office:value="3.86638">
            <text:p>3,86638</text:p>
          </table:table-cell>
          <table:table-cell office:value-type="float" office:value="0.000457279173081696">
            <text:p>0,0004572792</text:p>
          </table:table-cell>
          <table:table-cell table:number-columns-repeated="2"/>
        </table:table-row>
        <table:table-row table:style-name="ro1">
          <table:table-cell office:value-type="string">
            <text:p><text:s text:c="6"/>196</text:p>
          </table:table-cell>
          <table:table-cell office:value-type="float" office:value="3.88717">
            <text:p>3,88717</text:p>
          </table:table-cell>
          <table:table-cell office:value-type="float" office:value="0.000524732548316572">
            <text:p>0,0005247325</text:p>
          </table:table-cell>
          <table:table-cell table:number-columns-repeated="2"/>
        </table:table-row>
        <table:table-row table:style-name="ro1">
          <table:table-cell office:value-type="string">
            <text:p><text:s text:c="6"/>197</text:p>
          </table:table-cell>
          <table:table-cell office:value-type="float" office:value="3.90708">
            <text:p>3,90708</text:p>
          </table:table-cell>
          <table:table-cell office:value-type="float" office:value="0.000524893541690095">
            <text:p>0,0005248935</text:p>
          </table:table-cell>
          <table:table-cell table:number-columns-repeated="2"/>
        </table:table-row>
        <table:table-row table:style-name="ro1">
          <table:table-cell office:value-type="string">
            <text:p><text:s text:c="6"/>198</text:p>
          </table:table-cell>
          <table:table-cell office:value-type="float" office:value="3.92715">
            <text:p>3,92715</text:p>
          </table:table-cell>
          <table:table-cell office:value-type="float" office:value="0.000456576711592439">
            <text:p>0,0004565767</text:p>
          </table:table-cell>
          <table:table-cell table:number-columns-repeated="2"/>
        </table:table-row>
        <table:table-row table:style-name="ro1">
          <table:table-cell office:value-type="string">
            <text:p><text:s text:c="6"/>199</text:p>
          </table:table-cell>
          <table:table-cell office:value-type="float" office:value="3.94724">
            <text:p>3,94724</text:p>
          </table:table-cell>
          <table:table-cell office:value-type="float" office:value="0.000487705923075464">
            <text:p>0,0004877059</text:p>
          </table:table-cell>
          <table:table-cell table:number-columns-repeated="2"/>
        </table:table-row>
        <table:table-row table:style-name="ro1">
          <table:table-cell office:value-type="string">
            <text:p><text:s text:c="6"/>200</text:p>
          </table:table-cell>
          <table:table-cell office:value-type="float" office:value="3.96719">
            <text:p>3,96719</text:p>
          </table:table-cell>
          <table:table-cell office:value-type="float" office:value="0.000490843309675838">
            <text:p>0,0004908433</text:p>
          </table:table-cell>
          <table:table-cell table:number-columns-repeated="2"/>
        </table:table-row>
        <table:table-row table:style-name="ro1">
          <table:table-cell office:value-type="string">
            <text:p><text:s text:c="6"/>201</text:p>
          </table:table-cell>
          <table:table-cell office:value-type="float" office:value="3.98714">
            <text:p>3,98714</text:p>
          </table:table-cell>
          <table:table-cell office:value-type="float" office:value="0.00045541606530972">
            <text:p>0,0004554161</text:p>
          </table:table-cell>
          <table:table-cell table:number-columns-repeated="2"/>
        </table:table-row>
        <table:table-row table:style-name="ro1">
          <table:table-cell office:value-type="string">
            <text:p><text:s text:c="6"/>202</text:p>
          </table:table-cell>
          <table:table-cell office:value-type="float" office:value="4.00699">
            <text:p>4,00699</text:p>
          </table:table-cell>
          <table:table-cell office:value-type="float" office:value="0.00045309816490131">
            <text:p>0,0004530982</text:p>
          </table:table-cell>
          <table:table-cell table:number-columns-repeated="2"/>
        </table:table-row>
        <table:table-row table:style-name="ro1">
          <table:table-cell office:value-type="string">
            <text:p><text:s text:c="6"/>203</text:p>
          </table:table-cell>
          <table:table-cell office:value-type="float" office:value="4.02693">
            <text:p>4,02693</text:p>
          </table:table-cell>
          <table:table-cell office:value-type="float" office:value="0.00047994686814256">
            <text:p>0,0004799469</text:p>
          </table:table-cell>
          <table:table-cell table:number-columns-repeated="2"/>
        </table:table-row>
        <table:table-row table:style-name="ro1">
          <table:table-cell office:value-type="string">
            <text:p><text:s text:c="6"/>204</text:p>
          </table:table-cell>
          <table:table-cell office:value-type="float" office:value="4.04655">
            <text:p>4,04655</text:p>
          </table:table-cell>
          <table:table-cell office:value-type="float" office:value="0.000443393669640913">
            <text:p>0,0004433937</text:p>
          </table:table-cell>
          <table:table-cell table:number-columns-repeated="2"/>
        </table:table-row>
        <table:table-row table:style-name="ro1">
          <table:table-cell office:value-type="string">
            <text:p><text:s text:c="6"/>205</text:p>
          </table:table-cell>
          <table:table-cell office:value-type="float" office:value="4.06591">
            <text:p>4,06591</text:p>
          </table:table-cell>
          <table:table-cell office:value-type="float" office:value="0.000433519848545065">
            <text:p>0,0004335198</text:p>
          </table:table-cell>
          <table:table-cell table:number-columns-repeated="2"/>
        </table:table-row>
        <table:table-row table:style-name="ro1">
          <table:table-cell office:value-type="string">
            <text:p><text:s text:c="6"/>206</text:p>
          </table:table-cell>
          <table:table-cell office:value-type="float" office:value="4.08606">
            <text:p>4,08606</text:p>
          </table:table-cell>
          <table:table-cell office:value-type="float" office:value="0.000450987822928814">
            <text:p>0,0004509878</text:p>
          </table:table-cell>
          <table:table-cell table:number-columns-repeated="2"/>
        </table:table-row>
        <table:table-row table:style-name="ro1">
          <table:table-cell office:value-type="string">
            <text:p><text:s text:c="6"/>207</text:p>
          </table:table-cell>
          <table:table-cell office:value-type="float" office:value="4.10596">
            <text:p>4,10596</text:p>
          </table:table-cell>
          <table:table-cell office:value-type="float" office:value="0.000438697574675337">
            <text:p>0,0004386976</text:p>
          </table:table-cell>
          <table:table-cell table:number-columns-repeated="2"/>
        </table:table-row>
        <table:table-row table:style-name="ro1">
          <table:table-cell office:value-type="string">
            <text:p><text:s text:c="6"/>208</text:p>
          </table:table-cell>
          <table:table-cell office:value-type="float" office:value="4.12526">
            <text:p>4,12526</text:p>
          </table:table-cell>
          <table:table-cell office:value-type="float" office:value="0.000489710095640176">
            <text:p>0,0004897101</text:p>
          </table:table-cell>
          <table:table-cell table:number-columns-repeated="2"/>
        </table:table-row>
        <table:table-row table:style-name="ro1">
          <table:table-cell office:value-type="string">
            <text:p><text:s text:c="6"/>209</text:p>
          </table:table-cell>
          <table:table-cell office:value-type="float" office:value="4.14468">
            <text:p>4,14468</text:p>
          </table:table-cell>
          <table:table-cell office:value-type="float" office:value="0.000438159314219197">
            <text:p>0,0004381593</text:p>
          </table:table-cell>
          <table:table-cell table:number-columns-repeated="2"/>
        </table:table-row>
        <table:table-row table:style-name="ro1">
          <table:table-cell office:value-type="string">
            <text:p><text:s text:c="6"/>210</text:p>
          </table:table-cell>
          <table:table-cell office:value-type="float" office:value="4.16413">
            <text:p>4,16413</text:p>
          </table:table-cell>
          <table:table-cell office:value-type="float" office:value="0.000437684169959649">
            <text:p>0,0004376842</text:p>
          </table:table-cell>
          <table:table-cell table:number-columns-repeated="2"/>
        </table:table-row>
        <table:table-row table:style-name="ro1">
          <table:table-cell office:value-type="string">
            <text:p><text:s text:c="6"/>211</text:p>
          </table:table-cell>
          <table:table-cell office:value-type="float" office:value="4.18371">
            <text:p>4,18371</text:p>
          </table:table-cell>
          <table:table-cell office:value-type="float" office:value="0.000437744165802525">
            <text:p>0,0004377442</text:p>
          </table:table-cell>
          <table:table-cell table:number-columns-repeated="2"/>
        </table:table-row>
        <table:table-row table:style-name="ro1">
          <table:table-cell office:value-type="string">
            <text:p><text:s text:c="6"/>212</text:p>
          </table:table-cell>
          <table:table-cell office:value-type="float" office:value="4.20304">
            <text:p>4,20304</text:p>
          </table:table-cell>
          <table:table-cell office:value-type="float" office:value="0.00042532915397233">
            <text:p>0,0004253292</text:p>
          </table:table-cell>
          <table:table-cell table:number-columns-repeated="2"/>
        </table:table-row>
        <table:table-row table:style-name="ro1">
          <table:table-cell office:value-type="string">
            <text:p><text:s text:c="6"/>213</text:p>
          </table:table-cell>
          <table:table-cell office:value-type="float" office:value="4.22194">
            <text:p>4,22194</text:p>
          </table:table-cell>
          <table:table-cell office:value-type="float" office:value="0.000440091966245008">
            <text:p>0,000440092</text:p>
          </table:table-cell>
          <table:table-cell table:number-columns-repeated="2"/>
        </table:table-row>
        <table:table-row table:style-name="ro1">
          <table:table-cell office:value-type="string">
            <text:p><text:s text:c="6"/>214</text:p>
          </table:table-cell>
          <table:table-cell office:value-type="float" office:value="4.24106">
            <text:p>4,24106</text:p>
          </table:table-cell>
          <table:table-cell office:value-type="float" office:value="0.00041674112529657">
            <text:p>0,0004167411</text:p>
          </table:table-cell>
          <table:table-cell table:number-columns-repeated="2"/>
        </table:table-row>
        <table:table-row table:style-name="ro1">
          <table:table-cell office:value-type="string">
            <text:p><text:s text:c="6"/>215</text:p>
          </table:table-cell>
          <table:table-cell office:value-type="float" office:value="4.26025">
            <text:p>4,26025</text:p>
          </table:table-cell>
          <table:table-cell office:value-type="float" office:value="0.000410295434011946">
            <text:p>0,0004102954</text:p>
          </table:table-cell>
          <table:table-cell table:number-columns-repeated="2"/>
        </table:table-row>
        <table:table-row table:style-name="ro1">
          <table:table-cell office:value-type="string">
            <text:p><text:s text:c="6"/>216</text:p>
          </table:table-cell>
          <table:table-cell office:value-type="float" office:value="4.27911">
            <text:p>4,27911</text:p>
          </table:table-cell>
          <table:table-cell office:value-type="float" office:value="0.000410518620566402">
            <text:p>0,0004105186</text:p>
          </table:table-cell>
          <table:table-cell table:number-columns-repeated="2"/>
        </table:table-row>
        <table:table-row table:style-name="ro1">
          <table:table-cell office:value-type="string">
            <text:p><text:s text:c="6"/>217</text:p>
          </table:table-cell>
          <table:table-cell office:value-type="float" office:value="4.29851">
            <text:p>4,29851</text:p>
          </table:table-cell>
          <table:table-cell office:value-type="float" office:value="0.000427006075525854">
            <text:p>0,0004270061</text:p>
          </table:table-cell>
          <table:table-cell table:number-columns-repeated="2"/>
        </table:table-row>
        <table:table-row table:style-name="ro1">
          <table:table-cell office:value-type="string">
            <text:p><text:s text:c="6"/>218</text:p>
          </table:table-cell>
          <table:table-cell office:value-type="float" office:value="4.31781">
            <text:p>4,31781</text:p>
          </table:table-cell>
          <table:table-cell office:value-type="float" office:value="0.000405019014784042">
            <text:p>0,000405019</text:p>
          </table:table-cell>
          <table:table-cell table:number-columns-repeated="2"/>
        </table:table-row>
        <table:table-row table:style-name="ro1">
          <table:table-cell office:value-type="string">
            <text:p><text:s text:c="6"/>219</text:p>
          </table:table-cell>
          <table:table-cell office:value-type="float" office:value="4.33724">
            <text:p>4,33724</text:p>
          </table:table-cell>
          <table:table-cell office:value-type="float" office:value="0.000407480732792433">
            <text:p>0,0004074807</text:p>
          </table:table-cell>
          <table:table-cell table:number-columns-repeated="2"/>
        </table:table-row>
        <table:table-row table:style-name="ro1">
          <table:table-cell office:value-type="string">
            <text:p><text:s text:c="6"/>220</text:p>
          </table:table-cell>
          <table:table-cell office:value-type="float" office:value="4.35649">
            <text:p>4,35649</text:p>
          </table:table-cell>
          <table:table-cell office:value-type="float" office:value="0.000403274112069097">
            <text:p>0,0004032741</text:p>
          </table:table-cell>
          <table:table-cell table:number-columns-repeated="2"/>
        </table:table-row>
        <table:table-row table:style-name="ro1">
          <table:table-cell office:value-type="string">
            <text:p><text:s text:c="6"/>221</text:p>
          </table:table-cell>
          <table:table-cell office:value-type="float" office:value="4.37588">
            <text:p>4,37588</text:p>
          </table:table-cell>
          <table:table-cell office:value-type="float" office:value="0.00043830486316898">
            <text:p>0,0004383049</text:p>
          </table:table-cell>
          <table:table-cell table:number-columns-repeated="2"/>
        </table:table-row>
        <table:table-row table:style-name="ro1">
          <table:table-cell office:value-type="string">
            <text:p><text:s text:c="6"/>222</text:p>
          </table:table-cell>
          <table:table-cell office:value-type="float" office:value="4.39809">
            <text:p>4,39809</text:p>
          </table:table-cell>
          <table:table-cell office:value-type="float" office:value="0.000392607853247134">
            <text:p>0,0003926079</text:p>
          </table:table-cell>
          <table:table-cell table:number-columns-repeated="2"/>
        </table:table-row>
        <table:table-row table:style-name="ro1">
          <table:table-cell office:value-type="string">
            <text:p><text:s text:c="6"/>223</text:p>
          </table:table-cell>
          <table:table-cell office:value-type="float" office:value="4.41741">
            <text:p>4,41741</text:p>
          </table:table-cell>
          <table:table-cell office:value-type="float" office:value="0.000424991127840422">
            <text:p>0,0004249911</text:p>
          </table:table-cell>
          <table:table-cell table:number-columns-repeated="2"/>
        </table:table-row>
        <table:table-row table:style-name="ro1">
          <table:table-cell office:value-type="string">
            <text:p><text:s text:c="6"/>224</text:p>
          </table:table-cell>
          <table:table-cell office:value-type="float" office:value="4.4366">
            <text:p>4,4366</text:p>
          </table:table-cell>
          <table:table-cell office:value-type="float" office:value="0.000393242156810571">
            <text:p>0,0003932422</text:p>
          </table:table-cell>
          <table:table-cell table:number-columns-repeated="2"/>
        </table:table-row>
        <table:table-row table:style-name="ro1">
          <table:table-cell office:value-type="string">
            <text:p><text:s text:c="6"/>225</text:p>
          </table:table-cell>
          <table:table-cell office:value-type="float" office:value="4.45593">
            <text:p>4,45593</text:p>
          </table:table-cell>
          <table:table-cell office:value-type="float" office:value="0.000405326981660462">
            <text:p>0,000405327</text:p>
          </table:table-cell>
          <table:table-cell table:number-columns-repeated="2"/>
        </table:table-row>
        <table:table-row table:style-name="ro1">
          <table:table-cell office:value-type="string">
            <text:p><text:s text:c="6"/>226</text:p>
          </table:table-cell>
          <table:table-cell office:value-type="float" office:value="4.47627">
            <text:p>4,47627</text:p>
          </table:table-cell>
          <table:table-cell office:value-type="float" office:value="0.000401409052649838">
            <text:p>0,0004014091</text:p>
          </table:table-cell>
          <table:table-cell table:number-columns-repeated="2"/>
        </table:table-row>
        <table:table-row table:style-name="ro1">
          <table:table-cell office:value-type="string">
            <text:p><text:s text:c="6"/>227</text:p>
          </table:table-cell>
          <table:table-cell office:value-type="float" office:value="4.49769">
            <text:p>4,49769</text:p>
          </table:table-cell>
          <table:table-cell office:value-type="float" office:value="0.000392833647146054">
            <text:p>0,0003928336</text:p>
          </table:table-cell>
          <table:table-cell table:number-columns-repeated="2"/>
        </table:table-row>
        <table:table-row table:style-name="ro1">
          <table:table-cell office:value-type="string">
            <text:p><text:s text:c="6"/>228</text:p>
          </table:table-cell>
          <table:table-cell office:value-type="float" office:value="4.51754">
            <text:p>4,51754</text:p>
          </table:table-cell>
          <table:table-cell office:value-type="float" office:value="0.000387962914745064">
            <text:p>0,0003879629</text:p>
          </table:table-cell>
          <table:table-cell table:number-columns-repeated="2"/>
        </table:table-row>
        <table:table-row table:style-name="ro1">
          <table:table-cell office:value-type="string">
            <text:p><text:s text:c="6"/>229</text:p>
          </table:table-cell>
          <table:table-cell office:value-type="float" office:value="4.53708">
            <text:p>4,53708</text:p>
          </table:table-cell>
          <table:table-cell office:value-type="float" office:value="0.000392564168847462">
            <text:p>0,0003925642</text:p>
          </table:table-cell>
          <table:table-cell table:number-columns-repeated="2"/>
        </table:table-row>
        <table:table-row table:style-name="ro1">
          <table:table-cell office:value-type="string">
            <text:p><text:s text:c="6"/>230</text:p>
          </table:table-cell>
          <table:table-cell office:value-type="float" office:value="4.55643">
            <text:p>4,55643</text:p>
          </table:table-cell>
          <table:table-cell office:value-type="float" office:value="0.000404559533811171">
            <text:p>0,0004045595</text:p>
          </table:table-cell>
          <table:table-cell table:number-columns-repeated="2"/>
        </table:table-row>
        <table:table-row table:style-name="ro1">
          <table:table-cell office:value-type="string">
            <text:p><text:s text:c="6"/>231</text:p>
          </table:table-cell>
          <table:table-cell office:value-type="float" office:value="4.57575">
            <text:p>4,57575</text:p>
          </table:table-cell>
          <table:table-cell office:value-type="float" office:value="0.000396172370252355">
            <text:p>0,0003961724</text:p>
          </table:table-cell>
          <table:table-cell table:number-columns-repeated="2"/>
        </table:table-row>
        <table:table-row table:style-name="ro1">
          <table:table-cell office:value-type="string">
            <text:p><text:s text:c="6"/>232</text:p>
          </table:table-cell>
          <table:table-cell office:value-type="float" office:value="4.59522">
            <text:p>4,59522</text:p>
          </table:table-cell>
          <table:table-cell office:value-type="float" office:value="0.000389319252085321">
            <text:p>0,0003893193</text:p>
          </table:table-cell>
          <table:table-cell table:number-columns-repeated="2"/>
        </table:table-row>
        <table:table-row table:style-name="ro1">
          <table:table-cell office:value-type="string">
            <text:p><text:s text:c="6"/>233</text:p>
          </table:table-cell>
          <table:table-cell office:value-type="float" office:value="4.6151">
            <text:p>4,6151</text:p>
          </table:table-cell>
          <table:table-cell office:value-type="float" office:value="0.000374522145262307">
            <text:p>0,0003745221</text:p>
          </table:table-cell>
          <table:table-cell table:number-columns-repeated="2"/>
        </table:table-row>
        <table:table-row table:style-name="ro1">
          <table:table-cell office:value-type="string">
            <text:p><text:s text:c="6"/>234</text:p>
          </table:table-cell>
          <table:table-cell office:value-type="float" office:value="4.63483">
            <text:p>4,63483</text:p>
          </table:table-cell>
          <table:table-cell office:value-type="float" office:value="0.000389306671235643">
            <text:p>0,0003893067</text:p>
          </table:table-cell>
          <table:table-cell table:number-columns-repeated="2"/>
        </table:table-row>
        <table:table-row table:style-name="ro1">
          <table:table-cell office:value-type="string">
            <text:p><text:s text:c="6"/>235</text:p>
          </table:table-cell>
          <table:table-cell office:value-type="float" office:value="4.65389">
            <text:p>4,65389</text:p>
          </table:table-cell>
          <table:table-cell office:value-type="float" office:value="0.000369154281685061">
            <text:p>0,0003691543</text:p>
          </table:table-cell>
          <table:table-cell table:number-columns-repeated="2"/>
        </table:table-row>
        <table:table-row table:style-name="ro1">
          <table:table-cell office:value-type="string">
            <text:p><text:s text:c="6"/>236</text:p>
          </table:table-cell>
          <table:table-cell office:value-type="float" office:value="4.67356">
            <text:p>4,67356</text:p>
          </table:table-cell>
          <table:table-cell office:value-type="float" office:value="0.000380345839431298">
            <text:p>0,0003803458</text:p>
          </table:table-cell>
          <table:table-cell table:number-columns-repeated="2"/>
        </table:table-row>
        <table:table-row table:style-name="ro1">
          <table:table-cell office:value-type="string">
            <text:p><text:s text:c="6"/>237</text:p>
          </table:table-cell>
          <table:table-cell office:value-type="float" office:value="4.69317">
            <text:p>4,69317</text:p>
          </table:table-cell>
          <table:table-cell office:value-type="float" office:value="0.000376137160471376">
            <text:p>0,0003761372</text:p>
          </table:table-cell>
          <table:table-cell table:number-columns-repeated="2"/>
        </table:table-row>
        <table:table-row table:style-name="ro1">
          <table:table-cell office:value-type="string">
            <text:p><text:s text:c="6"/>238</text:p>
          </table:table-cell>
          <table:table-cell office:value-type="float" office:value="4.71247">
            <text:p>4,71247</text:p>
          </table:table-cell>
          <table:table-cell office:value-type="float" office:value="0.00037737069403658">
            <text:p>0,0003773707</text:p>
          </table:table-cell>
          <table:table-cell table:number-columns-repeated="2"/>
        </table:table-row>
        <table:table-row table:style-name="ro1">
          <table:table-cell office:value-type="string">
            <text:p><text:s text:c="6"/>239</text:p>
          </table:table-cell>
          <table:table-cell office:value-type="float" office:value="4.73199">
            <text:p>4,73199</text:p>
          </table:table-cell>
          <table:table-cell office:value-type="float" office:value="0.000370975889058193">
            <text:p>0,0003709759</text:p>
          </table:table-cell>
          <table:table-cell table:number-columns-repeated="2"/>
        </table:table-row>
        <table:table-row table:style-name="ro1">
          <table:table-cell office:value-type="string">
            <text:p><text:s text:c="6"/>240</text:p>
          </table:table-cell>
          <table:table-cell office:value-type="float" office:value="4.75131">
            <text:p>4,75131</text:p>
          </table:table-cell>
          <table:table-cell office:value-type="float" office:value="0.000365471515052478">
            <text:p>0,0003654715</text:p>
          </table:table-cell>
          <table:table-cell table:number-columns-repeated="2"/>
        </table:table-row>
        <table:table-row table:style-name="ro1">
          <table:table-cell office:value-type="string">
            <text:p><text:s text:c="6"/>241</text:p>
          </table:table-cell>
          <table:table-cell office:value-type="float" office:value="4.77065">
            <text:p>4,77065</text:p>
          </table:table-cell>
          <table:table-cell office:value-type="float" office:value="0.00040911990866261">
            <text:p>0,0004091199</text:p>
          </table:table-cell>
          <table:table-cell table:number-columns-repeated="2"/>
        </table:table-row>
        <table:table-row table:style-name="ro1">
          <table:table-cell office:value-type="string">
            <text:p><text:s text:c="6"/>242</text:p>
          </table:table-cell>
          <table:table-cell office:value-type="float" office:value="4.79043">
            <text:p>4,79043</text:p>
          </table:table-cell>
          <table:table-cell office:value-type="float" office:value="0.000365275172441023">
            <text:p>0,0003652752</text:p>
          </table:table-cell>
          <table:table-cell table:number-columns-repeated="2"/>
        </table:table-row>
        <table:table-row table:style-name="ro1">
          <table:table-cell office:value-type="string">
            <text:p><text:s text:c="6"/>243</text:p>
          </table:table-cell>
          <table:table-cell office:value-type="float" office:value="4.81123">
            <text:p>4,81123</text:p>
          </table:table-cell>
          <table:table-cell office:value-type="float" office:value="0.000377118382952451">
            <text:p>0,0003771184</text:p>
          </table:table-cell>
          <table:table-cell table:number-columns-repeated="2"/>
        </table:table-row>
        <table:table-row table:style-name="ro1">
          <table:table-cell office:value-type="string">
            <text:p><text:s text:c="6"/>244</text:p>
          </table:table-cell>
          <table:table-cell office:value-type="float" office:value="4.8325">
            <text:p>4,8325</text:p>
          </table:table-cell>
          <table:table-cell office:value-type="float" office:value="0.000385809179587195">
            <text:p>0,0003858092</text:p>
          </table:table-cell>
          <table:table-cell table:number-columns-repeated="2"/>
        </table:table-row>
        <table:table-row table:style-name="ro1">
          <table:table-cell office:value-type="string">
            <text:p><text:s text:c="6"/>245</text:p>
          </table:table-cell>
          <table:table-cell office:value-type="float" office:value="4.85175">
            <text:p>4,85175</text:p>
          </table:table-cell>
          <table:table-cell office:value-type="float" office:value="0.00037248029517016">
            <text:p>0,0003724803</text:p>
          </table:table-cell>
          <table:table-cell table:number-columns-repeated="2"/>
        </table:table-row>
        <table:table-row table:style-name="ro1">
          <table:table-cell office:value-type="string">
            <text:p><text:s text:c="6"/>246</text:p>
          </table:table-cell>
          <table:table-cell office:value-type="float" office:value="4.87122">
            <text:p>4,87122</text:p>
          </table:table-cell>
          <table:table-cell office:value-type="float" office:value="0.000357156238897476">
            <text:p>0,0003571562</text:p>
          </table:table-cell>
          <table:table-cell table:number-columns-repeated="2"/>
        </table:table-row>
        <table:table-row table:style-name="ro1">
          <table:table-cell office:value-type="string">
            <text:p><text:s text:c="6"/>247</text:p>
          </table:table-cell>
          <table:table-cell office:value-type="float" office:value="4.89071">
            <text:p>4,89071</text:p>
          </table:table-cell>
          <table:table-cell office:value-type="float" office:value="0.000384768176249159">
            <text:p>0,0003847682</text:p>
          </table:table-cell>
          <table:table-cell table:number-columns-repeated="2"/>
        </table:table-row>
        <table:table-row table:style-name="ro1">
          <table:table-cell office:value-type="string">
            <text:p><text:s text:c="6"/>248</text:p>
          </table:table-cell>
          <table:table-cell office:value-type="float" office:value="4.91009">
            <text:p>4,91009</text:p>
          </table:table-cell>
          <table:table-cell office:value-type="float" office:value="0.000349796017454556">
            <text:p>0,000349796</text:p>
          </table:table-cell>
          <table:table-cell table:number-columns-repeated="2"/>
        </table:table-row>
        <table:table-row table:style-name="ro1">
          <table:table-cell office:value-type="string">
            <text:p><text:s text:c="6"/>249</text:p>
          </table:table-cell>
          <table:table-cell office:value-type="float" office:value="4.92961">
            <text:p>4,92961</text:p>
          </table:table-cell>
          <table:table-cell office:value-type="float" office:value="0.000365502204999949">
            <text:p>0,0003655022</text:p>
          </table:table-cell>
          <table:table-cell table:number-columns-repeated="2"/>
        </table:table-row>
        <table:table-row table:style-name="ro1">
          <table:table-cell office:value-type="string">
            <text:p><text:s text:c="6"/>250</text:p>
          </table:table-cell>
          <table:table-cell office:value-type="float" office:value="4.94889">
            <text:p>4,94889</text:p>
          </table:table-cell>
          <table:table-cell office:value-type="float" office:value="0.000347859354551424">
            <text:p>0,0003478594</text:p>
          </table:table-cell>
          <table:table-cell table:number-columns-repeated="2"/>
        </table:table-row>
        <table:table-row table:style-name="ro1">
          <table:table-cell office:value-type="string">
            <text:p><text:s text:c="6"/>251</text:p>
          </table:table-cell>
          <table:table-cell office:value-type="float" office:value="4.96859">
            <text:p>4,96859</text:p>
          </table:table-cell>
          <table:table-cell office:value-type="float" office:value="0.000367629802938511">
            <text:p>0,0003676298</text:p>
          </table:table-cell>
          <table:table-cell table:number-columns-repeated="2"/>
        </table:table-row>
        <table:table-row table:style-name="ro1">
          <table:table-cell office:value-type="string">
            <text:p><text:s text:c="6"/>252</text:p>
          </table:table-cell>
          <table:table-cell office:value-type="float" office:value="4.98796">
            <text:p>4,98796</text:p>
          </table:table-cell>
          <table:table-cell office:value-type="float" office:value="0.000364005598714687">
            <text:p>0,0003640056</text:p>
          </table:table-cell>
          <table:table-cell table:number-columns-repeated="2"/>
        </table:table-row>
        <table:table-row table:style-name="ro1">
          <table:table-cell office:value-type="string">
            <text:p><text:s text:c="6"/>253</text:p>
          </table:table-cell>
          <table:table-cell office:value-type="float" office:value="5.0082">
            <text:p>5,0082</text:p>
          </table:table-cell>
          <table:table-cell office:value-type="float" office:value="0.000346001997639386">
            <text:p>0,000346002</text:p>
          </table:table-cell>
          <table:table-cell table:number-columns-repeated="2"/>
        </table:table-row>
        <table:table-row table:style-name="ro1">
          <table:table-cell office:value-type="string">
            <text:p><text:s text:c="6"/>254</text:p>
          </table:table-cell>
          <table:table-cell office:value-type="float" office:value="5.02775">
            <text:p>5,02775</text:p>
          </table:table-cell>
          <table:table-cell office:value-type="float" office:value="0.000363400132531987">
            <text:p>0,0003634001</text:p>
          </table:table-cell>
          <table:table-cell table:number-columns-repeated="2"/>
        </table:table-row>
        <table:table-row table:style-name="ro1">
          <table:table-cell office:value-type="string">
            <text:p><text:s text:c="6"/>255</text:p>
          </table:table-cell>
          <table:table-cell office:value-type="float" office:value="5.04707">
            <text:p>5,04707</text:p>
          </table:table-cell>
          <table:table-cell office:value-type="float" office:value="0.000362657203464253">
            <text:p>0,0003626572</text:p>
          </table:table-cell>
          <table:table-cell table:number-columns-repeated="2"/>
        </table:table-row>
        <table:table-row table:style-name="ro1">
          <table:table-cell office:value-type="string">
            <text:p><text:s text:c="6"/>256</text:p>
          </table:table-cell>
          <table:table-cell office:value-type="float" office:value="5.06679">
            <text:p>5,06679</text:p>
          </table:table-cell>
          <table:table-cell office:value-type="float" office:value="0.000352555439881564">
            <text:p>0,0003525554</text:p>
          </table:table-cell>
          <table:table-cell table:number-columns-repeated="2"/>
        </table:table-row>
        <table:table-row table:style-name="ro1">
          <table:table-cell office:value-type="string">
            <text:p><text:s text:c="6"/>257</text:p>
          </table:table-cell>
          <table:table-cell office:value-type="float" office:value="5.08716">
            <text:p>5,08716</text:p>
          </table:table-cell>
          <table:table-cell office:value-type="float" office:value="0.000344848152203617">
            <text:p>0,0003448482</text:p>
          </table:table-cell>
          <table:table-cell table:number-columns-repeated="2"/>
        </table:table-row>
        <table:table-row table:style-name="ro1">
          <table:table-cell office:value-type="string">
            <text:p><text:s text:c="6"/>258</text:p>
          </table:table-cell>
          <table:table-cell office:value-type="float" office:value="5.10685">
            <text:p>5,10685</text:p>
          </table:table-cell>
          <table:table-cell office:value-type="float" office:value="0.00033649298279421">
            <text:p>0,000336493</text:p>
          </table:table-cell>
          <table:table-cell table:number-columns-repeated="2"/>
        </table:table-row>
        <table:table-row table:style-name="ro1">
          <table:table-cell office:value-type="string">
            <text:p><text:s text:c="6"/>259</text:p>
          </table:table-cell>
          <table:table-cell office:value-type="float" office:value="5.12649">
            <text:p>5,12649</text:p>
          </table:table-cell>
          <table:table-cell office:value-type="float" office:value="0.000339003392395518">
            <text:p>0,0003390034</text:p>
          </table:table-cell>
          <table:table-cell table:number-columns-repeated="2"/>
        </table:table-row>
        <table:table-row table:style-name="ro1">
          <table:table-cell office:value-type="string">
            <text:p><text:s text:c="6"/>260</text:p>
          </table:table-cell>
          <table:table-cell office:value-type="float" office:value="5.1458">
            <text:p>5,1458</text:p>
          </table:table-cell>
          <table:table-cell office:value-type="float" office:value="0.000333903882688138">
            <text:p>0,0003339039</text:p>
          </table:table-cell>
          <table:table-cell table:number-columns-repeated="2"/>
        </table:table-row>
        <table:table-row table:style-name="ro1">
          <table:table-cell office:value-type="string">
            <text:p><text:s text:c="6"/>261</text:p>
          </table:table-cell>
          <table:table-cell office:value-type="float" office:value="5.16511">
            <text:p>5,16511</text:p>
          </table:table-cell>
          <table:table-cell office:value-type="float" office:value="0.000340049287283664">
            <text:p>0,0003400493</text:p>
          </table:table-cell>
          <table:table-cell table:number-columns-repeated="2"/>
        </table:table-row>
        <table:table-row table:style-name="ro1">
          <table:table-cell office:value-type="string">
            <text:p><text:s text:c="6"/>262</text:p>
          </table:table-cell>
          <table:table-cell office:value-type="float" office:value="5.18484">
            <text:p>5,18484</text:p>
          </table:table-cell>
          <table:table-cell office:value-type="float" office:value="0.00033064267753417">
            <text:p>0,0003306427</text:p>
          </table:table-cell>
          <table:table-cell table:number-columns-repeated="2"/>
        </table:table-row>
        <table:table-row table:style-name="ro1">
          <table:table-cell office:value-type="string">
            <text:p><text:s text:c="6"/>263</text:p>
          </table:table-cell>
          <table:table-cell office:value-type="float" office:value="5.20443">
            <text:p>5,20443</text:p>
          </table:table-cell>
          <table:table-cell office:value-type="float" office:value="0.000349620071849206">
            <text:p>0,0003496201</text:p>
          </table:table-cell>
          <table:table-cell table:number-columns-repeated="2"/>
        </table:table-row>
        <table:table-row table:style-name="ro1">
          <table:table-cell office:value-type="string">
            <text:p><text:s text:c="6"/>264</text:p>
          </table:table-cell>
          <table:table-cell office:value-type="float" office:value="5.22358">
            <text:p>5,22358</text:p>
          </table:table-cell>
          <table:table-cell office:value-type="float" office:value="0.000324542249419321">
            <text:p>0,0003245422</text:p>
          </table:table-cell>
          <table:table-cell table:number-columns-repeated="2"/>
        </table:table-row>
        <table:table-row table:style-name="ro1">
          <table:table-cell office:value-type="string">
            <text:p><text:s text:c="6"/>265</text:p>
          </table:table-cell>
          <table:table-cell office:value-type="float" office:value="5.24275">
            <text:p>5,24275</text:p>
          </table:table-cell>
          <table:table-cell office:value-type="float" office:value="0.00033505875317262">
            <text:p>0,0003350588</text:p>
          </table:table-cell>
          <table:table-cell table:number-columns-repeated="2"/>
        </table:table-row>
        <table:table-row table:style-name="ro1">
          <table:table-cell office:value-type="string">
            <text:p><text:s text:c="6"/>266</text:p>
          </table:table-cell>
          <table:table-cell office:value-type="float" office:value="5.26221">
            <text:p>5,26221</text:p>
          </table:table-cell>
          <table:table-cell office:value-type="float" office:value="0.000348999008728505">
            <text:p>0,000348999</text:p>
          </table:table-cell>
          <table:table-cell table:number-columns-repeated="2"/>
        </table:table-row>
        <table:table-row table:style-name="ro1">
          <table:table-cell office:value-type="string">
            <text:p><text:s text:c="6"/>267</text:p>
          </table:table-cell>
          <table:table-cell office:value-type="float" office:value="5.28145">
            <text:p>5,28145</text:p>
          </table:table-cell>
          <table:table-cell office:value-type="float" office:value="0.000332227158653707">
            <text:p>0,0003322272</text:p>
          </table:table-cell>
          <table:table-cell table:number-columns-repeated="2"/>
        </table:table-row>
        <table:table-row table:style-name="ro1">
          <table:table-cell office:value-type="string">
            <text:p><text:s text:c="6"/>268</text:p>
          </table:table-cell>
          <table:table-cell office:value-type="float" office:value="5.30102">
            <text:p>5,30102</text:p>
          </table:table-cell>
          <table:table-cell office:value-type="float" office:value="0.000405485781458762">
            <text:p>0,0004054858</text:p>
          </table:table-cell>
          <table:table-cell table:number-columns-repeated="2"/>
        </table:table-row>
        <table:table-row table:style-name="ro1">
          <table:table-cell office:value-type="string">
            <text:p><text:s text:c="6"/>269</text:p>
          </table:table-cell>
          <table:table-cell office:value-type="float" office:value="5.32039">
            <text:p>5,32039</text:p>
          </table:table-cell>
          <table:table-cell office:value-type="float" office:value="0.000335025128655315">
            <text:p>0,0003350251</text:p>
          </table:table-cell>
          <table:table-cell table:number-columns-repeated="2"/>
        </table:table-row>
        <table:table-row table:style-name="ro1">
          <table:table-cell office:value-type="string">
            <text:p><text:s text:c="6"/>270</text:p>
          </table:table-cell>
          <table:table-cell office:value-type="float" office:value="5.33982">
            <text:p>5,33982</text:p>
          </table:table-cell>
          <table:table-cell office:value-type="float" office:value="0.000350717724276208">
            <text:p>0,0003507177</text:p>
          </table:table-cell>
          <table:table-cell table:number-columns-repeated="2"/>
        </table:table-row>
        <table:table-row table:style-name="ro1">
          <table:table-cell office:value-type="string">
            <text:p><text:s text:c="6"/>271</text:p>
          </table:table-cell>
          <table:table-cell office:value-type="float" office:value="5.3591">
            <text:p>5,3591</text:p>
          </table:table-cell>
          <table:table-cell office:value-type="float" office:value="0.000324891062821281">
            <text:p>0,0003248911</text:p>
          </table:table-cell>
          <table:table-cell table:number-columns-repeated="2"/>
        </table:table-row>
        <table:table-row table:style-name="ro1">
          <table:table-cell office:value-type="string">
            <text:p><text:s text:c="6"/>272</text:p>
          </table:table-cell>
          <table:table-cell office:value-type="float" office:value="5.37834">
            <text:p>5,37834</text:p>
          </table:table-cell>
          <table:table-cell office:value-type="float" office:value="0.000328223532052972">
            <text:p>0,0003282235</text:p>
          </table:table-cell>
          <table:table-cell table:number-columns-repeated="2"/>
        </table:table-row>
        <table:table-row table:style-name="ro1">
          <table:table-cell office:value-type="string">
            <text:p><text:s text:c="6"/>273</text:p>
          </table:table-cell>
          <table:table-cell office:value-type="float" office:value="5.39797">
            <text:p>5,39797</text:p>
          </table:table-cell>
          <table:table-cell office:value-type="float" office:value="0.000318718494745709">
            <text:p>0,0003187185</text:p>
          </table:table-cell>
          <table:table-cell table:number-columns-repeated="2"/>
        </table:table-row>
        <table:table-row table:style-name="ro1">
          <table:table-cell office:value-type="string">
            <text:p><text:s text:c="6"/>274</text:p>
          </table:table-cell>
          <table:table-cell office:value-type="float" office:value="5.41708">
            <text:p>5,41708</text:p>
          </table:table-cell>
          <table:table-cell office:value-type="float" office:value="0.000317806667154595">
            <text:p>0,0003178067</text:p>
          </table:table-cell>
          <table:table-cell table:number-columns-repeated="2"/>
        </table:table-row>
        <table:table-row table:style-name="ro1">
          <table:table-cell office:value-type="string">
            <text:p><text:s text:c="6"/>275</text:p>
          </table:table-cell>
          <table:table-cell office:value-type="float" office:value="5.43647">
            <text:p>5,43647</text:p>
          </table:table-cell>
          <table:table-cell office:value-type="float" office:value="0.000312242178341784">
            <text:p>0,0003122422</text:p>
          </table:table-cell>
          <table:table-cell table:number-columns-repeated="2"/>
        </table:table-row>
        <table:table-row table:style-name="ro1">
          <table:table-cell office:value-type="string">
            <text:p><text:s text:c="6"/>276</text:p>
          </table:table-cell>
          <table:table-cell office:value-type="float" office:value="5.45569">
            <text:p>5,45569</text:p>
          </table:table-cell>
          <table:table-cell office:value-type="float" office:value="0.000308545716073212">
            <text:p>0,0003085457</text:p>
          </table:table-cell>
          <table:table-cell table:number-columns-repeated="2"/>
        </table:table-row>
        <table:table-row table:style-name="ro1">
          <table:table-cell office:value-type="string">
            <text:p><text:s text:c="6"/>277</text:p>
          </table:table-cell>
          <table:table-cell office:value-type="float" office:value="5.47527">
            <text:p>5,47527</text:p>
          </table:table-cell>
          <table:table-cell office:value-type="float" office:value="0.000310052266764395">
            <text:p>0,0003100523</text:p>
          </table:table-cell>
          <table:table-cell table:number-columns-repeated="2"/>
        </table:table-row>
        <table:table-row table:style-name="ro1">
          <table:table-cell office:value-type="string">
            <text:p><text:s text:c="6"/>278</text:p>
          </table:table-cell>
          <table:table-cell office:value-type="float" office:value="5.49485">
            <text:p>5,49485</text:p>
          </table:table-cell>
          <table:table-cell office:value-type="float" office:value="0.000307606555455183">
            <text:p>0,0003076066</text:p>
          </table:table-cell>
          <table:table-cell table:number-columns-repeated="2"/>
        </table:table-row>
        <table:table-row table:style-name="ro1">
          <table:table-cell office:value-type="string">
            <text:p><text:s text:c="6"/>279</text:p>
          </table:table-cell>
          <table:table-cell office:value-type="float" office:value="5.51424">
            <text:p>5,51424</text:p>
          </table:table-cell>
          <table:table-cell office:value-type="float" office:value="0.000322173682142591">
            <text:p>0,0003221737</text:p>
          </table:table-cell>
          <table:table-cell table:number-columns-repeated="2"/>
        </table:table-row>
        <table:table-row table:style-name="ro1">
          <table:table-cell office:value-type="string">
            <text:p><text:s text:c="6"/>280</text:p>
          </table:table-cell>
          <table:table-cell office:value-type="float" office:value="5.53379">
            <text:p>5,53379</text:p>
          </table:table-cell>
          <table:table-cell office:value-type="float" office:value="0.000316585470229027">
            <text:p>0,0003165855</text:p>
          </table:table-cell>
          <table:table-cell table:number-columns-repeated="2"/>
        </table:table-row>
        <table:table-row table:style-name="ro1">
          <table:table-cell office:value-type="string">
            <text:p><text:s text:c="6"/>281</text:p>
          </table:table-cell>
          <table:table-cell office:value-type="float" office:value="5.55297">
            <text:p>5,55297</text:p>
          </table:table-cell>
          <table:table-cell office:value-type="float" office:value="0.000306411205164953">
            <text:p>0,0003064112</text:p>
          </table:table-cell>
          <table:table-cell table:number-columns-repeated="2"/>
        </table:table-row>
        <table:table-row table:style-name="ro1">
          <table:table-cell office:value-type="string">
            <text:p><text:s text:c="6"/>282</text:p>
          </table:table-cell>
          <table:table-cell office:value-type="float" office:value="5.57307">
            <text:p>5,57307</text:p>
          </table:table-cell>
          <table:table-cell office:value-type="float" office:value="0.000302541403151684">
            <text:p>0,0003025414</text:p>
          </table:table-cell>
          <table:table-cell table:number-columns-repeated="2"/>
        </table:table-row>
        <table:table-row table:style-name="ro1">
          <table:table-cell office:value-type="string">
            <text:p><text:s text:c="6"/>283</text:p>
          </table:table-cell>
          <table:table-cell office:value-type="float" office:value="5.59273">
            <text:p>5,59273</text:p>
          </table:table-cell>
          <table:table-cell office:value-type="float" office:value="0.000301554159289125">
            <text:p>0,0003015542</text:p>
          </table:table-cell>
          <table:table-cell table:number-columns-repeated="2"/>
        </table:table-row>
        <table:table-row table:style-name="ro1">
          <table:table-cell office:value-type="string">
            <text:p><text:s text:c="6"/>284</text:p>
          </table:table-cell>
          <table:table-cell office:value-type="float" office:value="5.61198">
            <text:p>5,61198</text:p>
          </table:table-cell>
          <table:table-cell office:value-type="float" office:value="0.000303490746187651">
            <text:p>0,0003034907</text:p>
          </table:table-cell>
          <table:table-cell table:number-columns-repeated="2"/>
        </table:table-row>
        <table:table-row table:style-name="ro1">
          <table:table-cell office:value-type="string">
            <text:p><text:s text:c="6"/>285</text:p>
          </table:table-cell>
          <table:table-cell office:value-type="float" office:value="5.63139">
            <text:p>5,63139</text:p>
          </table:table-cell>
          <table:table-cell office:value-type="float" office:value="0.000307048192158705">
            <text:p>0,0003070482</text:p>
          </table:table-cell>
          <table:table-cell table:number-columns-repeated="2"/>
        </table:table-row>
        <table:table-row table:style-name="ro1">
          <table:table-cell office:value-type="string">
            <text:p><text:s text:c="6"/>286</text:p>
          </table:table-cell>
          <table:table-cell office:value-type="float" office:value="5.6508">
            <text:p>5,6508</text:p>
          </table:table-cell>
          <table:table-cell office:value-type="float" office:value="0.000308874087699607">
            <text:p>0,0003088741</text:p>
          </table:table-cell>
          <table:table-cell table:number-columns-repeated="2"/>
        </table:table-row>
        <table:table-row table:style-name="ro1">
          <table:table-cell office:value-type="string">
            <text:p><text:s text:c="6"/>287</text:p>
          </table:table-cell>
          <table:table-cell office:value-type="float" office:value="5.67077">
            <text:p>5,67077</text:p>
          </table:table-cell>
          <table:table-cell office:value-type="float" office:value="0.000336361481710733">
            <text:p>0,0003363615</text:p>
          </table:table-cell>
          <table:table-cell table:number-columns-repeated="2"/>
        </table:table-row>
        <table:table-row table:style-name="ro1">
          <table:table-cell office:value-type="string">
            <text:p><text:s text:c="6"/>288</text:p>
          </table:table-cell>
          <table:table-cell office:value-type="float" office:value="5.69059">
            <text:p>5,69059</text:p>
          </table:table-cell>
          <table:table-cell office:value-type="float" office:value="0.000340086367462336">
            <text:p>0,0003400864</text:p>
          </table:table-cell>
          <table:table-cell table:number-columns-repeated="2"/>
        </table:table-row>
        <table:table-row table:style-name="ro1">
          <table:table-cell office:value-type="string">
            <text:p><text:s text:c="6"/>289</text:p>
          </table:table-cell>
          <table:table-cell office:value-type="float" office:value="5.71053">
            <text:p>5,71053</text:p>
          </table:table-cell>
          <table:table-cell office:value-type="float" office:value="0.00030020547571913">
            <text:p>0,0003002055</text:p>
          </table:table-cell>
          <table:table-cell table:number-columns-repeated="2"/>
        </table:table-row>
        <table:table-row table:style-name="ro1">
          <table:table-cell office:value-type="string">
            <text:p><text:s text:c="6"/>290</text:p>
          </table:table-cell>
          <table:table-cell office:value-type="float" office:value="5.73001">
            <text:p>5,73001</text:p>
          </table:table-cell>
          <table:table-cell office:value-type="float" office:value="0.000309640604983797">
            <text:p>0,0003096406</text:p>
          </table:table-cell>
          <table:table-cell table:number-columns-repeated="2"/>
        </table:table-row>
        <table:table-row table:style-name="ro1">
          <table:table-cell office:value-type="string">
            <text:p><text:s text:c="6"/>291</text:p>
          </table:table-cell>
          <table:table-cell office:value-type="float" office:value="5.74933">
            <text:p>5,74933</text:p>
          </table:table-cell>
          <table:table-cell office:value-type="float" office:value="0.000299425723691858">
            <text:p>0,0002994257</text:p>
          </table:table-cell>
          <table:table-cell table:number-columns-repeated="2"/>
        </table:table-row>
        <table:table-row table:style-name="ro1">
          <table:table-cell office:value-type="string">
            <text:p><text:s text:c="6"/>292</text:p>
          </table:table-cell>
          <table:table-cell office:value-type="float" office:value="5.76874">
            <text:p>5,76874</text:p>
          </table:table-cell>
          <table:table-cell office:value-type="float" office:value="0.000297217942211023">
            <text:p>0,0002972179</text:p>
          </table:table-cell>
          <table:table-cell table:number-columns-repeated="2"/>
        </table:table-row>
        <table:table-row table:style-name="ro1">
          <table:table-cell office:value-type="string">
            <text:p><text:s text:c="6"/>293</text:p>
          </table:table-cell>
          <table:table-cell office:value-type="float" office:value="5.78824">
            <text:p>5,78824</text:p>
          </table:table-cell>
          <table:table-cell office:value-type="float" office:value="0.000298339944033511">
            <text:p>0,0002983399</text:p>
          </table:table-cell>
          <table:table-cell table:number-columns-repeated="2"/>
        </table:table-row>
        <table:table-row table:style-name="ro1">
          <table:table-cell office:value-type="string">
            <text:p><text:s text:c="6"/>294</text:p>
          </table:table-cell>
          <table:table-cell office:value-type="float" office:value="5.80774">
            <text:p>5,80774</text:p>
          </table:table-cell>
          <table:table-cell office:value-type="float" office:value="0.000295982435776291">
            <text:p>0,0002959824</text:p>
          </table:table-cell>
          <table:table-cell table:number-columns-repeated="2"/>
        </table:table-row>
        <table:table-row table:style-name="ro1">
          <table:table-cell office:value-type="string">
            <text:p><text:s text:c="6"/>295</text:p>
          </table:table-cell>
          <table:table-cell office:value-type="float" office:value="5.82673">
            <text:p>5,82673</text:p>
          </table:table-cell>
          <table:table-cell office:value-type="float" office:value="0.000288756915759793">
            <text:p>0,0002887569</text:p>
          </table:table-cell>
          <table:table-cell table:number-columns-repeated="2"/>
        </table:table-row>
        <table:table-row table:style-name="ro1">
          <table:table-cell office:value-type="string">
            <text:p><text:s text:c="6"/>296</text:p>
          </table:table-cell>
          <table:table-cell office:value-type="float" office:value="5.84565">
            <text:p>5,84565</text:p>
          </table:table-cell>
          <table:table-cell office:value-type="float" office:value="0.000286926664116212">
            <text:p>0,0002869267</text:p>
          </table:table-cell>
          <table:table-cell table:number-columns-repeated="2"/>
        </table:table-row>
        <table:table-row table:style-name="ro1">
          <table:table-cell office:value-type="string">
            <text:p><text:s text:c="6"/>297</text:p>
          </table:table-cell>
          <table:table-cell office:value-type="float" office:value="5.86451">
            <text:p>5,86451</text:p>
          </table:table-cell>
          <table:table-cell office:value-type="float" office:value="0.000284917491593432">
            <text:p>0,0002849175</text:p>
          </table:table-cell>
          <table:table-cell table:number-columns-repeated="2"/>
        </table:table-row>
        <table:table-row table:style-name="ro1">
          <table:table-cell office:value-type="string">
            <text:p><text:s text:c="6"/>298</text:p>
          </table:table-cell>
          <table:table-cell office:value-type="float" office:value="5.88338">
            <text:p>5,88338</text:p>
          </table:table-cell>
          <table:table-cell office:value-type="float" office:value="0.00029689182444011">
            <text:p>0,0002968918</text:p>
          </table:table-cell>
          <table:table-cell table:number-columns-repeated="2"/>
        </table:table-row>
        <table:table-row table:style-name="ro1">
          <table:table-cell office:value-type="string">
            <text:p><text:s text:c="6"/>299</text:p>
          </table:table-cell>
          <table:table-cell office:value-type="float" office:value="5.90344">
            <text:p>5,90344</text:p>
          </table:table-cell>
          <table:table-cell office:value-type="float" office:value="0.00028978933748905">
            <text:p>0,0002897893</text:p>
          </table:table-cell>
          <table:table-cell table:number-columns-repeated="2"/>
        </table:table-row>
        <table:table-row table:style-name="ro1">
          <table:table-cell office:value-type="string">
            <text:p><text:s text:c="6"/>300</text:p>
          </table:table-cell>
          <table:table-cell office:value-type="float" office:value="5.92225">
            <text:p>5,92225</text:p>
          </table:table-cell>
          <table:table-cell office:value-type="float" office:value="0.000283151575618094">
            <text:p>0,0002831516</text:p>
          </table:table-cell>
          <table:table-cell table:number-columns-repeated="2"/>
        </table:table-row>
        <table:table-row table:style-name="ro1">
          <table:table-cell office:value-type="string">
            <text:p><text:s text:c="6"/>301</text:p>
          </table:table-cell>
          <table:table-cell office:value-type="float" office:value="5.94125">
            <text:p>5,94125</text:p>
          </table:table-cell>
          <table:table-cell office:value-type="float" office:value="0.000286504933273731">
            <text:p>0,0002865049</text:p>
          </table:table-cell>
          <table:table-cell table:number-columns-repeated="2"/>
        </table:table-row>
        <table:table-row table:style-name="ro1">
          <table:table-cell office:value-type="string">
            <text:p><text:s text:c="6"/>302</text:p>
          </table:table-cell>
          <table:table-cell office:value-type="float" office:value="5.96014">
            <text:p>5,96014</text:p>
          </table:table-cell>
          <table:table-cell office:value-type="float" office:value="0.000282087704413964">
            <text:p>0,0002820877</text:p>
          </table:table-cell>
          <table:table-cell table:number-columns-repeated="2"/>
        </table:table-row>
        <table:table-row table:style-name="ro1">
          <table:table-cell office:value-type="string">
            <text:p><text:s text:c="6"/>303</text:p>
          </table:table-cell>
          <table:table-cell office:value-type="float" office:value="5.97901">
            <text:p>5,97901</text:p>
          </table:table-cell>
          <table:table-cell office:value-type="float" office:value="0.000284060780598176">
            <text:p>0,0002840608</text:p>
          </table:table-cell>
          <table:table-cell table:number-columns-repeated="2"/>
        </table:table-row>
        <table:table-row table:style-name="ro1">
          <table:table-cell office:value-type="string">
            <text:p><text:s text:c="6"/>304</text:p>
          </table:table-cell>
          <table:table-cell office:value-type="float" office:value="5.99825">
            <text:p>5,99825</text:p>
          </table:table-cell>
          <table:table-cell office:value-type="float" office:value="0.000280629282342699">
            <text:p>0,0002806293</text:p>
          </table:table-cell>
          <table:table-cell table:number-columns-repeated="2"/>
        </table:table-row>
        <table:table-row table:style-name="ro1">
          <table:table-cell office:value-type="string">
            <text:p><text:s text:c="6"/>305</text:p>
          </table:table-cell>
          <table:table-cell office:value-type="float" office:value="6.01725">
            <text:p>6,01725</text:p>
          </table:table-cell>
          <table:table-cell office:value-type="float" office:value="0.000281293187068315">
            <text:p>0,0002812932</text:p>
          </table:table-cell>
          <table:table-cell table:number-columns-repeated="2"/>
        </table:table-row>
        <table:table-row table:style-name="ro1">
          <table:table-cell office:value-type="string">
            <text:p><text:s text:c="6"/>306</text:p>
          </table:table-cell>
          <table:table-cell office:value-type="float" office:value="6.03634">
            <text:p>6,03634</text:p>
          </table:table-cell>
          <table:table-cell office:value-type="float" office:value="0.000287007606805216">
            <text:p>0,0002870076</text:p>
          </table:table-cell>
          <table:table-cell table:number-columns-repeated="2"/>
        </table:table-row>
        <table:table-row table:style-name="ro1">
          <table:table-cell office:value-type="string">
            <text:p><text:s text:c="6"/>307</text:p>
          </table:table-cell>
          <table:table-cell office:value-type="float" office:value="6.0551">
            <text:p>6,0551</text:p>
          </table:table-cell>
          <table:table-cell office:value-type="float" office:value="0.000297327788259919">
            <text:p>0,0002973278</text:p>
          </table:table-cell>
          <table:table-cell table:number-columns-repeated="2"/>
        </table:table-row>
        <table:table-row table:style-name="ro1">
          <table:table-cell office:value-type="string">
            <text:p><text:s text:c="6"/>308</text:p>
          </table:table-cell>
          <table:table-cell office:value-type="float" office:value="6.07546">
            <text:p>6,07546</text:p>
          </table:table-cell>
          <table:table-cell office:value-type="float" office:value="0.000278033025840758">
            <text:p>0,000278033</text:p>
          </table:table-cell>
          <table:table-cell table:number-columns-repeated="2"/>
        </table:table-row>
        <table:table-row table:style-name="ro1">
          <table:table-cell office:value-type="string">
            <text:p><text:s text:c="6"/>309</text:p>
          </table:table-cell>
          <table:table-cell office:value-type="float" office:value="6.09515">
            <text:p>6,09515</text:p>
          </table:table-cell>
          <table:table-cell office:value-type="float" office:value="0.000295574372081168">
            <text:p>0,0002955744</text:p>
          </table:table-cell>
          <table:table-cell table:number-columns-repeated="2"/>
        </table:table-row>
        <table:table-row table:style-name="ro1">
          <table:table-cell office:value-type="string">
            <text:p><text:s text:c="6"/>310</text:p>
          </table:table-cell>
          <table:table-cell office:value-type="float" office:value="6.11462">
            <text:p>6,11462</text:p>
          </table:table-cell>
          <table:table-cell office:value-type="float" office:value="0.000303956032374931">
            <text:p>0,000303956</text:p>
          </table:table-cell>
          <table:table-cell table:number-columns-repeated="2"/>
        </table:table-row>
        <table:table-row table:style-name="ro1">
          <table:table-cell office:value-type="string">
            <text:p><text:s text:c="6"/>311</text:p>
          </table:table-cell>
          <table:table-cell office:value-type="float" office:value="6.1341">
            <text:p>6,1341</text:p>
          </table:table-cell>
          <table:table-cell office:value-type="float" office:value="0.000282000475300247">
            <text:p>0,0002820005</text:p>
          </table:table-cell>
          <table:table-cell table:number-columns-repeated="2"/>
        </table:table-row>
        <table:table-row table:style-name="ro1">
          <table:table-cell office:value-type="string">
            <text:p><text:s text:c="6"/>312</text:p>
          </table:table-cell>
          <table:table-cell office:value-type="float" office:value="6.15342">
            <text:p>6,15342</text:p>
          </table:table-cell>
          <table:table-cell office:value-type="float" office:value="0.000271898337508646">
            <text:p>0,0002718983</text:p>
          </table:table-cell>
          <table:table-cell table:number-columns-repeated="2"/>
        </table:table-row>
        <table:table-row table:style-name="ro1">
          <table:table-cell office:value-type="string">
            <text:p><text:s text:c="6"/>313</text:p>
          </table:table-cell>
          <table:table-cell office:value-type="float" office:value="6.17262">
            <text:p>6,17262</text:p>
          </table:table-cell>
          <table:table-cell office:value-type="float" office:value="0.000272481243249618">
            <text:p>0,0002724812</text:p>
          </table:table-cell>
          <table:table-cell table:number-columns-repeated="2"/>
        </table:table-row>
        <table:table-row table:style-name="ro1">
          <table:table-cell office:value-type="string">
            <text:p><text:s text:c="6"/>314</text:p>
          </table:table-cell>
          <table:table-cell office:value-type="float" office:value="6.19258">
            <text:p>6,19258</text:p>
          </table:table-cell>
          <table:table-cell office:value-type="float" office:value="0.000291105285973362">
            <text:p>0,0002911053</text:p>
          </table:table-cell>
          <table:table-cell table:number-columns-repeated="2"/>
        </table:table-row>
        <table:table-row table:style-name="ro1">
          <table:table-cell office:value-type="string">
            <text:p><text:s text:c="6"/>315</text:p>
          </table:table-cell>
          <table:table-cell office:value-type="float" office:value="6.21215">
            <text:p>6,21215</text:p>
          </table:table-cell>
          <table:table-cell office:value-type="float" office:value="0.000271675183812763">
            <text:p>0,0002716752</text:p>
          </table:table-cell>
          <table:table-cell table:number-columns-repeated="2"/>
        </table:table-row>
        <table:table-row table:style-name="ro1">
          <table:table-cell office:value-type="string">
            <text:p><text:s text:c="6"/>316</text:p>
          </table:table-cell>
          <table:table-cell office:value-type="float" office:value="6.23125">
            <text:p>6,23125</text:p>
          </table:table-cell>
          <table:table-cell office:value-type="float" office:value="0.000272271310147406">
            <text:p>0,0002722713</text:p>
          </table:table-cell>
          <table:table-cell table:number-columns-repeated="2"/>
        </table:table-row>
        <table:table-row table:style-name="ro1">
          <table:table-cell office:value-type="string">
            <text:p><text:s text:c="6"/>317</text:p>
          </table:table-cell>
          <table:table-cell office:value-type="float" office:value="6.25073">
            <text:p>6,25073</text:p>
          </table:table-cell>
          <table:table-cell office:value-type="float" office:value="0.000267051428374177">
            <text:p>0,0002670514</text:p>
          </table:table-cell>
          <table:table-cell table:number-columns-repeated="2"/>
        </table:table-row>
        <table:table-row table:style-name="ro1">
          <table:table-cell office:value-type="string">
            <text:p><text:s text:c="6"/>318</text:p>
          </table:table-cell>
          <table:table-cell office:value-type="float" office:value="6.27035">
            <text:p>6,27035</text:p>
          </table:table-cell>
          <table:table-cell office:value-type="float" office:value="0.000264632802524236">
            <text:p>0,0002646328</text:p>
          </table:table-cell>
          <table:table-cell table:number-columns-repeated="2"/>
        </table:table-row>
        <table:table-row table:style-name="ro1">
          <table:table-cell office:value-type="string">
            <text:p><text:s text:c="6"/>319</text:p>
          </table:table-cell>
          <table:table-cell office:value-type="float" office:value="6.29015">
            <text:p>6,29015</text:p>
          </table:table-cell>
          <table:table-cell office:value-type="float" office:value="0.000263768695431987">
            <text:p>0,0002637687</text:p>
          </table:table-cell>
          <table:table-cell table:number-columns-repeated="2"/>
        </table:table-row>
        <table:table-row table:style-name="ro1">
          <table:table-cell office:value-type="string">
            <text:p><text:s text:c="6"/>320</text:p>
          </table:table-cell>
          <table:table-cell office:value-type="float" office:value="6.30963">
            <text:p>6,30963</text:p>
          </table:table-cell>
          <table:table-cell office:value-type="float" office:value="0.000265440272324228">
            <text:p>0,0002654403</text:p>
          </table:table-cell>
          <table:table-cell table:number-columns-repeated="2"/>
        </table:table-row>
        <table:table-row table:style-name="ro1">
          <table:table-cell office:value-type="string">
            <text:p><text:s text:c="6"/>321</text:p>
          </table:table-cell>
          <table:table-cell office:value-type="float" office:value="6.32921">
            <text:p>6,32921</text:p>
          </table:table-cell>
          <table:table-cell office:value-type="float" office:value="0.000276676040492097">
            <text:p>0,000276676</text:p>
          </table:table-cell>
          <table:table-cell table:number-columns-repeated="2"/>
        </table:table-row>
        <table:table-row table:style-name="ro1">
          <table:table-cell office:value-type="string">
            <text:p><text:s text:c="6"/>322</text:p>
          </table:table-cell>
          <table:table-cell office:value-type="float" office:value="6.3485">
            <text:p>6,3485</text:p>
          </table:table-cell>
          <table:table-cell office:value-type="float" office:value="0.000264452227010409">
            <text:p>0,0002644522</text:p>
          </table:table-cell>
          <table:table-cell table:number-columns-repeated="2"/>
        </table:table-row>
        <table:table-row table:style-name="ro1">
          <table:table-cell office:value-type="string">
            <text:p><text:s text:c="6"/>323</text:p>
          </table:table-cell>
          <table:table-cell office:value-type="float" office:value="6.36793">
            <text:p>6,36793</text:p>
          </table:table-cell>
          <table:table-cell office:value-type="float" office:value="0.000266258054459582">
            <text:p>0,0002662581</text:p>
          </table:table-cell>
          <table:table-cell table:number-columns-repeated="2"/>
        </table:table-row>
        <table:table-row table:style-name="ro1">
          <table:table-cell office:value-type="string">
            <text:p><text:s text:c="6"/>324</text:p>
          </table:table-cell>
          <table:table-cell office:value-type="float" office:value="6.38744">
            <text:p>6,38744</text:p>
          </table:table-cell>
          <table:table-cell office:value-type="float" office:value="0.000259799964881861">
            <text:p>0,0002598</text:p>
          </table:table-cell>
          <table:table-cell table:number-columns-repeated="2"/>
        </table:table-row>
        <table:table-row table:style-name="ro1">
          <table:table-cell office:value-type="string">
            <text:p><text:s text:c="6"/>325</text:p>
          </table:table-cell>
          <table:table-cell office:value-type="float" office:value="6.4068">
            <text:p>6,4068</text:p>
          </table:table-cell>
          <table:table-cell office:value-type="float" office:value="0.00026632507999188">
            <text:p>0,0002663251</text:p>
          </table:table-cell>
          <table:table-cell table:number-columns-repeated="2"/>
        </table:table-row>
        <table:table-row table:style-name="ro1">
          <table:table-cell office:value-type="string">
            <text:p><text:s text:c="6"/>326</text:p>
          </table:table-cell>
          <table:table-cell office:value-type="float" office:value="6.42566">
            <text:p>6,42566</text:p>
          </table:table-cell>
          <table:table-cell office:value-type="float" office:value="0.000260124558360819">
            <text:p>0,0002601246</text:p>
          </table:table-cell>
          <table:table-cell table:number-columns-repeated="2"/>
        </table:table-row>
        <table:table-row table:style-name="ro1">
          <table:table-cell office:value-type="string">
            <text:p><text:s text:c="6"/>327</text:p>
          </table:table-cell>
          <table:table-cell office:value-type="float" office:value="6.44512">
            <text:p>6,44512</text:p>
          </table:table-cell>
          <table:table-cell office:value-type="float" office:value="0.000256873690878558">
            <text:p>0,0002568737</text:p>
          </table:table-cell>
          <table:table-cell table:number-columns-repeated="2"/>
        </table:table-row>
        <table:table-row table:style-name="ro1">
          <table:table-cell office:value-type="string">
            <text:p><text:s text:c="6"/>328</text:p>
          </table:table-cell>
          <table:table-cell office:value-type="float" office:value="6.4645">
            <text:p>6,4645</text:p>
          </table:table-cell>
          <table:table-cell office:value-type="float" office:value="0.000257237868709066">
            <text:p>0,0002572379</text:p>
          </table:table-cell>
          <table:table-cell table:number-columns-repeated="2"/>
        </table:table-row>
        <table:table-row table:style-name="ro1">
          <table:table-cell office:value-type="string">
            <text:p><text:s text:c="6"/>329</text:p>
          </table:table-cell>
          <table:table-cell office:value-type="float" office:value="6.484">
            <text:p>6,484</text:p>
          </table:table-cell>
          <table:table-cell office:value-type="float" office:value="0.000256513938428786">
            <text:p>0,0002565139</text:p>
          </table:table-cell>
          <table:table-cell table:number-columns-repeated="2"/>
        </table:table-row>
        <table:table-row table:style-name="ro1">
          <table:table-cell office:value-type="string">
            <text:p><text:s text:c="6"/>330</text:p>
          </table:table-cell>
          <table:table-cell office:value-type="float" office:value="6.5037">
            <text:p>6,5037</text:p>
          </table:table-cell>
          <table:table-cell office:value-type="float" office:value="0.000253441693648018">
            <text:p>0,0002534417</text:p>
          </table:table-cell>
          <table:table-cell table:number-columns-repeated="2"/>
        </table:table-row>
        <table:table-row table:style-name="ro1">
          <table:table-cell office:value-type="string">
            <text:p><text:s text:c="6"/>331</text:p>
          </table:table-cell>
          <table:table-cell office:value-type="float" office:value="6.52308">
            <text:p>6,52308</text:p>
          </table:table-cell>
          <table:table-cell office:value-type="float" office:value="0.000253877385187241">
            <text:p>0,0002538774</text:p>
          </table:table-cell>
          <table:table-cell table:number-columns-repeated="2"/>
        </table:table-row>
        <table:table-row table:style-name="ro1">
          <table:table-cell office:value-type="string">
            <text:p><text:s text:c="6"/>332</text:p>
          </table:table-cell>
          <table:table-cell office:value-type="float" office:value="6.54245">
            <text:p>6,54245</text:p>
          </table:table-cell>
          <table:table-cell office:value-type="float" office:value="0.000254391212131176">
            <text:p>0,0002543912</text:p>
          </table:table-cell>
          <table:table-cell table:number-columns-repeated="2"/>
        </table:table-row>
        <table:table-row table:style-name="ro1">
          <table:table-cell office:value-type="string">
            <text:p><text:s text:c="6"/>333</text:p>
          </table:table-cell>
          <table:table-cell office:value-type="float" office:value="6.56133">
            <text:p>6,56133</text:p>
          </table:table-cell>
          <table:table-cell office:value-type="float" office:value="0.000255893708535291">
            <text:p>0,0002558937</text:p>
          </table:table-cell>
          <table:table-cell table:number-columns-repeated="2"/>
        </table:table-row>
        <table:table-row table:style-name="ro1">
          <table:table-cell office:value-type="string">
            <text:p><text:s text:c="6"/>334</text:p>
          </table:table-cell>
          <table:table-cell office:value-type="float" office:value="6.5803">
            <text:p>6,5803</text:p>
          </table:table-cell>
          <table:table-cell office:value-type="float" office:value="0.000256109379929838">
            <text:p>0,0002561094</text:p>
          </table:table-cell>
          <table:table-cell table:number-columns-repeated="2"/>
        </table:table-row>
        <table:table-row table:style-name="ro1">
          <table:table-cell office:value-type="string">
            <text:p><text:s text:c="6"/>335</text:p>
          </table:table-cell>
          <table:table-cell office:value-type="float" office:value="6.60013">
            <text:p>6,60013</text:p>
          </table:table-cell>
          <table:table-cell office:value-type="float" office:value="0.000255277178503431">
            <text:p>0,0002552772</text:p>
          </table:table-cell>
          <table:table-cell table:number-columns-repeated="2"/>
        </table:table-row>
        <table:table-row table:style-name="ro1">
          <table:table-cell office:value-type="string">
            <text:p><text:s text:c="6"/>336</text:p>
          </table:table-cell>
          <table:table-cell office:value-type="float" office:value="6.62025">
            <text:p>6,62025</text:p>
          </table:table-cell>
          <table:table-cell office:value-type="float" office:value="0.0002490902336089">
            <text:p>0,0002490902</text:p>
          </table:table-cell>
          <table:table-cell table:number-columns-repeated="2"/>
        </table:table-row>
        <table:table-row table:style-name="ro1">
          <table:table-cell office:value-type="string">
            <text:p><text:s text:c="6"/>337</text:p>
          </table:table-cell>
          <table:table-cell office:value-type="float" office:value="6.64001">
            <text:p>6,64001</text:p>
          </table:table-cell>
          <table:table-cell office:value-type="float" office:value="0.00024926254323043">
            <text:p>0,0002492625</text:p>
          </table:table-cell>
          <table:table-cell table:number-columns-repeated="2"/>
        </table:table-row>
        <table:table-row table:style-name="ro1">
          <table:table-cell office:value-type="string">
            <text:p><text:s text:c="6"/>338</text:p>
          </table:table-cell>
          <table:table-cell office:value-type="float" office:value="6.65992">
            <text:p>6,65992</text:p>
          </table:table-cell>
          <table:table-cell office:value-type="float" office:value="0.000249227308741806">
            <text:p>0,0002492273</text:p>
          </table:table-cell>
          <table:table-cell table:number-columns-repeated="2"/>
        </table:table-row>
        <table:table-row table:style-name="ro1">
          <table:table-cell office:value-type="string">
            <text:p><text:s text:c="6"/>339</text:p>
          </table:table-cell>
          <table:table-cell office:value-type="float" office:value="6.67972">
            <text:p>6,67972</text:p>
          </table:table-cell>
          <table:table-cell office:value-type="float" office:value="0.000250104261601917">
            <text:p>0,0002501043</text:p>
          </table:table-cell>
          <table:table-cell table:number-columns-repeated="2"/>
        </table:table-row>
        <table:table-row table:style-name="ro1">
          <table:table-cell office:value-type="string">
            <text:p><text:s text:c="6"/>340</text:p>
          </table:table-cell>
          <table:table-cell office:value-type="float" office:value="6.69968">
            <text:p>6,69968</text:p>
          </table:table-cell>
          <table:table-cell office:value-type="float" office:value="0.000248829665399795">
            <text:p>0,0002488297</text:p>
          </table:table-cell>
          <table:table-cell table:number-columns-repeated="2"/>
        </table:table-row>
        <table:table-row table:style-name="ro1">
          <table:table-cell office:value-type="string">
            <text:p><text:s text:c="6"/>341</text:p>
          </table:table-cell>
          <table:table-cell office:value-type="float" office:value="6.71981">
            <text:p>6,71981</text:p>
          </table:table-cell>
          <table:table-cell office:value-type="float" office:value="0.000246102126623786">
            <text:p>0,0002461021</text:p>
          </table:table-cell>
          <table:table-cell table:number-columns-repeated="2"/>
        </table:table-row>
        <table:table-row table:style-name="ro1">
          <table:table-cell office:value-type="string">
            <text:p><text:s text:c="6"/>342</text:p>
          </table:table-cell>
          <table:table-cell office:value-type="float" office:value="6.74035">
            <text:p>6,74035</text:p>
          </table:table-cell>
          <table:table-cell office:value-type="float" office:value="0.000244906095330159">
            <text:p>0,0002449061</text:p>
          </table:table-cell>
          <table:table-cell table:number-columns-repeated="2"/>
        </table:table-row>
        <table:table-row table:style-name="ro1">
          <table:table-cell office:value-type="string">
            <text:p><text:s text:c="6"/>343</text:p>
          </table:table-cell>
          <table:table-cell office:value-type="float" office:value="6.76069">
            <text:p>6,76069</text:p>
          </table:table-cell>
          <table:table-cell office:value-type="float" office:value="0.000243480313013695">
            <text:p>0,0002434803</text:p>
          </table:table-cell>
          <table:table-cell table:number-columns-repeated="2"/>
        </table:table-row>
        <table:table-row table:style-name="ro1">
          <table:table-cell office:value-type="string">
            <text:p><text:s text:c="6"/>344</text:p>
          </table:table-cell>
          <table:table-cell office:value-type="float" office:value="6.78136">
            <text:p>6,78136</text:p>
          </table:table-cell>
          <table:table-cell office:value-type="float" office:value="0.000246659515102306">
            <text:p>0,0002466595</text:p>
          </table:table-cell>
          <table:table-cell table:number-columns-repeated="2"/>
        </table:table-row>
        <table:table-row table:style-name="ro1">
          <table:table-cell office:value-type="string">
            <text:p><text:s text:c="6"/>345</text:p>
          </table:table-cell>
          <table:table-cell office:value-type="float" office:value="6.80114">
            <text:p>6,80114</text:p>
          </table:table-cell>
          <table:table-cell office:value-type="float" office:value="0.000242238990463007">
            <text:p>0,000242239</text:p>
          </table:table-cell>
          <table:table-cell table:number-columns-repeated="2"/>
        </table:table-row>
        <table:table-row table:style-name="ro1">
          <table:table-cell office:value-type="string">
            <text:p><text:s text:c="6"/>346</text:p>
          </table:table-cell>
          <table:table-cell office:value-type="float" office:value="6.82099">
            <text:p>6,82099</text:p>
          </table:table-cell>
          <table:table-cell office:value-type="float" office:value="0.000242198644254187">
            <text:p>0,0002421986</text:p>
          </table:table-cell>
          <table:table-cell table:number-columns-repeated="2"/>
        </table:table-row>
        <table:table-row table:style-name="ro1">
          <table:table-cell office:value-type="string">
            <text:p><text:s text:c="6"/>347</text:p>
          </table:table-cell>
          <table:table-cell office:value-type="float" office:value="6.84065">
            <text:p>6,84065</text:p>
          </table:table-cell>
          <table:table-cell office:value-type="float" office:value="0.000242434878146954">
            <text:p>0,0002424349</text:p>
          </table:table-cell>
          <table:table-cell table:number-columns-repeated="2"/>
        </table:table-row>
        <table:table-row table:style-name="ro1">
          <table:table-cell office:value-type="string">
            <text:p><text:s text:c="6"/>348</text:p>
          </table:table-cell>
          <table:table-cell office:value-type="float" office:value="6.86017">
            <text:p>6,86017</text:p>
          </table:table-cell>
          <table:table-cell office:value-type="float" office:value="0.000240110201909664">
            <text:p>0,0002401102</text:p>
          </table:table-cell>
          <table:table-cell table:number-columns-repeated="2"/>
        </table:table-row>
        <table:table-row table:style-name="ro1">
          <table:table-cell office:value-type="string">
            <text:p><text:s text:c="6"/>349</text:p>
          </table:table-cell>
          <table:table-cell office:value-type="float" office:value="6.87988">
            <text:p>6,87988</text:p>
          </table:table-cell>
          <table:table-cell office:value-type="float" office:value="0.000239512774810226">
            <text:p>0,0002395128</text:p>
          </table:table-cell>
          <table:table-cell table:number-columns-repeated="2"/>
        </table:table-row>
        <table:table-row table:style-name="ro1">
          <table:table-cell office:value-type="string">
            <text:p><text:s text:c="6"/>350</text:p>
          </table:table-cell>
          <table:table-cell office:value-type="float" office:value="6.90014">
            <text:p>6,90014</text:p>
          </table:table-cell>
          <table:table-cell office:value-type="float" office:value="0.000238338577071237">
            <text:p>0,0002383386</text:p>
          </table:table-cell>
          <table:table-cell table:number-columns-repeated="2"/>
        </table:table-row>
        <table:table-row table:style-name="ro1">
          <table:table-cell office:value-type="string">
            <text:p><text:s text:c="6"/>351</text:p>
          </table:table-cell>
          <table:table-cell office:value-type="float" office:value="6.91991">
            <text:p>6,91991</text:p>
          </table:table-cell>
          <table:table-cell office:value-type="float" office:value="0.000239207545548982">
            <text:p>0,0002392075</text:p>
          </table:table-cell>
          <table:table-cell table:number-columns-repeated="2"/>
        </table:table-row>
        <table:table-row table:style-name="ro1">
          <table:table-cell office:value-type="string">
            <text:p><text:s text:c="6"/>352</text:p>
          </table:table-cell>
          <table:table-cell office:value-type="float" office:value="6.93989">
            <text:p>6,93989</text:p>
          </table:table-cell>
          <table:table-cell office:value-type="float" office:value="0.000248278139071013">
            <text:p>0,0002482781</text:p>
          </table:table-cell>
          <table:table-cell table:number-columns-repeated="2"/>
        </table:table-row>
        <table:table-row table:style-name="ro1">
          <table:table-cell office:value-type="string">
            <text:p><text:s text:c="6"/>353</text:p>
          </table:table-cell>
          <table:table-cell office:value-type="float" office:value="6.95961">
            <text:p>6,95961</text:p>
          </table:table-cell>
          <table:table-cell office:value-type="float" office:value="0.000238469152180936">
            <text:p>0,0002384692</text:p>
          </table:table-cell>
          <table:table-cell table:number-columns-repeated="2"/>
        </table:table-row>
        <table:table-row table:style-name="ro1">
          <table:table-cell office:value-type="string">
            <text:p><text:s text:c="6"/>354</text:p>
          </table:table-cell>
          <table:table-cell office:value-type="float" office:value="6.9797">
            <text:p>6,9797</text:p>
          </table:table-cell>
          <table:table-cell office:value-type="float" office:value="0.000241918557206744">
            <text:p>0,0002419186</text:p>
          </table:table-cell>
          <table:table-cell table:number-columns-repeated="2"/>
        </table:table-row>
        <table:table-row table:style-name="ro1">
          <table:table-cell office:value-type="string">
            <text:p><text:s text:c="6"/>355</text:p>
          </table:table-cell>
          <table:table-cell office:value-type="float" office:value="6.99962">
            <text:p>6,99962</text:p>
          </table:table-cell>
          <table:table-cell office:value-type="float" office:value="0.000238960344392719">
            <text:p>0,0002389603</text:p>
          </table:table-cell>
          <table:table-cell table:number-columns-repeated="2"/>
        </table:table-row>
        <table:table-row table:style-name="ro1">
          <table:table-cell office:value-type="string">
            <text:p><text:s text:c="6"/>356</text:p>
          </table:table-cell>
          <table:table-cell office:value-type="float" office:value="7.01928">
            <text:p>7,01928</text:p>
          </table:table-cell>
          <table:table-cell office:value-type="float" office:value="0.000236092253087101">
            <text:p>0,0002360923</text:p>
          </table:table-cell>
          <table:table-cell table:number-columns-repeated="2"/>
        </table:table-row>
        <table:table-row table:style-name="ro1">
          <table:table-cell office:value-type="string">
            <text:p><text:s text:c="6"/>357</text:p>
          </table:table-cell>
          <table:table-cell office:value-type="float" office:value="7.0388">
            <text:p>7,0388</text:p>
          </table:table-cell>
          <table:table-cell office:value-type="float" office:value="0.000234692082855313">
            <text:p>0,0002346921</text:p>
          </table:table-cell>
          <table:table-cell table:number-columns-repeated="2"/>
        </table:table-row>
        <table:table-row table:style-name="ro1">
          <table:table-cell office:value-type="string">
            <text:p><text:s text:c="6"/>358</text:p>
          </table:table-cell>
          <table:table-cell office:value-type="float" office:value="7.05824">
            <text:p>7,05824</text:p>
          </table:table-cell>
          <table:table-cell office:value-type="float" office:value="0.000231936908725287">
            <text:p>0,0002319369</text:p>
          </table:table-cell>
          <table:table-cell table:number-columns-repeated="2"/>
        </table:table-row>
        <table:table-row table:style-name="ro1">
          <table:table-cell office:value-type="string">
            <text:p><text:s text:c="6"/>359</text:p>
          </table:table-cell>
          <table:table-cell office:value-type="float" office:value="7.07767">
            <text:p>7,07767</text:p>
          </table:table-cell>
          <table:table-cell office:value-type="float" office:value="0.000233974039888688">
            <text:p>0,000233974</text:p>
          </table:table-cell>
          <table:table-cell table:number-columns-repeated="2"/>
        </table:table-row>
        <table:table-row table:style-name="ro1">
          <table:table-cell office:value-type="string">
            <text:p><text:s text:c="6"/>360</text:p>
          </table:table-cell>
          <table:table-cell office:value-type="float" office:value="7.09691">
            <text:p>7,09691</text:p>
          </table:table-cell>
          <table:table-cell office:value-type="float" office:value="0.00023655380281144">
            <text:p>0,0002365538</text:p>
          </table:table-cell>
          <table:table-cell table:number-columns-repeated="2"/>
        </table:table-row>
        <table:table-row table:style-name="ro1">
          <table:table-cell office:value-type="string">
            <text:p><text:s text:c="6"/>361</text:p>
          </table:table-cell>
          <table:table-cell office:value-type="float" office:value="7.11586">
            <text:p>7,11586</text:p>
          </table:table-cell>
          <table:table-cell office:value-type="float" office:value="0.00023656203643811">
            <text:p>0,000236562</text:p>
          </table:table-cell>
          <table:table-cell table:number-columns-repeated="2"/>
        </table:table-row>
        <table:table-row table:style-name="ro1">
          <table:table-cell office:value-type="string">
            <text:p><text:s text:c="6"/>362</text:p>
          </table:table-cell>
          <table:table-cell office:value-type="float" office:value="7.13621">
            <text:p>7,13621</text:p>
          </table:table-cell>
          <table:table-cell office:value-type="float" office:value="0.000247214478293896">
            <text:p>0,0002472145</text:p>
          </table:table-cell>
          <table:table-cell table:number-columns-repeated="2"/>
        </table:table-row>
        <table:table-row table:style-name="ro1">
          <table:table-cell office:value-type="string">
            <text:p><text:s text:c="6"/>363</text:p>
          </table:table-cell>
          <table:table-cell office:value-type="float" office:value="7.15554">
            <text:p>7,15554</text:p>
          </table:table-cell>
          <table:table-cell office:value-type="float" office:value="0.000229211823543351">
            <text:p>0,0002292118</text:p>
          </table:table-cell>
          <table:table-cell table:number-columns-repeated="2"/>
        </table:table-row>
        <table:table-row table:style-name="ro1">
          <table:table-cell office:value-type="string">
            <text:p><text:s text:c="6"/>364</text:p>
          </table:table-cell>
          <table:table-cell office:value-type="float" office:value="7.17492">
            <text:p>7,17492</text:p>
          </table:table-cell>
          <table:table-cell office:value-type="float" office:value="0.000233954919281468">
            <text:p>0,0002339549</text:p>
          </table:table-cell>
          <table:table-cell table:number-columns-repeated="2"/>
        </table:table-row>
        <table:table-row table:style-name="ro1">
          <table:table-cell office:value-type="string">
            <text:p><text:s text:c="6"/>365</text:p>
          </table:table-cell>
          <table:table-cell office:value-type="float" office:value="7.19448">
            <text:p>7,19448</text:p>
          </table:table-cell>
          <table:table-cell office:value-type="float" office:value="0.000230763945101496">
            <text:p>0,0002307639</text:p>
          </table:table-cell>
          <table:table-cell table:number-columns-repeated="2"/>
        </table:table-row>
        <table:table-row table:style-name="ro1">
          <table:table-cell office:value-type="string">
            <text:p><text:s text:c="6"/>366</text:p>
          </table:table-cell>
          <table:table-cell office:value-type="float" office:value="7.21334">
            <text:p>7,21334</text:p>
          </table:table-cell>
          <table:table-cell office:value-type="float" office:value="0.000228838058461868">
            <text:p>0,0002288381</text:p>
          </table:table-cell>
          <table:table-cell table:number-columns-repeated="2"/>
        </table:table-row>
        <table:table-row table:style-name="ro1">
          <table:table-cell office:value-type="string">
            <text:p><text:s text:c="6"/>367</text:p>
          </table:table-cell>
          <table:table-cell office:value-type="float" office:value="7.23221">
            <text:p>7,23221</text:p>
          </table:table-cell>
          <table:table-cell office:value-type="float" office:value="0.000238811146085302">
            <text:p>0,0002388111</text:p>
          </table:table-cell>
          <table:table-cell table:number-columns-repeated="2"/>
        </table:table-row>
        <table:table-row table:style-name="ro1">
          <table:table-cell office:value-type="string">
            <text:p><text:s text:c="6"/>368</text:p>
          </table:table-cell>
          <table:table-cell office:value-type="float" office:value="7.25137">
            <text:p>7,25137</text:p>
          </table:table-cell>
          <table:table-cell office:value-type="float" office:value="0.000225550270004208">
            <text:p>0,0002255503</text:p>
          </table:table-cell>
          <table:table-cell table:number-columns-repeated="2"/>
        </table:table-row>
        <table:table-row table:style-name="ro1">
          <table:table-cell office:value-type="string">
            <text:p><text:s text:c="6"/>369</text:p>
          </table:table-cell>
          <table:table-cell office:value-type="float" office:value="7.27092">
            <text:p>7,27092</text:p>
          </table:table-cell>
          <table:table-cell office:value-type="float" office:value="0.000231232262942061">
            <text:p>0,0002312323</text:p>
          </table:table-cell>
          <table:table-cell table:number-columns-repeated="2"/>
        </table:table-row>
        <table:table-row table:style-name="ro1">
          <table:table-cell office:value-type="string">
            <text:p><text:s text:c="6"/>370</text:p>
          </table:table-cell>
          <table:table-cell office:value-type="float" office:value="7.29089">
            <text:p>7,29089</text:p>
          </table:table-cell>
          <table:table-cell office:value-type="float" office:value="0.000255584778682563">
            <text:p>0,0002555848</text:p>
          </table:table-cell>
          <table:table-cell table:number-columns-repeated="2"/>
        </table:table-row>
        <table:table-row table:style-name="ro1">
          <table:table-cell office:value-type="string">
            <text:p><text:s text:c="6"/>371</text:p>
          </table:table-cell>
          <table:table-cell office:value-type="float" office:value="7.31066">
            <text:p>7,31066</text:p>
          </table:table-cell>
          <table:table-cell office:value-type="float" office:value="0.000227713422632902">
            <text:p>0,0002277134</text:p>
          </table:table-cell>
          <table:table-cell table:number-columns-repeated="2"/>
        </table:table-row>
        <table:table-row table:style-name="ro1">
          <table:table-cell office:value-type="string">
            <text:p><text:s text:c="6"/>372</text:p>
          </table:table-cell>
          <table:table-cell office:value-type="float" office:value="7.33007">
            <text:p>7,33007</text:p>
          </table:table-cell>
          <table:table-cell office:value-type="float" office:value="0.000225214779232459">
            <text:p>0,0002252148</text:p>
          </table:table-cell>
          <table:table-cell table:number-columns-repeated="2"/>
        </table:table-row>
        <table:table-row table:style-name="ro1">
          <table:table-cell office:value-type="string">
            <text:p><text:s text:c="6"/>373</text:p>
          </table:table-cell>
          <table:table-cell office:value-type="float" office:value="7.3492">
            <text:p>7,3492</text:p>
          </table:table-cell>
          <table:table-cell office:value-type="float" office:value="0.000227811426909722">
            <text:p>0,0002278114</text:p>
          </table:table-cell>
          <table:table-cell table:number-columns-repeated="2"/>
        </table:table-row>
        <table:table-row table:style-name="ro1">
          <table:table-cell office:value-type="string">
            <text:p><text:s text:c="6"/>374</text:p>
          </table:table-cell>
          <table:table-cell office:value-type="float" office:value="7.36852">
            <text:p>7,36852</text:p>
          </table:table-cell>
          <table:table-cell office:value-type="float" office:value="0.000227122393639581">
            <text:p>0,0002271224</text:p>
          </table:table-cell>
          <table:table-cell table:number-columns-repeated="2"/>
        </table:table-row>
        <table:table-row table:style-name="ro1">
          <table:table-cell office:value-type="string">
            <text:p><text:s text:c="6"/>375</text:p>
          </table:table-cell>
          <table:table-cell office:value-type="float" office:value="7.38783">
            <text:p>7,38783</text:p>
          </table:table-cell>
          <table:table-cell office:value-type="float" office:value="0.000229391311397302">
            <text:p>0,0002293913</text:p>
          </table:table-cell>
          <table:table-cell table:number-columns-repeated="2"/>
        </table:table-row>
        <table:table-row table:style-name="ro1">
          <table:table-cell office:value-type="string">
            <text:p><text:s text:c="6"/>376</text:p>
          </table:table-cell>
          <table:table-cell office:value-type="float" office:value="7.40724">
            <text:p>7,40724</text:p>
          </table:table-cell>
          <table:table-cell office:value-type="float" office:value="0.000223115653243775">
            <text:p>0,0002231157</text:p>
          </table:table-cell>
          <table:table-cell table:number-columns-repeated="2"/>
        </table:table-row>
        <table:table-row table:style-name="ro1">
          <table:table-cell office:value-type="string">
            <text:p><text:s text:c="6"/>377</text:p>
          </table:table-cell>
          <table:table-cell office:value-type="float" office:value="7.42648">
            <text:p>7,42648</text:p>
          </table:table-cell>
          <table:table-cell office:value-type="float" office:value="0.000226260324876">
            <text:p>0,0002262603</text:p>
          </table:table-cell>
          <table:table-cell table:number-columns-repeated="2"/>
        </table:table-row>
        <table:table-row table:style-name="ro1">
          <table:table-cell office:value-type="string">
            <text:p><text:s text:c="6"/>378</text:p>
          </table:table-cell>
          <table:table-cell office:value-type="float" office:value="7.44572">
            <text:p>7,44572</text:p>
          </table:table-cell>
          <table:table-cell office:value-type="float" office:value="0.000219948155392321">
            <text:p>0,0002199482</text:p>
          </table:table-cell>
          <table:table-cell table:number-columns-repeated="2"/>
        </table:table-row>
        <table:table-row table:style-name="ro1">
          <table:table-cell office:value-type="string">
            <text:p><text:s text:c="6"/>379</text:p>
          </table:table-cell>
          <table:table-cell office:value-type="float" office:value="7.46526">
            <text:p>7,46526</text:p>
          </table:table-cell>
          <table:table-cell office:value-type="float" office:value="0.000223904653581678">
            <text:p>0,0002239047</text:p>
          </table:table-cell>
          <table:table-cell table:number-columns-repeated="2"/>
        </table:table-row>
        <table:table-row table:style-name="ro1">
          <table:table-cell office:value-type="string">
            <text:p><text:s text:c="6"/>380</text:p>
          </table:table-cell>
          <table:table-cell office:value-type="float" office:value="7.48458">
            <text:p>7,48458</text:p>
          </table:table-cell>
          <table:table-cell office:value-type="float" office:value="0.000217928082340222">
            <text:p>0,0002179281</text:p>
          </table:table-cell>
          <table:table-cell table:number-columns-repeated="2"/>
        </table:table-row>
        <table:table-row table:style-name="ro1">
          <table:table-cell office:value-type="string">
            <text:p><text:s text:c="6"/>381</text:p>
          </table:table-cell>
          <table:table-cell office:value-type="float" office:value="7.5045">
            <text:p>7,5045</text:p>
          </table:table-cell>
          <table:table-cell office:value-type="float" office:value="0.000221135381099822">
            <text:p>0,0002211354</text:p>
          </table:table-cell>
          <table:table-cell table:number-columns-repeated="2"/>
        </table:table-row>
        <table:table-row table:style-name="ro1">
          <table:table-cell office:value-type="string">
            <text:p><text:s text:c="6"/>382</text:p>
          </table:table-cell>
          <table:table-cell office:value-type="float" office:value="7.52408">
            <text:p>7,52408</text:p>
          </table:table-cell>
          <table:table-cell office:value-type="float" office:value="0.000225148730430216">
            <text:p>0,0002251487</text:p>
          </table:table-cell>
          <table:table-cell table:number-columns-repeated="2"/>
        </table:table-row>
        <table:table-row table:style-name="ro1">
          <table:table-cell office:value-type="string">
            <text:p><text:s text:c="6"/>383</text:p>
          </table:table-cell>
          <table:table-cell office:value-type="float" office:value="7.54366">
            <text:p>7,54366</text:p>
          </table:table-cell>
          <table:table-cell office:value-type="float" office:value="0.000214678000708965">
            <text:p>0,000214678</text:p>
          </table:table-cell>
          <table:table-cell table:number-columns-repeated="2"/>
        </table:table-row>
        <table:table-row table:style-name="ro1">
          <table:table-cell office:value-type="string">
            <text:p><text:s text:c="6"/>384</text:p>
          </table:table-cell>
          <table:table-cell office:value-type="float" office:value="7.56295">
            <text:p>7,56295</text:p>
          </table:table-cell>
          <table:table-cell office:value-type="float" office:value="0.000214970318485279">
            <text:p>0,0002149703</text:p>
          </table:table-cell>
          <table:table-cell table:number-columns-repeated="2"/>
        </table:table-row>
        <table:table-row table:style-name="ro1">
          <table:table-cell office:value-type="string">
            <text:p><text:s text:c="6"/>385</text:p>
          </table:table-cell>
          <table:table-cell office:value-type="float" office:value="7.58248">
            <text:p>7,58248</text:p>
          </table:table-cell>
          <table:table-cell office:value-type="float" office:value="0.000222060549204645">
            <text:p>0,0002220605</text:p>
          </table:table-cell>
          <table:table-cell table:number-columns-repeated="2"/>
        </table:table-row>
        <table:table-row table:style-name="ro1">
          <table:table-cell office:value-type="string">
            <text:p><text:s text:c="6"/>386</text:p>
          </table:table-cell>
          <table:table-cell office:value-type="float" office:value="7.60187">
            <text:p>7,60187</text:p>
          </table:table-cell>
          <table:table-cell office:value-type="float" office:value="0.000216960522832164">
            <text:p>0,0002169605</text:p>
          </table:table-cell>
          <table:table-cell table:number-columns-repeated="2"/>
        </table:table-row>
        <table:table-row table:style-name="ro1">
          <table:table-cell office:value-type="string">
            <text:p><text:s text:c="6"/>387</text:p>
          </table:table-cell>
          <table:table-cell office:value-type="float" office:value="7.62127">
            <text:p>7,62127</text:p>
          </table:table-cell>
          <table:table-cell office:value-type="float" office:value="0.000216712385810791">
            <text:p>0,0002167124</text:p>
          </table:table-cell>
          <table:table-cell table:number-columns-repeated="2"/>
        </table:table-row>
        <table:table-row table:style-name="ro1">
          <table:table-cell office:value-type="string">
            <text:p><text:s text:c="6"/>388</text:p>
          </table:table-cell>
          <table:table-cell office:value-type="float" office:value="7.64066">
            <text:p>7,64066</text:p>
          </table:table-cell>
          <table:table-cell office:value-type="float" office:value="0.000215692404931439">
            <text:p>0,0002156924</text:p>
          </table:table-cell>
          <table:table-cell table:number-columns-repeated="2"/>
        </table:table-row>
        <table:table-row table:style-name="ro1">
          <table:table-cell office:value-type="string">
            <text:p><text:s text:c="6"/>389</text:p>
          </table:table-cell>
          <table:table-cell office:value-type="float" office:value="7.6606">
            <text:p>7,6606</text:p>
          </table:table-cell>
          <table:table-cell office:value-type="float" office:value="0.000214542478959279">
            <text:p>0,0002145425</text:p>
          </table:table-cell>
          <table:table-cell table:number-columns-repeated="2"/>
        </table:table-row>
        <table:table-row table:style-name="ro1">
          <table:table-cell office:value-type="string">
            <text:p><text:s text:c="6"/>390</text:p>
          </table:table-cell>
          <table:table-cell office:value-type="float" office:value="7.68027">
            <text:p>7,68027</text:p>
          </table:table-cell>
          <table:table-cell office:value-type="float" office:value="0.000219077592443701">
            <text:p>0,0002190776</text:p>
          </table:table-cell>
          <table:table-cell table:number-columns-repeated="2"/>
        </table:table-row>
        <table:table-row table:style-name="ro1">
          <table:table-cell office:value-type="string">
            <text:p><text:s text:c="6"/>391</text:p>
          </table:table-cell>
          <table:table-cell office:value-type="float" office:value="7.7001">
            <text:p>7,7001</text:p>
          </table:table-cell>
          <table:table-cell office:value-type="float" office:value="0.000213400637104733">
            <text:p>0,0002134006</text:p>
          </table:table-cell>
          <table:table-cell table:number-columns-repeated="2"/>
        </table:table-row>
        <table:table-row table:style-name="ro1">
          <table:table-cell office:value-type="string">
            <text:p><text:s text:c="6"/>392</text:p>
          </table:table-cell>
          <table:table-cell office:value-type="float" office:value="7.71958">
            <text:p>7,71958</text:p>
          </table:table-cell>
          <table:table-cell office:value-type="float" office:value="0.000211811588658183">
            <text:p>0,0002118116</text:p>
          </table:table-cell>
          <table:table-cell table:number-columns-repeated="2"/>
        </table:table-row>
        <table:table-row table:style-name="ro1">
          <table:table-cell office:value-type="string">
            <text:p><text:s text:c="6"/>393</text:p>
          </table:table-cell>
          <table:table-cell office:value-type="float" office:value="7.73919">
            <text:p>7,73919</text:p>
          </table:table-cell>
          <table:table-cell office:value-type="float" office:value="0.00021414359591275">
            <text:p>0,0002141436</text:p>
          </table:table-cell>
          <table:table-cell table:number-columns-repeated="2"/>
        </table:table-row>
        <table:table-row table:style-name="ro1">
          <table:table-cell office:value-type="string">
            <text:p><text:s text:c="6"/>394</text:p>
          </table:table-cell>
          <table:table-cell office:value-type="float" office:value="7.75852">
            <text:p>7,75852</text:p>
          </table:table-cell>
          <table:table-cell office:value-type="float" office:value="0.000216705267592093">
            <text:p>0,0002167053</text:p>
          </table:table-cell>
          <table:table-cell table:number-columns-repeated="2"/>
        </table:table-row>
        <table:table-row table:style-name="ro1">
          <table:table-cell office:value-type="string">
            <text:p><text:s text:c="6"/>395</text:p>
          </table:table-cell>
          <table:table-cell office:value-type="float" office:value="7.77788">
            <text:p>7,77788</text:p>
          </table:table-cell>
          <table:table-cell office:value-type="float" office:value="0.000216131941677518">
            <text:p>0,0002161319</text:p>
          </table:table-cell>
          <table:table-cell table:number-columns-repeated="2"/>
        </table:table-row>
        <table:table-row table:style-name="ro1">
          <table:table-cell office:value-type="string">
            <text:p><text:s text:c="6"/>396</text:p>
          </table:table-cell>
          <table:table-cell office:value-type="float" office:value="7.7978">
            <text:p>7,7978</text:p>
          </table:table-cell>
          <table:table-cell office:value-type="float" office:value="0.000208773447168058">
            <text:p>0,0002087734</text:p>
          </table:table-cell>
          <table:table-cell table:number-columns-repeated="2"/>
        </table:table-row>
        <table:table-row table:style-name="ro1">
          <table:table-cell office:value-type="string">
            <text:p><text:s text:c="6"/>397</text:p>
          </table:table-cell>
          <table:table-cell office:value-type="float" office:value="7.81758">
            <text:p>7,81758</text:p>
          </table:table-cell>
          <table:table-cell office:value-type="float" office:value="0.00021422421205453">
            <text:p>0,0002142242</text:p>
          </table:table-cell>
          <table:table-cell table:number-columns-repeated="2"/>
        </table:table-row>
        <table:table-row table:style-name="ro1">
          <table:table-cell office:value-type="string">
            <text:p><text:s text:c="6"/>398</text:p>
          </table:table-cell>
          <table:table-cell office:value-type="float" office:value="7.83732">
            <text:p>7,83732</text:p>
          </table:table-cell>
          <table:table-cell office:value-type="float" office:value="0.000211867622180487">
            <text:p>0,0002118676</text:p>
          </table:table-cell>
          <table:table-cell table:number-columns-repeated="2"/>
        </table:table-row>
        <table:table-row table:style-name="ro1">
          <table:table-cell office:value-type="string">
            <text:p><text:s text:c="6"/>399</text:p>
          </table:table-cell>
          <table:table-cell office:value-type="float" office:value="7.85641">
            <text:p>7,85641</text:p>
          </table:table-cell>
          <table:table-cell office:value-type="float" office:value="0.000208016394747238">
            <text:p>0,0002080164</text:p>
          </table:table-cell>
          <table:table-cell table:number-columns-repeated="2"/>
        </table:table-row>
        <table:table-row table:style-name="ro1">
          <table:table-cell office:value-type="string">
            <text:p><text:s text:c="6"/>400</text:p>
          </table:table-cell>
          <table:table-cell office:value-type="float" office:value="7.8755">
            <text:p>7,8755</text:p>
          </table:table-cell>
          <table:table-cell office:value-type="float" office:value="0.000210214914521006">
            <text:p>0,0002102149</text:p>
          </table:table-cell>
          <table:table-cell table:number-columns-repeated="2"/>
        </table:table-row>
        <table:table-row table:style-name="ro1">
          <table:table-cell office:value-type="string">
            <text:p><text:s text:c="6"/>401</text:p>
          </table:table-cell>
          <table:table-cell office:value-type="float" office:value="7.89468">
            <text:p>7,89468</text:p>
          </table:table-cell>
          <table:table-cell office:value-type="float" office:value="0.000210145684166497">
            <text:p>0,0002101457</text:p>
          </table:table-cell>
          <table:table-cell table:number-columns-repeated="2"/>
        </table:table-row>
        <table:table-row table:style-name="ro1">
          <table:table-cell office:value-type="string">
            <text:p><text:s text:c="6"/>402</text:p>
          </table:table-cell>
          <table:table-cell office:value-type="float" office:value="7.91394">
            <text:p>7,91394</text:p>
          </table:table-cell>
          <table:table-cell office:value-type="float" office:value="0.000204926782868165">
            <text:p>0,0002049268</text:p>
          </table:table-cell>
          <table:table-cell table:number-columns-repeated="2"/>
        </table:table-row>
        <table:table-row table:style-name="ro1">
          <table:table-cell office:value-type="string">
            <text:p><text:s text:c="6"/>403</text:p>
          </table:table-cell>
          <table:table-cell office:value-type="float" office:value="7.93339">
            <text:p>7,93339</text:p>
          </table:table-cell>
          <table:table-cell office:value-type="float" office:value="0.000207547773233759">
            <text:p>0,0002075478</text:p>
          </table:table-cell>
          <table:table-cell table:number-columns-repeated="2"/>
        </table:table-row>
        <table:table-row table:style-name="ro1">
          <table:table-cell office:value-type="string">
            <text:p><text:s text:c="6"/>404</text:p>
          </table:table-cell>
          <table:table-cell office:value-type="float" office:value="7.95263">
            <text:p>7,95263</text:p>
          </table:table-cell>
          <table:table-cell office:value-type="float" office:value="0.000205437893600065">
            <text:p>0,0002054379</text:p>
          </table:table-cell>
          <table:table-cell table:number-columns-repeated="2"/>
        </table:table-row>
        <table:table-row table:style-name="ro1">
          <table:table-cell office:value-type="string">
            <text:p><text:s text:c="6"/>405</text:p>
          </table:table-cell>
          <table:table-cell office:value-type="float" office:value="7.97238">
            <text:p>7,97238</text:p>
          </table:table-cell>
          <table:table-cell office:value-type="float" office:value="0.000220623950722217">
            <text:p>0,000220624</text:p>
          </table:table-cell>
          <table:table-cell table:number-columns-repeated="2"/>
        </table:table-row>
        <table:table-row table:style-name="ro1">
          <table:table-cell office:value-type="string">
            <text:p><text:s text:c="6"/>406</text:p>
          </table:table-cell>
          <table:table-cell office:value-type="float" office:value="7.99173">
            <text:p>7,99173</text:p>
          </table:table-cell>
          <table:table-cell office:value-type="float" office:value="0.000203003864519215">
            <text:p>0,0002030039</text:p>
          </table:table-cell>
          <table:table-cell table:number-columns-repeated="2"/>
        </table:table-row>
        <table:table-row table:style-name="ro1">
          <table:table-cell office:value-type="string">
            <text:p><text:s text:c="6"/>407</text:p>
          </table:table-cell>
          <table:table-cell office:value-type="float" office:value="8.01108">
            <text:p>8,01108</text:p>
          </table:table-cell>
          <table:table-cell office:value-type="float" office:value="0.000203906670007761">
            <text:p>0,0002039067</text:p>
          </table:table-cell>
          <table:table-cell table:number-columns-repeated="2"/>
        </table:table-row>
        <table:table-row table:style-name="ro1">
          <table:table-cell office:value-type="string">
            <text:p><text:s text:c="6"/>408</text:p>
          </table:table-cell>
          <table:table-cell office:value-type="float" office:value="8.03045">
            <text:p>8,03045</text:p>
          </table:table-cell>
          <table:table-cell office:value-type="float" office:value="0.000206946081880416">
            <text:p>0,0002069461</text:p>
          </table:table-cell>
          <table:table-cell table:number-columns-repeated="2"/>
        </table:table-row>
        <table:table-row table:style-name="ro1">
          <table:table-cell office:value-type="string">
            <text:p><text:s text:c="6"/>409</text:p>
          </table:table-cell>
          <table:table-cell office:value-type="float" office:value="8.04966">
            <text:p>8,04966</text:p>
          </table:table-cell>
          <table:table-cell office:value-type="float" office:value="0.000208212638190934">
            <text:p>0,0002082126</text:p>
          </table:table-cell>
          <table:table-cell table:number-columns-repeated="2"/>
        </table:table-row>
        <table:table-row table:style-name="ro1">
          <table:table-cell office:value-type="string">
            <text:p><text:s text:c="6"/>410</text:p>
          </table:table-cell>
          <table:table-cell office:value-type="float" office:value="8.06929">
            <text:p>8,06929</text:p>
          </table:table-cell>
          <table:table-cell office:value-type="float" office:value="0.000200146289075148">
            <text:p>0,0002001463</text:p>
          </table:table-cell>
          <table:table-cell table:number-columns-repeated="2"/>
        </table:table-row>
        <table:table-row table:style-name="ro1">
          <table:table-cell office:value-type="string">
            <text:p><text:s text:c="6"/>411</text:p>
          </table:table-cell>
          <table:table-cell office:value-type="float" office:value="8.08891">
            <text:p>8,08891</text:p>
          </table:table-cell>
          <table:table-cell office:value-type="float" office:value="0.000199374935165946">
            <text:p>0,0001993749</text:p>
          </table:table-cell>
          <table:table-cell table:number-columns-repeated="2"/>
        </table:table-row>
        <table:table-row table:style-name="ro1">
          <table:table-cell office:value-type="string">
            <text:p><text:s text:c="6"/>412</text:p>
          </table:table-cell>
          <table:table-cell office:value-type="float" office:value="8.10879">
            <text:p>8,10879</text:p>
          </table:table-cell>
          <table:table-cell office:value-type="float" office:value="0.000199198870154057">
            <text:p>0,0001991989</text:p>
          </table:table-cell>
          <table:table-cell table:number-columns-repeated="2"/>
        </table:table-row>
        <table:table-row table:style-name="ro1">
          <table:table-cell office:value-type="string">
            <text:p><text:s text:c="6"/>413</text:p>
          </table:table-cell>
          <table:table-cell office:value-type="float" office:value="8.12829">
            <text:p>8,12829</text:p>
          </table:table-cell>
          <table:table-cell office:value-type="float" office:value="0.000204467280876168">
            <text:p>0,0002044673</text:p>
          </table:table-cell>
          <table:table-cell table:number-columns-repeated="2"/>
        </table:table-row>
        <table:table-row table:style-name="ro1">
          <table:table-cell office:value-type="string">
            <text:p><text:s text:c="6"/>414</text:p>
          </table:table-cell>
          <table:table-cell office:value-type="float" office:value="8.14751">
            <text:p>8,14751</text:p>
          </table:table-cell>
          <table:table-cell office:value-type="float" office:value="0.000199474874498006">
            <text:p>0,0001994749</text:p>
          </table:table-cell>
          <table:table-cell table:number-columns-repeated="2"/>
        </table:table-row>
        <table:table-row table:style-name="ro1">
          <table:table-cell office:value-type="string">
            <text:p><text:s text:c="6"/>415</text:p>
          </table:table-cell>
          <table:table-cell office:value-type="float" office:value="8.16651">
            <text:p>8,16651</text:p>
          </table:table-cell>
          <table:table-cell office:value-type="float" office:value="0.000201558654576402">
            <text:p>0,0002015587</text:p>
          </table:table-cell>
          <table:table-cell table:number-columns-repeated="2"/>
        </table:table-row>
        <table:table-row table:style-name="ro1">
          <table:table-cell office:value-type="string">
            <text:p><text:s text:c="6"/>416</text:p>
          </table:table-cell>
          <table:table-cell office:value-type="float" office:value="8.18621">
            <text:p>8,18621</text:p>
          </table:table-cell>
          <table:table-cell office:value-type="float" office:value="0.000201574732617697">
            <text:p>0,0002015747</text:p>
          </table:table-cell>
          <table:table-cell table:number-columns-repeated="2"/>
        </table:table-row>
        <table:table-row table:style-name="ro1">
          <table:table-cell office:value-type="string">
            <text:p><text:s text:c="6"/>417</text:p>
          </table:table-cell>
          <table:table-cell office:value-type="float" office:value="8.20618">
            <text:p>8,20618</text:p>
          </table:table-cell>
          <table:table-cell office:value-type="float" office:value="0.000205596405948706">
            <text:p>0,0002055964</text:p>
          </table:table-cell>
          <table:table-cell table:number-columns-repeated="2"/>
        </table:table-row>
        <table:table-row table:style-name="ro1">
          <table:table-cell office:value-type="string">
            <text:p><text:s text:c="6"/>418</text:p>
          </table:table-cell>
          <table:table-cell office:value-type="float" office:value="8.22567">
            <text:p>8,22567</text:p>
          </table:table-cell>
          <table:table-cell office:value-type="float" office:value="0.000200582364970295">
            <text:p>0,0002005824</text:p>
          </table:table-cell>
          <table:table-cell table:number-columns-repeated="2"/>
        </table:table-row>
        <table:table-row table:style-name="ro1">
          <table:table-cell office:value-type="string">
            <text:p><text:s text:c="6"/>419</text:p>
          </table:table-cell>
          <table:table-cell office:value-type="float" office:value="8.24518">
            <text:p>8,24518</text:p>
          </table:table-cell>
          <table:table-cell office:value-type="float" office:value="0.000203498071654034">
            <text:p>0,0002034981</text:p>
          </table:table-cell>
          <table:table-cell table:number-columns-repeated="2"/>
        </table:table-row>
        <table:table-row table:style-name="ro1">
          <table:table-cell office:value-type="string">
            <text:p><text:s text:c="6"/>420</text:p>
          </table:table-cell>
          <table:table-cell office:value-type="float" office:value="8.26442">
            <text:p>8,26442</text:p>
          </table:table-cell>
          <table:table-cell office:value-type="float" office:value="0.000198145449139071">
            <text:p>0,0001981454</text:p>
          </table:table-cell>
          <table:table-cell table:number-columns-repeated="2"/>
        </table:table-row>
        <table:table-row table:style-name="ro1">
          <table:table-cell office:value-type="string">
            <text:p><text:s text:c="6"/>421</text:p>
          </table:table-cell>
          <table:table-cell office:value-type="float" office:value="8.28347">
            <text:p>8,28347</text:p>
          </table:table-cell>
          <table:table-cell office:value-type="float" office:value="0.00019904925591939">
            <text:p>0,0001990493</text:p>
          </table:table-cell>
          <table:table-cell table:number-columns-repeated="2"/>
        </table:table-row>
        <table:table-row table:style-name="ro1">
          <table:table-cell office:value-type="string">
            <text:p><text:s text:c="6"/>422</text:p>
          </table:table-cell>
          <table:table-cell office:value-type="float" office:value="8.30255">
            <text:p>8,30255</text:p>
          </table:table-cell>
          <table:table-cell office:value-type="float" office:value="0.000196903338713211">
            <text:p>0,0001969033</text:p>
          </table:table-cell>
          <table:table-cell table:number-columns-repeated="2"/>
        </table:table-row>
        <table:table-row table:style-name="ro1">
          <table:table-cell office:value-type="string">
            <text:p><text:s text:c="6"/>423</text:p>
          </table:table-cell>
          <table:table-cell office:value-type="float" office:value="8.32188">
            <text:p>8,32188</text:p>
          </table:table-cell>
          <table:table-cell office:value-type="float" office:value="0.000192896548347584">
            <text:p>0,0001928965</text:p>
          </table:table-cell>
          <table:table-cell table:number-columns-repeated="2"/>
        </table:table-row>
        <table:table-row table:style-name="ro1">
          <table:table-cell office:value-type="string">
            <text:p><text:s text:c="6"/>424</text:p>
          </table:table-cell>
          <table:table-cell office:value-type="float" office:value="8.3417">
            <text:p>8,3417</text:p>
          </table:table-cell>
          <table:table-cell office:value-type="float" office:value="0.000194621952152916">
            <text:p>0,000194622</text:p>
          </table:table-cell>
          <table:table-cell table:number-columns-repeated="2"/>
        </table:table-row>
        <table:table-row table:style-name="ro1">
          <table:table-cell office:value-type="string">
            <text:p><text:s text:c="6"/>425</text:p>
          </table:table-cell>
          <table:table-cell office:value-type="float" office:value="8.36138">
            <text:p>8,36138</text:p>
          </table:table-cell>
          <table:table-cell office:value-type="float" office:value="0.000193282835385047">
            <text:p>0,0001932828</text:p>
          </table:table-cell>
          <table:table-cell table:number-columns-repeated="2"/>
        </table:table-row>
        <table:table-row table:style-name="ro1">
          <table:table-cell office:value-type="string">
            <text:p><text:s text:c="6"/>426</text:p>
          </table:table-cell>
          <table:table-cell office:value-type="float" office:value="8.38077">
            <text:p>8,38077</text:p>
          </table:table-cell>
          <table:table-cell office:value-type="float" office:value="0.000195691557190816">
            <text:p>0,0001956916</text:p>
          </table:table-cell>
          <table:table-cell table:number-columns-repeated="2"/>
        </table:table-row>
        <table:table-row table:style-name="ro1">
          <table:table-cell office:value-type="string">
            <text:p><text:s text:c="6"/>427</text:p>
          </table:table-cell>
          <table:table-cell office:value-type="float" office:value="8.40011">
            <text:p>8,40011</text:p>
          </table:table-cell>
          <table:table-cell office:value-type="float" office:value="0.000191334985924585">
            <text:p>0,000191335</text:p>
          </table:table-cell>
          <table:table-cell table:number-columns-repeated="2"/>
        </table:table-row>
        <table:table-row table:style-name="ro1">
          <table:table-cell office:value-type="string">
            <text:p><text:s text:c="6"/>428</text:p>
          </table:table-cell>
          <table:table-cell office:value-type="float" office:value="8.41889">
            <text:p>8,41889</text:p>
          </table:table-cell>
          <table:table-cell office:value-type="float" office:value="0.000192527448395229">
            <text:p>0,0001925274</text:p>
          </table:table-cell>
          <table:table-cell table:number-columns-repeated="2"/>
        </table:table-row>
        <table:table-row table:style-name="ro1">
          <table:table-cell office:value-type="string">
            <text:p><text:s text:c="6"/>429</text:p>
          </table:table-cell>
          <table:table-cell office:value-type="float" office:value="8.43779">
            <text:p>8,43779</text:p>
          </table:table-cell>
          <table:table-cell office:value-type="float" office:value="0.000189703833671492">
            <text:p>0,0001897038</text:p>
          </table:table-cell>
          <table:table-cell table:number-columns-repeated="2"/>
        </table:table-row>
        <table:table-row table:style-name="ro1">
          <table:table-cell office:value-type="string">
            <text:p><text:s text:c="6"/>430</text:p>
          </table:table-cell>
          <table:table-cell office:value-type="float" office:value="8.45682">
            <text:p>8,45682</text:p>
          </table:table-cell>
          <table:table-cell office:value-type="float" office:value="0.000192254765557764">
            <text:p>0,0001922548</text:p>
          </table:table-cell>
          <table:table-cell table:number-columns-repeated="2"/>
        </table:table-row>
        <table:table-row table:style-name="ro1">
          <table:table-cell office:value-type="string">
            <text:p><text:s text:c="6"/>431</text:p>
          </table:table-cell>
          <table:table-cell office:value-type="float" office:value="8.47634">
            <text:p>8,47634</text:p>
          </table:table-cell>
          <table:table-cell office:value-type="float" office:value="0.000188741646618292">
            <text:p>0,0001887416</text:p>
          </table:table-cell>
          <table:table-cell table:number-columns-repeated="2"/>
        </table:table-row>
        <table:table-row table:style-name="ro1">
          <table:table-cell office:value-type="string">
            <text:p><text:s text:c="6"/>432</text:p>
          </table:table-cell>
          <table:table-cell office:value-type="float" office:value="8.4957">
            <text:p>8,4957</text:p>
          </table:table-cell>
          <table:table-cell office:value-type="float" office:value="0.000193144525789905">
            <text:p>0,0001931445</text:p>
          </table:table-cell>
          <table:table-cell table:number-columns-repeated="2"/>
        </table:table-row>
        <table:table-row table:style-name="ro1">
          <table:table-cell office:value-type="string">
            <text:p><text:s text:c="6"/>433</text:p>
          </table:table-cell>
          <table:table-cell office:value-type="float" office:value="8.51465">
            <text:p>8,51465</text:p>
          </table:table-cell>
          <table:table-cell office:value-type="float" office:value="0.000191808105968492">
            <text:p>0,0001918081</text:p>
          </table:table-cell>
          <table:table-cell table:number-columns-repeated="2"/>
        </table:table-row>
        <table:table-row table:style-name="ro1">
          <table:table-cell office:value-type="string">
            <text:p><text:s text:c="6"/>434</text:p>
          </table:table-cell>
          <table:table-cell office:value-type="float" office:value="8.53356">
            <text:p>8,53356</text:p>
          </table:table-cell>
          <table:table-cell office:value-type="float" office:value="0.000191780969220957">
            <text:p>0,000191781</text:p>
          </table:table-cell>
          <table:table-cell table:number-columns-repeated="2"/>
        </table:table-row>
        <table:table-row table:style-name="ro1">
          <table:table-cell office:value-type="string">
            <text:p><text:s text:c="6"/>435</text:p>
          </table:table-cell>
          <table:table-cell office:value-type="float" office:value="8.55223">
            <text:p>8,55223</text:p>
          </table:table-cell>
          <table:table-cell office:value-type="float" office:value="0.000189781762754151">
            <text:p>0,0001897818</text:p>
          </table:table-cell>
          <table:table-cell table:number-columns-repeated="2"/>
        </table:table-row>
        <table:table-row table:style-name="ro1">
          <table:table-cell office:value-type="string">
            <text:p><text:s text:c="6"/>436</text:p>
          </table:table-cell>
          <table:table-cell office:value-type="float" office:value="8.57107">
            <text:p>8,57107</text:p>
          </table:table-cell>
          <table:table-cell office:value-type="float" office:value="0.000190397664057718">
            <text:p>0,0001903977</text:p>
          </table:table-cell>
          <table:table-cell table:number-columns-repeated="2"/>
        </table:table-row>
        <table:table-row table:style-name="ro1">
          <table:table-cell office:value-type="string">
            <text:p><text:s text:c="6"/>437</text:p>
          </table:table-cell>
          <table:table-cell office:value-type="float" office:value="8.59019">
            <text:p>8,59019</text:p>
          </table:table-cell>
          <table:table-cell office:value-type="float" office:value="0.000187176341907943">
            <text:p>0,0001871763</text:p>
          </table:table-cell>
          <table:table-cell table:number-columns-repeated="2"/>
        </table:table-row>
        <table:table-row table:style-name="ro1">
          <table:table-cell office:value-type="string">
            <text:p><text:s text:c="6"/>438</text:p>
          </table:table-cell>
          <table:table-cell office:value-type="float" office:value="8.60925">
            <text:p>8,60925</text:p>
          </table:table-cell>
          <table:table-cell office:value-type="float" office:value="0.000186592885685436">
            <text:p>0,0001865929</text:p>
          </table:table-cell>
          <table:table-cell table:number-columns-repeated="2"/>
        </table:table-row>
        <table:table-row table:style-name="ro1">
          <table:table-cell office:value-type="string">
            <text:p><text:s text:c="6"/>439</text:p>
          </table:table-cell>
          <table:table-cell office:value-type="float" office:value="8.62849">
            <text:p>8,62849</text:p>
          </table:table-cell>
          <table:table-cell office:value-type="float" office:value="0.000198850952720687">
            <text:p>0,000198851</text:p>
          </table:table-cell>
          <table:table-cell table:number-columns-repeated="2"/>
        </table:table-row>
        <table:table-row table:style-name="ro1">
          <table:table-cell office:value-type="string">
            <text:p><text:s text:c="6"/>440</text:p>
          </table:table-cell>
          <table:table-cell office:value-type="float" office:value="8.64764">
            <text:p>8,64764</text:p>
          </table:table-cell>
          <table:table-cell office:value-type="float" office:value="0.000186411224940804">
            <text:p>0,0001864112</text:p>
          </table:table-cell>
          <table:table-cell table:number-columns-repeated="2"/>
        </table:table-row>
        <table:table-row table:style-name="ro1">
          <table:table-cell office:value-type="string">
            <text:p><text:s text:c="6"/>441</text:p>
          </table:table-cell>
          <table:table-cell office:value-type="float" office:value="8.66671">
            <text:p>8,66671</text:p>
          </table:table-cell>
          <table:table-cell office:value-type="float" office:value="0.000187633659042882">
            <text:p>0,0001876337</text:p>
          </table:table-cell>
          <table:table-cell table:number-columns-repeated="2"/>
        </table:table-row>
        <table:table-row table:style-name="ro1">
          <table:table-cell office:value-type="string">
            <text:p><text:s text:c="6"/>442</text:p>
          </table:table-cell>
          <table:table-cell office:value-type="float" office:value="8.68634">
            <text:p>8,68634</text:p>
          </table:table-cell>
          <table:table-cell office:value-type="float" office:value="0.00018506684483959">
            <text:p>0,0001850668</text:p>
          </table:table-cell>
          <table:table-cell table:number-columns-repeated="2"/>
        </table:table-row>
        <table:table-row table:style-name="ro1">
          <table:table-cell office:value-type="string">
            <text:p><text:s text:c="6"/>443</text:p>
          </table:table-cell>
          <table:table-cell office:value-type="float" office:value="8.70617">
            <text:p>8,70617</text:p>
          </table:table-cell>
          <table:table-cell office:value-type="float" office:value="0.000183988593871611">
            <text:p>0,0001839886</text:p>
          </table:table-cell>
          <table:table-cell table:number-columns-repeated="2"/>
        </table:table-row>
        <table:table-row table:style-name="ro1">
          <table:table-cell office:value-type="string">
            <text:p><text:s text:c="6"/>444</text:p>
          </table:table-cell>
          <table:table-cell office:value-type="float" office:value="8.72593">
            <text:p>8,72593</text:p>
          </table:table-cell>
          <table:table-cell office:value-type="float" office:value="0.000182900379878064">
            <text:p>0,0001829004</text:p>
          </table:table-cell>
          <table:table-cell table:number-columns-repeated="2"/>
        </table:table-row>
        <table:table-row table:style-name="ro1">
          <table:table-cell office:value-type="string">
            <text:p><text:s text:c="6"/>445</text:p>
          </table:table-cell>
          <table:table-cell office:value-type="float" office:value="8.74524">
            <text:p>8,74524</text:p>
          </table:table-cell>
          <table:table-cell office:value-type="float" office:value="0.000184113997695072">
            <text:p>0,000184114</text:p>
          </table:table-cell>
          <table:table-cell table:number-columns-repeated="2"/>
        </table:table-row>
        <table:table-row table:style-name="ro1">
          <table:table-cell office:value-type="string">
            <text:p><text:s text:c="6"/>446</text:p>
          </table:table-cell>
          <table:table-cell office:value-type="float" office:value="8.76428">
            <text:p>8,76428</text:p>
          </table:table-cell>
          <table:table-cell office:value-type="float" office:value="0.000185251150608983">
            <text:p>0,0001852512</text:p>
          </table:table-cell>
          <table:table-cell table:number-columns-repeated="2"/>
        </table:table-row>
        <table:table-row table:style-name="ro1">
          <table:table-cell office:value-type="string">
            <text:p><text:s text:c="6"/>447</text:p>
          </table:table-cell>
          <table:table-cell office:value-type="float" office:value="8.78354">
            <text:p>8,78354</text:p>
          </table:table-cell>
          <table:table-cell office:value-type="float" office:value="0.000181670753279636">
            <text:p>0,0001816708</text:p>
          </table:table-cell>
          <table:table-cell table:number-columns-repeated="2"/>
        </table:table-row>
        <table:table-row table:style-name="ro1">
          <table:table-cell office:value-type="string">
            <text:p><text:s text:c="6"/>448</text:p>
          </table:table-cell>
          <table:table-cell office:value-type="float" office:value="8.80298">
            <text:p>8,80298</text:p>
          </table:table-cell>
          <table:table-cell office:value-type="float" office:value="0.000189298941679927">
            <text:p>0,0001892989</text:p>
          </table:table-cell>
          <table:table-cell table:number-columns-repeated="2"/>
        </table:table-row>
        <table:table-row table:style-name="ro1">
          <table:table-cell office:value-type="string">
            <text:p><text:s text:c="6"/>449</text:p>
          </table:table-cell>
          <table:table-cell office:value-type="float" office:value="8.82221">
            <text:p>8,82221</text:p>
          </table:table-cell>
          <table:table-cell office:value-type="float" office:value="0.000181710260130596">
            <text:p>0,0001817103</text:p>
          </table:table-cell>
          <table:table-cell table:number-columns-repeated="2"/>
        </table:table-row>
        <table:table-row table:style-name="ro1">
          <table:table-cell office:value-type="string">
            <text:p><text:s text:c="6"/>450</text:p>
          </table:table-cell>
          <table:table-cell office:value-type="float" office:value="8.84192">
            <text:p>8,84192</text:p>
          </table:table-cell>
          <table:table-cell office:value-type="float" office:value="0.000183803093697689">
            <text:p>0,0001838031</text:p>
          </table:table-cell>
          <table:table-cell table:number-columns-repeated="2"/>
        </table:table-row>
        <table:table-row table:style-name="ro1">
          <table:table-cell office:value-type="string">
            <text:p><text:s text:c="6"/>451</text:p>
          </table:table-cell>
          <table:table-cell office:value-type="float" office:value="8.8613">
            <text:p>8,8613</text:p>
          </table:table-cell>
          <table:table-cell office:value-type="float" office:value="0.000180620755961806">
            <text:p>0,0001806208</text:p>
          </table:table-cell>
          <table:table-cell table:number-columns-repeated="2"/>
        </table:table-row>
        <table:table-row table:style-name="ro1">
          <table:table-cell office:value-type="string">
            <text:p><text:s text:c="6"/>452</text:p>
          </table:table-cell>
          <table:table-cell office:value-type="float" office:value="8.88068">
            <text:p>8,88068</text:p>
          </table:table-cell>
          <table:table-cell office:value-type="float" office:value="0.000179205500877315">
            <text:p>0,0001792055</text:p>
          </table:table-cell>
          <table:table-cell table:number-columns-repeated="2"/>
        </table:table-row>
        <table:table-row table:style-name="ro1">
          <table:table-cell office:value-type="string">
            <text:p><text:s text:c="6"/>453</text:p>
          </table:table-cell>
          <table:table-cell office:value-type="float" office:value="8.90054">
            <text:p>8,90054</text:p>
          </table:table-cell>
          <table:table-cell office:value-type="float" office:value="0.00017903071137174">
            <text:p>0,0001790307</text:p>
          </table:table-cell>
          <table:table-cell table:number-columns-repeated="2"/>
        </table:table-row>
        <table:table-row table:style-name="ro1">
          <table:table-cell office:value-type="string">
            <text:p><text:s text:c="6"/>454</text:p>
          </table:table-cell>
          <table:table-cell office:value-type="float" office:value="8.91924">
            <text:p>8,91924</text:p>
          </table:table-cell>
          <table:table-cell office:value-type="float" office:value="0.000180622311684928">
            <text:p>0,0001806223</text:p>
          </table:table-cell>
          <table:table-cell table:number-columns-repeated="2"/>
        </table:table-row>
        <table:table-row table:style-name="ro1">
          <table:table-cell office:value-type="string">
            <text:p><text:s text:c="6"/>455</text:p>
          </table:table-cell>
          <table:table-cell office:value-type="float" office:value="8.93833">
            <text:p>8,93833</text:p>
          </table:table-cell>
          <table:table-cell office:value-type="float" office:value="0.000177172294390135">
            <text:p>0,0001771723</text:p>
          </table:table-cell>
          <table:table-cell table:number-columns-repeated="2"/>
        </table:table-row>
        <table:table-row table:style-name="ro1">
          <table:table-cell office:value-type="string">
            <text:p><text:s text:c="6"/>456</text:p>
          </table:table-cell>
          <table:table-cell office:value-type="float" office:value="8.95757">
            <text:p>8,95757</text:p>
          </table:table-cell>
          <table:table-cell office:value-type="float" office:value="0.000177636261411015">
            <text:p>0,0001776363</text:p>
          </table:table-cell>
          <table:table-cell table:number-columns-repeated="2"/>
        </table:table-row>
        <table:table-row table:style-name="ro1">
          <table:table-cell office:value-type="string">
            <text:p><text:s text:c="6"/>457</text:p>
          </table:table-cell>
          <table:table-cell office:value-type="float" office:value="8.97694">
            <text:p>8,97694</text:p>
          </table:table-cell>
          <table:table-cell office:value-type="float" office:value="0.000177009197137577">
            <text:p>0,0001770092</text:p>
          </table:table-cell>
          <table:table-cell table:number-columns-repeated="2"/>
        </table:table-row>
        <table:table-row table:style-name="ro1">
          <table:table-cell office:value-type="string">
            <text:p><text:s text:c="6"/>458</text:p>
          </table:table-cell>
          <table:table-cell office:value-type="float" office:value="8.99637">
            <text:p>8,99637</text:p>
          </table:table-cell>
          <table:table-cell office:value-type="float" office:value="0.000177826112601963">
            <text:p>0,0001778261</text:p>
          </table:table-cell>
          <table:table-cell table:number-columns-repeated="2"/>
        </table:table-row>
        <table:table-row table:style-name="ro1">
          <table:table-cell office:value-type="string">
            <text:p><text:s text:c="6"/>459</text:p>
          </table:table-cell>
          <table:table-cell office:value-type="float" office:value="9.01515">
            <text:p>9,01515</text:p>
          </table:table-cell>
          <table:table-cell office:value-type="float" office:value="0.000179507700218054">
            <text:p>0,0001795077</text:p>
          </table:table-cell>
          <table:table-cell table:number-columns-repeated="2"/>
        </table:table-row>
        <table:table-row table:style-name="ro1">
          <table:table-cell office:value-type="string">
            <text:p><text:s text:c="6"/>460</text:p>
          </table:table-cell>
          <table:table-cell office:value-type="float" office:value="9.03419">
            <text:p>9,03419</text:p>
          </table:table-cell>
          <table:table-cell office:value-type="float" office:value="0.000185382084753278">
            <text:p>0,0001853821</text:p>
          </table:table-cell>
          <table:table-cell table:number-columns-repeated="2"/>
        </table:table-row>
        <table:table-row table:style-name="ro1">
          <table:table-cell office:value-type="string">
            <text:p><text:s text:c="6"/>461</text:p>
          </table:table-cell>
          <table:table-cell office:value-type="float" office:value="9.05275">
            <text:p>9,05275</text:p>
          </table:table-cell>
          <table:table-cell office:value-type="float" office:value="0.000178833894195306">
            <text:p>0,0001788339</text:p>
          </table:table-cell>
          <table:table-cell table:number-columns-repeated="2"/>
        </table:table-row>
        <table:table-row table:style-name="ro1">
          <table:table-cell office:value-type="string">
            <text:p><text:s text:c="6"/>462</text:p>
          </table:table-cell>
          <table:table-cell office:value-type="float" office:value="9.07188">
            <text:p>9,07188</text:p>
          </table:table-cell>
          <table:table-cell office:value-type="float" office:value="0.000174457506583245">
            <text:p>0,0001744575</text:p>
          </table:table-cell>
          <table:table-cell table:number-columns-repeated="2"/>
        </table:table-row>
        <table:table-row table:style-name="ro1">
          <table:table-cell office:value-type="string">
            <text:p><text:s text:c="6"/>463</text:p>
          </table:table-cell>
          <table:table-cell office:value-type="float" office:value="9.09076">
            <text:p>9,09076</text:p>
          </table:table-cell>
          <table:table-cell office:value-type="float" office:value="0.000175242147455954">
            <text:p>0,0001752421</text:p>
          </table:table-cell>
          <table:table-cell table:number-columns-repeated="2"/>
        </table:table-row>
        <table:table-row table:style-name="ro1">
          <table:table-cell office:value-type="string">
            <text:p><text:s text:c="6"/>464</text:p>
          </table:table-cell>
          <table:table-cell office:value-type="float" office:value="9.10983">
            <text:p>9,10983</text:p>
          </table:table-cell>
          <table:table-cell office:value-type="float" office:value="0.000176504950456774">
            <text:p>0,000176505</text:p>
          </table:table-cell>
          <table:table-cell table:number-columns-repeated="2"/>
        </table:table-row>
        <table:table-row table:style-name="ro1">
          <table:table-cell office:value-type="string">
            <text:p><text:s text:c="6"/>465</text:p>
          </table:table-cell>
          <table:table-cell office:value-type="float" office:value="9.12917">
            <text:p>9,12917</text:p>
          </table:table-cell>
          <table:table-cell office:value-type="float" office:value="0.000177584122377324">
            <text:p>0,0001775841</text:p>
          </table:table-cell>
          <table:table-cell table:number-columns-repeated="2"/>
        </table:table-row>
        <table:table-row table:style-name="ro1">
          <table:table-cell office:value-type="string">
            <text:p><text:s text:c="6"/>466</text:p>
          </table:table-cell>
          <table:table-cell office:value-type="float" office:value="9.1487">
            <text:p>9,1487</text:p>
          </table:table-cell>
          <table:table-cell office:value-type="float" office:value="0.000174199085667631">
            <text:p>0,0001741991</text:p>
          </table:table-cell>
          <table:table-cell table:number-columns-repeated="2"/>
        </table:table-row>
        <table:table-row table:style-name="ro1">
          <table:table-cell office:value-type="string">
            <text:p><text:s text:c="6"/>467</text:p>
          </table:table-cell>
          <table:table-cell office:value-type="float" office:value="9.16838">
            <text:p>9,16838</text:p>
          </table:table-cell>
          <table:table-cell office:value-type="float" office:value="0.000172901406984136">
            <text:p>0,0001729014</text:p>
          </table:table-cell>
          <table:table-cell table:number-columns-repeated="2"/>
        </table:table-row>
        <table:table-row table:style-name="ro1">
          <table:table-cell office:value-type="string">
            <text:p><text:s text:c="6"/>468</text:p>
          </table:table-cell>
          <table:table-cell office:value-type="float" office:value="9.1884">
            <text:p>9,1884</text:p>
          </table:table-cell>
          <table:table-cell office:value-type="float" office:value="0.000171857017869221">
            <text:p>0,000171857</text:p>
          </table:table-cell>
          <table:table-cell table:number-columns-repeated="2"/>
        </table:table-row>
        <table:table-row table:style-name="ro1">
          <table:table-cell office:value-type="string">
            <text:p><text:s text:c="6"/>469</text:p>
          </table:table-cell>
          <table:table-cell office:value-type="float" office:value="9.2086">
            <text:p>9,2086</text:p>
          </table:table-cell>
          <table:table-cell office:value-type="float" office:value="0.000176154413484027">
            <text:p>0,0001761544</text:p>
          </table:table-cell>
          <table:table-cell table:number-columns-repeated="2"/>
        </table:table-row>
        <table:table-row table:style-name="ro1">
          <table:table-cell office:value-type="string">
            <text:p><text:s text:c="6"/>470</text:p>
          </table:table-cell>
          <table:table-cell office:value-type="float" office:value="9.22878">
            <text:p>9,22878</text:p>
          </table:table-cell>
          <table:table-cell office:value-type="float" office:value="0.00017125335822226">
            <text:p>0,0001712534</text:p>
          </table:table-cell>
          <table:table-cell table:number-columns-repeated="2"/>
        </table:table-row>
        <table:table-row table:style-name="ro1">
          <table:table-cell office:value-type="string">
            <text:p><text:s text:c="6"/>471</text:p>
          </table:table-cell>
          <table:table-cell office:value-type="float" office:value="9.24936">
            <text:p>9,24936</text:p>
          </table:table-cell>
          <table:table-cell office:value-type="float" office:value="0.000171359185112307">
            <text:p>0,0001713592</text:p>
          </table:table-cell>
          <table:table-cell table:number-columns-repeated="2"/>
        </table:table-row>
        <table:table-row table:style-name="ro1">
          <table:table-cell office:value-type="string">
            <text:p><text:s text:c="6"/>472</text:p>
          </table:table-cell>
          <table:table-cell office:value-type="float" office:value="9.269">
            <text:p>9,269</text:p>
          </table:table-cell>
          <table:table-cell office:value-type="float" office:value="0.000175817496704574">
            <text:p>0,0001758175</text:p>
          </table:table-cell>
          <table:table-cell table:number-columns-repeated="2"/>
        </table:table-row>
        <table:table-row table:style-name="ro1">
          <table:table-cell office:value-type="string">
            <text:p><text:s text:c="6"/>473</text:p>
          </table:table-cell>
          <table:table-cell office:value-type="float" office:value="9.28987">
            <text:p>9,28987</text:p>
          </table:table-cell>
          <table:table-cell office:value-type="float" office:value="0.00017098292574268">
            <text:p>0,0001709829</text:p>
          </table:table-cell>
          <table:table-cell table:number-columns-repeated="2"/>
        </table:table-row>
        <table:table-row table:style-name="ro1">
          <table:table-cell office:value-type="string">
            <text:p><text:s text:c="6"/>474</text:p>
          </table:table-cell>
          <table:table-cell office:value-type="float" office:value="9.30931">
            <text:p>9,30931</text:p>
          </table:table-cell>
          <table:table-cell office:value-type="float" office:value="0.000169788337453564">
            <text:p>0,0001697883</text:p>
          </table:table-cell>
          <table:table-cell table:number-columns-repeated="2"/>
        </table:table-row>
        <table:table-row table:style-name="ro1">
          <table:table-cell office:value-type="string">
            <text:p><text:s text:c="6"/>475</text:p>
          </table:table-cell>
          <table:table-cell office:value-type="float" office:value="9.32941">
            <text:p>9,32941</text:p>
          </table:table-cell>
          <table:table-cell office:value-type="float" office:value="0.000178745049336204">
            <text:p>0,000178745</text:p>
          </table:table-cell>
          <table:table-cell table:number-columns-repeated="2"/>
        </table:table-row>
        <table:table-row table:style-name="ro1">
          <table:table-cell office:value-type="string">
            <text:p><text:s text:c="6"/>476</text:p>
          </table:table-cell>
          <table:table-cell office:value-type="float" office:value="9.34883">
            <text:p>9,34883</text:p>
          </table:table-cell>
          <table:table-cell office:value-type="float" office:value="0.000169367872176906">
            <text:p>0,0001693679</text:p>
          </table:table-cell>
          <table:table-cell table:number-columns-repeated="2"/>
        </table:table-row>
        <table:table-row table:style-name="ro1">
          <table:table-cell office:value-type="string">
            <text:p><text:s text:c="6"/>477</text:p>
          </table:table-cell>
          <table:table-cell office:value-type="float" office:value="9.36832">
            <text:p>9,36832</text:p>
          </table:table-cell>
          <table:table-cell office:value-type="float" office:value="0.000171724449553936">
            <text:p>0,0001717244</text:p>
          </table:table-cell>
          <table:table-cell table:number-columns-repeated="2"/>
        </table:table-row>
        <table:table-row table:style-name="ro1">
          <table:table-cell office:value-type="string">
            <text:p><text:s text:c="6"/>478</text:p>
          </table:table-cell>
          <table:table-cell office:value-type="float" office:value="9.39077">
            <text:p>9,39077</text:p>
          </table:table-cell>
          <table:table-cell office:value-type="float" office:value="0.000171009178504119">
            <text:p>0,0001710092</text:p>
          </table:table-cell>
          <table:table-cell table:number-columns-repeated="2"/>
        </table:table-row>
        <table:table-row table:style-name="ro1">
          <table:table-cell office:value-type="string">
            <text:p><text:s text:c="6"/>479</text:p>
          </table:table-cell>
          <table:table-cell office:value-type="float" office:value="9.41011">
            <text:p>9,41011</text:p>
          </table:table-cell>
          <table:table-cell office:value-type="float" office:value="0.000168465649989506">
            <text:p>0,0001684656</text:p>
          </table:table-cell>
          <table:table-cell table:number-columns-repeated="2"/>
        </table:table-row>
        <table:table-row table:style-name="ro1">
          <table:table-cell office:value-type="string">
            <text:p><text:s text:c="6"/>480</text:p>
          </table:table-cell>
          <table:table-cell office:value-type="float" office:value="9.42975">
            <text:p>9,42975</text:p>
          </table:table-cell>
          <table:table-cell office:value-type="float" office:value="0.000171000843024151">
            <text:p>0,0001710008</text:p>
          </table:table-cell>
          <table:table-cell table:number-columns-repeated="2"/>
        </table:table-row>
        <table:table-row table:style-name="ro1">
          <table:table-cell office:value-type="string">
            <text:p><text:s text:c="6"/>481</text:p>
          </table:table-cell>
          <table:table-cell office:value-type="float" office:value="9.44881">
            <text:p>9,44881</text:p>
          </table:table-cell>
          <table:table-cell office:value-type="float" office:value="0.0001765474850572">
            <text:p>0,0001765475</text:p>
          </table:table-cell>
          <table:table-cell table:number-columns-repeated="2"/>
        </table:table-row>
        <table:table-row table:style-name="ro1">
          <table:table-cell office:value-type="string">
            <text:p><text:s text:c="6"/>482</text:p>
          </table:table-cell>
          <table:table-cell office:value-type="float" office:value="9.46791">
            <text:p>9,46791</text:p>
          </table:table-cell>
          <table:table-cell office:value-type="float" office:value="0.000184348604252309">
            <text:p>0,0001843486</text:p>
          </table:table-cell>
          <table:table-cell table:number-columns-repeated="2"/>
        </table:table-row>
        <table:table-row table:style-name="ro1">
          <table:table-cell office:value-type="string">
            <text:p><text:s text:c="6"/>483</text:p>
          </table:table-cell>
          <table:table-cell office:value-type="float" office:value="9.48655">
            <text:p>9,48655</text:p>
          </table:table-cell>
          <table:table-cell office:value-type="float" office:value="0.000172085246192281">
            <text:p>0,0001720852</text:p>
          </table:table-cell>
          <table:table-cell table:number-columns-repeated="2"/>
        </table:table-row>
        <table:table-row table:style-name="ro1">
          <table:table-cell office:value-type="string">
            <text:p><text:s text:c="6"/>484</text:p>
          </table:table-cell>
          <table:table-cell office:value-type="float" office:value="9.50593">
            <text:p>9,50593</text:p>
          </table:table-cell>
          <table:table-cell office:value-type="float" office:value="0.000168826808694117">
            <text:p>0,0001688268</text:p>
          </table:table-cell>
          <table:table-cell table:number-columns-repeated="2"/>
        </table:table-row>
        <table:table-row table:style-name="ro1">
          <table:table-cell office:value-type="string">
            <text:p><text:s text:c="6"/>485</text:p>
          </table:table-cell>
          <table:table-cell office:value-type="float" office:value="9.52518">
            <text:p>9,52518</text:p>
          </table:table-cell>
          <table:table-cell office:value-type="float" office:value="0.000173832652620734">
            <text:p>0,0001738327</text:p>
          </table:table-cell>
          <table:table-cell table:number-columns-repeated="2"/>
        </table:table-row>
        <table:table-row table:style-name="ro1">
          <table:table-cell office:value-type="string">
            <text:p><text:s text:c="6"/>486</text:p>
          </table:table-cell>
          <table:table-cell office:value-type="float" office:value="9.54422">
            <text:p>9,54422</text:p>
          </table:table-cell>
          <table:table-cell office:value-type="float" office:value="0.000166159154920585">
            <text:p>0,0001661592</text:p>
          </table:table-cell>
          <table:table-cell table:number-columns-repeated="2"/>
        </table:table-row>
        <table:table-row table:style-name="ro1">
          <table:table-cell office:value-type="string">
            <text:p><text:s text:c="6"/>487</text:p>
          </table:table-cell>
          <table:table-cell office:value-type="float" office:value="9.56338">
            <text:p>9,56338</text:p>
          </table:table-cell>
          <table:table-cell office:value-type="float" office:value="0.000165440525362203">
            <text:p>0,0001654405</text:p>
          </table:table-cell>
          <table:table-cell table:number-columns-repeated="2"/>
        </table:table-row>
        <table:table-row table:style-name="ro1">
          <table:table-cell office:value-type="string">
            <text:p><text:s text:c="6"/>488</text:p>
          </table:table-cell>
          <table:table-cell office:value-type="float" office:value="9.58282">
            <text:p>9,58282</text:p>
          </table:table-cell>
          <table:table-cell office:value-type="float" office:value="0.00016547381187005">
            <text:p>0,0001654738</text:p>
          </table:table-cell>
          <table:table-cell table:number-columns-repeated="2"/>
        </table:table-row>
        <table:table-row table:style-name="ro1">
          <table:table-cell office:value-type="string">
            <text:p><text:s text:c="6"/>489</text:p>
          </table:table-cell>
          <table:table-cell office:value-type="float" office:value="9.60211">
            <text:p>9,60211</text:p>
          </table:table-cell>
          <table:table-cell office:value-type="float" office:value="0.000165722143615916">
            <text:p>0,0001657221</text:p>
          </table:table-cell>
          <table:table-cell table:number-columns-repeated="2"/>
        </table:table-row>
        <table:table-row table:style-name="ro1">
          <table:table-cell office:value-type="string">
            <text:p><text:s text:c="6"/>490</text:p>
          </table:table-cell>
          <table:table-cell office:value-type="float" office:value="9.62097">
            <text:p>9,62097</text:p>
          </table:table-cell>
          <table:table-cell office:value-type="float" office:value="0.000168061160980709">
            <text:p>0,0001680612</text:p>
          </table:table-cell>
          <table:table-cell table:number-columns-repeated="2"/>
        </table:table-row>
        <table:table-row table:style-name="ro1">
          <table:table-cell office:value-type="string">
            <text:p><text:s text:c="6"/>491</text:p>
          </table:table-cell>
          <table:table-cell office:value-type="float" office:value="9.63987">
            <text:p>9,63987</text:p>
          </table:table-cell>
          <table:table-cell office:value-type="float" office:value="0.000163347455804158">
            <text:p>0,0001633475</text:p>
          </table:table-cell>
          <table:table-cell table:number-columns-repeated="2"/>
        </table:table-row>
        <table:table-row table:style-name="ro1">
          <table:table-cell office:value-type="string">
            <text:p><text:s text:c="6"/>492</text:p>
          </table:table-cell>
          <table:table-cell office:value-type="float" office:value="9.65842">
            <text:p>9,65842</text:p>
          </table:table-cell>
          <table:table-cell office:value-type="float" office:value="0.000163329066816693">
            <text:p>0,0001633291</text:p>
          </table:table-cell>
          <table:table-cell table:number-columns-repeated="2"/>
        </table:table-row>
        <table:table-row table:style-name="ro1">
          <table:table-cell office:value-type="string">
            <text:p><text:s text:c="6"/>493</text:p>
          </table:table-cell>
          <table:table-cell office:value-type="float" office:value="9.67711">
            <text:p>9,67711</text:p>
          </table:table-cell>
          <table:table-cell office:value-type="float" office:value="0.000162428421536635">
            <text:p>0,0001624284</text:p>
          </table:table-cell>
          <table:table-cell table:number-columns-repeated="2"/>
        </table:table-row>
        <table:table-row table:style-name="ro1">
          <table:table-cell office:value-type="string">
            <text:p><text:s text:c="6"/>494</text:p>
          </table:table-cell>
          <table:table-cell office:value-type="float" office:value="9.69618">
            <text:p>9,69618</text:p>
          </table:table-cell>
          <table:table-cell office:value-type="float" office:value="0.000161674023011905">
            <text:p>0,000161674</text:p>
          </table:table-cell>
          <table:table-cell table:number-columns-repeated="2"/>
        </table:table-row>
        <table:table-row table:style-name="ro1">
          <table:table-cell office:value-type="string">
            <text:p><text:s text:c="6"/>495</text:p>
          </table:table-cell>
          <table:table-cell office:value-type="float" office:value="9.71534">
            <text:p>9,71534</text:p>
          </table:table-cell>
          <table:table-cell office:value-type="float" office:value="0.000162630593750866">
            <text:p>0,0001626306</text:p>
          </table:table-cell>
          <table:table-cell table:number-columns-repeated="2"/>
        </table:table-row>
        <table:table-row table:style-name="ro1">
          <table:table-cell office:value-type="string">
            <text:p><text:s text:c="6"/>496</text:p>
          </table:table-cell>
          <table:table-cell office:value-type="float" office:value="9.73448">
            <text:p>9,73448</text:p>
          </table:table-cell>
          <table:table-cell office:value-type="float" office:value="0.000164072229814033">
            <text:p>0,0001640722</text:p>
          </table:table-cell>
          <table:table-cell table:number-columns-repeated="2"/>
        </table:table-row>
        <table:table-row table:style-name="ro1">
          <table:table-cell office:value-type="string">
            <text:p><text:s text:c="6"/>497</text:p>
          </table:table-cell>
          <table:table-cell office:value-type="float" office:value="9.75365">
            <text:p>9,75365</text:p>
          </table:table-cell>
          <table:table-cell office:value-type="float" office:value="0.000161134703220894">
            <text:p>0,0001611347</text:p>
          </table:table-cell>
          <table:table-cell table:number-columns-repeated="2"/>
        </table:table-row>
        <table:table-row table:style-name="ro1">
          <table:table-cell office:value-type="string">
            <text:p><text:s text:c="6"/>498</text:p>
          </table:table-cell>
          <table:table-cell office:value-type="float" office:value="9.77304">
            <text:p>9,77304</text:p>
          </table:table-cell>
          <table:table-cell office:value-type="float" office:value="0.000162966183906877">
            <text:p>0,0001629662</text:p>
          </table:table-cell>
          <table:table-cell table:number-columns-repeated="2"/>
        </table:table-row>
        <table:table-row table:style-name="ro1">
          <table:table-cell office:value-type="string">
            <text:p><text:s text:c="6"/>499</text:p>
          </table:table-cell>
          <table:table-cell office:value-type="float" office:value="9.79267">
            <text:p>9,79267</text:p>
          </table:table-cell>
          <table:table-cell office:value-type="float" office:value="0.000162425410723514">
            <text:p>0,0001624254</text:p>
          </table:table-cell>
          <table:table-cell table:number-columns-repeated="2"/>
        </table:table-row>
        <table:table-row table:style-name="ro1">
          <table:table-cell office:value-type="string">
            <text:p><text:s text:c="6"/>500</text:p>
          </table:table-cell>
          <table:table-cell office:value-type="float" office:value="9.8122">
            <text:p>9,8122</text:p>
          </table:table-cell>
          <table:table-cell office:value-type="float" office:value="0.000159657574742307">
            <text:p>0,0001596576</text:p>
          </table:table-cell>
          <table:table-cell table:number-columns-repeated="2"/>
        </table:table-row>
        <table:table-row table:style-name="ro1">
          <table:table-cell office:value-type="string">
            <text:p><text:s text:c="6"/>501</text:p>
          </table:table-cell>
          <table:table-cell office:value-type="float" office:value="9.83172">
            <text:p>9,83172</text:p>
          </table:table-cell>
          <table:table-cell office:value-type="float" office:value="0.000161175658658555">
            <text:p>0,0001611757</text:p>
          </table:table-cell>
          <table:table-cell table:number-columns-repeated="2"/>
        </table:table-row>
        <table:table-row table:style-name="ro1">
          <table:table-cell office:value-type="string">
            <text:p><text:s text:c="6"/>502</text:p>
          </table:table-cell>
          <table:table-cell office:value-type="float" office:value="9.85071">
            <text:p>9,85071</text:p>
          </table:table-cell>
          <table:table-cell office:value-type="float" office:value="0.000158997784312093">
            <text:p>0,0001589978</text:p>
          </table:table-cell>
          <table:table-cell table:number-columns-repeated="2"/>
        </table:table-row>
        <table:table-row table:style-name="ro1">
          <table:table-cell office:value-type="string">
            <text:p><text:s text:c="6"/>503</text:p>
          </table:table-cell>
          <table:table-cell office:value-type="float" office:value="9.87001">
            <text:p>9,87001</text:p>
          </table:table-cell>
          <table:table-cell office:value-type="float" office:value="0.000161279119914118">
            <text:p>0,0001612791</text:p>
          </table:table-cell>
          <table:table-cell table:number-columns-repeated="2"/>
        </table:table-row>
        <table:table-row table:style-name="ro1">
          <table:table-cell office:value-type="string">
            <text:p><text:s text:c="6"/>504</text:p>
          </table:table-cell>
          <table:table-cell office:value-type="float" office:value="9.88959">
            <text:p>9,88959</text:p>
          </table:table-cell>
          <table:table-cell office:value-type="float" office:value="0.000159492504839736">
            <text:p>0,0001594925</text:p>
          </table:table-cell>
          <table:table-cell table:number-columns-repeated="2"/>
        </table:table-row>
        <table:table-row table:style-name="ro1">
          <table:table-cell office:value-type="string">
            <text:p><text:s text:c="6"/>505</text:p>
          </table:table-cell>
          <table:table-cell office:value-type="float" office:value="9.90922">
            <text:p>9,90922</text:p>
          </table:table-cell>
          <table:table-cell office:value-type="float" office:value="0.000159744793861637">
            <text:p>0,0001597448</text:p>
          </table:table-cell>
          <table:table-cell table:number-columns-repeated="2"/>
        </table:table-row>
        <table:table-row table:style-name="ro1">
          <table:table-cell office:value-type="string">
            <text:p><text:s text:c="6"/>506</text:p>
          </table:table-cell>
          <table:table-cell office:value-type="float" office:value="9.92907">
            <text:p>9,92907</text:p>
          </table:table-cell>
          <table:table-cell office:value-type="float" office:value="0.000157789161844351">
            <text:p>0,0001577892</text:p>
          </table:table-cell>
          <table:table-cell table:number-columns-repeated="2"/>
        </table:table-row>
        <table:table-row table:style-name="ro1">
          <table:table-cell office:value-type="string">
            <text:p><text:s text:c="6"/>507</text:p>
          </table:table-cell>
          <table:table-cell office:value-type="float" office:value="9.949">
            <text:p>9,949</text:p>
          </table:table-cell>
          <table:table-cell office:value-type="float" office:value="0.000160671646681611">
            <text:p>0,0001606716</text:p>
          </table:table-cell>
          <table:table-cell table:number-columns-repeated="2"/>
        </table:table-row>
        <table:table-row table:style-name="ro1">
          <table:table-cell office:value-type="string">
            <text:p><text:s text:c="6"/>508</text:p>
          </table:table-cell>
          <table:table-cell office:value-type="float" office:value="9.96887">
            <text:p>9,96887</text:p>
          </table:table-cell>
          <table:table-cell office:value-type="float" office:value="0.000157244681589133">
            <text:p>0,0001572447</text:p>
          </table:table-cell>
          <table:table-cell table:number-columns-repeated="2"/>
        </table:table-row>
        <table:table-row table:style-name="ro1">
          <table:table-cell office:value-type="string">
            <text:p><text:s text:c="6"/>509</text:p>
          </table:table-cell>
          <table:table-cell office:value-type="float" office:value="9.98807">
            <text:p>9,98807</text:p>
          </table:table-cell>
          <table:table-cell office:value-type="float" office:value="0.000157426506639778">
            <text:p>0,0001574265</text:p>
          </table:table-cell>
          <table:table-cell table:number-columns-repeated="2"/>
        </table:table-row>
        <table:table-row table:style-name="ro1">
          <table:table-cell office:value-type="string">
            <text:p><text:s text:c="6"/>510</text:p>
          </table:table-cell>
          <table:table-cell office:value-type="float" office:value="10.00737">
            <text:p>10,00737</text:p>
          </table:table-cell>
          <table:table-cell office:value-type="float" office:value="0.000157212283705921">
            <text:p>0,0001572123</text:p>
          </table:table-cell>
          <table:table-cell table:number-columns-repeated="2"/>
        </table:table-row>
        <table:table-row table:style-name="ro1">
          <table:table-cell office:value-type="string">
            <text:p><text:s text:c="6"/>511</text:p>
          </table:table-cell>
          <table:table-cell office:value-type="float" office:value="10.02659">
            <text:p>10,02659</text:p>
          </table:table-cell>
          <table:table-cell office:value-type="float" office:value="0.000163828348262847">
            <text:p>0,0001638283</text:p>
          </table:table-cell>
          <table:table-cell table:number-columns-repeated="2"/>
        </table:table-row>
        <table:table-row table:style-name="ro1">
          <table:table-cell office:value-type="string">
            <text:p><text:s text:c="6"/>512</text:p>
          </table:table-cell>
          <table:table-cell office:value-type="float" office:value="10.04564">
            <text:p>10,04564</text:p>
          </table:table-cell>
          <table:table-cell office:value-type="float" office:value="0.000158804081619632">
            <text:p>0,0001588041</text:p>
          </table:table-cell>
          <table:table-cell table:number-columns-repeated="2"/>
        </table:table-row>
        <table:table-row table:style-name="ro1">
          <table:table-cell office:value-type="string">
            <text:p><text:s text:c="6"/>513</text:p>
          </table:table-cell>
          <table:table-cell office:value-type="float" office:value="10.0648">
            <text:p>10,0648</text:p>
          </table:table-cell>
          <table:table-cell office:value-type="float" office:value="0.000156918358915382">
            <text:p>0,0001569184</text:p>
          </table:table-cell>
          <table:table-cell table:number-columns-repeated="2"/>
        </table:table-row>
        <table:table-row table:style-name="ro1">
          <table:table-cell office:value-type="string">
            <text:p><text:s text:c="6"/>514</text:p>
          </table:table-cell>
          <table:table-cell office:value-type="float" office:value="10.08419">
            <text:p>10,08419</text:p>
          </table:table-cell>
          <table:table-cell office:value-type="float" office:value="0.000155816241113829">
            <text:p>0,0001558162</text:p>
          </table:table-cell>
          <table:table-cell table:number-columns-repeated="2"/>
        </table:table-row>
        <table:table-row table:style-name="ro1">
          <table:table-cell office:value-type="string">
            <text:p><text:s text:c="6"/>515</text:p>
          </table:table-cell>
          <table:table-cell office:value-type="float" office:value="10.10372">
            <text:p>10,10372</text:p>
          </table:table-cell>
          <table:table-cell office:value-type="float" office:value="0.000155386369332301">
            <text:p>0,0001553864</text:p>
          </table:table-cell>
          <table:table-cell table:number-columns-repeated="2"/>
        </table:table-row>
        <table:table-row table:style-name="ro1">
          <table:table-cell office:value-type="string">
            <text:p><text:s text:c="6"/>516</text:p>
          </table:table-cell>
          <table:table-cell office:value-type="float" office:value="10.12295">
            <text:p>10,12295</text:p>
          </table:table-cell>
          <table:table-cell office:value-type="float" office:value="0.000155511434107188">
            <text:p>0,0001555114</text:p>
          </table:table-cell>
          <table:table-cell table:number-columns-repeated="2"/>
        </table:table-row>
        <table:table-row table:style-name="ro1">
          <table:table-cell office:value-type="string">
            <text:p><text:s text:c="6"/>517</text:p>
          </table:table-cell>
          <table:table-cell office:value-type="float" office:value="10.14227">
            <text:p>10,14227</text:p>
          </table:table-cell>
          <table:table-cell office:value-type="float" office:value="0.0001551329890023">
            <text:p>0,000155133</text:p>
          </table:table-cell>
          <table:table-cell table:number-columns-repeated="2"/>
        </table:table-row>
        <table:table-row table:style-name="ro1">
          <table:table-cell office:value-type="string">
            <text:p><text:s text:c="6"/>518</text:p>
          </table:table-cell>
          <table:table-cell office:value-type="float" office:value="10.16141">
            <text:p>10,16141</text:p>
          </table:table-cell>
          <table:table-cell office:value-type="float" office:value="0.000153750674937159">
            <text:p>0,0001537507</text:p>
          </table:table-cell>
          <table:table-cell table:number-columns-repeated="2"/>
        </table:table-row>
        <table:table-row table:style-name="ro1">
          <table:table-cell office:value-type="string">
            <text:p><text:s text:c="6"/>519</text:p>
          </table:table-cell>
          <table:table-cell office:value-type="float" office:value="10.18049">
            <text:p>10,18049</text:p>
          </table:table-cell>
          <table:table-cell office:value-type="float" office:value="0.000154827563321292">
            <text:p>0,0001548276</text:p>
          </table:table-cell>
          <table:table-cell table:number-columns-repeated="2"/>
        </table:table-row>
        <table:table-row table:style-name="ro1">
          <table:table-cell office:value-type="string">
            <text:p><text:s text:c="6"/>520</text:p>
          </table:table-cell>
          <table:table-cell office:value-type="float" office:value="10.19986">
            <text:p>10,19986</text:p>
          </table:table-cell>
          <table:table-cell office:value-type="float" office:value="0.000153748613979">
            <text:p>0,0001537486</text:p>
          </table:table-cell>
          <table:table-cell table:number-columns-repeated="2"/>
        </table:table-row>
        <table:table-row table:style-name="ro1">
          <table:table-cell office:value-type="string">
            <text:p><text:s text:c="6"/>521</text:p>
          </table:table-cell>
          <table:table-cell office:value-type="float" office:value="10.21949">
            <text:p>10,21949</text:p>
          </table:table-cell>
          <table:table-cell office:value-type="float" office:value="0.000154716467939244">
            <text:p>0,0001547165</text:p>
          </table:table-cell>
          <table:table-cell table:number-columns-repeated="2"/>
        </table:table-row>
        <table:table-row table:style-name="ro1">
          <table:table-cell office:value-type="string">
            <text:p><text:s text:c="6"/>522</text:p>
          </table:table-cell>
          <table:table-cell office:value-type="float" office:value="10.23904">
            <text:p>10,23904</text:p>
          </table:table-cell>
          <table:table-cell office:value-type="float" office:value="0.000154582606654134">
            <text:p>0,0001545826</text:p>
          </table:table-cell>
          <table:table-cell table:number-columns-repeated="2"/>
        </table:table-row>
        <table:table-row table:style-name="ro1">
          <table:table-cell office:value-type="string">
            <text:p><text:s text:c="6"/>523</text:p>
          </table:table-cell>
          <table:table-cell office:value-type="float" office:value="10.25827">
            <text:p>10,25827</text:p>
          </table:table-cell>
          <table:table-cell office:value-type="float" office:value="0.000153765913644385">
            <text:p>0,0001537659</text:p>
          </table:table-cell>
          <table:table-cell table:number-columns-repeated="2"/>
        </table:table-row>
        <table:table-row table:style-name="ro1">
          <table:table-cell office:value-type="string">
            <text:p><text:s text:c="6"/>524</text:p>
          </table:table-cell>
          <table:table-cell office:value-type="float" office:value="10.27747">
            <text:p>10,27747</text:p>
          </table:table-cell>
          <table:table-cell office:value-type="float" office:value="0.000153788200598962">
            <text:p>0,0001537882</text:p>
          </table:table-cell>
          <table:table-cell table:number-columns-repeated="2"/>
        </table:table-row>
        <table:table-row table:style-name="ro1">
          <table:table-cell office:value-type="string">
            <text:p><text:s text:c="6"/>525</text:p>
          </table:table-cell>
          <table:table-cell office:value-type="float" office:value="10.29648">
            <text:p>10,29648</text:p>
          </table:table-cell>
          <table:table-cell office:value-type="float" office:value="0.000151635190680953">
            <text:p>0,0001516352</text:p>
          </table:table-cell>
          <table:table-cell table:number-columns-repeated="2"/>
        </table:table-row>
        <table:table-row table:style-name="ro1">
          <table:table-cell office:value-type="string">
            <text:p><text:s text:c="6"/>526</text:p>
          </table:table-cell>
          <table:table-cell office:value-type="float" office:value="10.31643">
            <text:p>10,31643</text:p>
          </table:table-cell>
          <table:table-cell office:value-type="float" office:value="0.00015468546098447">
            <text:p>0,0001546855</text:p>
          </table:table-cell>
          <table:table-cell table:number-columns-repeated="2"/>
        </table:table-row>
        <table:table-row table:style-name="ro1">
          <table:table-cell office:value-type="string">
            <text:p><text:s text:c="6"/>527</text:p>
          </table:table-cell>
          <table:table-cell office:value-type="float" office:value="10.33592">
            <text:p>10,33592</text:p>
          </table:table-cell>
          <table:table-cell office:value-type="float" office:value="0.000151814472074741">
            <text:p>0,0001518145</text:p>
          </table:table-cell>
          <table:table-cell table:number-columns-repeated="2"/>
        </table:table-row>
        <table:table-row table:style-name="ro1">
          <table:table-cell office:value-type="string">
            <text:p><text:s text:c="6"/>528</text:p>
          </table:table-cell>
          <table:table-cell office:value-type="float" office:value="10.3554">
            <text:p>10,3554</text:p>
          </table:table-cell>
          <table:table-cell office:value-type="float" office:value="0.000150761378987036">
            <text:p>0,0001507614</text:p>
          </table:table-cell>
          <table:table-cell table:number-columns-repeated="2"/>
        </table:table-row>
        <table:table-row table:style-name="ro1">
          <table:table-cell office:value-type="string">
            <text:p><text:s text:c="6"/>529</text:p>
          </table:table-cell>
          <table:table-cell office:value-type="float" office:value="10.37502">
            <text:p>10,37502</text:p>
          </table:table-cell>
          <table:table-cell office:value-type="float" office:value="0.000150124586839894">
            <text:p>0,0001501246</text:p>
          </table:table-cell>
          <table:table-cell table:number-columns-repeated="2"/>
        </table:table-row>
        <table:table-row table:style-name="ro1">
          <table:table-cell office:value-type="string">
            <text:p><text:s text:c="6"/>530</text:p>
          </table:table-cell>
          <table:table-cell office:value-type="float" office:value="10.39436">
            <text:p>10,39436</text:p>
          </table:table-cell>
          <table:table-cell office:value-type="float" office:value="0.00015262532488786">
            <text:p>0,0001526253</text:p>
          </table:table-cell>
          <table:table-cell table:number-columns-repeated="2"/>
        </table:table-row>
        <table:table-row table:style-name="ro1">
          <table:table-cell office:value-type="string">
            <text:p><text:s text:c="6"/>531</text:p>
          </table:table-cell>
          <table:table-cell office:value-type="float" office:value="10.41346">
            <text:p>10,41346</text:p>
          </table:table-cell>
          <table:table-cell office:value-type="float" office:value="0.000149417996524779">
            <text:p>0,000149418</text:p>
          </table:table-cell>
          <table:table-cell table:number-columns-repeated="2"/>
        </table:table-row>
        <table:table-row table:style-name="ro1">
          <table:table-cell office:value-type="string">
            <text:p><text:s text:c="6"/>532</text:p>
          </table:table-cell>
          <table:table-cell office:value-type="float" office:value="10.43293">
            <text:p>10,43293</text:p>
          </table:table-cell>
          <table:table-cell office:value-type="float" office:value="0.000149224781323967">
            <text:p>0,0001492248</text:p>
          </table:table-cell>
          <table:table-cell table:number-columns-repeated="2"/>
        </table:table-row>
        <table:table-row table:style-name="ro1">
          <table:table-cell office:value-type="string">
            <text:p><text:s text:c="6"/>533</text:p>
          </table:table-cell>
          <table:table-cell office:value-type="float" office:value="10.45196">
            <text:p>10,45196</text:p>
          </table:table-cell>
          <table:table-cell office:value-type="float" office:value="0.00015164185627655">
            <text:p>0,0001516419</text:p>
          </table:table-cell>
          <table:table-cell table:number-columns-repeated="2"/>
        </table:table-row>
        <table:table-row table:style-name="ro1">
          <table:table-cell office:value-type="string">
            <text:p><text:s text:c="6"/>534</text:p>
          </table:table-cell>
          <table:table-cell office:value-type="float" office:value="10.4713">
            <text:p>10,4713</text:p>
          </table:table-cell>
          <table:table-cell office:value-type="float" office:value="0.000148447243587877">
            <text:p>0,0001484472</text:p>
          </table:table-cell>
          <table:table-cell table:number-columns-repeated="2"/>
        </table:table-row>
        <table:table-row table:style-name="ro1">
          <table:table-cell office:value-type="string">
            <text:p><text:s text:c="6"/>535</text:p>
          </table:table-cell>
          <table:table-cell office:value-type="float" office:value="10.49183">
            <text:p>10,49183</text:p>
          </table:table-cell>
          <table:table-cell office:value-type="float" office:value="0.000148875427443926">
            <text:p>0,0001488754</text:p>
          </table:table-cell>
          <table:table-cell table:number-columns-repeated="2"/>
        </table:table-row>
        <table:table-row table:style-name="ro1">
          <table:table-cell office:value-type="string">
            <text:p><text:s text:c="6"/>536</text:p>
          </table:table-cell>
          <table:table-cell office:value-type="float" office:value="10.51114">
            <text:p>10,51114</text:p>
          </table:table-cell>
          <table:table-cell office:value-type="float" office:value="0.000154394148188651">
            <text:p>0,0001543941</text:p>
          </table:table-cell>
          <table:table-cell table:number-columns-repeated="2"/>
        </table:table-row>
        <table:table-row table:style-name="ro1">
          <table:table-cell office:value-type="string">
            <text:p><text:s text:c="6"/>537</text:p>
          </table:table-cell>
          <table:table-cell office:value-type="float" office:value="10.53039">
            <text:p>10,53039</text:p>
          </table:table-cell>
          <table:table-cell office:value-type="float" office:value="0.000149431097808422">
            <text:p>0,0001494311</text:p>
          </table:table-cell>
          <table:table-cell table:number-columns-repeated="2"/>
        </table:table-row>
        <table:table-row table:style-name="ro1">
          <table:table-cell office:value-type="string">
            <text:p><text:s text:c="6"/>538</text:p>
          </table:table-cell>
          <table:table-cell office:value-type="float" office:value="10.54951">
            <text:p>10,54951</text:p>
          </table:table-cell>
          <table:table-cell office:value-type="float" office:value="0.0001473355891933">
            <text:p>0,0001473356</text:p>
          </table:table-cell>
          <table:table-cell table:number-columns-repeated="2"/>
        </table:table-row>
        <table:table-row table:style-name="ro1">
          <table:table-cell office:value-type="string">
            <text:p><text:s text:c="6"/>539</text:p>
          </table:table-cell>
          <table:table-cell office:value-type="float" office:value="10.56861">
            <text:p>10,56861</text:p>
          </table:table-cell>
          <table:table-cell office:value-type="float" office:value="0.000146692504132895">
            <text:p>0,0001466925</text:p>
          </table:table-cell>
          <table:table-cell table:number-columns-repeated="2"/>
        </table:table-row>
        <table:table-row table:style-name="ro1">
          <table:table-cell office:value-type="string">
            <text:p><text:s text:c="6"/>540</text:p>
          </table:table-cell>
          <table:table-cell office:value-type="float" office:value="10.58766">
            <text:p>10,58766</text:p>
          </table:table-cell>
          <table:table-cell office:value-type="float" office:value="0.000146722725895095">
            <text:p>0,0001467227</text:p>
          </table:table-cell>
          <table:table-cell table:number-columns-repeated="2"/>
        </table:table-row>
        <table:table-row table:style-name="ro1">
          <table:table-cell office:value-type="string">
            <text:p><text:s text:c="6"/>541</text:p>
          </table:table-cell>
          <table:table-cell office:value-type="float" office:value="10.60653">
            <text:p>10,60653</text:p>
          </table:table-cell>
          <table:table-cell office:value-type="float" office:value="0.00014723334027641">
            <text:p>0,0001472333</text:p>
          </table:table-cell>
          <table:table-cell table:number-columns-repeated="2"/>
        </table:table-row>
        <table:table-row table:style-name="ro1">
          <table:table-cell office:value-type="string">
            <text:p><text:s text:c="6"/>542</text:p>
          </table:table-cell>
          <table:table-cell office:value-type="float" office:value="10.62579">
            <text:p>10,62579</text:p>
          </table:table-cell>
          <table:table-cell office:value-type="float" office:value="0.000151569992945116">
            <text:p>0,00015157</text:p>
          </table:table-cell>
          <table:table-cell table:number-columns-repeated="2"/>
        </table:table-row>
        <table:table-row table:style-name="ro1">
          <table:table-cell office:value-type="string">
            <text:p><text:s text:c="6"/>543</text:p>
          </table:table-cell>
          <table:table-cell office:value-type="float" office:value="10.64501">
            <text:p>10,64501</text:p>
          </table:table-cell>
          <table:table-cell office:value-type="float" office:value="0.000149335643617033">
            <text:p>0,0001493356</text:p>
          </table:table-cell>
          <table:table-cell table:number-columns-repeated="2"/>
        </table:table-row>
        <table:table-row table:style-name="ro1">
          <table:table-cell office:value-type="string">
            <text:p><text:s text:c="6"/>544</text:p>
          </table:table-cell>
          <table:table-cell office:value-type="float" office:value="10.66425">
            <text:p>10,66425</text:p>
          </table:table-cell>
          <table:table-cell office:value-type="float" office:value="0.000145969586176777">
            <text:p>0,0001459696</text:p>
          </table:table-cell>
          <table:table-cell table:number-columns-repeated="2"/>
        </table:table-row>
        <table:table-row table:style-name="ro1">
          <table:table-cell office:value-type="string">
            <text:p><text:s text:c="6"/>545</text:p>
          </table:table-cell>
          <table:table-cell office:value-type="float" office:value="10.68337">
            <text:p>10,68337</text:p>
          </table:table-cell>
          <table:table-cell office:value-type="float" office:value="0.000145105225007511">
            <text:p>0,0001451052</text:p>
          </table:table-cell>
          <table:table-cell table:number-columns-repeated="2"/>
        </table:table-row>
        <table:table-row table:style-name="ro1">
          <table:table-cell office:value-type="string">
            <text:p><text:s text:c="6"/>546</text:p>
          </table:table-cell>
          <table:table-cell office:value-type="float" office:value="10.70264">
            <text:p>10,70264</text:p>
          </table:table-cell>
          <table:table-cell office:value-type="float" office:value="0.000146641814423836">
            <text:p>0,0001466418</text:p>
          </table:table-cell>
          <table:table-cell table:number-columns-repeated="2"/>
        </table:table-row>
        <table:table-row table:style-name="ro1">
          <table:table-cell office:value-type="string">
            <text:p><text:s text:c="6"/>547</text:p>
          </table:table-cell>
          <table:table-cell office:value-type="float" office:value="10.72137">
            <text:p>10,72137</text:p>
          </table:table-cell>
          <table:table-cell office:value-type="float" office:value="0.000145486513183914">
            <text:p>0,0001454865</text:p>
          </table:table-cell>
          <table:table-cell table:number-columns-repeated="2"/>
        </table:table-row>
        <table:table-row table:style-name="ro1">
          <table:table-cell office:value-type="string">
            <text:p><text:s text:c="6"/>548</text:p>
          </table:table-cell>
          <table:table-cell office:value-type="float" office:value="10.74012">
            <text:p>10,74012</text:p>
          </table:table-cell>
          <table:table-cell office:value-type="float" office:value="0.000144287090134302">
            <text:p>0,0001442871</text:p>
          </table:table-cell>
          <table:table-cell table:number-columns-repeated="2"/>
        </table:table-row>
        <table:table-row table:style-name="ro1">
          <table:table-cell office:value-type="string">
            <text:p><text:s text:c="6"/>549</text:p>
          </table:table-cell>
          <table:table-cell office:value-type="float" office:value="10.75894">
            <text:p>10,75894</text:p>
          </table:table-cell>
          <table:table-cell office:value-type="float" office:value="0.00014388807530174">
            <text:p>0,0001438881</text:p>
          </table:table-cell>
          <table:table-cell table:number-columns-repeated="2"/>
        </table:table-row>
        <table:table-row table:style-name="ro1">
          <table:table-cell office:value-type="string">
            <text:p><text:s text:c="6"/>550</text:p>
          </table:table-cell>
          <table:table-cell office:value-type="float" office:value="10.7775">
            <text:p>10,7775</text:p>
          </table:table-cell>
          <table:table-cell office:value-type="float" office:value="0.000143742415296781">
            <text:p>0,0001437424</text:p>
          </table:table-cell>
          <table:table-cell table:number-columns-repeated="2"/>
        </table:table-row>
        <table:table-row table:style-name="ro1">
          <table:table-cell office:value-type="string">
            <text:p><text:s text:c="6"/>551</text:p>
          </table:table-cell>
          <table:table-cell office:value-type="float" office:value="10.79617">
            <text:p>10,79617</text:p>
          </table:table-cell>
          <table:table-cell office:value-type="float" office:value="0.000143058866475092">
            <text:p>0,0001430589</text:p>
          </table:table-cell>
          <table:table-cell table:number-columns-repeated="2"/>
        </table:table-row>
        <table:table-row table:style-name="ro1">
          <table:table-cell office:value-type="string">
            <text:p><text:s text:c="6"/>552</text:p>
          </table:table-cell>
          <table:table-cell office:value-type="float" office:value="10.81548">
            <text:p>10,81548</text:p>
          </table:table-cell>
          <table:table-cell office:value-type="float" office:value="0.000142999641968816">
            <text:p>0,0001429996</text:p>
          </table:table-cell>
          <table:table-cell table:number-columns-repeated="2"/>
        </table:table-row>
        <table:table-row table:style-name="ro1">
          <table:table-cell office:value-type="string">
            <text:p><text:s text:c="6"/>553</text:p>
          </table:table-cell>
          <table:table-cell office:value-type="float" office:value="10.83503">
            <text:p>10,83503</text:p>
          </table:table-cell>
          <table:table-cell office:value-type="float" office:value="0.000148505876206993">
            <text:p>0,0001485059</text:p>
          </table:table-cell>
          <table:table-cell table:number-columns-repeated="2"/>
        </table:table-row>
        <table:table-row table:style-name="ro1">
          <table:table-cell office:value-type="string">
            <text:p><text:s text:c="6"/>554</text:p>
          </table:table-cell>
          <table:table-cell office:value-type="float" office:value="10.85437">
            <text:p>10,85437</text:p>
          </table:table-cell>
          <table:table-cell office:value-type="float" office:value="0.000142541740435935">
            <text:p>0,0001425417</text:p>
          </table:table-cell>
          <table:table-cell table:number-columns-repeated="2"/>
        </table:table-row>
        <table:table-row table:style-name="ro1">
          <table:table-cell office:value-type="string">
            <text:p><text:s text:c="6"/>555</text:p>
          </table:table-cell>
          <table:table-cell office:value-type="float" office:value="10.87413">
            <text:p>10,87413</text:p>
          </table:table-cell>
          <table:table-cell office:value-type="float" office:value="0.000144092035118767">
            <text:p>0,000144092</text:p>
          </table:table-cell>
          <table:table-cell table:number-columns-repeated="2"/>
        </table:table-row>
        <table:table-row table:style-name="ro1">
          <table:table-cell office:value-type="string">
            <text:p><text:s text:c="6"/>556</text:p>
          </table:table-cell>
          <table:table-cell office:value-type="float" office:value="10.89331">
            <text:p>10,89331</text:p>
          </table:table-cell>
          <table:table-cell office:value-type="float" office:value="0.00014184248154108">
            <text:p>0,0001418425</text:p>
          </table:table-cell>
          <table:table-cell table:number-columns-repeated="2"/>
        </table:table-row>
        <table:table-row table:style-name="ro1">
          <table:table-cell office:value-type="string">
            <text:p><text:s text:c="6"/>557</text:p>
          </table:table-cell>
          <table:table-cell office:value-type="float" office:value="10.91358">
            <text:p>10,91358</text:p>
          </table:table-cell>
          <table:table-cell office:value-type="float" office:value="0.000144165905941807">
            <text:p>0,0001441659</text:p>
          </table:table-cell>
          <table:table-cell table:number-columns-repeated="2"/>
        </table:table-row>
        <table:table-row table:style-name="ro1">
          <table:table-cell office:value-type="string">
            <text:p><text:s text:c="6"/>558</text:p>
          </table:table-cell>
          <table:table-cell office:value-type="float" office:value="10.93352">
            <text:p>10,93352</text:p>
          </table:table-cell>
          <table:table-cell office:value-type="float" office:value="0.00014272254297991">
            <text:p>0,0001427225</text:p>
          </table:table-cell>
          <table:table-cell table:number-columns-repeated="2"/>
        </table:table-row>
        <table:table-row table:style-name="ro1">
          <table:table-cell office:value-type="string">
            <text:p><text:s text:c="6"/>559</text:p>
          </table:table-cell>
          <table:table-cell office:value-type="float" office:value="10.95278">
            <text:p>10,95278</text:p>
          </table:table-cell>
          <table:table-cell office:value-type="float" office:value="0.000141080679475367">
            <text:p>0,0001410807</text:p>
          </table:table-cell>
          <table:table-cell table:number-columns-repeated="2"/>
        </table:table-row>
        <table:table-row table:style-name="ro1">
          <table:table-cell office:value-type="string">
            <text:p><text:s text:c="6"/>560</text:p>
          </table:table-cell>
          <table:table-cell office:value-type="float" office:value="10.97263">
            <text:p>10,97263</text:p>
          </table:table-cell>
          <table:table-cell office:value-type="float" office:value="0.000142041529405351">
            <text:p>0,0001420415</text:p>
          </table:table-cell>
          <table:table-cell table:number-columns-repeated="2"/>
        </table:table-row>
        <table:table-row table:style-name="ro1">
          <table:table-cell office:value-type="string">
            <text:p><text:s text:c="6"/>561</text:p>
          </table:table-cell>
          <table:table-cell office:value-type="float" office:value="10.9922">
            <text:p>10,9922</text:p>
          </table:table-cell>
          <table:table-cell office:value-type="float" office:value="0.000140457824524492">
            <text:p>0,0001404578</text:p>
          </table:table-cell>
          <table:table-cell table:number-columns-repeated="2"/>
        </table:table-row>
        <table:table-row table:style-name="ro1">
          <table:table-cell office:value-type="string">
            <text:p><text:s text:c="6"/>562</text:p>
          </table:table-cell>
          <table:table-cell office:value-type="float" office:value="11.01239">
            <text:p>11,01239</text:p>
          </table:table-cell>
          <table:table-cell office:value-type="float" office:value="0.000140617273769679">
            <text:p>0,0001406173</text:p>
          </table:table-cell>
          <table:table-cell table:number-columns-repeated="2"/>
        </table:table-row>
        <table:table-row table:style-name="ro1">
          <table:table-cell office:value-type="string">
            <text:p><text:s text:c="6"/>563</text:p>
          </table:table-cell>
          <table:table-cell office:value-type="float" office:value="11.03184">
            <text:p>11,03184</text:p>
          </table:table-cell>
          <table:table-cell office:value-type="float" office:value="0.000139798401063769">
            <text:p>0,0001397984</text:p>
          </table:table-cell>
          <table:table-cell table:number-columns-repeated="2"/>
        </table:table-row>
        <table:table-row table:style-name="ro1">
          <table:table-cell office:value-type="string">
            <text:p><text:s text:c="6"/>564</text:p>
          </table:table-cell>
          <table:table-cell office:value-type="float" office:value="11.05096">
            <text:p>11,05096</text:p>
          </table:table-cell>
          <table:table-cell office:value-type="float" office:value="0.000139739584222692">
            <text:p>0,0001397396</text:p>
          </table:table-cell>
          <table:table-cell table:number-columns-repeated="2"/>
        </table:table-row>
        <table:table-row table:style-name="ro1">
          <table:table-cell office:value-type="string">
            <text:p><text:s text:c="6"/>565</text:p>
          </table:table-cell>
          <table:table-cell office:value-type="float" office:value="11.07037">
            <text:p>11,07037</text:p>
          </table:table-cell>
          <table:table-cell office:value-type="float" office:value="0.000140022412211574">
            <text:p>0,0001400224</text:p>
          </table:table-cell>
          <table:table-cell table:number-columns-repeated="2"/>
        </table:table-row>
        <table:table-row table:style-name="ro1">
          <table:table-cell office:value-type="string">
            <text:p><text:s text:c="6"/>566</text:p>
          </table:table-cell>
          <table:table-cell office:value-type="float" office:value="11.09022">
            <text:p>11,09022</text:p>
          </table:table-cell>
          <table:table-cell office:value-type="float" office:value="0.000140160761707793">
            <text:p>0,0001401608</text:p>
          </table:table-cell>
          <table:table-cell table:number-columns-repeated="2"/>
        </table:table-row>
        <table:table-row table:style-name="ro1">
          <table:table-cell office:value-type="string">
            <text:p><text:s text:c="6"/>567</text:p>
          </table:table-cell>
          <table:table-cell office:value-type="float" office:value="11.10979">
            <text:p>11,10979</text:p>
          </table:table-cell>
          <table:table-cell office:value-type="float" office:value="0.000141464886580116">
            <text:p>0,0001414649</text:p>
          </table:table-cell>
          <table:table-cell table:number-columns-repeated="2"/>
        </table:table-row>
        <table:table-row table:style-name="ro1">
          <table:table-cell office:value-type="string">
            <text:p><text:s text:c="6"/>568</text:p>
          </table:table-cell>
          <table:table-cell office:value-type="float" office:value="11.12955">
            <text:p>11,12955</text:p>
          </table:table-cell>
          <table:table-cell office:value-type="float" office:value="0.000140099156714015">
            <text:p>0,0001400992</text:p>
          </table:table-cell>
          <table:table-cell table:number-columns-repeated="2"/>
        </table:table-row>
        <table:table-row table:style-name="ro1">
          <table:table-cell office:value-type="string">
            <text:p><text:s text:c="6"/>569</text:p>
          </table:table-cell>
          <table:table-cell office:value-type="float" office:value="11.14914">
            <text:p>11,14914</text:p>
          </table:table-cell>
          <table:table-cell office:value-type="float" office:value="0.000139921411315753">
            <text:p>0,0001399214</text:p>
          </table:table-cell>
          <table:table-cell table:number-columns-repeated="2"/>
        </table:table-row>
        <table:table-row table:style-name="ro1">
          <table:table-cell office:value-type="string">
            <text:p><text:s text:c="6"/>570</text:p>
          </table:table-cell>
          <table:table-cell office:value-type="float" office:value="11.16855">
            <text:p>11,16855</text:p>
          </table:table-cell>
          <table:table-cell office:value-type="float" office:value="0.000139589769952055">
            <text:p>0,0001395898</text:p>
          </table:table-cell>
          <table:table-cell table:number-columns-repeated="2"/>
        </table:table-row>
        <table:table-row table:style-name="ro1">
          <table:table-cell office:value-type="string">
            <text:p><text:s text:c="6"/>571</text:p>
          </table:table-cell>
          <table:table-cell office:value-type="float" office:value="11.18775">
            <text:p>11,18775</text:p>
          </table:table-cell>
          <table:table-cell office:value-type="float" office:value="0.000139416810187255">
            <text:p>0,0001394168</text:p>
          </table:table-cell>
          <table:table-cell table:number-columns-repeated="2"/>
        </table:table-row>
        <table:table-row table:style-name="ro1">
          <table:table-cell office:value-type="string">
            <text:p><text:s text:c="6"/>572</text:p>
          </table:table-cell>
          <table:table-cell office:value-type="float" office:value="11.20712">
            <text:p>11,20712</text:p>
          </table:table-cell>
          <table:table-cell office:value-type="float" office:value="0.000141742573563518">
            <text:p>0,0001417426</text:p>
          </table:table-cell>
          <table:table-cell table:number-columns-repeated="2"/>
        </table:table-row>
        <table:table-row table:style-name="ro1">
          <table:table-cell office:value-type="string">
            <text:p><text:s text:c="6"/>573</text:p>
          </table:table-cell>
          <table:table-cell office:value-type="float" office:value="11.22628">
            <text:p>11,22628</text:p>
          </table:table-cell>
          <table:table-cell office:value-type="float" office:value="0.000141641969498595">
            <text:p>0,000141642</text:p>
          </table:table-cell>
          <table:table-cell table:number-columns-repeated="2"/>
        </table:table-row>
        <table:table-row table:style-name="ro1">
          <table:table-cell office:value-type="string">
            <text:p><text:s text:c="6"/>574</text:p>
          </table:table-cell>
          <table:table-cell office:value-type="float" office:value="11.24563">
            <text:p>11,24563</text:p>
          </table:table-cell>
          <table:table-cell office:value-type="float" office:value="0.000137815658792537">
            <text:p>0,0001378157</text:p>
          </table:table-cell>
          <table:table-cell table:number-columns-repeated="2"/>
        </table:table-row>
        <table:table-row table:style-name="ro1">
          <table:table-cell office:value-type="string">
            <text:p><text:s text:c="6"/>575</text:p>
          </table:table-cell>
          <table:table-cell office:value-type="float" office:value="11.2648">
            <text:p>11,2648</text:p>
          </table:table-cell>
          <table:table-cell office:value-type="float" office:value="0.000139855142096168">
            <text:p>0,0001398551</text:p>
          </table:table-cell>
          <table:table-cell table:number-columns-repeated="2"/>
        </table:table-row>
        <table:table-row table:style-name="ro1">
          <table:table-cell office:value-type="string">
            <text:p><text:s text:c="6"/>576</text:p>
          </table:table-cell>
          <table:table-cell office:value-type="float" office:value="11.28396">
            <text:p>11,28396</text:p>
          </table:table-cell>
          <table:table-cell office:value-type="float" office:value="0.000136933663598966">
            <text:p>0,0001369337</text:p>
          </table:table-cell>
          <table:table-cell table:number-columns-repeated="2"/>
        </table:table-row>
        <table:table-row table:style-name="ro1">
          <table:table-cell office:value-type="string">
            <text:p><text:s text:c="6"/>577</text:p>
          </table:table-cell>
          <table:table-cell office:value-type="float" office:value="11.30315">
            <text:p>11,30315</text:p>
          </table:table-cell>
          <table:table-cell office:value-type="float" office:value="0.000138170744250865">
            <text:p>0,0001381707</text:p>
          </table:table-cell>
          <table:table-cell table:number-columns-repeated="2"/>
        </table:table-row>
        <table:table-row table:style-name="ro1">
          <table:table-cell office:value-type="string">
            <text:p><text:s text:c="6"/>578</text:p>
          </table:table-cell>
          <table:table-cell office:value-type="float" office:value="11.32231">
            <text:p>11,32231</text:p>
          </table:table-cell>
          <table:table-cell office:value-type="float" office:value="0.000136753514755185">
            <text:p>0,0001367535</text:p>
          </table:table-cell>
          <table:table-cell table:number-columns-repeated="2"/>
        </table:table-row>
        <table:table-row table:style-name="ro1">
          <table:table-cell office:value-type="string">
            <text:p><text:s text:c="6"/>579</text:p>
          </table:table-cell>
          <table:table-cell office:value-type="float" office:value="11.3415">
            <text:p>11,3415</text:p>
          </table:table-cell>
          <table:table-cell office:value-type="float" office:value="0.000136329893677482">
            <text:p>0,0001363299</text:p>
          </table:table-cell>
          <table:table-cell table:number-columns-repeated="2"/>
        </table:table-row>
        <table:table-row table:style-name="ro1">
          <table:table-cell office:value-type="string">
            <text:p><text:s text:c="6"/>580</text:p>
          </table:table-cell>
          <table:table-cell office:value-type="float" office:value="11.36111">
            <text:p>11,36111</text:p>
          </table:table-cell>
          <table:table-cell office:value-type="float" office:value="0.000139401332153382">
            <text:p>0,0001394013</text:p>
          </table:table-cell>
          <table:table-cell table:number-columns-repeated="2"/>
        </table:table-row>
        <table:table-row table:style-name="ro1">
          <table:table-cell office:value-type="string">
            <text:p><text:s text:c="6"/>581</text:p>
          </table:table-cell>
          <table:table-cell office:value-type="float" office:value="11.38161">
            <text:p>11,38161</text:p>
          </table:table-cell>
          <table:table-cell office:value-type="float" office:value="0.000136758793715583">
            <text:p>0,0001367588</text:p>
          </table:table-cell>
          <table:table-cell table:number-columns-repeated="2"/>
        </table:table-row>
        <table:table-row table:style-name="ro1">
          <table:table-cell office:value-type="string">
            <text:p><text:s text:c="6"/>582</text:p>
          </table:table-cell>
          <table:table-cell office:value-type="float" office:value="11.40122">
            <text:p>11,40122</text:p>
          </table:table-cell>
          <table:table-cell office:value-type="float" office:value="0.00013754025972855">
            <text:p>0,0001375403</text:p>
          </table:table-cell>
          <table:table-cell table:number-columns-repeated="2"/>
        </table:table-row>
        <table:table-row table:style-name="ro1">
          <table:table-cell office:value-type="string">
            <text:p><text:s text:c="6"/>583</text:p>
          </table:table-cell>
          <table:table-cell office:value-type="float" office:value="11.42174">
            <text:p>11,42174</text:p>
          </table:table-cell>
          <table:table-cell office:value-type="float" office:value="0.000135556935659993">
            <text:p>0,0001355569</text:p>
          </table:table-cell>
          <table:table-cell table:number-columns-repeated="2"/>
        </table:table-row>
        <table:table-row table:style-name="ro1">
          <table:table-cell office:value-type="string">
            <text:p><text:s text:c="6"/>584</text:p>
          </table:table-cell>
          <table:table-cell office:value-type="float" office:value="11.44138">
            <text:p>11,44138</text:p>
          </table:table-cell>
          <table:table-cell office:value-type="float" office:value="0.000135596311302099">
            <text:p>0,0001355963</text:p>
          </table:table-cell>
          <table:table-cell table:number-columns-repeated="2"/>
        </table:table-row>
        <table:table-row table:style-name="ro1">
          <table:table-cell office:value-type="string">
            <text:p><text:s text:c="6"/>585</text:p>
          </table:table-cell>
          <table:table-cell office:value-type="float" office:value="11.46056">
            <text:p>11,46056</text:p>
          </table:table-cell>
          <table:table-cell office:value-type="float" office:value="0.000135236237106842">
            <text:p>0,0001352362</text:p>
          </table:table-cell>
          <table:table-cell table:number-columns-repeated="2"/>
        </table:table-row>
        <table:table-row table:style-name="ro1">
          <table:table-cell office:value-type="string">
            <text:p><text:s text:c="6"/>586</text:p>
          </table:table-cell>
          <table:table-cell office:value-type="float" office:value="11.48064">
            <text:p>11,48064</text:p>
          </table:table-cell>
          <table:table-cell office:value-type="float" office:value="0.000134352369468117">
            <text:p>0,0001343524</text:p>
          </table:table-cell>
          <table:table-cell table:number-columns-repeated="2"/>
        </table:table-row>
        <table:table-row table:style-name="ro1">
          <table:table-cell office:value-type="string">
            <text:p><text:s text:c="6"/>587</text:p>
          </table:table-cell>
          <table:table-cell office:value-type="float" office:value="11.50038">
            <text:p>11,50038</text:p>
          </table:table-cell>
          <table:table-cell office:value-type="float" office:value="0.000137289396612014">
            <text:p>0,0001372894</text:p>
          </table:table-cell>
          <table:table-cell table:number-columns-repeated="2"/>
        </table:table-row>
        <table:table-row table:style-name="ro1">
          <table:table-cell office:value-type="string">
            <text:p><text:s text:c="6"/>588</text:p>
          </table:table-cell>
          <table:table-cell office:value-type="float" office:value="11.52043">
            <text:p>11,52043</text:p>
          </table:table-cell>
          <table:table-cell office:value-type="float" office:value="0.00013403042411784">
            <text:p>0,0001340304</text:p>
          </table:table-cell>
          <table:table-cell table:number-columns-repeated="2"/>
        </table:table-row>
        <table:table-row table:style-name="ro1">
          <table:table-cell office:value-type="string">
            <text:p><text:s text:c="6"/>589</text:p>
          </table:table-cell>
          <table:table-cell office:value-type="float" office:value="11.53979">
            <text:p>11,53979</text:p>
          </table:table-cell>
          <table:table-cell office:value-type="float" office:value="0.000133549760411405">
            <text:p>0,0001335498</text:p>
          </table:table-cell>
          <table:table-cell table:number-columns-repeated="2"/>
        </table:table-row>
        <table:table-row table:style-name="ro1">
          <table:table-cell office:value-type="string">
            <text:p><text:s text:c="6"/>590</text:p>
          </table:table-cell>
          <table:table-cell office:value-type="float" office:value="11.55963">
            <text:p>11,55963</text:p>
          </table:table-cell>
          <table:table-cell office:value-type="float" office:value="0.000133689085913707">
            <text:p>0,0001336891</text:p>
          </table:table-cell>
          <table:table-cell table:number-columns-repeated="2"/>
        </table:table-row>
        <table:table-row table:style-name="ro1">
          <table:table-cell office:value-type="string">
            <text:p><text:s text:c="6"/>591</text:p>
          </table:table-cell>
          <table:table-cell office:value-type="float" office:value="11.57887">
            <text:p>11,57887</text:p>
          </table:table-cell>
          <table:table-cell office:value-type="float" office:value="0.000134825410889631">
            <text:p>0,0001348254</text:p>
          </table:table-cell>
          <table:table-cell table:number-columns-repeated="2"/>
        </table:table-row>
        <table:table-row table:style-name="ro1">
          <table:table-cell office:value-type="string">
            <text:p><text:s text:c="6"/>592</text:p>
          </table:table-cell>
          <table:table-cell office:value-type="float" office:value="11.59893">
            <text:p>11,59893</text:p>
          </table:table-cell>
          <table:table-cell office:value-type="float" office:value="0.000132555765570571">
            <text:p>0,0001325558</text:p>
          </table:table-cell>
          <table:table-cell table:number-columns-repeated="2"/>
        </table:table-row>
        <table:table-row table:style-name="ro1">
          <table:table-cell office:value-type="string">
            <text:p><text:s text:c="6"/>593</text:p>
          </table:table-cell>
          <table:table-cell office:value-type="float" office:value="11.61817">
            <text:p>11,61817</text:p>
          </table:table-cell>
          <table:table-cell office:value-type="float" office:value="0.000132327559180894">
            <text:p>0,0001323276</text:p>
          </table:table-cell>
          <table:table-cell table:number-columns-repeated="2"/>
        </table:table-row>
        <table:table-row table:style-name="ro1">
          <table:table-cell office:value-type="string">
            <text:p><text:s text:c="6"/>594</text:p>
          </table:table-cell>
          <table:table-cell office:value-type="float" office:value="11.63706">
            <text:p>11,63706</text:p>
          </table:table-cell>
          <table:table-cell office:value-type="float" office:value="0.000132199940783571">
            <text:p>0,0001321999</text:p>
          </table:table-cell>
          <table:table-cell table:number-columns-repeated="2"/>
        </table:table-row>
        <table:table-row table:style-name="ro1">
          <table:table-cell office:value-type="string">
            <text:p><text:s text:c="6"/>595</text:p>
          </table:table-cell>
          <table:table-cell office:value-type="float" office:value="11.65573">
            <text:p>11,65573</text:p>
          </table:table-cell>
          <table:table-cell office:value-type="float" office:value="0.000131876491915716">
            <text:p>0,0001318765</text:p>
          </table:table-cell>
          <table:table-cell table:number-columns-repeated="2"/>
        </table:table-row>
        <table:table-row table:style-name="ro1">
          <table:table-cell office:value-type="string">
            <text:p><text:s text:c="6"/>596</text:p>
          </table:table-cell>
          <table:table-cell office:value-type="float" office:value="11.67442">
            <text:p>11,67442</text:p>
          </table:table-cell>
          <table:table-cell office:value-type="float" office:value="0.000132457977942932">
            <text:p>0,000132458</text:p>
          </table:table-cell>
          <table:table-cell table:number-columns-repeated="2"/>
        </table:table-row>
        <table:table-row table:style-name="ro1">
          <table:table-cell office:value-type="string">
            <text:p><text:s text:c="6"/>597</text:p>
          </table:table-cell>
          <table:table-cell office:value-type="float" office:value="11.69439">
            <text:p>11,69439</text:p>
          </table:table-cell>
          <table:table-cell office:value-type="float" office:value="0.000135285431696484">
            <text:p>0,0001352854</text:p>
          </table:table-cell>
          <table:table-cell table:number-columns-repeated="2"/>
        </table:table-row>
        <table:table-row table:style-name="ro1">
          <table:table-cell office:value-type="string">
            <text:p><text:s text:c="6"/>598</text:p>
          </table:table-cell>
          <table:table-cell office:value-type="float" office:value="11.71412">
            <text:p>11,71412</text:p>
          </table:table-cell>
          <table:table-cell office:value-type="float" office:value="0.000133132921870011">
            <text:p>0,0001331329</text:p>
          </table:table-cell>
          <table:table-cell table:number-columns-repeated="2"/>
        </table:table-row>
        <table:table-row table:style-name="ro1">
          <table:table-cell office:value-type="string">
            <text:p><text:s text:c="6"/>599</text:p>
          </table:table-cell>
          <table:table-cell office:value-type="float" office:value="11.73352">
            <text:p>11,73352</text:p>
          </table:table-cell>
          <table:table-cell office:value-type="float" office:value="0.000134281366358803">
            <text:p>0,0001342814</text:p>
          </table:table-cell>
          <table:table-cell table:number-columns-repeated="2"/>
        </table:table-row>
        <table:table-row table:style-name="ro1">
          <table:table-cell office:value-type="string">
            <text:p><text:s text:c="6"/>600</text:p>
          </table:table-cell>
          <table:table-cell office:value-type="float" office:value="11.75281">
            <text:p>11,75281</text:p>
          </table:table-cell>
          <table:table-cell office:value-type="float" office:value="0.000132122667165451">
            <text:p>0,0001321227</text:p>
          </table:table-cell>
          <table:table-cell table:number-columns-repeated="2"/>
        </table:table-row>
        <table:table-row table:style-name="ro1">
          <table:table-cell office:value-type="string">
            <text:p><text:s text:c="6"/>601</text:p>
          </table:table-cell>
          <table:table-cell office:value-type="float" office:value="11.77201">
            <text:p>11,77201</text:p>
          </table:table-cell>
          <table:table-cell office:value-type="float" office:value="0.000132505254308963">
            <text:p>0,0001325053</text:p>
          </table:table-cell>
          <table:table-cell table:number-columns-repeated="2"/>
        </table:table-row>
        <table:table-row table:style-name="ro1">
          <table:table-cell office:value-type="string">
            <text:p><text:s text:c="6"/>602</text:p>
          </table:table-cell>
          <table:table-cell office:value-type="float" office:value="11.79114">
            <text:p>11,79114</text:p>
          </table:table-cell>
          <table:table-cell office:value-type="float" office:value="0.000130577534681581">
            <text:p>0,0001305775</text:p>
          </table:table-cell>
          <table:table-cell table:number-columns-repeated="2"/>
        </table:table-row>
        <table:table-row table:style-name="ro1">
          <table:table-cell office:value-type="string">
            <text:p><text:s text:c="6"/>603</text:p>
          </table:table-cell>
          <table:table-cell office:value-type="float" office:value="11.81052">
            <text:p>11,81052</text:p>
          </table:table-cell>
          <table:table-cell office:value-type="float" office:value="0.000130245866109954">
            <text:p>0,0001302459</text:p>
          </table:table-cell>
          <table:table-cell table:number-columns-repeated="2"/>
        </table:table-row>
        <table:table-row table:style-name="ro1">
          <table:table-cell office:value-type="string">
            <text:p><text:s text:c="6"/>604</text:p>
          </table:table-cell>
          <table:table-cell office:value-type="float" office:value="11.82985">
            <text:p>11,82985</text:p>
          </table:table-cell>
          <table:table-cell office:value-type="float" office:value="0.000129837132213885">
            <text:p>0,0001298371</text:p>
          </table:table-cell>
          <table:table-cell table:number-columns-repeated="2"/>
        </table:table-row>
        <table:table-row table:style-name="ro1">
          <table:table-cell office:value-type="string">
            <text:p><text:s text:c="6"/>605</text:p>
          </table:table-cell>
          <table:table-cell office:value-type="float" office:value="11.84898">
            <text:p>11,84898</text:p>
          </table:table-cell>
          <table:table-cell office:value-type="float" office:value="0.000129971213949347">
            <text:p>0,0001299712</text:p>
          </table:table-cell>
          <table:table-cell table:number-columns-repeated="2"/>
        </table:table-row>
        <table:table-row table:style-name="ro1">
          <table:table-cell office:value-type="string">
            <text:p><text:s text:c="6"/>606</text:p>
          </table:table-cell>
          <table:table-cell office:value-type="float" office:value="11.86813">
            <text:p>11,86813</text:p>
          </table:table-cell>
          <table:table-cell office:value-type="float" office:value="0.000129180352154325">
            <text:p>0,0001291804</text:p>
          </table:table-cell>
          <table:table-cell table:number-columns-repeated="2"/>
        </table:table-row>
        <table:table-row table:style-name="ro1">
          <table:table-cell office:value-type="string">
            <text:p><text:s text:c="6"/>607</text:p>
          </table:table-cell>
          <table:table-cell office:value-type="float" office:value="11.88758">
            <text:p>11,88758</text:p>
          </table:table-cell>
          <table:table-cell office:value-type="float" office:value="0.000129444353695665">
            <text:p>0,0001294444</text:p>
          </table:table-cell>
          <table:table-cell table:number-columns-repeated="2"/>
        </table:table-row>
        <table:table-row table:style-name="ro1">
          <table:table-cell office:value-type="string">
            <text:p><text:s text:c="6"/>608</text:p>
          </table:table-cell>
          <table:table-cell office:value-type="float" office:value="11.90732">
            <text:p>11,90732</text:p>
          </table:table-cell>
          <table:table-cell office:value-type="float" office:value="0.000130287573934643">
            <text:p>0,0001302876</text:p>
          </table:table-cell>
          <table:table-cell table:number-columns-repeated="2"/>
        </table:table-row>
        <table:table-row table:style-name="ro1">
          <table:table-cell office:value-type="string">
            <text:p><text:s text:c="6"/>609</text:p>
          </table:table-cell>
          <table:table-cell office:value-type="float" office:value="11.92647">
            <text:p>11,92647</text:p>
          </table:table-cell>
          <table:table-cell office:value-type="float" office:value="0.000129096634660747">
            <text:p>0,0001290966</text:p>
          </table:table-cell>
          <table:table-cell table:number-columns-repeated="2"/>
        </table:table-row>
        <table:table-row table:style-name="ro1">
          <table:table-cell office:value-type="string">
            <text:p><text:s text:c="6"/>610</text:p>
          </table:table-cell>
          <table:table-cell office:value-type="float" office:value="11.94571">
            <text:p>11,94571</text:p>
          </table:table-cell>
          <table:table-cell office:value-type="float" office:value="0.000129280560695795">
            <text:p>0,0001292806</text:p>
          </table:table-cell>
          <table:table-cell table:number-columns-repeated="2"/>
        </table:table-row>
        <table:table-row table:style-name="ro1">
          <table:table-cell office:value-type="string">
            <text:p><text:s text:c="6"/>611</text:p>
          </table:table-cell>
          <table:table-cell office:value-type="float" office:value="11.96486">
            <text:p>11,96486</text:p>
          </table:table-cell>
          <table:table-cell office:value-type="float" office:value="0.000129163646163298">
            <text:p>0,0001291636</text:p>
          </table:table-cell>
          <table:table-cell table:number-columns-repeated="2"/>
        </table:table-row>
        <table:table-row table:style-name="ro1">
          <table:table-cell office:value-type="string">
            <text:p><text:s text:c="6"/>612</text:p>
          </table:table-cell>
          <table:table-cell office:value-type="float" office:value="11.98436">
            <text:p>11,98436</text:p>
          </table:table-cell>
          <table:table-cell office:value-type="float" office:value="0.0001273320874321">
            <text:p>0,0001273321</text:p>
          </table:table-cell>
          <table:table-cell table:number-columns-repeated="2"/>
        </table:table-row>
        <table:table-row table:style-name="ro1">
          <table:table-cell office:value-type="string">
            <text:p><text:s text:c="6"/>613</text:p>
          </table:table-cell>
          <table:table-cell office:value-type="float" office:value="12.00364">
            <text:p>12,00364</text:p>
          </table:table-cell>
          <table:table-cell office:value-type="float" office:value="0.000127690086316192">
            <text:p>0,0001276901</text:p>
          </table:table-cell>
          <table:table-cell table:number-columns-repeated="2"/>
        </table:table-row>
        <table:table-row table:style-name="ro1">
          <table:table-cell office:value-type="string">
            <text:p><text:s text:c="6"/>614</text:p>
          </table:table-cell>
          <table:table-cell office:value-type="float" office:value="12.02418">
            <text:p>12,02418</text:p>
          </table:table-cell>
          <table:table-cell office:value-type="float" office:value="0.000127825063808689">
            <text:p>0,0001278251</text:p>
          </table:table-cell>
          <table:table-cell table:number-columns-repeated="2"/>
        </table:table-row>
        <table:table-row table:style-name="ro1">
          <table:table-cell office:value-type="string">
            <text:p><text:s text:c="6"/>615</text:p>
          </table:table-cell>
          <table:table-cell office:value-type="float" office:value="12.04382">
            <text:p>12,04382</text:p>
          </table:table-cell>
          <table:table-cell office:value-type="float" office:value="0.000128304059631177">
            <text:p>0,0001283041</text:p>
          </table:table-cell>
          <table:table-cell table:number-columns-repeated="2"/>
        </table:table-row>
        <table:table-row table:style-name="ro1">
          <table:table-cell office:value-type="string">
            <text:p><text:s text:c="6"/>616</text:p>
          </table:table-cell>
          <table:table-cell office:value-type="float" office:value="12.06315">
            <text:p>12,06315</text:p>
          </table:table-cell>
          <table:table-cell office:value-type="float" office:value="0.000127265600086325">
            <text:p>0,0001272656</text:p>
          </table:table-cell>
          <table:table-cell table:number-columns-repeated="2"/>
        </table:table-row>
        <table:table-row table:style-name="ro1">
          <table:table-cell office:value-type="string">
            <text:p><text:s text:c="6"/>617</text:p>
          </table:table-cell>
          <table:table-cell office:value-type="float" office:value="12.08317">
            <text:p>12,08317</text:p>
          </table:table-cell>
          <table:table-cell office:value-type="float" office:value="0.000131888265478615">
            <text:p>0,0001318883</text:p>
          </table:table-cell>
          <table:table-cell table:number-columns-repeated="2"/>
        </table:table-row>
        <table:table-row table:style-name="ro1">
          <table:table-cell office:value-type="string">
            <text:p><text:s text:c="6"/>618</text:p>
          </table:table-cell>
          <table:table-cell office:value-type="float" office:value="12.10242">
            <text:p>12,10242</text:p>
          </table:table-cell>
          <table:table-cell office:value-type="float" office:value="0.000126505922112134">
            <text:p>0,0001265059</text:p>
          </table:table-cell>
          <table:table-cell table:number-columns-repeated="2"/>
        </table:table-row>
        <table:table-row table:style-name="ro1">
          <table:table-cell office:value-type="string">
            <text:p><text:s text:c="6"/>619</text:p>
          </table:table-cell>
          <table:table-cell office:value-type="float" office:value="12.12186">
            <text:p>12,12186</text:p>
          </table:table-cell>
          <table:table-cell office:value-type="float" office:value="0.000126894159158795">
            <text:p>0,0001268942</text:p>
          </table:table-cell>
          <table:table-cell table:number-columns-repeated="2"/>
        </table:table-row>
        <table:table-row table:style-name="ro1">
          <table:table-cell office:value-type="string">
            <text:p><text:s text:c="6"/>620</text:p>
          </table:table-cell>
          <table:table-cell office:value-type="float" office:value="12.1411">
            <text:p>12,1411</text:p>
          </table:table-cell>
          <table:table-cell office:value-type="float" office:value="0.000126402376879564">
            <text:p>0,0001264024</text:p>
          </table:table-cell>
          <table:table-cell table:number-columns-repeated="2"/>
        </table:table-row>
        <table:table-row table:style-name="ro1">
          <table:table-cell office:value-type="string">
            <text:p><text:s text:c="6"/>621</text:p>
          </table:table-cell>
          <table:table-cell office:value-type="float" office:value="12.16017">
            <text:p>12,16017</text:p>
          </table:table-cell>
          <table:table-cell office:value-type="float" office:value="0.000127038610143869">
            <text:p>0,0001270386</text:p>
          </table:table-cell>
          <table:table-cell table:number-columns-repeated="2"/>
        </table:table-row>
        <table:table-row table:style-name="ro1">
          <table:table-cell office:value-type="string">
            <text:p><text:s text:c="6"/>622</text:p>
          </table:table-cell>
          <table:table-cell office:value-type="float" office:value="12.17922">
            <text:p>12,17922</text:p>
          </table:table-cell>
          <table:table-cell office:value-type="float" office:value="0.000126957951593229">
            <text:p>0,000126958</text:p>
          </table:table-cell>
          <table:table-cell table:number-columns-repeated="2"/>
        </table:table-row>
        <table:table-row table:style-name="ro1">
          <table:table-cell office:value-type="string">
            <text:p><text:s text:c="6"/>623</text:p>
          </table:table-cell>
          <table:table-cell office:value-type="float" office:value="12.19832">
            <text:p>12,19832</text:p>
          </table:table-cell>
          <table:table-cell office:value-type="float" office:value="0.000130749756806944">
            <text:p>0,0001307498</text:p>
          </table:table-cell>
          <table:table-cell table:number-columns-repeated="2"/>
        </table:table-row>
        <table:table-row table:style-name="ro1">
          <table:table-cell office:value-type="string">
            <text:p><text:s text:c="6"/>624</text:p>
          </table:table-cell>
          <table:table-cell office:value-type="float" office:value="12.21795">
            <text:p>12,21795</text:p>
          </table:table-cell>
          <table:table-cell office:value-type="float" office:value="0.000125338339349427">
            <text:p>0,0001253383</text:p>
          </table:table-cell>
          <table:table-cell table:number-columns-repeated="2"/>
        </table:table-row>
        <table:table-row table:style-name="ro1">
          <table:table-cell office:value-type="string">
            <text:p><text:s text:c="6"/>625</text:p>
          </table:table-cell>
          <table:table-cell office:value-type="float" office:value="12.23777">
            <text:p>12,23777</text:p>
          </table:table-cell>
          <table:table-cell office:value-type="float" office:value="0.000126006017505166">
            <text:p>0,000126006</text:p>
          </table:table-cell>
          <table:table-cell table:number-columns-repeated="2"/>
        </table:table-row>
        <table:table-row table:style-name="ro1">
          <table:table-cell office:value-type="string">
            <text:p><text:s text:c="6"/>626</text:p>
          </table:table-cell>
          <table:table-cell office:value-type="float" office:value="12.25726">
            <text:p>12,25726</text:p>
          </table:table-cell>
          <table:table-cell office:value-type="float" office:value="0.000124770157451431">
            <text:p>0,0001247702</text:p>
          </table:table-cell>
          <table:table-cell table:number-columns-repeated="2"/>
        </table:table-row>
        <table:table-row table:style-name="ro1">
          <table:table-cell office:value-type="string">
            <text:p><text:s text:c="6"/>627</text:p>
          </table:table-cell>
          <table:table-cell office:value-type="float" office:value="12.27649">
            <text:p>12,27649</text:p>
          </table:table-cell>
          <table:table-cell office:value-type="float" office:value="0.00012554847330561">
            <text:p>0,0001255485</text:p>
          </table:table-cell>
          <table:table-cell table:number-columns-repeated="2"/>
        </table:table-row>
        <table:table-row table:style-name="ro1">
          <table:table-cell office:value-type="string">
            <text:p><text:s text:c="6"/>628</text:p>
          </table:table-cell>
          <table:table-cell office:value-type="float" office:value="12.29583">
            <text:p>12,29583</text:p>
          </table:table-cell>
          <table:table-cell office:value-type="float" office:value="0.000125230102426875">
            <text:p>0,0001252301</text:p>
          </table:table-cell>
          <table:table-cell table:number-columns-repeated="2"/>
        </table:table-row>
        <table:table-row table:style-name="ro1">
          <table:table-cell office:value-type="string">
            <text:p><text:s text:c="6"/>629</text:p>
          </table:table-cell>
          <table:table-cell office:value-type="float" office:value="12.3151">
            <text:p>12,3151</text:p>
          </table:table-cell>
          <table:table-cell office:value-type="float" office:value="0.00012414220644233">
            <text:p>0,0001241422</text:p>
          </table:table-cell>
          <table:table-cell table:number-columns-repeated="2"/>
        </table:table-row>
        <table:table-row table:style-name="ro1">
          <table:table-cell office:value-type="string">
            <text:p><text:s text:c="6"/>630</text:p>
          </table:table-cell>
          <table:table-cell office:value-type="float" office:value="12.33459">
            <text:p>12,33459</text:p>
          </table:table-cell>
          <table:table-cell office:value-type="float" office:value="0.000123200202467673">
            <text:p>0,0001232002</text:p>
          </table:table-cell>
          <table:table-cell table:number-columns-repeated="2"/>
        </table:table-row>
        <table:table-row table:style-name="ro1">
          <table:table-cell office:value-type="string">
            <text:p><text:s text:c="6"/>631</text:p>
          </table:table-cell>
          <table:table-cell office:value-type="float" office:value="12.3539">
            <text:p>12,3539</text:p>
          </table:table-cell>
          <table:table-cell office:value-type="float" office:value="0.000123824073744866">
            <text:p>0,0001238241</text:p>
          </table:table-cell>
          <table:table-cell table:number-columns-repeated="2"/>
        </table:table-row>
        <table:table-row table:style-name="ro1">
          <table:table-cell office:value-type="string">
            <text:p><text:s text:c="6"/>632</text:p>
          </table:table-cell>
          <table:table-cell office:value-type="float" office:value="12.37325">
            <text:p>12,37325</text:p>
          </table:table-cell>
          <table:table-cell office:value-type="float" office:value="0.000123421590316201">
            <text:p>0,0001234216</text:p>
          </table:table-cell>
          <table:table-cell table:number-columns-repeated="2"/>
        </table:table-row>
        <table:table-row table:style-name="ro1">
          <table:table-cell office:value-type="string">
            <text:p><text:s text:c="6"/>633</text:p>
          </table:table-cell>
          <table:table-cell office:value-type="float" office:value="12.39249">
            <text:p>12,39249</text:p>
          </table:table-cell>
          <table:table-cell office:value-type="float" office:value="0.000124060587925177">
            <text:p>0,0001240606</text:p>
          </table:table-cell>
          <table:table-cell table:number-columns-repeated="2"/>
        </table:table-row>
        <table:table-row table:style-name="ro1">
          <table:table-cell office:value-type="string">
            <text:p><text:s text:c="6"/>634</text:p>
          </table:table-cell>
          <table:table-cell office:value-type="float" office:value="12.4117">
            <text:p>12,4117</text:p>
          </table:table-cell>
          <table:table-cell office:value-type="float" office:value="0.000122822816206013">
            <text:p>0,0001228228</text:p>
          </table:table-cell>
          <table:table-cell table:number-columns-repeated="2"/>
        </table:table-row>
        <table:table-row table:style-name="ro1">
          <table:table-cell office:value-type="string">
            <text:p><text:s text:c="6"/>635</text:p>
          </table:table-cell>
          <table:table-cell office:value-type="float" office:value="12.43171">
            <text:p>12,43171</text:p>
          </table:table-cell>
          <table:table-cell office:value-type="float" office:value="0.000122199082955967">
            <text:p>0,0001221991</text:p>
          </table:table-cell>
          <table:table-cell table:number-columns-repeated="2"/>
        </table:table-row>
        <table:table-row table:style-name="ro1">
          <table:table-cell office:value-type="string">
            <text:p><text:s text:c="6"/>636</text:p>
          </table:table-cell>
          <table:table-cell office:value-type="float" office:value="12.4511">
            <text:p>12,4511</text:p>
          </table:table-cell>
          <table:table-cell office:value-type="float" office:value="0.000121862723331115">
            <text:p>0,0001218627</text:p>
          </table:table-cell>
          <table:table-cell table:number-columns-repeated="2"/>
        </table:table-row>
        <table:table-row table:style-name="ro1">
          <table:table-cell office:value-type="string">
            <text:p><text:s text:c="6"/>637</text:p>
          </table:table-cell>
          <table:table-cell office:value-type="float" office:value="12.47093">
            <text:p>12,47093</text:p>
          </table:table-cell>
          <table:table-cell office:value-type="float" office:value="0.000122058190003818">
            <text:p>0,0001220582</text:p>
          </table:table-cell>
          <table:table-cell table:number-columns-repeated="2"/>
        </table:table-row>
        <table:table-row table:style-name="ro1">
          <table:table-cell office:value-type="string">
            <text:p><text:s text:c="6"/>638</text:p>
          </table:table-cell>
          <table:table-cell office:value-type="float" office:value="12.49072">
            <text:p>12,49072</text:p>
          </table:table-cell>
          <table:table-cell office:value-type="float" office:value="0.000121978346260117">
            <text:p>0,0001219783</text:p>
          </table:table-cell>
          <table:table-cell table:number-columns-repeated="2"/>
        </table:table-row>
        <table:table-row table:style-name="ro1">
          <table:table-cell office:value-type="string">
            <text:p><text:s text:c="6"/>639</text:p>
          </table:table-cell>
          <table:table-cell office:value-type="float" office:value="12.51025">
            <text:p>12,51025</text:p>
          </table:table-cell>
          <table:table-cell office:value-type="float" office:value="0.000122379785533098">
            <text:p>0,0001223798</text:p>
          </table:table-cell>
          <table:table-cell table:number-columns-repeated="2"/>
        </table:table-row>
        <table:table-row table:style-name="ro1">
          <table:table-cell office:value-type="string">
            <text:p><text:s text:c="6"/>640</text:p>
          </table:table-cell>
          <table:table-cell office:value-type="float" office:value="12.52956">
            <text:p>12,52956</text:p>
          </table:table-cell>
          <table:table-cell office:value-type="float" office:value="0.000121521416398434">
            <text:p>0,0001215214</text:p>
          </table:table-cell>
          <table:table-cell table:number-columns-repeated="2"/>
        </table:table-row>
        <table:table-row table:style-name="ro1">
          <table:table-cell office:value-type="string">
            <text:p><text:s text:c="6"/>641</text:p>
          </table:table-cell>
          <table:table-cell office:value-type="float" office:value="12.54886">
            <text:p>12,54886</text:p>
          </table:table-cell>
          <table:table-cell office:value-type="float" office:value="0.000121694002824881">
            <text:p>0,000121694</text:p>
          </table:table-cell>
          <table:table-cell table:number-columns-repeated="2"/>
        </table:table-row>
        <table:table-row table:style-name="ro1">
          <table:table-cell office:value-type="string">
            <text:p><text:s text:c="6"/>642</text:p>
          </table:table-cell>
          <table:table-cell office:value-type="float" office:value="12.56884">
            <text:p>12,56884</text:p>
          </table:table-cell>
          <table:table-cell office:value-type="float" office:value="0.000122662301326479">
            <text:p>0,0001226623</text:p>
          </table:table-cell>
          <table:table-cell table:number-columns-repeated="2"/>
        </table:table-row>
        <table:table-row table:style-name="ro1">
          <table:table-cell office:value-type="string">
            <text:p><text:s text:c="6"/>643</text:p>
          </table:table-cell>
          <table:table-cell office:value-type="float" office:value="12.58829">
            <text:p>12,58829</text:p>
          </table:table-cell>
          <table:table-cell office:value-type="float" office:value="0.000121175794691777">
            <text:p>0,0001211758</text:p>
          </table:table-cell>
          <table:table-cell table:number-columns-repeated="2"/>
        </table:table-row>
        <table:table-row table:style-name="ro1">
          <table:table-cell office:value-type="string">
            <text:p><text:s text:c="6"/>644</text:p>
          </table:table-cell>
          <table:table-cell office:value-type="float" office:value="12.60814">
            <text:p>12,60814</text:p>
          </table:table-cell>
          <table:table-cell office:value-type="float" office:value="0.0001217190382112">
            <text:p>0,000121719</text:p>
          </table:table-cell>
          <table:table-cell table:number-columns-repeated="2"/>
        </table:table-row>
        <table:table-row table:style-name="ro1">
          <table:table-cell office:value-type="string">
            <text:p><text:s text:c="6"/>645</text:p>
          </table:table-cell>
          <table:table-cell office:value-type="float" office:value="12.62779">
            <text:p>12,62779</text:p>
          </table:table-cell>
          <table:table-cell office:value-type="float" office:value="0.000120707669690959">
            <text:p>0,0001207077</text:p>
          </table:table-cell>
          <table:table-cell table:number-columns-repeated="2"/>
        </table:table-row>
        <table:table-row table:style-name="ro1">
          <table:table-cell office:value-type="string">
            <text:p><text:s text:c="6"/>646</text:p>
          </table:table-cell>
          <table:table-cell office:value-type="float" office:value="12.64729">
            <text:p>12,64729</text:p>
          </table:table-cell>
          <table:table-cell office:value-type="float" office:value="0.000120501003005265">
            <text:p>0,000120501</text:p>
          </table:table-cell>
          <table:table-cell table:number-columns-repeated="2"/>
        </table:table-row>
        <table:table-row table:style-name="ro1">
          <table:table-cell office:value-type="string">
            <text:p><text:s text:c="6"/>647</text:p>
          </table:table-cell>
          <table:table-cell office:value-type="float" office:value="12.66651">
            <text:p>12,66651</text:p>
          </table:table-cell>
          <table:table-cell office:value-type="float" office:value="0.000122045147356528">
            <text:p>0,0001220451</text:p>
          </table:table-cell>
          <table:table-cell table:number-columns-repeated="2"/>
        </table:table-row>
        <table:table-row table:style-name="ro1">
          <table:table-cell office:value-type="string">
            <text:p><text:s text:c="6"/>648</text:p>
          </table:table-cell>
          <table:table-cell office:value-type="float" office:value="12.6858">
            <text:p>12,6858</text:p>
          </table:table-cell>
          <table:table-cell office:value-type="float" office:value="0.000121359100354616">
            <text:p>0,0001213591</text:p>
          </table:table-cell>
          <table:table-cell table:number-columns-repeated="2"/>
        </table:table-row>
        <table:table-row table:style-name="ro1">
          <table:table-cell office:value-type="string">
            <text:p><text:s text:c="6"/>649</text:p>
          </table:table-cell>
          <table:table-cell office:value-type="float" office:value="12.70489">
            <text:p>12,70489</text:p>
          </table:table-cell>
          <table:table-cell office:value-type="float" office:value="0.000121586920353601">
            <text:p>0,0001215869</text:p>
          </table:table-cell>
          <table:table-cell table:number-columns-repeated="2"/>
        </table:table-row>
        <table:table-row table:style-name="ro1">
          <table:table-cell office:value-type="string">
            <text:p><text:s text:c="6"/>650</text:p>
          </table:table-cell>
          <table:table-cell office:value-type="float" office:value="12.72381">
            <text:p>12,72381</text:p>
          </table:table-cell>
          <table:table-cell office:value-type="float" office:value="0.000119839745564049">
            <text:p>0,0001198397</text:p>
          </table:table-cell>
          <table:table-cell table:number-columns-repeated="2"/>
        </table:table-row>
        <table:table-row table:style-name="ro1">
          <table:table-cell office:value-type="string">
            <text:p><text:s text:c="6"/>651</text:p>
          </table:table-cell>
          <table:table-cell office:value-type="float" office:value="12.74282">
            <text:p>12,74282</text:p>
          </table:table-cell>
          <table:table-cell office:value-type="float" office:value="0.000119764450531717">
            <text:p>0,0001197645</text:p>
          </table:table-cell>
          <table:table-cell table:number-columns-repeated="2"/>
        </table:table-row>
        <table:table-row table:style-name="ro1">
          <table:table-cell office:value-type="string">
            <text:p><text:s text:c="6"/>652</text:p>
          </table:table-cell>
          <table:table-cell office:value-type="float" office:value="12.76183">
            <text:p>12,76183</text:p>
          </table:table-cell>
          <table:table-cell office:value-type="float" office:value="0.000118582319285039">
            <text:p>0,0001185823</text:p>
          </table:table-cell>
          <table:table-cell table:number-columns-repeated="2"/>
        </table:table-row>
        <table:table-row table:style-name="ro1">
          <table:table-cell office:value-type="string">
            <text:p><text:s text:c="6"/>653</text:p>
          </table:table-cell>
          <table:table-cell office:value-type="float" office:value="12.7806">
            <text:p>12,7806</text:p>
          </table:table-cell>
          <table:table-cell office:value-type="float" office:value="0.00012025318361733">
            <text:p>0,0001202532</text:p>
          </table:table-cell>
          <table:table-cell table:number-columns-repeated="2"/>
        </table:table-row>
        <table:table-row table:style-name="ro1">
          <table:table-cell office:value-type="string">
            <text:p><text:s text:c="6"/>654</text:p>
          </table:table-cell>
          <table:table-cell office:value-type="float" office:value="12.79913">
            <text:p>12,79913</text:p>
          </table:table-cell>
          <table:table-cell office:value-type="float" office:value="0.000119990210045172">
            <text:p>0,0001199902</text:p>
          </table:table-cell>
          <table:table-cell table:number-columns-repeated="2"/>
        </table:table-row>
        <table:table-row table:style-name="ro1">
          <table:table-cell office:value-type="string">
            <text:p><text:s text:c="6"/>655</text:p>
          </table:table-cell>
          <table:table-cell office:value-type="float" office:value="12.81801">
            <text:p>12,81801</text:p>
          </table:table-cell>
          <table:table-cell office:value-type="float" office:value="0.000119935758095534">
            <text:p>0,0001199358</text:p>
          </table:table-cell>
          <table:table-cell table:number-columns-repeated="2"/>
        </table:table-row>
        <table:table-row table:style-name="ro1">
          <table:table-cell office:value-type="string">
            <text:p><text:s text:c="6"/>656</text:p>
          </table:table-cell>
          <table:table-cell office:value-type="float" office:value="12.83676">
            <text:p>12,83676</text:p>
          </table:table-cell>
          <table:table-cell office:value-type="float" office:value="0.000118300123755072">
            <text:p>0,0001183001</text:p>
          </table:table-cell>
          <table:table-cell table:number-columns-repeated="2"/>
        </table:table-row>
        <table:table-row table:style-name="ro1">
          <table:table-cell office:value-type="string">
            <text:p><text:s text:c="6"/>657</text:p>
          </table:table-cell>
          <table:table-cell office:value-type="float" office:value="12.85536">
            <text:p>12,85536</text:p>
          </table:table-cell>
          <table:table-cell office:value-type="float" office:value="0.000118067470420409">
            <text:p>0,0001180675</text:p>
          </table:table-cell>
          <table:table-cell table:number-columns-repeated="2"/>
        </table:table-row>
        <table:table-row table:style-name="ro1">
          <table:table-cell office:value-type="string">
            <text:p><text:s text:c="6"/>658</text:p>
          </table:table-cell>
          <table:table-cell office:value-type="float" office:value="12.87419">
            <text:p>12,87419</text:p>
          </table:table-cell>
          <table:table-cell office:value-type="float" office:value="0.000118385822169442">
            <text:p>0,0001183858</text:p>
          </table:table-cell>
          <table:table-cell table:number-columns-repeated="2"/>
        </table:table-row>
        <table:table-row table:style-name="ro1">
          <table:table-cell office:value-type="string">
            <text:p><text:s text:c="6"/>659</text:p>
          </table:table-cell>
          <table:table-cell office:value-type="float" office:value="12.89398">
            <text:p>12,89398</text:p>
          </table:table-cell>
          <table:table-cell office:value-type="float" office:value="0.000119247007807253">
            <text:p>0,000119247</text:p>
          </table:table-cell>
          <table:table-cell table:number-columns-repeated="2"/>
        </table:table-row>
        <table:table-row table:style-name="ro1">
          <table:table-cell office:value-type="string">
            <text:p><text:s text:c="6"/>660</text:p>
          </table:table-cell>
          <table:table-cell office:value-type="float" office:value="12.9132">
            <text:p>12,9132</text:p>
          </table:table-cell>
          <table:table-cell office:value-type="float" office:value="0.000117765468292744">
            <text:p>0,0001177655</text:p>
          </table:table-cell>
          <table:table-cell table:number-columns-repeated="2"/>
        </table:table-row>
        <table:table-row table:style-name="ro1">
          <table:table-cell office:value-type="string">
            <text:p><text:s text:c="6"/>661</text:p>
          </table:table-cell>
          <table:table-cell office:value-type="float" office:value="12.93263">
            <text:p>12,93263</text:p>
          </table:table-cell>
          <table:table-cell office:value-type="float" office:value="0.000117091996358165">
            <text:p>0,000117092</text:p>
          </table:table-cell>
          <table:table-cell table:number-columns-repeated="2"/>
        </table:table-row>
        <table:table-row table:style-name="ro1">
          <table:table-cell office:value-type="string">
            <text:p><text:s text:c="6"/>662</text:p>
          </table:table-cell>
          <table:table-cell office:value-type="float" office:value="12.95212">
            <text:p>12,95212</text:p>
          </table:table-cell>
          <table:table-cell office:value-type="float" office:value="0.000117368921201113">
            <text:p>0,0001173689</text:p>
          </table:table-cell>
          <table:table-cell table:number-columns-repeated="2"/>
        </table:table-row>
        <table:table-row table:style-name="ro1">
          <table:table-cell office:value-type="string">
            <text:p><text:s text:c="6"/>663</text:p>
          </table:table-cell>
          <table:table-cell office:value-type="float" office:value="12.97155">
            <text:p>12,97155</text:p>
          </table:table-cell>
          <table:table-cell office:value-type="float" office:value="0.000116732637567946">
            <text:p>0,0001167326</text:p>
          </table:table-cell>
          <table:table-cell table:number-columns-repeated="2"/>
        </table:table-row>
        <table:table-row table:style-name="ro1">
          <table:table-cell office:value-type="string">
            <text:p><text:s text:c="6"/>664</text:p>
          </table:table-cell>
          <table:table-cell office:value-type="float" office:value="12.99106">
            <text:p>12,99106</text:p>
          </table:table-cell>
          <table:table-cell office:value-type="float" office:value="0.000116708355166757">
            <text:p>0,0001167084</text:p>
          </table:table-cell>
          <table:table-cell table:number-columns-repeated="2"/>
        </table:table-row>
        <table:table-row table:style-name="ro1">
          <table:table-cell office:value-type="string">
            <text:p><text:s text:c="6"/>665</text:p>
          </table:table-cell>
          <table:table-cell office:value-type="float" office:value="13.01036">
            <text:p>13,01036</text:p>
          </table:table-cell>
          <table:table-cell office:value-type="float" office:value="0.000116175635008499">
            <text:p>0,0001161756</text:p>
          </table:table-cell>
          <table:table-cell table:number-columns-repeated="2"/>
        </table:table-row>
        <table:table-row table:style-name="ro1">
          <table:table-cell office:value-type="string">
            <text:p><text:s text:c="6"/>666</text:p>
          </table:table-cell>
          <table:table-cell office:value-type="float" office:value="13.03208">
            <text:p>13,03208</text:p>
          </table:table-cell>
          <table:table-cell office:value-type="float" office:value="0.000115849350436151">
            <text:p>0,0001158494</text:p>
          </table:table-cell>
          <table:table-cell table:number-columns-repeated="2"/>
        </table:table-row>
        <table:table-row table:style-name="ro1">
          <table:table-cell office:value-type="string">
            <text:p><text:s text:c="6"/>667</text:p>
          </table:table-cell>
          <table:table-cell office:value-type="float" office:value="13.05133">
            <text:p>13,05133</text:p>
          </table:table-cell>
          <table:table-cell office:value-type="float" office:value="0.000115670674263261">
            <text:p>0,0001156707</text:p>
          </table:table-cell>
          <table:table-cell table:number-columns-repeated="2"/>
        </table:table-row>
        <table:table-row table:style-name="ro1">
          <table:table-cell office:value-type="string">
            <text:p><text:s text:c="6"/>668</text:p>
          </table:table-cell>
          <table:table-cell office:value-type="float" office:value="13.07069">
            <text:p>13,07069</text:p>
          </table:table-cell>
          <table:table-cell office:value-type="float" office:value="0.000115567028918829">
            <text:p>0,000115567</text:p>
          </table:table-cell>
          <table:table-cell table:number-columns-repeated="2"/>
        </table:table-row>
        <table:table-row table:style-name="ro1">
          <table:table-cell office:value-type="string">
            <text:p><text:s text:c="6"/>669</text:p>
          </table:table-cell>
          <table:table-cell office:value-type="float" office:value="13.0905">
            <text:p>13,0905</text:p>
          </table:table-cell>
          <table:table-cell office:value-type="float" office:value="0.000115457527256922">
            <text:p>0,0001154575</text:p>
          </table:table-cell>
          <table:table-cell table:number-columns-repeated="2"/>
        </table:table-row>
        <table:table-row table:style-name="ro1">
          <table:table-cell office:value-type="string">
            <text:p><text:s text:c="6"/>670</text:p>
          </table:table-cell>
          <table:table-cell office:value-type="float" office:value="13.10992">
            <text:p>13,10992</text:p>
          </table:table-cell>
          <table:table-cell office:value-type="float" office:value="0.000115068493253328">
            <text:p>0,0001150685</text:p>
          </table:table-cell>
          <table:table-cell table:number-columns-repeated="2"/>
        </table:table-row>
        <table:table-row table:style-name="ro1">
          <table:table-cell office:value-type="string">
            <text:p><text:s text:c="6"/>671</text:p>
          </table:table-cell>
          <table:table-cell office:value-type="float" office:value="13.12932">
            <text:p>13,12932</text:p>
          </table:table-cell>
          <table:table-cell office:value-type="float" office:value="0.000117220663057094">
            <text:p>0,0001172207</text:p>
          </table:table-cell>
          <table:table-cell table:number-columns-repeated="2"/>
        </table:table-row>
        <table:table-row table:style-name="ro1">
          <table:table-cell office:value-type="string">
            <text:p><text:s text:c="6"/>672</text:p>
          </table:table-cell>
          <table:table-cell office:value-type="float" office:value="13.14938">
            <text:p>13,14938</text:p>
          </table:table-cell>
          <table:table-cell office:value-type="float" office:value="0.00011575694216671">
            <text:p>0,0001157569</text:p>
          </table:table-cell>
          <table:table-cell table:number-columns-repeated="2"/>
        </table:table-row>
        <table:table-row table:style-name="ro1">
          <table:table-cell office:value-type="string">
            <text:p><text:s text:c="6"/>673</text:p>
          </table:table-cell>
          <table:table-cell office:value-type="float" office:value="13.16829">
            <text:p>13,16829</text:p>
          </table:table-cell>
          <table:table-cell office:value-type="float" office:value="0.000116879705521094">
            <text:p>0,0001168797</text:p>
          </table:table-cell>
          <table:table-cell table:number-columns-repeated="2"/>
        </table:table-row>
        <table:table-row table:style-name="ro1">
          <table:table-cell office:value-type="string">
            <text:p><text:s text:c="6"/>674</text:p>
          </table:table-cell>
          <table:table-cell office:value-type="float" office:value="13.1871">
            <text:p>13,1871</text:p>
          </table:table-cell>
          <table:table-cell office:value-type="float" office:value="0.00011485007715187">
            <text:p>0,0001148501</text:p>
          </table:table-cell>
          <table:table-cell table:number-columns-repeated="2"/>
        </table:table-row>
        <table:table-row table:style-name="ro1">
          <table:table-cell office:value-type="string">
            <text:p><text:s text:c="6"/>675</text:p>
          </table:table-cell>
          <table:table-cell office:value-type="float" office:value="13.20574">
            <text:p>13,20574</text:p>
          </table:table-cell>
          <table:table-cell office:value-type="float" office:value="0.000114376527277613">
            <text:p>0,0001143765</text:p>
          </table:table-cell>
          <table:table-cell table:number-columns-repeated="2"/>
        </table:table-row>
        <table:table-row table:style-name="ro1">
          <table:table-cell office:value-type="string">
            <text:p><text:s text:c="6"/>676</text:p>
          </table:table-cell>
          <table:table-cell office:value-type="float" office:value="13.22512">
            <text:p>13,22512</text:p>
          </table:table-cell>
          <table:table-cell office:value-type="float" office:value="0.000114191001639484">
            <text:p>0,000114191</text:p>
          </table:table-cell>
          <table:table-cell table:number-columns-repeated="2"/>
        </table:table-row>
        <table:table-row table:style-name="ro1">
          <table:table-cell office:value-type="string">
            <text:p><text:s text:c="6"/>677</text:p>
          </table:table-cell>
          <table:table-cell office:value-type="float" office:value="13.2448">
            <text:p>13,2448</text:p>
          </table:table-cell>
          <table:table-cell office:value-type="float" office:value="0.000113734863190978">
            <text:p>0,0001137349</text:p>
          </table:table-cell>
          <table:table-cell table:number-columns-repeated="2"/>
        </table:table-row>
        <table:table-row table:style-name="ro1">
          <table:table-cell office:value-type="string">
            <text:p><text:s text:c="6"/>678</text:p>
          </table:table-cell>
          <table:table-cell office:value-type="float" office:value="13.264">
            <text:p>13,264</text:p>
          </table:table-cell>
          <table:table-cell office:value-type="float" office:value="0.000117694993004668">
            <text:p>0,000117695</text:p>
          </table:table-cell>
          <table:table-cell table:number-columns-repeated="2"/>
        </table:table-row>
        <table:table-row table:style-name="ro1">
          <table:table-cell office:value-type="string">
            <text:p><text:s text:c="6"/>679</text:p>
          </table:table-cell>
          <table:table-cell office:value-type="float" office:value="13.28321">
            <text:p>13,28321</text:p>
          </table:table-cell>
          <table:table-cell office:value-type="float" office:value="0.000114082178529508">
            <text:p>0,0001140822</text:p>
          </table:table-cell>
          <table:table-cell table:number-columns-repeated="2"/>
        </table:table-row>
        <table:table-row table:style-name="ro1">
          <table:table-cell office:value-type="string">
            <text:p><text:s text:c="6"/>680</text:p>
          </table:table-cell>
          <table:table-cell office:value-type="float" office:value="13.30234">
            <text:p>13,30234</text:p>
          </table:table-cell>
          <table:table-cell office:value-type="float" office:value="0.000115285214694415">
            <text:p>0,0001152852</text:p>
          </table:table-cell>
          <table:table-cell table:number-columns-repeated="2"/>
        </table:table-row>
        <table:table-row table:style-name="ro1">
          <table:table-cell office:value-type="string">
            <text:p><text:s text:c="6"/>681</text:p>
          </table:table-cell>
          <table:table-cell office:value-type="float" office:value="13.3222">
            <text:p>13,3222</text:p>
          </table:table-cell>
          <table:table-cell office:value-type="float" office:value="0.000112806634038922">
            <text:p>0,0001128066</text:p>
          </table:table-cell>
          <table:table-cell table:number-columns-repeated="2"/>
        </table:table-row>
        <table:table-row table:style-name="ro1">
          <table:table-cell office:value-type="string">
            <text:p><text:s text:c="6"/>682</text:p>
          </table:table-cell>
          <table:table-cell office:value-type="float" office:value="13.34175">
            <text:p>13,34175</text:p>
          </table:table-cell>
          <table:table-cell office:value-type="float" office:value="0.000113191146571238">
            <text:p>0,0001131911</text:p>
          </table:table-cell>
          <table:table-cell table:number-columns-repeated="2"/>
        </table:table-row>
        <table:table-row table:style-name="ro1">
          <table:table-cell office:value-type="string">
            <text:p><text:s text:c="6"/>683</text:p>
          </table:table-cell>
          <table:table-cell office:value-type="float" office:value="13.36125">
            <text:p>13,36125</text:p>
          </table:table-cell>
          <table:table-cell office:value-type="float" office:value="0.000115082896444818">
            <text:p>0,0001150829</text:p>
          </table:table-cell>
          <table:table-cell table:number-columns-repeated="2"/>
        </table:table-row>
        <table:table-row table:style-name="ro1">
          <table:table-cell office:value-type="string">
            <text:p><text:s text:c="6"/>684</text:p>
          </table:table-cell>
          <table:table-cell office:value-type="float" office:value="13.38055">
            <text:p>13,38055</text:p>
          </table:table-cell>
          <table:table-cell office:value-type="float" office:value="0.000113710055704911">
            <text:p>0,0001137101</text:p>
          </table:table-cell>
          <table:table-cell table:number-columns-repeated="2"/>
        </table:table-row>
        <table:table-row table:style-name="ro1">
          <table:table-cell office:value-type="string">
            <text:p><text:s text:c="6"/>685</text:p>
          </table:table-cell>
          <table:table-cell office:value-type="float" office:value="13.39985">
            <text:p>13,39985</text:p>
          </table:table-cell>
          <table:table-cell office:value-type="float" office:value="0.000115707058588452">
            <text:p>0,0001157071</text:p>
          </table:table-cell>
          <table:table-cell table:number-columns-repeated="2"/>
        </table:table-row>
        <table:table-row table:style-name="ro1">
          <table:table-cell office:value-type="string">
            <text:p><text:s text:c="6"/>686</text:p>
          </table:table-cell>
          <table:table-cell office:value-type="float" office:value="13.41915">
            <text:p>13,41915</text:p>
          </table:table-cell>
          <table:table-cell office:value-type="float" office:value="0.000112061423391862">
            <text:p>0,0001120614</text:p>
          </table:table-cell>
          <table:table-cell table:number-columns-repeated="2"/>
        </table:table-row>
        <table:table-row table:style-name="ro1">
          <table:table-cell office:value-type="string">
            <text:p><text:s text:c="6"/>687</text:p>
          </table:table-cell>
          <table:table-cell office:value-type="float" office:value="13.43853">
            <text:p>13,43853</text:p>
          </table:table-cell>
          <table:table-cell office:value-type="float" office:value="0.00011258389155031">
            <text:p>0,0001125839</text:p>
          </table:table-cell>
          <table:table-cell table:number-columns-repeated="2"/>
        </table:table-row>
        <table:table-row table:style-name="ro1">
          <table:table-cell office:value-type="string">
            <text:p><text:s text:c="6"/>688</text:p>
          </table:table-cell>
          <table:table-cell office:value-type="float" office:value="13.45769">
            <text:p>13,45769</text:p>
          </table:table-cell>
          <table:table-cell office:value-type="float" office:value="0.000112298978517603">
            <text:p>0,000112299</text:p>
          </table:table-cell>
          <table:table-cell table:number-columns-repeated="2"/>
        </table:table-row>
        <table:table-row table:style-name="ro1">
          <table:table-cell office:value-type="string">
            <text:p><text:s text:c="6"/>689</text:p>
          </table:table-cell>
          <table:table-cell office:value-type="float" office:value="13.47755">
            <text:p>13,47755</text:p>
          </table:table-cell>
          <table:table-cell office:value-type="float" office:value="0.000111759798009926">
            <text:p>0,0001117598</text:p>
          </table:table-cell>
          <table:table-cell table:number-columns-repeated="2"/>
        </table:table-row>
        <table:table-row table:style-name="ro1">
          <table:table-cell office:value-type="string">
            <text:p><text:s text:c="6"/>690</text:p>
          </table:table-cell>
          <table:table-cell office:value-type="float" office:value="13.49786">
            <text:p>13,49786</text:p>
          </table:table-cell>
          <table:table-cell office:value-type="float" office:value="0.000113395816812158">
            <text:p>0,0001133958</text:p>
          </table:table-cell>
          <table:table-cell table:number-columns-repeated="2"/>
        </table:table-row>
        <table:table-row table:style-name="ro1">
          <table:table-cell office:value-type="string">
            <text:p><text:s text:c="6"/>691</text:p>
          </table:table-cell>
          <table:table-cell office:value-type="float" office:value="13.51753">
            <text:p>13,51753</text:p>
          </table:table-cell>
          <table:table-cell office:value-type="float" office:value="0.000111042999451821">
            <text:p>0,000111043</text:p>
          </table:table-cell>
          <table:table-cell table:number-columns-repeated="2"/>
        </table:table-row>
        <table:table-row table:style-name="ro1">
          <table:table-cell office:value-type="string">
            <text:p><text:s text:c="6"/>692</text:p>
          </table:table-cell>
          <table:table-cell office:value-type="float" office:value="13.537">
            <text:p>13,537</text:p>
          </table:table-cell>
          <table:table-cell office:value-type="float" office:value="0.000111985750655835">
            <text:p>0,0001119858</text:p>
          </table:table-cell>
          <table:table-cell table:number-columns-repeated="2"/>
        </table:table-row>
        <table:table-row table:style-name="ro1">
          <table:table-cell office:value-type="string">
            <text:p><text:s text:c="6"/>693</text:p>
          </table:table-cell>
          <table:table-cell office:value-type="float" office:value="13.55632">
            <text:p>13,55632</text:p>
          </table:table-cell>
          <table:table-cell office:value-type="float" office:value="0.000111912052654628">
            <text:p>0,0001119121</text:p>
          </table:table-cell>
          <table:table-cell table:number-columns-repeated="2"/>
        </table:table-row>
        <table:table-row table:style-name="ro1">
          <table:table-cell office:value-type="string">
            <text:p><text:s text:c="6"/>694</text:p>
          </table:table-cell>
          <table:table-cell office:value-type="float" office:value="13.57532">
            <text:p>13,57532</text:p>
          </table:table-cell>
          <table:table-cell office:value-type="float" office:value="0.000111217203340008">
            <text:p>0,0001112172</text:p>
          </table:table-cell>
          <table:table-cell table:number-columns-repeated="2"/>
        </table:table-row>
        <table:table-row table:style-name="ro1">
          <table:table-cell office:value-type="string">
            <text:p><text:s text:c="6"/>695</text:p>
          </table:table-cell>
          <table:table-cell office:value-type="float" office:value="13.59594">
            <text:p>13,59594</text:p>
          </table:table-cell>
          <table:table-cell office:value-type="float" office:value="0.000110968581927231">
            <text:p>0,0001109686</text:p>
          </table:table-cell>
          <table:table-cell table:number-columns-repeated="2"/>
        </table:table-row>
        <table:table-row table:style-name="ro1">
          <table:table-cell office:value-type="string">
            <text:p><text:s text:c="6"/>696</text:p>
          </table:table-cell>
          <table:table-cell office:value-type="float" office:value="13.61581">
            <text:p>13,61581</text:p>
          </table:table-cell>
          <table:table-cell office:value-type="float" office:value="0.000110428337636343">
            <text:p>0,0001104283</text:p>
          </table:table-cell>
          <table:table-cell table:number-columns-repeated="2"/>
        </table:table-row>
        <table:table-row table:style-name="ro1">
          <table:table-cell office:value-type="string">
            <text:p><text:s text:c="6"/>697</text:p>
          </table:table-cell>
          <table:table-cell office:value-type="float" office:value="13.63532">
            <text:p>13,63532</text:p>
          </table:table-cell>
          <table:table-cell office:value-type="float" office:value="0.000111601158046687">
            <text:p>0,0001116012</text:p>
          </table:table-cell>
          <table:table-cell table:number-columns-repeated="2"/>
        </table:table-row>
        <table:table-row table:style-name="ro1">
          <table:table-cell office:value-type="string">
            <text:p><text:s text:c="6"/>698</text:p>
          </table:table-cell>
          <table:table-cell office:value-type="float" office:value="13.65492">
            <text:p>13,65492</text:p>
          </table:table-cell>
          <table:table-cell office:value-type="float" office:value="0.000111270847685842">
            <text:p>0,0001112708</text:p>
          </table:table-cell>
          <table:table-cell table:number-columns-repeated="2"/>
        </table:table-row>
        <table:table-row table:style-name="ro1">
          <table:table-cell office:value-type="string">
            <text:p><text:s text:c="6"/>699</text:p>
          </table:table-cell>
          <table:table-cell office:value-type="float" office:value="13.6747">
            <text:p>13,6747</text:p>
          </table:table-cell>
          <table:table-cell office:value-type="float" office:value="0.000111429793321312">
            <text:p>0,0001114298</text:p>
          </table:table-cell>
          <table:table-cell table:number-columns-repeated="2"/>
        </table:table-row>
        <table:table-row table:style-name="ro1">
          <table:table-cell office:value-type="string">
            <text:p><text:s text:c="6"/>700</text:p>
          </table:table-cell>
          <table:table-cell office:value-type="float" office:value="13.69419">
            <text:p>13,69419</text:p>
          </table:table-cell>
          <table:table-cell office:value-type="float" office:value="0.000110745391758674">
            <text:p>0,0001107454</text:p>
          </table:table-cell>
          <table:table-cell table:number-columns-repeated="2"/>
        </table:table-row>
        <table:table-row table:style-name="ro1">
          <table:table-cell office:value-type="string">
            <text:p><text:s text:c="6"/>701</text:p>
          </table:table-cell>
          <table:table-cell office:value-type="float" office:value="13.71308">
            <text:p>13,71308</text:p>
          </table:table-cell>
          <table:table-cell office:value-type="float" office:value="0.000109518108590928">
            <text:p>0,0001095181</text:p>
          </table:table-cell>
          <table:table-cell table:number-columns-repeated="2"/>
        </table:table-row>
        <table:table-row table:style-name="ro1">
          <table:table-cell office:value-type="string">
            <text:p><text:s text:c="6"/>702</text:p>
          </table:table-cell>
          <table:table-cell office:value-type="float" office:value="13.73184">
            <text:p>13,73184</text:p>
          </table:table-cell>
          <table:table-cell office:value-type="float" office:value="0.000109621531912119">
            <text:p>0,0001096215</text:p>
          </table:table-cell>
          <table:table-cell table:number-columns-repeated="2"/>
        </table:table-row>
        <table:table-row table:style-name="ro1">
          <table:table-cell office:value-type="string">
            <text:p><text:s text:c="6"/>703</text:p>
          </table:table-cell>
          <table:table-cell office:value-type="float" office:value="13.75073">
            <text:p>13,75073</text:p>
          </table:table-cell>
          <table:table-cell office:value-type="float" office:value="0.000109397492427596">
            <text:p>0,0001093975</text:p>
          </table:table-cell>
          <table:table-cell table:number-columns-repeated="2"/>
        </table:table-row>
        <table:table-row table:style-name="ro1">
          <table:table-cell office:value-type="string">
            <text:p><text:s text:c="6"/>704</text:p>
          </table:table-cell>
          <table:table-cell office:value-type="float" office:value="13.76959">
            <text:p>13,76959</text:p>
          </table:table-cell>
          <table:table-cell office:value-type="float" office:value="0.00011029313569997">
            <text:p>0,0001102931</text:p>
          </table:table-cell>
          <table:table-cell table:number-columns-repeated="2"/>
        </table:table-row>
        <table:table-row table:style-name="ro1">
          <table:table-cell office:value-type="string">
            <text:p><text:s text:c="6"/>705</text:p>
          </table:table-cell>
          <table:table-cell office:value-type="float" office:value="13.78852">
            <text:p>13,78852</text:p>
          </table:table-cell>
          <table:table-cell office:value-type="float" office:value="0.000109945692646662">
            <text:p>0,0001099457</text:p>
          </table:table-cell>
          <table:table-cell table:number-columns-repeated="2"/>
        </table:table-row>
        <table:table-row table:style-name="ro1">
          <table:table-cell office:value-type="string">
            <text:p><text:s text:c="6"/>706</text:p>
          </table:table-cell>
          <table:table-cell office:value-type="float" office:value="13.80715">
            <text:p>13,80715</text:p>
          </table:table-cell>
          <table:table-cell office:value-type="float" office:value="0.000109027229458193">
            <text:p>0,0001090272</text:p>
          </table:table-cell>
          <table:table-cell table:number-columns-repeated="2"/>
        </table:table-row>
        <table:table-row table:style-name="ro1">
          <table:table-cell office:value-type="string">
            <text:p><text:s text:c="6"/>707</text:p>
          </table:table-cell>
          <table:table-cell office:value-type="float" office:value="13.82651">
            <text:p>13,82651</text:p>
          </table:table-cell>
          <table:table-cell office:value-type="float" office:value="0.000109175052317935">
            <text:p>0,0001091751</text:p>
          </table:table-cell>
          <table:table-cell table:number-columns-repeated="2"/>
        </table:table-row>
        <table:table-row table:style-name="ro1">
          <table:table-cell office:value-type="string">
            <text:p><text:s text:c="6"/>708</text:p>
          </table:table-cell>
          <table:table-cell office:value-type="float" office:value="13.84551">
            <text:p>13,84551</text:p>
          </table:table-cell>
          <table:table-cell office:value-type="float" office:value="0.00011256032926439">
            <text:p>0,0001125603</text:p>
          </table:table-cell>
          <table:table-cell table:number-columns-repeated="2"/>
        </table:table-row>
        <table:table-row table:style-name="ro1">
          <table:table-cell office:value-type="string">
            <text:p><text:s text:c="6"/>709</text:p>
          </table:table-cell>
          <table:table-cell office:value-type="float" office:value="13.86408">
            <text:p>13,86408</text:p>
          </table:table-cell>
          <table:table-cell office:value-type="float" office:value="0.000108058420158796">
            <text:p>0,0001080584</text:p>
          </table:table-cell>
          <table:table-cell table:number-columns-repeated="2"/>
        </table:table-row>
        <table:table-row table:style-name="ro1">
          <table:table-cell office:value-type="string">
            <text:p><text:s text:c="6"/>710</text:p>
          </table:table-cell>
          <table:table-cell office:value-type="float" office:value="13.88311">
            <text:p>13,88311</text:p>
          </table:table-cell>
          <table:table-cell office:value-type="float" office:value="0.000108431104054024">
            <text:p>0,0001084311</text:p>
          </table:table-cell>
          <table:table-cell table:number-columns-repeated="2"/>
        </table:table-row>
        <table:table-row table:style-name="ro1">
          <table:table-cell office:value-type="string">
            <text:p><text:s text:c="6"/>711</text:p>
          </table:table-cell>
          <table:table-cell office:value-type="float" office:value="13.90477">
            <text:p>13,90477</text:p>
          </table:table-cell>
          <table:table-cell office:value-type="float" office:value="0.000107924725755637">
            <text:p>0,0001079247</text:p>
          </table:table-cell>
          <table:table-cell table:number-columns-repeated="2"/>
        </table:table-row>
        <table:table-row table:style-name="ro1">
          <table:table-cell office:value-type="string">
            <text:p><text:s text:c="6"/>712</text:p>
          </table:table-cell>
          <table:table-cell office:value-type="float" office:value="13.92393">
            <text:p>13,92393</text:p>
          </table:table-cell>
          <table:table-cell office:value-type="float" office:value="0.000108638273080868">
            <text:p>0,0001086383</text:p>
          </table:table-cell>
          <table:table-cell table:number-columns-repeated="2"/>
        </table:table-row>
        <table:table-row table:style-name="ro1">
          <table:table-cell office:value-type="string">
            <text:p><text:s text:c="6"/>713</text:p>
          </table:table-cell>
          <table:table-cell office:value-type="float" office:value="13.94427">
            <text:p>13,94427</text:p>
          </table:table-cell>
          <table:table-cell office:value-type="float" office:value="0.000111944507502768">
            <text:p>0,0001119445</text:p>
          </table:table-cell>
          <table:table-cell table:number-columns-repeated="2"/>
        </table:table-row>
        <table:table-row table:style-name="ro1">
          <table:table-cell office:value-type="string">
            <text:p><text:s text:c="6"/>714</text:p>
          </table:table-cell>
          <table:table-cell office:value-type="float" office:value="13.96375">
            <text:p>13,96375</text:p>
          </table:table-cell>
          <table:table-cell office:value-type="float" office:value="0.000107186194951189">
            <text:p>0,0001071862</text:p>
          </table:table-cell>
          <table:table-cell table:number-columns-repeated="2"/>
        </table:table-row>
        <table:table-row table:style-name="ro1">
          <table:table-cell office:value-type="string">
            <text:p><text:s text:c="6"/>715</text:p>
          </table:table-cell>
          <table:table-cell office:value-type="float" office:value="13.98339">
            <text:p>13,98339</text:p>
          </table:table-cell>
          <table:table-cell office:value-type="float" office:value="0.000107833963902304">
            <text:p>0,000107834</text:p>
          </table:table-cell>
          <table:table-cell table:number-columns-repeated="2"/>
        </table:table-row>
        <table:table-row table:style-name="ro1">
          <table:table-cell office:value-type="string">
            <text:p><text:s text:c="6"/>716</text:p>
          </table:table-cell>
          <table:table-cell office:value-type="float" office:value="14.00256">
            <text:p>14,00256</text:p>
          </table:table-cell>
          <table:table-cell office:value-type="float" office:value="0.000110232292564821">
            <text:p>0,0001102323</text:p>
          </table:table-cell>
          <table:table-cell table:number-columns-repeated="2"/>
        </table:table-row>
        <table:table-row table:style-name="ro1">
          <table:table-cell office:value-type="string">
            <text:p><text:s text:c="6"/>717</text:p>
          </table:table-cell>
          <table:table-cell office:value-type="float" office:value="14.02279">
            <text:p>14,02279</text:p>
          </table:table-cell>
          <table:table-cell office:value-type="float" office:value="0.00010739527869678">
            <text:p>0,0001073953</text:p>
          </table:table-cell>
          <table:table-cell table:number-columns-repeated="2"/>
        </table:table-row>
        <table:table-row table:style-name="ro1">
          <table:table-cell office:value-type="string">
            <text:p><text:s text:c="6"/>718</text:p>
          </table:table-cell>
          <table:table-cell office:value-type="float" office:value="14.0422">
            <text:p>14,0422</text:p>
          </table:table-cell>
          <table:table-cell office:value-type="float" office:value="0.000107112255618592">
            <text:p>0,0001071123</text:p>
          </table:table-cell>
          <table:table-cell table:number-columns-repeated="2"/>
        </table:table-row>
        <table:table-row table:style-name="ro1">
          <table:table-cell office:value-type="string">
            <text:p><text:s text:c="6"/>719</text:p>
          </table:table-cell>
          <table:table-cell office:value-type="float" office:value="14.06151">
            <text:p>14,06151</text:p>
          </table:table-cell>
          <table:table-cell office:value-type="float" office:value="0.000106904143900335">
            <text:p>0,0001069041</text:p>
          </table:table-cell>
          <table:table-cell table:number-columns-repeated="2"/>
        </table:table-row>
        <table:table-row table:style-name="ro1">
          <table:table-cell office:value-type="string">
            <text:p><text:s text:c="6"/>720</text:p>
          </table:table-cell>
          <table:table-cell office:value-type="float" office:value="14.08145">
            <text:p>14,08145</text:p>
          </table:table-cell>
          <table:table-cell office:value-type="float" office:value="0.000107486976253054">
            <text:p>0,000107487</text:p>
          </table:table-cell>
          <table:table-cell table:number-columns-repeated="2"/>
        </table:table-row>
        <table:table-row table:style-name="ro1">
          <table:table-cell office:value-type="string">
            <text:p><text:s text:c="6"/>721</text:p>
          </table:table-cell>
          <table:table-cell office:value-type="float" office:value="14.1008">
            <text:p>14,1008</text:p>
          </table:table-cell>
          <table:table-cell office:value-type="float" office:value="0.000107246103265019">
            <text:p>0,0001072461</text:p>
          </table:table-cell>
          <table:table-cell table:number-columns-repeated="2"/>
        </table:table-row>
        <table:table-row table:style-name="ro1">
          <table:table-cell office:value-type="string">
            <text:p><text:s text:c="6"/>722</text:p>
          </table:table-cell>
          <table:table-cell office:value-type="float" office:value="14.12047">
            <text:p>14,12047</text:p>
          </table:table-cell>
          <table:table-cell office:value-type="float" office:value="0.000105952658996067">
            <text:p>0,0001059527</text:p>
          </table:table-cell>
          <table:table-cell table:number-columns-repeated="2"/>
        </table:table-row>
        <table:table-row table:style-name="ro1">
          <table:table-cell office:value-type="string">
            <text:p><text:s text:c="6"/>723</text:p>
          </table:table-cell>
          <table:table-cell office:value-type="float" office:value="14.1403">
            <text:p>14,1403</text:p>
          </table:table-cell>
          <table:table-cell office:value-type="float" office:value="0.000105754495122159">
            <text:p>0,0001057545</text:p>
          </table:table-cell>
          <table:table-cell table:number-columns-repeated="2"/>
        </table:table-row>
        <table:table-row table:style-name="ro1">
          <table:table-cell office:value-type="string">
            <text:p><text:s text:c="6"/>724</text:p>
          </table:table-cell>
          <table:table-cell office:value-type="float" office:value="14.15956">
            <text:p>14,15956</text:p>
          </table:table-cell>
          <table:table-cell office:value-type="float" office:value="0.000105587979694799">
            <text:p>0,000105588</text:p>
          </table:table-cell>
          <table:table-cell table:number-columns-repeated="2"/>
        </table:table-row>
        <table:table-row table:style-name="ro1">
          <table:table-cell office:value-type="string">
            <text:p><text:s text:c="6"/>725</text:p>
          </table:table-cell>
          <table:table-cell office:value-type="float" office:value="14.17849">
            <text:p>14,17849</text:p>
          </table:table-cell>
          <table:table-cell office:value-type="float" office:value="0.000106049100691001">
            <text:p>0,0001060491</text:p>
          </table:table-cell>
          <table:table-cell table:number-columns-repeated="2"/>
        </table:table-row>
        <table:table-row table:style-name="ro1">
          <table:table-cell office:value-type="string">
            <text:p><text:s text:c="6"/>726</text:p>
          </table:table-cell>
          <table:table-cell office:value-type="float" office:value="14.19789">
            <text:p>14,19789</text:p>
          </table:table-cell>
          <table:table-cell office:value-type="float" office:value="0.000105098393666533">
            <text:p>0,0001050984</text:p>
          </table:table-cell>
          <table:table-cell table:number-columns-repeated="2"/>
        </table:table-row>
        <table:table-row table:style-name="ro1">
          <table:table-cell office:value-type="string">
            <text:p><text:s text:c="6"/>727</text:p>
          </table:table-cell>
          <table:table-cell office:value-type="float" office:value="14.2176">
            <text:p>14,2176</text:p>
          </table:table-cell>
          <table:table-cell office:value-type="float" office:value="0.000105603782349598">
            <text:p>0,0001056038</text:p>
          </table:table-cell>
          <table:table-cell table:number-columns-repeated="2"/>
        </table:table-row>
        <table:table-row table:style-name="ro1">
          <table:table-cell office:value-type="string">
            <text:p><text:s text:c="6"/>728</text:p>
          </table:table-cell>
          <table:table-cell office:value-type="float" office:value="14.23686">
            <text:p>14,23686</text:p>
          </table:table-cell>
          <table:table-cell office:value-type="float" office:value="0.000105152348022372">
            <text:p>0,0001051523</text:p>
          </table:table-cell>
          <table:table-cell table:number-columns-repeated="2"/>
        </table:table-row>
        <table:table-row table:style-name="ro1">
          <table:table-cell office:value-type="string">
            <text:p><text:s text:c="6"/>729</text:p>
          </table:table-cell>
          <table:table-cell office:value-type="float" office:value="14.25613">
            <text:p>14,25613</text:p>
          </table:table-cell>
          <table:table-cell office:value-type="float" office:value="0.00010504757534801">
            <text:p>0,0001050476</text:p>
          </table:table-cell>
          <table:table-cell table:number-columns-repeated="2"/>
        </table:table-row>
        <table:table-row table:style-name="ro1">
          <table:table-cell office:value-type="string">
            <text:p><text:s text:c="6"/>730</text:p>
          </table:table-cell>
          <table:table-cell office:value-type="float" office:value="14.27536">
            <text:p>14,27536</text:p>
          </table:table-cell>
          <table:table-cell office:value-type="float" office:value="0.000105189983403089">
            <text:p>0,00010519</text:p>
          </table:table-cell>
          <table:table-cell table:number-columns-repeated="2"/>
        </table:table-row>
        <table:table-row table:style-name="ro1">
          <table:table-cell office:value-type="string">
            <text:p><text:s text:c="6"/>731</text:p>
          </table:table-cell>
          <table:table-cell office:value-type="float" office:value="14.29451">
            <text:p>14,29451</text:p>
          </table:table-cell>
          <table:table-cell office:value-type="float" office:value="0.00010514003556242">
            <text:p>0,00010514</text:p>
          </table:table-cell>
          <table:table-cell table:number-columns-repeated="2"/>
        </table:table-row>
        <table:table-row table:style-name="ro1">
          <table:table-cell office:value-type="string">
            <text:p><text:s text:c="6"/>732</text:p>
          </table:table-cell>
          <table:table-cell office:value-type="float" office:value="14.31391">
            <text:p>14,31391</text:p>
          </table:table-cell>
          <table:table-cell office:value-type="float" office:value="0.000107630320976841">
            <text:p>0,0001076303</text:p>
          </table:table-cell>
          <table:table-cell table:number-columns-repeated="2"/>
        </table:table-row>
        <table:table-row table:style-name="ro1">
          <table:table-cell office:value-type="string">
            <text:p><text:s text:c="6"/>733</text:p>
          </table:table-cell>
          <table:table-cell office:value-type="float" office:value="14.33305">
            <text:p>14,33305</text:p>
          </table:table-cell>
          <table:table-cell office:value-type="float" office:value="0.000104243391288462">
            <text:p>0,0001042434</text:p>
          </table:table-cell>
          <table:table-cell table:number-columns-repeated="2"/>
        </table:table-row>
        <table:table-row table:style-name="ro1">
          <table:table-cell office:value-type="string">
            <text:p><text:s text:c="6"/>734</text:p>
          </table:table-cell>
          <table:table-cell office:value-type="float" office:value="14.35241">
            <text:p>14,35241</text:p>
          </table:table-cell>
          <table:table-cell office:value-type="float" office:value="0.000104069605994286">
            <text:p>0,0001040696</text:p>
          </table:table-cell>
          <table:table-cell table:number-columns-repeated="2"/>
        </table:table-row>
        <table:table-row table:style-name="ro1">
          <table:table-cell office:value-type="string">
            <text:p><text:s text:c="6"/>735</text:p>
          </table:table-cell>
          <table:table-cell office:value-type="float" office:value="14.37166">
            <text:p>14,37166</text:p>
          </table:table-cell>
          <table:table-cell office:value-type="float" office:value="0.000103556829395013">
            <text:p>0,0001035568</text:p>
          </table:table-cell>
          <table:table-cell table:number-columns-repeated="2"/>
        </table:table-row>
        <table:table-row table:style-name="ro1">
          <table:table-cell office:value-type="string">
            <text:p><text:s text:c="6"/>736</text:p>
          </table:table-cell>
          <table:table-cell office:value-type="float" office:value="14.39348">
            <text:p>14,39348</text:p>
          </table:table-cell>
          <table:table-cell office:value-type="float" office:value="0.00010427391695049">
            <text:p>0,0001042739</text:p>
          </table:table-cell>
          <table:table-cell table:number-columns-repeated="2"/>
        </table:table-row>
        <table:table-row table:style-name="ro1">
          <table:table-cell office:value-type="string">
            <text:p><text:s text:c="6"/>737</text:p>
          </table:table-cell>
          <table:table-cell office:value-type="float" office:value="14.41277">
            <text:p>14,41277</text:p>
          </table:table-cell>
          <table:table-cell office:value-type="float" office:value="0.000103442165199541">
            <text:p>0,0001034422</text:p>
          </table:table-cell>
          <table:table-cell table:number-columns-repeated="2"/>
        </table:table-row>
        <table:table-row table:style-name="ro1">
          <table:table-cell office:value-type="string">
            <text:p><text:s text:c="6"/>738</text:p>
          </table:table-cell>
          <table:table-cell office:value-type="float" office:value="14.43157">
            <text:p>14,43157</text:p>
          </table:table-cell>
          <table:table-cell office:value-type="float" office:value="0.000105017795854396">
            <text:p>0,0001050178</text:p>
          </table:table-cell>
          <table:table-cell table:number-columns-repeated="2"/>
        </table:table-row>
        <table:table-row table:style-name="ro1">
          <table:table-cell office:value-type="string">
            <text:p><text:s text:c="6"/>739</text:p>
          </table:table-cell>
          <table:table-cell office:value-type="float" office:value="14.45041">
            <text:p>14,45041</text:p>
          </table:table-cell>
          <table:table-cell office:value-type="float" office:value="0.000103676824360923">
            <text:p>0,0001036768</text:p>
          </table:table-cell>
          <table:table-cell table:number-columns-repeated="2"/>
        </table:table-row>
        <table:table-row table:style-name="ro1">
          <table:table-cell office:value-type="string">
            <text:p><text:s text:c="6"/>740</text:p>
          </table:table-cell>
          <table:table-cell office:value-type="float" office:value="14.46947">
            <text:p>14,46947</text:p>
          </table:table-cell>
          <table:table-cell office:value-type="float" office:value="0.000103958053725051">
            <text:p>0,0001039581</text:p>
          </table:table-cell>
          <table:table-cell table:number-columns-repeated="2"/>
        </table:table-row>
        <table:table-row table:style-name="ro1">
          <table:table-cell office:value-type="string">
            <text:p><text:s text:c="6"/>741</text:p>
          </table:table-cell>
          <table:table-cell office:value-type="float" office:value="14.48816">
            <text:p>14,48816</text:p>
          </table:table-cell>
          <table:table-cell office:value-type="float" office:value="0.000103037934456216">
            <text:p>0,0001030379</text:p>
          </table:table-cell>
          <table:table-cell table:number-columns-repeated="2"/>
        </table:table-row>
        <table:table-row table:style-name="ro1">
          <table:table-cell office:value-type="string">
            <text:p><text:s text:c="6"/>742</text:p>
          </table:table-cell>
          <table:table-cell office:value-type="float" office:value="14.50697">
            <text:p>14,50697</text:p>
          </table:table-cell>
          <table:table-cell office:value-type="float" office:value="0.000102966806093261">
            <text:p>0,0001029668</text:p>
          </table:table-cell>
          <table:table-cell table:number-columns-repeated="2"/>
        </table:table-row>
        <table:table-row table:style-name="ro1">
          <table:table-cell office:value-type="string">
            <text:p><text:s text:c="6"/>743</text:p>
          </table:table-cell>
          <table:table-cell office:value-type="float" office:value="14.52597">
            <text:p>14,52597</text:p>
          </table:table-cell>
          <table:table-cell office:value-type="float" office:value="0.000102290083783421">
            <text:p>0,0001022901</text:p>
          </table:table-cell>
          <table:table-cell table:number-columns-repeated="2"/>
        </table:table-row>
        <table:table-row table:style-name="ro1">
          <table:table-cell office:value-type="string">
            <text:p><text:s text:c="6"/>744</text:p>
          </table:table-cell>
          <table:table-cell office:value-type="float" office:value="14.54545">
            <text:p>14,54545</text:p>
          </table:table-cell>
          <table:table-cell office:value-type="float" office:value="0.000103378835908329">
            <text:p>0,0001033788</text:p>
          </table:table-cell>
          <table:table-cell table:number-columns-repeated="2"/>
        </table:table-row>
        <table:table-row table:style-name="ro1">
          <table:table-cell office:value-type="string">
            <text:p><text:s text:c="6"/>745</text:p>
          </table:table-cell>
          <table:table-cell office:value-type="float" office:value="14.56449">
            <text:p>14,56449</text:p>
          </table:table-cell>
          <table:table-cell office:value-type="float" office:value="0.00010455775031525">
            <text:p>0,0001045578</text:p>
          </table:table-cell>
          <table:table-cell table:number-columns-repeated="2"/>
        </table:table-row>
        <table:table-row table:style-name="ro1">
          <table:table-cell office:value-type="string">
            <text:p><text:s text:c="6"/>746</text:p>
          </table:table-cell>
          <table:table-cell office:value-type="float" office:value="14.58378">
            <text:p>14,58378</text:p>
          </table:table-cell>
          <table:table-cell office:value-type="float" office:value="0.000102508548497207">
            <text:p>0,0001025085</text:p>
          </table:table-cell>
          <table:table-cell table:number-columns-repeated="2"/>
        </table:table-row>
        <table:table-row table:style-name="ro1">
          <table:table-cell office:value-type="string">
            <text:p><text:s text:c="6"/>747</text:p>
          </table:table-cell>
          <table:table-cell office:value-type="float" office:value="14.60317">
            <text:p>14,60317</text:p>
          </table:table-cell>
          <table:table-cell office:value-type="float" office:value="0.000102518080238224">
            <text:p>0,0001025181</text:p>
          </table:table-cell>
          <table:table-cell table:number-columns-repeated="2"/>
        </table:table-row>
        <table:table-row table:style-name="ro1">
          <table:table-cell office:value-type="string">
            <text:p><text:s text:c="6"/>748</text:p>
          </table:table-cell>
          <table:table-cell office:value-type="float" office:value="14.62239">
            <text:p>14,62239</text:p>
          </table:table-cell>
          <table:table-cell office:value-type="float" office:value="0.000101517685012726">
            <text:p>0,0001015177</text:p>
          </table:table-cell>
          <table:table-cell table:number-columns-repeated="2"/>
        </table:table-row>
        <table:table-row table:style-name="ro1">
          <table:table-cell office:value-type="string">
            <text:p><text:s text:c="6"/>749</text:p>
          </table:table-cell>
          <table:table-cell office:value-type="float" office:value="14.64129">
            <text:p>14,64129</text:p>
          </table:table-cell>
          <table:table-cell office:value-type="float" office:value="0.000102717563976789">
            <text:p>0,0001027176</text:p>
          </table:table-cell>
          <table:table-cell table:number-columns-repeated="2"/>
        </table:table-row>
        <table:table-row table:style-name="ro1">
          <table:table-cell office:value-type="string">
            <text:p><text:s text:c="6"/>750</text:p>
          </table:table-cell>
          <table:table-cell office:value-type="float" office:value="14.65992">
            <text:p>14,65992</text:p>
          </table:table-cell>
          <table:table-cell office:value-type="float" office:value="0.000105184428458377">
            <text:p>0,0001051844</text:p>
          </table:table-cell>
          <table:table-cell table:number-columns-repeated="2"/>
        </table:table-row>
        <table:table-row table:style-name="ro1">
          <table:table-cell office:value-type="string">
            <text:p><text:s text:c="6"/>751</text:p>
          </table:table-cell>
          <table:table-cell office:value-type="float" office:value="14.67968">
            <text:p>14,67968</text:p>
          </table:table-cell>
          <table:table-cell office:value-type="float" office:value="0.000101939880212168">
            <text:p>0,0001019399</text:p>
          </table:table-cell>
          <table:table-cell table:number-columns-repeated="2"/>
        </table:table-row>
        <table:table-row table:style-name="ro1">
          <table:table-cell office:value-type="string">
            <text:p><text:s text:c="6"/>752</text:p>
          </table:table-cell>
          <table:table-cell office:value-type="float" office:value="14.69911">
            <text:p>14,69911</text:p>
          </table:table-cell>
          <table:table-cell office:value-type="float" office:value="0.000101897542865108">
            <text:p>0,0001018975</text:p>
          </table:table-cell>
          <table:table-cell table:number-columns-repeated="2"/>
        </table:table-row>
        <table:table-row table:style-name="ro1">
          <table:table-cell office:value-type="string">
            <text:p><text:s text:c="6"/>753</text:p>
          </table:table-cell>
          <table:table-cell office:value-type="float" office:value="14.71847">
            <text:p>14,71847</text:p>
          </table:table-cell>
          <table:table-cell office:value-type="float" office:value="0.000102653521013743">
            <text:p>0,0001026535</text:p>
          </table:table-cell>
          <table:table-cell table:number-columns-repeated="2"/>
        </table:table-row>
        <table:table-row table:style-name="ro1">
          <table:table-cell office:value-type="string">
            <text:p><text:s text:c="6"/>754</text:p>
          </table:table-cell>
          <table:table-cell office:value-type="float" office:value="14.73823">
            <text:p>14,73823</text:p>
          </table:table-cell>
          <table:table-cell office:value-type="float" office:value="0.000102151620148663">
            <text:p>0,0001021516</text:p>
          </table:table-cell>
          <table:table-cell table:number-columns-repeated="2"/>
        </table:table-row>
        <table:table-row table:style-name="ro1">
          <table:table-cell office:value-type="string">
            <text:p><text:s text:c="6"/>755</text:p>
          </table:table-cell>
          <table:table-cell office:value-type="float" office:value="14.75773">
            <text:p>14,75773</text:p>
          </table:table-cell>
          <table:table-cell office:value-type="float" office:value="0.000102050185191688">
            <text:p>0,0001020502</text:p>
          </table:table-cell>
          <table:table-cell table:number-columns-repeated="2"/>
        </table:table-row>
        <table:table-row table:style-name="ro1">
          <table:table-cell office:value-type="string">
            <text:p><text:s text:c="6"/>756</text:p>
          </table:table-cell>
          <table:table-cell office:value-type="float" office:value="14.77689">
            <text:p>14,77689</text:p>
          </table:table-cell>
          <table:table-cell office:value-type="float" office:value="0.000101198839924598">
            <text:p>0,0001011988</text:p>
          </table:table-cell>
          <table:table-cell table:number-columns-repeated="2"/>
        </table:table-row>
        <table:table-row table:style-name="ro1">
          <table:table-cell office:value-type="string">
            <text:p><text:s text:c="6"/>757</text:p>
          </table:table-cell>
          <table:table-cell office:value-type="float" office:value="14.7961">
            <text:p>14,7961</text:p>
          </table:table-cell>
          <table:table-cell office:value-type="float" office:value="0.000100690322140543">
            <text:p>0,0001006903</text:p>
          </table:table-cell>
          <table:table-cell table:number-columns-repeated="2"/>
        </table:table-row>
        <table:table-row table:style-name="ro1">
          <table:table-cell office:value-type="string">
            <text:p><text:s text:c="6"/>758</text:p>
          </table:table-cell>
          <table:table-cell office:value-type="float" office:value="14.81541">
            <text:p>14,81541</text:p>
          </table:table-cell>
          <table:table-cell office:value-type="float" office:value="0.000100505607204537">
            <text:p>0,0001005056</text:p>
          </table:table-cell>
          <table:table-cell table:number-columns-repeated="2"/>
        </table:table-row>
        <table:table-row table:style-name="ro1">
          <table:table-cell office:value-type="string">
            <text:p><text:s text:c="6"/>759</text:p>
          </table:table-cell>
          <table:table-cell office:value-type="float" office:value="14.83446">
            <text:p>14,83446</text:p>
          </table:table-cell>
          <table:table-cell office:value-type="float" office:value="0.000100094472707259">
            <text:p>0,0001000945</text:p>
          </table:table-cell>
          <table:table-cell table:number-columns-repeated="2"/>
        </table:table-row>
        <table:table-row table:style-name="ro1">
          <table:table-cell office:value-type="string">
            <text:p><text:s text:c="6"/>760</text:p>
          </table:table-cell>
          <table:table-cell office:value-type="float" office:value="14.8535">
            <text:p>14,8535</text:p>
          </table:table-cell>
          <table:table-cell office:value-type="float" office:value="0.000101495089212314">
            <text:p>0,0001014951</text:p>
          </table:table-cell>
          <table:table-cell table:number-columns-repeated="2"/>
        </table:table-row>
        <table:table-row table:style-name="ro1">
          <table:table-cell office:value-type="string">
            <text:p><text:s text:c="6"/>761</text:p>
          </table:table-cell>
          <table:table-cell office:value-type="float" office:value="14.87277">
            <text:p>14,87277</text:p>
          </table:table-cell>
          <table:table-cell office:value-type="float" office:value="0.000103472625141136">
            <text:p>0,0001034726</text:p>
          </table:table-cell>
          <table:table-cell table:number-columns-repeated="2"/>
        </table:table-row>
        <table:table-row table:style-name="ro1">
          <table:table-cell office:value-type="string">
            <text:p><text:s text:c="6"/>762</text:p>
          </table:table-cell>
          <table:table-cell office:value-type="float" office:value="14.8922">
            <text:p>14,8922</text:p>
          </table:table-cell>
          <table:table-cell table:style-name="ce1" office:value-type="float" office:value="0.0000999146531509519">
            <text:p>9,99E-005</text:p>
          </table:table-cell>
          <table:table-cell table:number-columns-repeated="2"/>
        </table:table-row>
        <table:table-row table:style-name="ro1">
          <table:table-cell office:value-type="string">
            <text:p>iter number: <text:s text:c="4"/>762 </text:p>
          </table:table-cell>
          <table:table-cell office:value-type="string">
            <text:p><text:s/>time taken[s]:14,89221383042649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art learning:</text:p>
          </table:table-cell>
          <table:table-cell table:number-columns-repeated="4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</text:p>
          </table:table-cell>
          <table:table-cell office:value-type="string">
            <text:p>learn rate: 0.1, activation: hardOne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1962">
            <text:p>0,01962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39">
            <text:p>0,039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5845">
            <text:p>0,05845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7829">
            <text:p>0,07829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09774">
            <text:p>0,09774</text:p>
          </table:table-cell>
          <table:table-cell office:value-type="float" office:value="0.5">
            <text:p>0,5</text:p>
          </table:table-cell>
          <table:table-cell table:number-columns-repeated="2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1727">
            <text:p>0,11727</text:p>
          </table:table-cell>
          <table:table-cell office:value-type="float" office:value="0.45">
            <text:p>0,45</text:p>
          </table:table-cell>
          <table:table-cell table:number-columns-repeated="2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3716">
            <text:p>0,13716</text:p>
          </table:table-cell>
          <table:table-cell office:value-type="float" office:value="0.2">
            <text:p>0,2</text:p>
          </table:table-cell>
          <table:table-cell table:number-columns-repeated="2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5663">
            <text:p>0,15663</text:p>
          </table:table-cell>
          <table:table-cell office:value-type="float" office:value="0.05">
            <text:p>0,05</text:p>
          </table:table-cell>
          <table:table-cell table:number-columns-repeated="2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7623">
            <text:p>0,17623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19583">
            <text:p>0,19583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1489">
            <text:p>0,21489</text:p>
          </table:table-cell>
          <table:table-cell office:value-type="float" office:value="0.1">
            <text:p>0,1</text:p>
          </table:table-cell>
          <table:table-cell table:number-columns-repeated="2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3443">
            <text:p>0,2344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er number: <text:s text:c="5"/>12 </text:p>
          </table:table-cell>
          <table:table-cell office:value-type="string">
            <text:p><text:s/>time taken[s]:0,234449550701810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art learning:</text:p>
          </table:table-cell>
          <table:table-cell table:number-columns-repeated="4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</text:p>
          </table:table-cell>
          <table:table-cell office:value-type="string">
            <text:p>learn rate: 0.1, activation: ident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1999">
            <text:p>0,01999</text:p>
          </table:table-cell>
          <table:table-cell office:value-type="float" office:value="2.13924909081896">
            <text:p>2,1392490908</text:p>
          </table:table-cell>
          <table:table-cell table:number-columns-repeated="2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3958">
            <text:p>0,03958</text:p>
          </table:table-cell>
          <table:table-cell office:value-type="float" office:value="0.259734753780733">
            <text:p>0,2597347538</text:p>
          </table:table-cell>
          <table:table-cell table:number-columns-repeated="2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5965">
            <text:p>0,05965</text:p>
          </table:table-cell>
          <table:table-cell office:value-type="float" office:value="0.21643661142336">
            <text:p>0,2164366114</text:p>
          </table:table-cell>
          <table:table-cell table:number-columns-repeated="2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7974">
            <text:p>0,07974</text:p>
          </table:table-cell>
          <table:table-cell office:value-type="float" office:value="0.119730888474974">
            <text:p>0,1197308885</text:p>
          </table:table-cell>
          <table:table-cell table:number-columns-repeated="2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10007">
            <text:p>0,10007</text:p>
          </table:table-cell>
          <table:table-cell office:value-type="float" office:value="0.104670662526232">
            <text:p>0,1046706625</text:p>
          </table:table-cell>
          <table:table-cell table:number-columns-repeated="2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2022">
            <text:p>0,12022</text:p>
          </table:table-cell>
          <table:table-cell office:value-type="float" office:value="0.0737997612022274">
            <text:p>0,0737997612</text:p>
          </table:table-cell>
          <table:table-cell table:number-columns-repeated="2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4065">
            <text:p>0,14065</text:p>
          </table:table-cell>
          <table:table-cell office:value-type="float" office:value="0.0726183426981806">
            <text:p>0,0726183427</text:p>
          </table:table-cell>
          <table:table-cell table:number-columns-repeated="2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6138">
            <text:p>0,16138</text:p>
          </table:table-cell>
          <table:table-cell office:value-type="float" office:value="0.0587170025566196">
            <text:p>0,0587170026</text:p>
          </table:table-cell>
          <table:table-cell table:number-columns-repeated="2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8142">
            <text:p>0,18142</text:p>
          </table:table-cell>
          <table:table-cell office:value-type="float" office:value="0.0476632798015771">
            <text:p>0,0476632798</text:p>
          </table:table-cell>
          <table:table-cell table:number-columns-repeated="2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20166">
            <text:p>0,20166</text:p>
          </table:table-cell>
          <table:table-cell office:value-type="float" office:value="0.0459688009492713">
            <text:p>0,0459688009</text:p>
          </table:table-cell>
          <table:table-cell table:number-columns-repeated="2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2173">
            <text:p>0,22173</text:p>
          </table:table-cell>
          <table:table-cell office:value-type="float" office:value="0.0359410468299487">
            <text:p>0,0359410468</text:p>
          </table:table-cell>
          <table:table-cell table:number-columns-repeated="2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415">
            <text:p>0,2415</text:p>
          </table:table-cell>
          <table:table-cell office:value-type="float" office:value="0.032397856938163">
            <text:p>0,0323978569</text:p>
          </table:table-cell>
          <table:table-cell table:number-columns-repeated="2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6154">
            <text:p>0,26154</text:p>
          </table:table-cell>
          <table:table-cell office:value-type="float" office:value="0.0289903804066653">
            <text:p>0,0289903804</text:p>
          </table:table-cell>
          <table:table-cell table:number-columns-repeated="2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8164">
            <text:p>0,28164</text:p>
          </table:table-cell>
          <table:table-cell office:value-type="float" office:value="0.0265826768160832">
            <text:p>0,0265826768</text:p>
          </table:table-cell>
          <table:table-cell table:number-columns-repeated="2"/>
        </table:table-row>
        <table:table-row table:style-name="ro1">
          <table:table-cell office:value-type="string">
            <text:p><text:s text:c="7"/>15</text:p>
          </table:table-cell>
          <table:table-cell office:value-type="float" office:value="0.30168">
            <text:p>0,30168</text:p>
          </table:table-cell>
          <table:table-cell office:value-type="float" office:value="0.0240090808695493">
            <text:p>0,0240090809</text:p>
          </table:table-cell>
          <table:table-cell table:number-columns-repeated="2"/>
        </table:table-row>
        <table:table-row table:style-name="ro1">
          <table:table-cell office:value-type="string">
            <text:p><text:s text:c="7"/>16</text:p>
          </table:table-cell>
          <table:table-cell office:value-type="float" office:value="0.32162">
            <text:p>0,32162</text:p>
          </table:table-cell>
          <table:table-cell office:value-type="float" office:value="0.0219788563390577">
            <text:p>0,0219788563</text:p>
          </table:table-cell>
          <table:table-cell table:number-columns-repeated="2"/>
        </table:table-row>
        <table:table-row table:style-name="ro1">
          <table:table-cell office:value-type="string">
            <text:p><text:s text:c="7"/>17</text:p>
          </table:table-cell>
          <table:table-cell office:value-type="float" office:value="0.34182">
            <text:p>0,34182</text:p>
          </table:table-cell>
          <table:table-cell office:value-type="float" office:value="0.0211599015467636">
            <text:p>0,0211599015</text:p>
          </table:table-cell>
          <table:table-cell table:number-columns-repeated="2"/>
        </table:table-row>
        <table:table-row table:style-name="ro1">
          <table:table-cell office:value-type="string">
            <text:p><text:s text:c="7"/>18</text:p>
          </table:table-cell>
          <table:table-cell office:value-type="float" office:value="0.36176">
            <text:p>0,36176</text:p>
          </table:table-cell>
          <table:table-cell office:value-type="float" office:value="0.0182340823447638">
            <text:p>0,0182340823</text:p>
          </table:table-cell>
          <table:table-cell table:number-columns-repeated="2"/>
        </table:table-row>
        <table:table-row table:style-name="ro1">
          <table:table-cell office:value-type="string">
            <text:p><text:s text:c="7"/>19</text:p>
          </table:table-cell>
          <table:table-cell office:value-type="float" office:value="0.38164">
            <text:p>0,38164</text:p>
          </table:table-cell>
          <table:table-cell office:value-type="float" office:value="0.0169956051869181">
            <text:p>0,0169956052</text:p>
          </table:table-cell>
          <table:table-cell table:number-columns-repeated="2"/>
        </table:table-row>
        <table:table-row table:style-name="ro1">
          <table:table-cell office:value-type="string">
            <text:p><text:s text:c="7"/>20</text:p>
          </table:table-cell>
          <table:table-cell office:value-type="float" office:value="0.40159">
            <text:p>0,40159</text:p>
          </table:table-cell>
          <table:table-cell office:value-type="float" office:value="0.0161394895753201">
            <text:p>0,0161394896</text:p>
          </table:table-cell>
          <table:table-cell table:number-columns-repeated="2"/>
        </table:table-row>
        <table:table-row table:style-name="ro1">
          <table:table-cell office:value-type="string">
            <text:p><text:s text:c="7"/>21</text:p>
          </table:table-cell>
          <table:table-cell office:value-type="float" office:value="0.42144">
            <text:p>0,42144</text:p>
          </table:table-cell>
          <table:table-cell office:value-type="float" office:value="0.0159363992699956">
            <text:p>0,0159363993</text:p>
          </table:table-cell>
          <table:table-cell table:number-columns-repeated="2"/>
        </table:table-row>
        <table:table-row table:style-name="ro1">
          <table:table-cell office:value-type="string">
            <text:p><text:s text:c="7"/>22</text:p>
          </table:table-cell>
          <table:table-cell office:value-type="float" office:value="0.44145">
            <text:p>0,44145</text:p>
          </table:table-cell>
          <table:table-cell office:value-type="float" office:value="0.0142232418229738">
            <text:p>0,0142232418</text:p>
          </table:table-cell>
          <table:table-cell table:number-columns-repeated="2"/>
        </table:table-row>
        <table:table-row table:style-name="ro1">
          <table:table-cell office:value-type="string">
            <text:p><text:s text:c="7"/>23</text:p>
          </table:table-cell>
          <table:table-cell office:value-type="float" office:value="0.46146">
            <text:p>0,46146</text:p>
          </table:table-cell>
          <table:table-cell office:value-type="float" office:value="0.0123226707696999">
            <text:p>0,0123226708</text:p>
          </table:table-cell>
          <table:table-cell table:number-columns-repeated="2"/>
        </table:table-row>
        <table:table-row table:style-name="ro1">
          <table:table-cell office:value-type="string">
            <text:p><text:s text:c="7"/>24</text:p>
          </table:table-cell>
          <table:table-cell office:value-type="float" office:value="0.48192">
            <text:p>0,48192</text:p>
          </table:table-cell>
          <table:table-cell office:value-type="float" office:value="0.0115844830825002">
            <text:p>0,0115844831</text:p>
          </table:table-cell>
          <table:table-cell table:number-columns-repeated="2"/>
        </table:table-row>
        <table:table-row table:style-name="ro1">
          <table:table-cell office:value-type="string">
            <text:p><text:s text:c="7"/>25</text:p>
          </table:table-cell>
          <table:table-cell office:value-type="float" office:value="0.50233">
            <text:p>0,50233</text:p>
          </table:table-cell>
          <table:table-cell office:value-type="float" office:value="0.0108093498473598">
            <text:p>0,0108093498</text:p>
          </table:table-cell>
          <table:table-cell table:number-columns-repeated="2"/>
        </table:table-row>
        <table:table-row table:style-name="ro1">
          <table:table-cell office:value-type="string">
            <text:p><text:s text:c="7"/>26</text:p>
          </table:table-cell>
          <table:table-cell office:value-type="float" office:value="0.52248">
            <text:p>0,52248</text:p>
          </table:table-cell>
          <table:table-cell office:value-type="float" office:value="0.0116250784501853">
            <text:p>0,0116250785</text:p>
          </table:table-cell>
          <table:table-cell table:number-columns-repeated="2"/>
        </table:table-row>
        <table:table-row table:style-name="ro1">
          <table:table-cell office:value-type="string">
            <text:p><text:s text:c="7"/>27</text:p>
          </table:table-cell>
          <table:table-cell office:value-type="float" office:value="0.54275">
            <text:p>0,54275</text:p>
          </table:table-cell>
          <table:table-cell office:value-type="float" office:value="0.00942933055423163">
            <text:p>0,0094293306</text:p>
          </table:table-cell>
          <table:table-cell table:number-columns-repeated="2"/>
        </table:table-row>
        <table:table-row table:style-name="ro1">
          <table:table-cell office:value-type="string">
            <text:p><text:s text:c="7"/>28</text:p>
          </table:table-cell>
          <table:table-cell office:value-type="float" office:value="0.56296">
            <text:p>0,56296</text:p>
          </table:table-cell>
          <table:table-cell office:value-type="float" office:value="0.00924393417803349">
            <text:p>0,0092439342</text:p>
          </table:table-cell>
          <table:table-cell table:number-columns-repeated="2"/>
        </table:table-row>
        <table:table-row table:style-name="ro1">
          <table:table-cell office:value-type="string">
            <text:p><text:s text:c="7"/>29</text:p>
          </table:table-cell>
          <table:table-cell office:value-type="float" office:value="0.58305">
            <text:p>0,58305</text:p>
          </table:table-cell>
          <table:table-cell office:value-type="float" office:value="0.00803170798316411">
            <text:p>0,008031708</text:p>
          </table:table-cell>
          <table:table-cell table:number-columns-repeated="2"/>
        </table:table-row>
        <table:table-row table:style-name="ro1">
          <table:table-cell office:value-type="string">
            <text:p><text:s text:c="7"/>30</text:p>
          </table:table-cell>
          <table:table-cell office:value-type="float" office:value="0.60337">
            <text:p>0,60337</text:p>
          </table:table-cell>
          <table:table-cell office:value-type="float" office:value="0.00766379023429704">
            <text:p>0,0076637902</text:p>
          </table:table-cell>
          <table:table-cell table:number-columns-repeated="2"/>
        </table:table-row>
        <table:table-row table:style-name="ro1">
          <table:table-cell office:value-type="string">
            <text:p><text:s text:c="7"/>31</text:p>
          </table:table-cell>
          <table:table-cell office:value-type="float" office:value="0.62358">
            <text:p>0,62358</text:p>
          </table:table-cell>
          <table:table-cell office:value-type="float" office:value="0.00706347737623964">
            <text:p>0,0070634774</text:p>
          </table:table-cell>
          <table:table-cell table:number-columns-repeated="2"/>
        </table:table-row>
        <table:table-row table:style-name="ro1">
          <table:table-cell office:value-type="string">
            <text:p><text:s text:c="7"/>32</text:p>
          </table:table-cell>
          <table:table-cell office:value-type="float" office:value="0.64342">
            <text:p>0,64342</text:p>
          </table:table-cell>
          <table:table-cell office:value-type="float" office:value="0.00678404340891404">
            <text:p>0,0067840434</text:p>
          </table:table-cell>
          <table:table-cell table:number-columns-repeated="2"/>
        </table:table-row>
        <table:table-row table:style-name="ro1">
          <table:table-cell office:value-type="string">
            <text:p><text:s text:c="7"/>33</text:p>
          </table:table-cell>
          <table:table-cell office:value-type="float" office:value="0.66282">
            <text:p>0,66282</text:p>
          </table:table-cell>
          <table:table-cell office:value-type="float" office:value="0.0062632341534974">
            <text:p>0,0062632342</text:p>
          </table:table-cell>
          <table:table-cell table:number-columns-repeated="2"/>
        </table:table-row>
        <table:table-row table:style-name="ro1">
          <table:table-cell office:value-type="string">
            <text:p><text:s text:c="7"/>34</text:p>
          </table:table-cell>
          <table:table-cell office:value-type="float" office:value="0.68323">
            <text:p>0,68323</text:p>
          </table:table-cell>
          <table:table-cell office:value-type="float" office:value="0.00576347503036252">
            <text:p>0,005763475</text:p>
          </table:table-cell>
          <table:table-cell table:number-columns-repeated="2"/>
        </table:table-row>
        <table:table-row table:style-name="ro1">
          <table:table-cell office:value-type="string">
            <text:p><text:s text:c="7"/>35</text:p>
          </table:table-cell>
          <table:table-cell office:value-type="float" office:value="0.70316">
            <text:p>0,70316</text:p>
          </table:table-cell>
          <table:table-cell office:value-type="float" office:value="0.00571928666828627">
            <text:p>0,0057192867</text:p>
          </table:table-cell>
          <table:table-cell table:number-columns-repeated="2"/>
        </table:table-row>
        <table:table-row table:style-name="ro1">
          <table:table-cell office:value-type="string">
            <text:p><text:s text:c="7"/>36</text:p>
          </table:table-cell>
          <table:table-cell office:value-type="float" office:value="0.72319">
            <text:p>0,72319</text:p>
          </table:table-cell>
          <table:table-cell office:value-type="float" office:value="0.00513761352102647">
            <text:p>0,0051376135</text:p>
          </table:table-cell>
          <table:table-cell table:number-columns-repeated="2"/>
        </table:table-row>
        <table:table-row table:style-name="ro1">
          <table:table-cell office:value-type="string">
            <text:p><text:s text:c="7"/>37</text:p>
          </table:table-cell>
          <table:table-cell office:value-type="float" office:value="0.74316">
            <text:p>0,74316</text:p>
          </table:table-cell>
          <table:table-cell office:value-type="float" office:value="0.00494530110363964">
            <text:p>0,0049453011</text:p>
          </table:table-cell>
          <table:table-cell table:number-columns-repeated="2"/>
        </table:table-row>
        <table:table-row table:style-name="ro1">
          <table:table-cell office:value-type="string">
            <text:p><text:s text:c="7"/>38</text:p>
          </table:table-cell>
          <table:table-cell office:value-type="float" office:value="0.76425">
            <text:p>0,76425</text:p>
          </table:table-cell>
          <table:table-cell office:value-type="float" office:value="0.00471392410830134">
            <text:p>0,0047139241</text:p>
          </table:table-cell>
          <table:table-cell table:number-columns-repeated="2"/>
        </table:table-row>
        <table:table-row table:style-name="ro1">
          <table:table-cell office:value-type="string">
            <text:p><text:s text:c="7"/>39</text:p>
          </table:table-cell>
          <table:table-cell office:value-type="float" office:value="0.78434">
            <text:p>0,78434</text:p>
          </table:table-cell>
          <table:table-cell office:value-type="float" office:value="0.00424900491549825">
            <text:p>0,0042490049</text:p>
          </table:table-cell>
          <table:table-cell table:number-columns-repeated="2"/>
        </table:table-row>
        <table:table-row table:style-name="ro1">
          <table:table-cell office:value-type="string">
            <text:p><text:s text:c="7"/>40</text:p>
          </table:table-cell>
          <table:table-cell office:value-type="float" office:value="0.80446">
            <text:p>0,80446</text:p>
          </table:table-cell>
          <table:table-cell office:value-type="float" office:value="0.00404411964813162">
            <text:p>0,0040441196</text:p>
          </table:table-cell>
          <table:table-cell table:number-columns-repeated="2"/>
        </table:table-row>
        <table:table-row table:style-name="ro1">
          <table:table-cell office:value-type="string">
            <text:p><text:s text:c="7"/>41</text:p>
          </table:table-cell>
          <table:table-cell office:value-type="float" office:value="0.82457">
            <text:p>0,82457</text:p>
          </table:table-cell>
          <table:table-cell office:value-type="float" office:value="0.00382519263001369">
            <text:p>0,0038251926</text:p>
          </table:table-cell>
          <table:table-cell table:number-columns-repeated="2"/>
        </table:table-row>
        <table:table-row table:style-name="ro1">
          <table:table-cell office:value-type="string">
            <text:p><text:s text:c="7"/>42</text:p>
          </table:table-cell>
          <table:table-cell office:value-type="float" office:value="0.84477">
            <text:p>0,84477</text:p>
          </table:table-cell>
          <table:table-cell office:value-type="float" office:value="0.00369483099884028">
            <text:p>0,003694831</text:p>
          </table:table-cell>
          <table:table-cell table:number-columns-repeated="2"/>
        </table:table-row>
        <table:table-row table:style-name="ro1">
          <table:table-cell office:value-type="string">
            <text:p><text:s text:c="7"/>43</text:p>
          </table:table-cell>
          <table:table-cell office:value-type="float" office:value="0.86475">
            <text:p>0,86475</text:p>
          </table:table-cell>
          <table:table-cell office:value-type="float" office:value="0.00347551328554227">
            <text:p>0,0034755133</text:p>
          </table:table-cell>
          <table:table-cell table:number-columns-repeated="2"/>
        </table:table-row>
        <table:table-row table:style-name="ro1">
          <table:table-cell office:value-type="string">
            <text:p><text:s text:c="7"/>44</text:p>
          </table:table-cell>
          <table:table-cell office:value-type="float" office:value="0.88483">
            <text:p>0,88483</text:p>
          </table:table-cell>
          <table:table-cell office:value-type="float" office:value="0.0032536744597506">
            <text:p>0,0032536745</text:p>
          </table:table-cell>
          <table:table-cell table:number-columns-repeated="2"/>
        </table:table-row>
        <table:table-row table:style-name="ro1">
          <table:table-cell office:value-type="string">
            <text:p><text:s text:c="7"/>45</text:p>
          </table:table-cell>
          <table:table-cell office:value-type="float" office:value="0.90472">
            <text:p>0,90472</text:p>
          </table:table-cell>
          <table:table-cell office:value-type="float" office:value="0.00306605480999856">
            <text:p>0,0030660548</text:p>
          </table:table-cell>
          <table:table-cell table:number-columns-repeated="2"/>
        </table:table-row>
        <table:table-row table:style-name="ro1">
          <table:table-cell office:value-type="string">
            <text:p><text:s text:c="7"/>46</text:p>
          </table:table-cell>
          <table:table-cell office:value-type="float" office:value="0.92455">
            <text:p>0,92455</text:p>
          </table:table-cell>
          <table:table-cell office:value-type="float" office:value="0.00297616724310679">
            <text:p>0,0029761672</text:p>
          </table:table-cell>
          <table:table-cell table:number-columns-repeated="2"/>
        </table:table-row>
        <table:table-row table:style-name="ro1">
          <table:table-cell office:value-type="string">
            <text:p><text:s text:c="7"/>47</text:p>
          </table:table-cell>
          <table:table-cell office:value-type="float" office:value="0.94457">
            <text:p>0,94457</text:p>
          </table:table-cell>
          <table:table-cell office:value-type="float" office:value="0.00279131554150097">
            <text:p>0,0027913155</text:p>
          </table:table-cell>
          <table:table-cell table:number-columns-repeated="2"/>
        </table:table-row>
        <table:table-row table:style-name="ro1">
          <table:table-cell office:value-type="string">
            <text:p><text:s text:c="7"/>48</text:p>
          </table:table-cell>
          <table:table-cell office:value-type="float" office:value="0.96444">
            <text:p>0,96444</text:p>
          </table:table-cell>
          <table:table-cell office:value-type="float" office:value="0.00257229191913798">
            <text:p>0,0025722919</text:p>
          </table:table-cell>
          <table:table-cell table:number-columns-repeated="2"/>
        </table:table-row>
        <table:table-row table:style-name="ro1">
          <table:table-cell office:value-type="string">
            <text:p><text:s text:c="7"/>49</text:p>
          </table:table-cell>
          <table:table-cell office:value-type="float" office:value="0.98439">
            <text:p>0,98439</text:p>
          </table:table-cell>
          <table:table-cell office:value-type="float" office:value="0.00247436912081915">
            <text:p>0,0024743691</text:p>
          </table:table-cell>
          <table:table-cell table:number-columns-repeated="2"/>
        </table:table-row>
        <table:table-row table:style-name="ro1">
          <table:table-cell office:value-type="string">
            <text:p><text:s text:c="7"/>50</text:p>
          </table:table-cell>
          <table:table-cell office:value-type="float" office:value="1.00494">
            <text:p>1,00494</text:p>
          </table:table-cell>
          <table:table-cell office:value-type="float" office:value="0.00229436732529692">
            <text:p>0,0022943673</text:p>
          </table:table-cell>
          <table:table-cell table:number-columns-repeated="2"/>
        </table:table-row>
        <table:table-row table:style-name="ro1">
          <table:table-cell office:value-type="string">
            <text:p><text:s text:c="7"/>51</text:p>
          </table:table-cell>
          <table:table-cell office:value-type="float" office:value="1.0253">
            <text:p>1,0253</text:p>
          </table:table-cell>
          <table:table-cell office:value-type="float" office:value="0.00219657186803105">
            <text:p>0,0021965719</text:p>
          </table:table-cell>
          <table:table-cell table:number-columns-repeated="2"/>
        </table:table-row>
        <table:table-row table:style-name="ro1">
          <table:table-cell office:value-type="string">
            <text:p><text:s text:c="7"/>52</text:p>
          </table:table-cell>
          <table:table-cell office:value-type="float" office:value="1.04539">
            <text:p>1,04539</text:p>
          </table:table-cell>
          <table:table-cell office:value-type="float" office:value="0.00209536802036661">
            <text:p>0,002095368</text:p>
          </table:table-cell>
          <table:table-cell table:number-columns-repeated="2"/>
        </table:table-row>
        <table:table-row table:style-name="ro1">
          <table:table-cell office:value-type="string">
            <text:p><text:s text:c="7"/>53</text:p>
          </table:table-cell>
          <table:table-cell office:value-type="float" office:value="1.0653">
            <text:p>1,0653</text:p>
          </table:table-cell>
          <table:table-cell office:value-type="float" office:value="0.0020216627193783">
            <text:p>0,0020216627</text:p>
          </table:table-cell>
          <table:table-cell table:number-columns-repeated="2"/>
        </table:table-row>
        <table:table-row table:style-name="ro1">
          <table:table-cell office:value-type="string">
            <text:p><text:s text:c="7"/>54</text:p>
          </table:table-cell>
          <table:table-cell office:value-type="float" office:value="1.08551">
            <text:p>1,08551</text:p>
          </table:table-cell>
          <table:table-cell office:value-type="float" office:value="0.00189051753282626">
            <text:p>0,0018905175</text:p>
          </table:table-cell>
          <table:table-cell table:number-columns-repeated="2"/>
        </table:table-row>
        <table:table-row table:style-name="ro1">
          <table:table-cell office:value-type="string">
            <text:p><text:s text:c="7"/>55</text:p>
          </table:table-cell>
          <table:table-cell office:value-type="float" office:value="1.10536">
            <text:p>1,10536</text:p>
          </table:table-cell>
          <table:table-cell office:value-type="float" office:value="0.00178680496839639">
            <text:p>0,001786805</text:p>
          </table:table-cell>
          <table:table-cell table:number-columns-repeated="2"/>
        </table:table-row>
        <table:table-row table:style-name="ro1">
          <table:table-cell office:value-type="string">
            <text:p><text:s text:c="7"/>56</text:p>
          </table:table-cell>
          <table:table-cell office:value-type="float" office:value="1.1252">
            <text:p>1,1252</text:p>
          </table:table-cell>
          <table:table-cell office:value-type="float" office:value="0.00174210439348444">
            <text:p>0,0017421044</text:p>
          </table:table-cell>
          <table:table-cell table:number-columns-repeated="2"/>
        </table:table-row>
        <table:table-row table:style-name="ro1">
          <table:table-cell office:value-type="string">
            <text:p><text:s text:c="7"/>57</text:p>
          </table:table-cell>
          <table:table-cell office:value-type="float" office:value="1.14599">
            <text:p>1,14599</text:p>
          </table:table-cell>
          <table:table-cell office:value-type="float" office:value="0.0016369287640886">
            <text:p>0,0016369288</text:p>
          </table:table-cell>
          <table:table-cell table:number-columns-repeated="2"/>
        </table:table-row>
        <table:table-row table:style-name="ro1">
          <table:table-cell office:value-type="string">
            <text:p><text:s text:c="7"/>58</text:p>
          </table:table-cell>
          <table:table-cell office:value-type="float" office:value="1.16634">
            <text:p>1,16634</text:p>
          </table:table-cell>
          <table:table-cell office:value-type="float" office:value="0.00157195085749435">
            <text:p>0,0015719509</text:p>
          </table:table-cell>
          <table:table-cell table:number-columns-repeated="2"/>
        </table:table-row>
        <table:table-row table:style-name="ro1">
          <table:table-cell office:value-type="string">
            <text:p><text:s text:c="7"/>59</text:p>
          </table:table-cell>
          <table:table-cell office:value-type="float" office:value="1.18656">
            <text:p>1,18656</text:p>
          </table:table-cell>
          <table:table-cell office:value-type="float" office:value="0.00148767557126705">
            <text:p>0,0014876756</text:p>
          </table:table-cell>
          <table:table-cell table:number-columns-repeated="2"/>
        </table:table-row>
        <table:table-row table:style-name="ro1">
          <table:table-cell office:value-type="string">
            <text:p><text:s text:c="7"/>60</text:p>
          </table:table-cell>
          <table:table-cell office:value-type="float" office:value="1.20788">
            <text:p>1,20788</text:p>
          </table:table-cell>
          <table:table-cell office:value-type="float" office:value="0.0013942722088884">
            <text:p>0,0013942722</text:p>
          </table:table-cell>
          <table:table-cell table:number-columns-repeated="2"/>
        </table:table-row>
        <table:table-row table:style-name="ro1">
          <table:table-cell office:value-type="string">
            <text:p><text:s text:c="7"/>61</text:p>
          </table:table-cell>
          <table:table-cell office:value-type="float" office:value="1.22792">
            <text:p>1,22792</text:p>
          </table:table-cell>
          <table:table-cell office:value-type="float" office:value="0.00137112320770775">
            <text:p>0,0013711232</text:p>
          </table:table-cell>
          <table:table-cell table:number-columns-repeated="2"/>
        </table:table-row>
        <table:table-row table:style-name="ro1">
          <table:table-cell office:value-type="string">
            <text:p><text:s text:c="7"/>62</text:p>
          </table:table-cell>
          <table:table-cell office:value-type="float" office:value="1.24809">
            <text:p>1,24809</text:p>
          </table:table-cell>
          <table:table-cell office:value-type="float" office:value="0.00129697300450028">
            <text:p>0,001296973</text:p>
          </table:table-cell>
          <table:table-cell table:number-columns-repeated="2"/>
        </table:table-row>
        <table:table-row table:style-name="ro1">
          <table:table-cell office:value-type="string">
            <text:p><text:s text:c="7"/>63</text:p>
          </table:table-cell>
          <table:table-cell office:value-type="float" office:value="1.26856">
            <text:p>1,26856</text:p>
          </table:table-cell>
          <table:table-cell office:value-type="float" office:value="0.00123464688149515">
            <text:p>0,0012346469</text:p>
          </table:table-cell>
          <table:table-cell table:number-columns-repeated="2"/>
        </table:table-row>
        <table:table-row table:style-name="ro1">
          <table:table-cell office:value-type="string">
            <text:p><text:s text:c="7"/>64</text:p>
          </table:table-cell>
          <table:table-cell office:value-type="float" office:value="1.28889">
            <text:p>1,28889</text:p>
          </table:table-cell>
          <table:table-cell office:value-type="float" office:value="0.00118466378863026">
            <text:p>0,0011846638</text:p>
          </table:table-cell>
          <table:table-cell table:number-columns-repeated="2"/>
        </table:table-row>
        <table:table-row table:style-name="ro1">
          <table:table-cell office:value-type="string">
            <text:p><text:s text:c="7"/>65</text:p>
          </table:table-cell>
          <table:table-cell office:value-type="float" office:value="1.309">
            <text:p>1,309</text:p>
          </table:table-cell>
          <table:table-cell office:value-type="float" office:value="0.00112389499023598">
            <text:p>0,001123895</text:p>
          </table:table-cell>
          <table:table-cell table:number-columns-repeated="2"/>
        </table:table-row>
        <table:table-row table:style-name="ro1">
          <table:table-cell office:value-type="string">
            <text:p><text:s text:c="7"/>66</text:p>
          </table:table-cell>
          <table:table-cell office:value-type="float" office:value="1.32943">
            <text:p>1,32943</text:p>
          </table:table-cell>
          <table:table-cell office:value-type="float" office:value="0.00107068976408813">
            <text:p>0,0010706898</text:p>
          </table:table-cell>
          <table:table-cell table:number-columns-repeated="2"/>
        </table:table-row>
        <table:table-row table:style-name="ro1">
          <table:table-cell office:value-type="string">
            <text:p><text:s text:c="7"/>67</text:p>
          </table:table-cell>
          <table:table-cell office:value-type="float" office:value="1.35064">
            <text:p>1,35064</text:p>
          </table:table-cell>
          <table:table-cell office:value-type="float" office:value="0.0010294185833859">
            <text:p>0,0010294186</text:p>
          </table:table-cell>
          <table:table-cell table:number-columns-repeated="2"/>
        </table:table-row>
        <table:table-row table:style-name="ro1">
          <table:table-cell office:value-type="string">
            <text:p><text:s text:c="7"/>68</text:p>
          </table:table-cell>
          <table:table-cell office:value-type="float" office:value="1.37138">
            <text:p>1,37138</text:p>
          </table:table-cell>
          <table:table-cell office:value-type="float" office:value="0.000995292091738669">
            <text:p>0,0009952921</text:p>
          </table:table-cell>
          <table:table-cell table:number-columns-repeated="2"/>
        </table:table-row>
        <table:table-row table:style-name="ro1">
          <table:table-cell office:value-type="string">
            <text:p><text:s text:c="7"/>69</text:p>
          </table:table-cell>
          <table:table-cell office:value-type="float" office:value="1.39206">
            <text:p>1,39206</text:p>
          </table:table-cell>
          <table:table-cell office:value-type="float" office:value="0.000940111667423708">
            <text:p>0,0009401117</text:p>
          </table:table-cell>
          <table:table-cell table:number-columns-repeated="2"/>
        </table:table-row>
        <table:table-row table:style-name="ro1">
          <table:table-cell office:value-type="string">
            <text:p><text:s text:c="7"/>70</text:p>
          </table:table-cell>
          <table:table-cell office:value-type="float" office:value="1.41235">
            <text:p>1,41235</text:p>
          </table:table-cell>
          <table:table-cell office:value-type="float" office:value="0.000908061255996606">
            <text:p>0,0009080613</text:p>
          </table:table-cell>
          <table:table-cell table:number-columns-repeated="2"/>
        </table:table-row>
        <table:table-row table:style-name="ro1">
          <table:table-cell office:value-type="string">
            <text:p><text:s text:c="7"/>71</text:p>
          </table:table-cell>
          <table:table-cell office:value-type="float" office:value="1.43267">
            <text:p>1,43267</text:p>
          </table:table-cell>
          <table:table-cell office:value-type="float" office:value="0.000885213882369478">
            <text:p>0,0008852139</text:p>
          </table:table-cell>
          <table:table-cell table:number-columns-repeated="2"/>
        </table:table-row>
        <table:table-row table:style-name="ro1">
          <table:table-cell office:value-type="string">
            <text:p><text:s text:c="7"/>72</text:p>
          </table:table-cell>
          <table:table-cell office:value-type="float" office:value="1.45328">
            <text:p>1,45328</text:p>
          </table:table-cell>
          <table:table-cell office:value-type="float" office:value="0.00083184784934379">
            <text:p>0,0008318478</text:p>
          </table:table-cell>
          <table:table-cell table:number-columns-repeated="2"/>
        </table:table-row>
        <table:table-row table:style-name="ro1">
          <table:table-cell office:value-type="string">
            <text:p><text:s text:c="7"/>73</text:p>
          </table:table-cell>
          <table:table-cell office:value-type="float" office:value="1.47381">
            <text:p>1,47381</text:p>
          </table:table-cell>
          <table:table-cell office:value-type="float" office:value="0.000819504705723763">
            <text:p>0,0008195047</text:p>
          </table:table-cell>
          <table:table-cell table:number-columns-repeated="2"/>
        </table:table-row>
        <table:table-row table:style-name="ro1">
          <table:table-cell office:value-type="string">
            <text:p><text:s text:c="7"/>74</text:p>
          </table:table-cell>
          <table:table-cell office:value-type="float" office:value="1.49417">
            <text:p>1,49417</text:p>
          </table:table-cell>
          <table:table-cell office:value-type="float" office:value="0.000770030615441455">
            <text:p>0,0007700306</text:p>
          </table:table-cell>
          <table:table-cell table:number-columns-repeated="2"/>
        </table:table-row>
        <table:table-row table:style-name="ro1">
          <table:table-cell office:value-type="string">
            <text:p><text:s text:c="7"/>75</text:p>
          </table:table-cell>
          <table:table-cell office:value-type="float" office:value="1.51482">
            <text:p>1,51482</text:p>
          </table:table-cell>
          <table:table-cell office:value-type="float" office:value="0.000738047685183686">
            <text:p>0,0007380477</text:p>
          </table:table-cell>
          <table:table-cell table:number-columns-repeated="2"/>
        </table:table-row>
        <table:table-row table:style-name="ro1">
          <table:table-cell office:value-type="string">
            <text:p><text:s text:c="7"/>76</text:p>
          </table:table-cell>
          <table:table-cell office:value-type="float" office:value="1.53526">
            <text:p>1,53526</text:p>
          </table:table-cell>
          <table:table-cell office:value-type="float" office:value="0.00071755826332002">
            <text:p>0,0007175583</text:p>
          </table:table-cell>
          <table:table-cell table:number-columns-repeated="2"/>
        </table:table-row>
        <table:table-row table:style-name="ro1">
          <table:table-cell office:value-type="string">
            <text:p><text:s text:c="7"/>77</text:p>
          </table:table-cell>
          <table:table-cell office:value-type="float" office:value="1.5559">
            <text:p>1,5559</text:p>
          </table:table-cell>
          <table:table-cell office:value-type="float" office:value="0.000696705482310761">
            <text:p>0,0006967055</text:p>
          </table:table-cell>
          <table:table-cell table:number-columns-repeated="2"/>
        </table:table-row>
        <table:table-row table:style-name="ro1">
          <table:table-cell office:value-type="string">
            <text:p><text:s text:c="7"/>78</text:p>
          </table:table-cell>
          <table:table-cell office:value-type="float" office:value="1.57662">
            <text:p>1,57662</text:p>
          </table:table-cell>
          <table:table-cell office:value-type="float" office:value="0.000665287815790922">
            <text:p>0,0006652878</text:p>
          </table:table-cell>
          <table:table-cell table:number-columns-repeated="2"/>
        </table:table-row>
        <table:table-row table:style-name="ro1">
          <table:table-cell office:value-type="string">
            <text:p><text:s text:c="7"/>79</text:p>
          </table:table-cell>
          <table:table-cell office:value-type="float" office:value="1.59691">
            <text:p>1,59691</text:p>
          </table:table-cell>
          <table:table-cell office:value-type="float" office:value="0.000638063597108433">
            <text:p>0,0006380636</text:p>
          </table:table-cell>
          <table:table-cell table:number-columns-repeated="2"/>
        </table:table-row>
        <table:table-row table:style-name="ro1">
          <table:table-cell office:value-type="string">
            <text:p><text:s text:c="7"/>80</text:p>
          </table:table-cell>
          <table:table-cell office:value-type="float" office:value="1.61749">
            <text:p>1,61749</text:p>
          </table:table-cell>
          <table:table-cell office:value-type="float" office:value="0.000627237829919573">
            <text:p>0,0006272378</text:p>
          </table:table-cell>
          <table:table-cell table:number-columns-repeated="2"/>
        </table:table-row>
        <table:table-row table:style-name="ro1">
          <table:table-cell office:value-type="string">
            <text:p><text:s text:c="7"/>81</text:p>
          </table:table-cell>
          <table:table-cell office:value-type="float" office:value="1.63755">
            <text:p>1,63755</text:p>
          </table:table-cell>
          <table:table-cell office:value-type="float" office:value="0.000596194940234945">
            <text:p>0,0005961949</text:p>
          </table:table-cell>
          <table:table-cell table:number-columns-repeated="2"/>
        </table:table-row>
        <table:table-row table:style-name="ro1">
          <table:table-cell office:value-type="string">
            <text:p><text:s text:c="7"/>82</text:p>
          </table:table-cell>
          <table:table-cell office:value-type="float" office:value="1.65826">
            <text:p>1,65826</text:p>
          </table:table-cell>
          <table:table-cell office:value-type="float" office:value="0.000578921491839242">
            <text:p>0,0005789215</text:p>
          </table:table-cell>
          <table:table-cell table:number-columns-repeated="2"/>
        </table:table-row>
        <table:table-row table:style-name="ro1">
          <table:table-cell office:value-type="string">
            <text:p><text:s text:c="7"/>83</text:p>
          </table:table-cell>
          <table:table-cell office:value-type="float" office:value="1.67839">
            <text:p>1,67839</text:p>
          </table:table-cell>
          <table:table-cell office:value-type="float" office:value="0.000556171648474887">
            <text:p>0,0005561716</text:p>
          </table:table-cell>
          <table:table-cell table:number-columns-repeated="2"/>
        </table:table-row>
        <table:table-row table:style-name="ro1">
          <table:table-cell office:value-type="string">
            <text:p><text:s text:c="7"/>84</text:p>
          </table:table-cell>
          <table:table-cell office:value-type="float" office:value="1.69957">
            <text:p>1,69957</text:p>
          </table:table-cell>
          <table:table-cell office:value-type="float" office:value="0.000538173960662712">
            <text:p>0,000538174</text:p>
          </table:table-cell>
          <table:table-cell table:number-columns-repeated="2"/>
        </table:table-row>
        <table:table-row table:style-name="ro1">
          <table:table-cell office:value-type="string">
            <text:p><text:s text:c="7"/>85</text:p>
          </table:table-cell>
          <table:table-cell office:value-type="float" office:value="1.72063">
            <text:p>1,72063</text:p>
          </table:table-cell>
          <table:table-cell office:value-type="float" office:value="0.00053059612123276">
            <text:p>0,0005305961</text:p>
          </table:table-cell>
          <table:table-cell table:number-columns-repeated="2"/>
        </table:table-row>
        <table:table-row table:style-name="ro1">
          <table:table-cell office:value-type="string">
            <text:p><text:s text:c="7"/>86</text:p>
          </table:table-cell>
          <table:table-cell office:value-type="float" office:value="1.74136">
            <text:p>1,74136</text:p>
          </table:table-cell>
          <table:table-cell office:value-type="float" office:value="0.000505850158855088">
            <text:p>0,0005058502</text:p>
          </table:table-cell>
          <table:table-cell table:number-columns-repeated="2"/>
        </table:table-row>
        <table:table-row table:style-name="ro1">
          <table:table-cell office:value-type="string">
            <text:p><text:s text:c="7"/>87</text:p>
          </table:table-cell>
          <table:table-cell office:value-type="float" office:value="1.76213">
            <text:p>1,76213</text:p>
          </table:table-cell>
          <table:table-cell office:value-type="float" office:value="0.000495115218767754">
            <text:p>0,0004951152</text:p>
          </table:table-cell>
          <table:table-cell table:number-columns-repeated="2"/>
        </table:table-row>
        <table:table-row table:style-name="ro1">
          <table:table-cell office:value-type="string">
            <text:p><text:s text:c="7"/>88</text:p>
          </table:table-cell>
          <table:table-cell office:value-type="float" office:value="1.7824">
            <text:p>1,7824</text:p>
          </table:table-cell>
          <table:table-cell office:value-type="float" office:value="0.000474755751581263">
            <text:p>0,0004747558</text:p>
          </table:table-cell>
          <table:table-cell table:number-columns-repeated="2"/>
        </table:table-row>
        <table:table-row table:style-name="ro1">
          <table:table-cell office:value-type="string">
            <text:p><text:s text:c="7"/>89</text:p>
          </table:table-cell>
          <table:table-cell office:value-type="float" office:value="1.80322">
            <text:p>1,80322</text:p>
          </table:table-cell>
          <table:table-cell office:value-type="float" office:value="0.00047160327838139">
            <text:p>0,0004716033</text:p>
          </table:table-cell>
          <table:table-cell table:number-columns-repeated="2"/>
        </table:table-row>
        <table:table-row table:style-name="ro1">
          <table:table-cell office:value-type="string">
            <text:p><text:s text:c="7"/>90</text:p>
          </table:table-cell>
          <table:table-cell office:value-type="float" office:value="1.82374">
            <text:p>1,82374</text:p>
          </table:table-cell>
          <table:table-cell office:value-type="float" office:value="0.000444353992967076">
            <text:p>0,000444354</text:p>
          </table:table-cell>
          <table:table-cell table:number-columns-repeated="2"/>
        </table:table-row>
        <table:table-row table:style-name="ro1">
          <table:table-cell office:value-type="string">
            <text:p><text:s text:c="7"/>91</text:p>
          </table:table-cell>
          <table:table-cell office:value-type="float" office:value="1.84394">
            <text:p>1,84394</text:p>
          </table:table-cell>
          <table:table-cell office:value-type="float" office:value="0.000438917965337935">
            <text:p>0,000438918</text:p>
          </table:table-cell>
          <table:table-cell table:number-columns-repeated="2"/>
        </table:table-row>
        <table:table-row table:style-name="ro1">
          <table:table-cell office:value-type="string">
            <text:p><text:s text:c="7"/>92</text:p>
          </table:table-cell>
          <table:table-cell office:value-type="float" office:value="1.86414">
            <text:p>1,86414</text:p>
          </table:table-cell>
          <table:table-cell office:value-type="float" office:value="0.000417125574506309">
            <text:p>0,0004171256</text:p>
          </table:table-cell>
          <table:table-cell table:number-columns-repeated="2"/>
        </table:table-row>
        <table:table-row table:style-name="ro1">
          <table:table-cell office:value-type="string">
            <text:p><text:s text:c="7"/>93</text:p>
          </table:table-cell>
          <table:table-cell office:value-type="float" office:value="1.88412">
            <text:p>1,88412</text:p>
          </table:table-cell>
          <table:table-cell office:value-type="float" office:value="0.000406058025388774">
            <text:p>0,000406058</text:p>
          </table:table-cell>
          <table:table-cell table:number-columns-repeated="2"/>
        </table:table-row>
        <table:table-row table:style-name="ro1">
          <table:table-cell office:value-type="string">
            <text:p><text:s text:c="7"/>94</text:p>
          </table:table-cell>
          <table:table-cell office:value-type="float" office:value="1.90423">
            <text:p>1,90423</text:p>
          </table:table-cell>
          <table:table-cell office:value-type="float" office:value="0.000395533922015292">
            <text:p>0,0003955339</text:p>
          </table:table-cell>
          <table:table-cell table:number-columns-repeated="2"/>
        </table:table-row>
        <table:table-row table:style-name="ro1">
          <table:table-cell office:value-type="string">
            <text:p><text:s text:c="7"/>95</text:p>
          </table:table-cell>
          <table:table-cell office:value-type="float" office:value="1.92445">
            <text:p>1,92445</text:p>
          </table:table-cell>
          <table:table-cell office:value-type="float" office:value="0.000388208404423452">
            <text:p>0,0003882084</text:p>
          </table:table-cell>
          <table:table-cell table:number-columns-repeated="2"/>
        </table:table-row>
        <table:table-row table:style-name="ro1">
          <table:table-cell office:value-type="string">
            <text:p><text:s text:c="7"/>96</text:p>
          </table:table-cell>
          <table:table-cell office:value-type="float" office:value="1.94459">
            <text:p>1,94459</text:p>
          </table:table-cell>
          <table:table-cell office:value-type="float" office:value="0.000369621565081339">
            <text:p>0,0003696216</text:p>
          </table:table-cell>
          <table:table-cell table:number-columns-repeated="2"/>
        </table:table-row>
        <table:table-row table:style-name="ro1">
          <table:table-cell office:value-type="string">
            <text:p><text:s text:c="7"/>97</text:p>
          </table:table-cell>
          <table:table-cell office:value-type="float" office:value="1.96485">
            <text:p>1,96485</text:p>
          </table:table-cell>
          <table:table-cell office:value-type="float" office:value="0.000363085846987331">
            <text:p>0,0003630858</text:p>
          </table:table-cell>
          <table:table-cell table:number-columns-repeated="2"/>
        </table:table-row>
        <table:table-row table:style-name="ro1">
          <table:table-cell office:value-type="string">
            <text:p><text:s text:c="7"/>98</text:p>
          </table:table-cell>
          <table:table-cell office:value-type="float" office:value="1.98457">
            <text:p>1,98457</text:p>
          </table:table-cell>
          <table:table-cell office:value-type="float" office:value="0.000361504045177908">
            <text:p>0,000361504</text:p>
          </table:table-cell>
          <table:table-cell table:number-columns-repeated="2"/>
        </table:table-row>
        <table:table-row table:style-name="ro1">
          <table:table-cell office:value-type="string">
            <text:p><text:s text:c="7"/>99</text:p>
          </table:table-cell>
          <table:table-cell office:value-type="float" office:value="2.00496">
            <text:p>2,00496</text:p>
          </table:table-cell>
          <table:table-cell office:value-type="float" office:value="0.00033986581254811">
            <text:p>0,0003398658</text:p>
          </table:table-cell>
          <table:table-cell table:number-columns-repeated="2"/>
        </table:table-row>
        <table:table-row table:style-name="ro1">
          <table:table-cell office:value-type="string">
            <text:p><text:s text:c="6"/>100</text:p>
          </table:table-cell>
          <table:table-cell office:value-type="float" office:value="2.02513">
            <text:p>2,02513</text:p>
          </table:table-cell>
          <table:table-cell office:value-type="float" office:value="0.000330236241554886">
            <text:p>0,0003302362</text:p>
          </table:table-cell>
          <table:table-cell table:number-columns-repeated="2"/>
        </table:table-row>
        <table:table-row table:style-name="ro1">
          <table:table-cell office:value-type="string">
            <text:p><text:s text:c="6"/>101</text:p>
          </table:table-cell>
          <table:table-cell office:value-type="float" office:value="2.04483">
            <text:p>2,04483</text:p>
          </table:table-cell>
          <table:table-cell office:value-type="float" office:value="0.000332346467574987">
            <text:p>0,0003323465</text:p>
          </table:table-cell>
          <table:table-cell table:number-columns-repeated="2"/>
        </table:table-row>
        <table:table-row table:style-name="ro1">
          <table:table-cell office:value-type="string">
            <text:p><text:s text:c="6"/>102</text:p>
          </table:table-cell>
          <table:table-cell office:value-type="float" office:value="2.06541">
            <text:p>2,06541</text:p>
          </table:table-cell>
          <table:table-cell office:value-type="float" office:value="0.00031388091072322">
            <text:p>0,0003138809</text:p>
          </table:table-cell>
          <table:table-cell table:number-columns-repeated="2"/>
        </table:table-row>
        <table:table-row table:style-name="ro1">
          <table:table-cell office:value-type="string">
            <text:p><text:s text:c="6"/>103</text:p>
          </table:table-cell>
          <table:table-cell office:value-type="float" office:value="2.08527">
            <text:p>2,08527</text:p>
          </table:table-cell>
          <table:table-cell office:value-type="float" office:value="0.000305523453710035">
            <text:p>0,0003055235</text:p>
          </table:table-cell>
          <table:table-cell table:number-columns-repeated="2"/>
        </table:table-row>
        <table:table-row table:style-name="ro1">
          <table:table-cell office:value-type="string">
            <text:p><text:s text:c="6"/>104</text:p>
          </table:table-cell>
          <table:table-cell office:value-type="float" office:value="2.1056">
            <text:p>2,1056</text:p>
          </table:table-cell>
          <table:table-cell office:value-type="float" office:value="0.000298868858582746">
            <text:p>0,0002988689</text:p>
          </table:table-cell>
          <table:table-cell table:number-columns-repeated="2"/>
        </table:table-row>
        <table:table-row table:style-name="ro1">
          <table:table-cell office:value-type="string">
            <text:p><text:s text:c="6"/>105</text:p>
          </table:table-cell>
          <table:table-cell office:value-type="float" office:value="2.12588">
            <text:p>2,12588</text:p>
          </table:table-cell>
          <table:table-cell office:value-type="float" office:value="0.000299962299113534">
            <text:p>0,0002999623</text:p>
          </table:table-cell>
          <table:table-cell table:number-columns-repeated="2"/>
        </table:table-row>
        <table:table-row table:style-name="ro1">
          <table:table-cell office:value-type="string">
            <text:p><text:s text:c="6"/>106</text:p>
          </table:table-cell>
          <table:table-cell office:value-type="float" office:value="2.14588">
            <text:p>2,14588</text:p>
          </table:table-cell>
          <table:table-cell office:value-type="float" office:value="0.00028581900631654">
            <text:p>0,000285819</text:p>
          </table:table-cell>
          <table:table-cell table:number-columns-repeated="2"/>
        </table:table-row>
        <table:table-row table:style-name="ro1">
          <table:table-cell office:value-type="string">
            <text:p><text:s text:c="6"/>107</text:p>
          </table:table-cell>
          <table:table-cell office:value-type="float" office:value="2.16565">
            <text:p>2,16565</text:p>
          </table:table-cell>
          <table:table-cell office:value-type="float" office:value="0.000275718043930212">
            <text:p>0,000275718</text:p>
          </table:table-cell>
          <table:table-cell table:number-columns-repeated="2"/>
        </table:table-row>
        <table:table-row table:style-name="ro1">
          <table:table-cell office:value-type="string">
            <text:p><text:s text:c="6"/>108</text:p>
          </table:table-cell>
          <table:table-cell office:value-type="float" office:value="2.18554">
            <text:p>2,18554</text:p>
          </table:table-cell>
          <table:table-cell office:value-type="float" office:value="0.000268187949861805">
            <text:p>0,0002681879</text:p>
          </table:table-cell>
          <table:table-cell table:number-columns-repeated="2"/>
        </table:table-row>
        <table:table-row table:style-name="ro1">
          <table:table-cell office:value-type="string">
            <text:p><text:s text:c="6"/>109</text:p>
          </table:table-cell>
          <table:table-cell office:value-type="float" office:value="2.2061">
            <text:p>2,2061</text:p>
          </table:table-cell>
          <table:table-cell office:value-type="float" office:value="0.000263454120262259">
            <text:p>0,0002634541</text:p>
          </table:table-cell>
          <table:table-cell table:number-columns-repeated="2"/>
        </table:table-row>
        <table:table-row table:style-name="ro1">
          <table:table-cell office:value-type="string">
            <text:p><text:s text:c="6"/>110</text:p>
          </table:table-cell>
          <table:table-cell office:value-type="float" office:value="2.22842">
            <text:p>2,22842</text:p>
          </table:table-cell>
          <table:table-cell office:value-type="float" office:value="0.000258098367014297">
            <text:p>0,0002580984</text:p>
          </table:table-cell>
          <table:table-cell table:number-columns-repeated="2"/>
        </table:table-row>
        <table:table-row table:style-name="ro1">
          <table:table-cell office:value-type="string">
            <text:p><text:s text:c="6"/>111</text:p>
          </table:table-cell>
          <table:table-cell office:value-type="float" office:value="2.24929">
            <text:p>2,24929</text:p>
          </table:table-cell>
          <table:table-cell office:value-type="float" office:value="0.000247982506591419">
            <text:p>0,0002479825</text:p>
          </table:table-cell>
          <table:table-cell table:number-columns-repeated="2"/>
        </table:table-row>
        <table:table-row table:style-name="ro1">
          <table:table-cell office:value-type="string">
            <text:p><text:s text:c="6"/>112</text:p>
          </table:table-cell>
          <table:table-cell office:value-type="float" office:value="2.27048">
            <text:p>2,27048</text:p>
          </table:table-cell>
          <table:table-cell office:value-type="float" office:value="0.000244662493093386">
            <text:p>0,0002446625</text:p>
          </table:table-cell>
          <table:table-cell table:number-columns-repeated="2"/>
        </table:table-row>
        <table:table-row table:style-name="ro1">
          <table:table-cell office:value-type="string">
            <text:p><text:s text:c="6"/>113</text:p>
          </table:table-cell>
          <table:table-cell office:value-type="float" office:value="2.29101">
            <text:p>2,29101</text:p>
          </table:table-cell>
          <table:table-cell office:value-type="float" office:value="0.000238067765923866">
            <text:p>0,0002380678</text:p>
          </table:table-cell>
          <table:table-cell table:number-columns-repeated="2"/>
        </table:table-row>
        <table:table-row table:style-name="ro1">
          <table:table-cell office:value-type="string">
            <text:p><text:s text:c="6"/>114</text:p>
          </table:table-cell>
          <table:table-cell office:value-type="float" office:value="2.31142">
            <text:p>2,31142</text:p>
          </table:table-cell>
          <table:table-cell office:value-type="float" office:value="0.000232209682697797">
            <text:p>0,0002322097</text:p>
          </table:table-cell>
          <table:table-cell table:number-columns-repeated="2"/>
        </table:table-row>
        <table:table-row table:style-name="ro1">
          <table:table-cell office:value-type="string">
            <text:p><text:s text:c="6"/>115</text:p>
          </table:table-cell>
          <table:table-cell office:value-type="float" office:value="2.33202">
            <text:p>2,33202</text:p>
          </table:table-cell>
          <table:table-cell office:value-type="float" office:value="0.000226176942487621">
            <text:p>0,0002261769</text:p>
          </table:table-cell>
          <table:table-cell table:number-columns-repeated="2"/>
        </table:table-row>
        <table:table-row table:style-name="ro1">
          <table:table-cell office:value-type="string">
            <text:p><text:s text:c="6"/>116</text:p>
          </table:table-cell>
          <table:table-cell office:value-type="float" office:value="2.35308">
            <text:p>2,35308</text:p>
          </table:table-cell>
          <table:table-cell office:value-type="float" office:value="0.000220740266490071">
            <text:p>0,0002207403</text:p>
          </table:table-cell>
          <table:table-cell table:number-columns-repeated="2"/>
        </table:table-row>
        <table:table-row table:style-name="ro1">
          <table:table-cell office:value-type="string">
            <text:p><text:s text:c="6"/>117</text:p>
          </table:table-cell>
          <table:table-cell office:value-type="float" office:value="2.37302">
            <text:p>2,37302</text:p>
          </table:table-cell>
          <table:table-cell office:value-type="float" office:value="0.000216750279508079">
            <text:p>0,0002167503</text:p>
          </table:table-cell>
          <table:table-cell table:number-columns-repeated="2"/>
        </table:table-row>
        <table:table-row table:style-name="ro1">
          <table:table-cell office:value-type="string">
            <text:p><text:s text:c="6"/>118</text:p>
          </table:table-cell>
          <table:table-cell office:value-type="float" office:value="2.39366">
            <text:p>2,39366</text:p>
          </table:table-cell>
          <table:table-cell office:value-type="float" office:value="0.000210450784959142">
            <text:p>0,0002104508</text:p>
          </table:table-cell>
          <table:table-cell table:number-columns-repeated="2"/>
        </table:table-row>
        <table:table-row table:style-name="ro1">
          <table:table-cell office:value-type="string">
            <text:p><text:s text:c="6"/>119</text:p>
          </table:table-cell>
          <table:table-cell office:value-type="float" office:value="2.41439">
            <text:p>2,41439</text:p>
          </table:table-cell>
          <table:table-cell office:value-type="float" office:value="0.000206945035987881">
            <text:p>0,000206945</text:p>
          </table:table-cell>
          <table:table-cell table:number-columns-repeated="2"/>
        </table:table-row>
        <table:table-row table:style-name="ro1">
          <table:table-cell office:value-type="string">
            <text:p><text:s text:c="6"/>120</text:p>
          </table:table-cell>
          <table:table-cell office:value-type="float" office:value="2.43509">
            <text:p>2,43509</text:p>
          </table:table-cell>
          <table:table-cell office:value-type="float" office:value="0.000201080655609148">
            <text:p>0,0002010807</text:p>
          </table:table-cell>
          <table:table-cell table:number-columns-repeated="2"/>
        </table:table-row>
        <table:table-row table:style-name="ro1">
          <table:table-cell office:value-type="string">
            <text:p><text:s text:c="6"/>121</text:p>
          </table:table-cell>
          <table:table-cell office:value-type="float" office:value="2.45516">
            <text:p>2,45516</text:p>
          </table:table-cell>
          <table:table-cell office:value-type="float" office:value="0.000195450608377858">
            <text:p>0,0001954506</text:p>
          </table:table-cell>
          <table:table-cell table:number-columns-repeated="2"/>
        </table:table-row>
        <table:table-row table:style-name="ro1">
          <table:table-cell office:value-type="string">
            <text:p><text:s text:c="6"/>122</text:p>
          </table:table-cell>
          <table:table-cell office:value-type="float" office:value="2.47495">
            <text:p>2,47495</text:p>
          </table:table-cell>
          <table:table-cell office:value-type="float" office:value="0.000191750954093153">
            <text:p>0,000191751</text:p>
          </table:table-cell>
          <table:table-cell table:number-columns-repeated="2"/>
        </table:table-row>
        <table:table-row table:style-name="ro1">
          <table:table-cell office:value-type="string">
            <text:p><text:s text:c="6"/>123</text:p>
          </table:table-cell>
          <table:table-cell office:value-type="float" office:value="2.49526">
            <text:p>2,49526</text:p>
          </table:table-cell>
          <table:table-cell office:value-type="float" office:value="0.000187116593399017">
            <text:p>0,0001871166</text:p>
          </table:table-cell>
          <table:table-cell table:number-columns-repeated="2"/>
        </table:table-row>
        <table:table-row table:style-name="ro1">
          <table:table-cell office:value-type="string">
            <text:p><text:s text:c="6"/>124</text:p>
          </table:table-cell>
          <table:table-cell office:value-type="float" office:value="2.51552">
            <text:p>2,51552</text:p>
          </table:table-cell>
          <table:table-cell office:value-type="float" office:value="0.00018372742609331">
            <text:p>0,0001837274</text:p>
          </table:table-cell>
          <table:table-cell table:number-columns-repeated="2"/>
        </table:table-row>
        <table:table-row table:style-name="ro1">
          <table:table-cell office:value-type="string">
            <text:p><text:s text:c="6"/>125</text:p>
          </table:table-cell>
          <table:table-cell office:value-type="float" office:value="2.53572">
            <text:p>2,53572</text:p>
          </table:table-cell>
          <table:table-cell office:value-type="float" office:value="0.000179020710772947">
            <text:p>0,0001790207</text:p>
          </table:table-cell>
          <table:table-cell table:number-columns-repeated="2"/>
        </table:table-row>
        <table:table-row table:style-name="ro1">
          <table:table-cell office:value-type="string">
            <text:p><text:s text:c="6"/>126</text:p>
          </table:table-cell>
          <table:table-cell office:value-type="float" office:value="2.55587">
            <text:p>2,55587</text:p>
          </table:table-cell>
          <table:table-cell office:value-type="float" office:value="0.000175075962508403">
            <text:p>0,000175076</text:p>
          </table:table-cell>
          <table:table-cell table:number-columns-repeated="2"/>
        </table:table-row>
        <table:table-row table:style-name="ro1">
          <table:table-cell office:value-type="string">
            <text:p><text:s text:c="6"/>127</text:p>
          </table:table-cell>
          <table:table-cell office:value-type="float" office:value="2.57606">
            <text:p>2,57606</text:p>
          </table:table-cell>
          <table:table-cell office:value-type="float" office:value="0.000171456551917468">
            <text:p>0,0001714566</text:p>
          </table:table-cell>
          <table:table-cell table:number-columns-repeated="2"/>
        </table:table-row>
        <table:table-row table:style-name="ro1">
          <table:table-cell office:value-type="string">
            <text:p><text:s text:c="6"/>128</text:p>
          </table:table-cell>
          <table:table-cell office:value-type="float" office:value="2.59681">
            <text:p>2,59681</text:p>
          </table:table-cell>
          <table:table-cell office:value-type="float" office:value="0.000171635377645194">
            <text:p>0,0001716354</text:p>
          </table:table-cell>
          <table:table-cell table:number-columns-repeated="2"/>
        </table:table-row>
        <table:table-row table:style-name="ro1">
          <table:table-cell office:value-type="string">
            <text:p><text:s text:c="6"/>129</text:p>
          </table:table-cell>
          <table:table-cell office:value-type="float" office:value="2.61703">
            <text:p>2,61703</text:p>
          </table:table-cell>
          <table:table-cell office:value-type="float" office:value="0.000164612717858101">
            <text:p>0,0001646127</text:p>
          </table:table-cell>
          <table:table-cell table:number-columns-repeated="2"/>
        </table:table-row>
        <table:table-row table:style-name="ro1">
          <table:table-cell office:value-type="string">
            <text:p><text:s text:c="6"/>130</text:p>
          </table:table-cell>
          <table:table-cell office:value-type="float" office:value="2.63689">
            <text:p>2,63689</text:p>
          </table:table-cell>
          <table:table-cell office:value-type="float" office:value="0.000160387493316406">
            <text:p>0,0001603875</text:p>
          </table:table-cell>
          <table:table-cell table:number-columns-repeated="2"/>
        </table:table-row>
        <table:table-row table:style-name="ro1">
          <table:table-cell office:value-type="string">
            <text:p><text:s text:c="6"/>131</text:p>
          </table:table-cell>
          <table:table-cell office:value-type="float" office:value="2.65698">
            <text:p>2,65698</text:p>
          </table:table-cell>
          <table:table-cell office:value-type="float" office:value="0.000158119330822925">
            <text:p>0,0001581193</text:p>
          </table:table-cell>
          <table:table-cell table:number-columns-repeated="2"/>
        </table:table-row>
        <table:table-row table:style-name="ro1">
          <table:table-cell office:value-type="string">
            <text:p><text:s text:c="6"/>132</text:p>
          </table:table-cell>
          <table:table-cell office:value-type="float" office:value="2.67704">
            <text:p>2,67704</text:p>
          </table:table-cell>
          <table:table-cell office:value-type="float" office:value="0.000153927261414142">
            <text:p>0,0001539273</text:p>
          </table:table-cell>
          <table:table-cell table:number-columns-repeated="2"/>
        </table:table-row>
        <table:table-row table:style-name="ro1">
          <table:table-cell office:value-type="string">
            <text:p><text:s text:c="6"/>133</text:p>
          </table:table-cell>
          <table:table-cell office:value-type="float" office:value="2.69692">
            <text:p>2,69692</text:p>
          </table:table-cell>
          <table:table-cell office:value-type="float" office:value="0.000153772144537908">
            <text:p>0,0001537721</text:p>
          </table:table-cell>
          <table:table-cell table:number-columns-repeated="2"/>
        </table:table-row>
        <table:table-row table:style-name="ro1">
          <table:table-cell office:value-type="string">
            <text:p><text:s text:c="6"/>134</text:p>
          </table:table-cell>
          <table:table-cell office:value-type="float" office:value="2.71698">
            <text:p>2,71698</text:p>
          </table:table-cell>
          <table:table-cell office:value-type="float" office:value="0.000147725501191064">
            <text:p>0,0001477255</text:p>
          </table:table-cell>
          <table:table-cell table:number-columns-repeated="2"/>
        </table:table-row>
        <table:table-row table:style-name="ro1">
          <table:table-cell office:value-type="string">
            <text:p><text:s text:c="6"/>135</text:p>
          </table:table-cell>
          <table:table-cell office:value-type="float" office:value="2.73727">
            <text:p>2,73727</text:p>
          </table:table-cell>
          <table:table-cell office:value-type="float" office:value="0.000145492883492953">
            <text:p>0,0001454929</text:p>
          </table:table-cell>
          <table:table-cell table:number-columns-repeated="2"/>
        </table:table-row>
        <table:table-row table:style-name="ro1">
          <table:table-cell office:value-type="string">
            <text:p><text:s text:c="6"/>136</text:p>
          </table:table-cell>
          <table:table-cell office:value-type="float" office:value="2.75732">
            <text:p>2,75732</text:p>
          </table:table-cell>
          <table:table-cell office:value-type="float" office:value="0.000141785049890806">
            <text:p>0,000141785</text:p>
          </table:table-cell>
          <table:table-cell table:number-columns-repeated="2"/>
        </table:table-row>
        <table:table-row table:style-name="ro1">
          <table:table-cell office:value-type="string">
            <text:p><text:s text:c="6"/>137</text:p>
          </table:table-cell>
          <table:table-cell office:value-type="float" office:value="2.77733">
            <text:p>2,77733</text:p>
          </table:table-cell>
          <table:table-cell office:value-type="float" office:value="0.000139604239590859">
            <text:p>0,0001396042</text:p>
          </table:table-cell>
          <table:table-cell table:number-columns-repeated="2"/>
        </table:table-row>
        <table:table-row table:style-name="ro1">
          <table:table-cell office:value-type="string">
            <text:p><text:s text:c="6"/>138</text:p>
          </table:table-cell>
          <table:table-cell office:value-type="float" office:value="2.79765">
            <text:p>2,79765</text:p>
          </table:table-cell>
          <table:table-cell office:value-type="float" office:value="0.000135908646575357">
            <text:p>0,0001359086</text:p>
          </table:table-cell>
          <table:table-cell table:number-columns-repeated="2"/>
        </table:table-row>
        <table:table-row table:style-name="ro1">
          <table:table-cell office:value-type="string">
            <text:p><text:s text:c="6"/>139</text:p>
          </table:table-cell>
          <table:table-cell office:value-type="float" office:value="2.81816">
            <text:p>2,81816</text:p>
          </table:table-cell>
          <table:table-cell office:value-type="float" office:value="0.000134166596087858">
            <text:p>0,0001341666</text:p>
          </table:table-cell>
          <table:table-cell table:number-columns-repeated="2"/>
        </table:table-row>
        <table:table-row table:style-name="ro1">
          <table:table-cell office:value-type="string">
            <text:p><text:s text:c="6"/>140</text:p>
          </table:table-cell>
          <table:table-cell office:value-type="float" office:value="2.83819">
            <text:p>2,83819</text:p>
          </table:table-cell>
          <table:table-cell office:value-type="float" office:value="0.000130805361699249">
            <text:p>0,0001308054</text:p>
          </table:table-cell>
          <table:table-cell table:number-columns-repeated="2"/>
        </table:table-row>
        <table:table-row table:style-name="ro1">
          <table:table-cell office:value-type="string">
            <text:p><text:s text:c="6"/>141</text:p>
          </table:table-cell>
          <table:table-cell office:value-type="float" office:value="2.85799">
            <text:p>2,85799</text:p>
          </table:table-cell>
          <table:table-cell office:value-type="float" office:value="0.000130235813464746">
            <text:p>0,0001302358</text:p>
          </table:table-cell>
          <table:table-cell table:number-columns-repeated="2"/>
        </table:table-row>
        <table:table-row table:style-name="ro1">
          <table:table-cell office:value-type="string">
            <text:p><text:s text:c="6"/>142</text:p>
          </table:table-cell>
          <table:table-cell office:value-type="float" office:value="2.87788">
            <text:p>2,87788</text:p>
          </table:table-cell>
          <table:table-cell office:value-type="float" office:value="0.000130461433588144">
            <text:p>0,0001304614</text:p>
          </table:table-cell>
          <table:table-cell table:number-columns-repeated="2"/>
        </table:table-row>
        <table:table-row table:style-name="ro1">
          <table:table-cell office:value-type="string">
            <text:p><text:s text:c="6"/>143</text:p>
          </table:table-cell>
          <table:table-cell office:value-type="float" office:value="2.89796">
            <text:p>2,89796</text:p>
          </table:table-cell>
          <table:table-cell office:value-type="float" office:value="0.000124058354653872">
            <text:p>0,0001240584</text:p>
          </table:table-cell>
          <table:table-cell table:number-columns-repeated="2"/>
        </table:table-row>
        <table:table-row table:style-name="ro1">
          <table:table-cell office:value-type="string">
            <text:p><text:s text:c="6"/>144</text:p>
          </table:table-cell>
          <table:table-cell office:value-type="float" office:value="2.91783">
            <text:p>2,91783</text:p>
          </table:table-cell>
          <table:table-cell office:value-type="float" office:value="0.000120975435342606">
            <text:p>0,0001209754</text:p>
          </table:table-cell>
          <table:table-cell table:number-columns-repeated="2"/>
        </table:table-row>
        <table:table-row table:style-name="ro1">
          <table:table-cell office:value-type="string">
            <text:p><text:s text:c="6"/>145</text:p>
          </table:table-cell>
          <table:table-cell office:value-type="float" office:value="2.93775">
            <text:p>2,93775</text:p>
          </table:table-cell>
          <table:table-cell office:value-type="float" office:value="0.000120846552477277">
            <text:p>0,0001208466</text:p>
          </table:table-cell>
          <table:table-cell table:number-columns-repeated="2"/>
        </table:table-row>
        <table:table-row table:style-name="ro1">
          <table:table-cell office:value-type="string">
            <text:p><text:s text:c="6"/>146</text:p>
          </table:table-cell>
          <table:table-cell office:value-type="float" office:value="2.9579">
            <text:p>2,9579</text:p>
          </table:table-cell>
          <table:table-cell office:value-type="float" office:value="0.000116638641487082">
            <text:p>0,0001166386</text:p>
          </table:table-cell>
          <table:table-cell table:number-columns-repeated="2"/>
        </table:table-row>
        <table:table-row table:style-name="ro1">
          <table:table-cell office:value-type="string">
            <text:p><text:s text:c="6"/>147</text:p>
          </table:table-cell>
          <table:table-cell office:value-type="float" office:value="2.97774">
            <text:p>2,97774</text:p>
          </table:table-cell>
          <table:table-cell office:value-type="float" office:value="0.000115671015102961">
            <text:p>0,000115671</text:p>
          </table:table-cell>
          <table:table-cell table:number-columns-repeated="2"/>
        </table:table-row>
        <table:table-row table:style-name="ro1">
          <table:table-cell office:value-type="string">
            <text:p><text:s text:c="6"/>148</text:p>
          </table:table-cell>
          <table:table-cell office:value-type="float" office:value="2.99804">
            <text:p>2,99804</text:p>
          </table:table-cell>
          <table:table-cell office:value-type="float" office:value="0.000113056721722084">
            <text:p>0,0001130567</text:p>
          </table:table-cell>
          <table:table-cell table:number-columns-repeated="2"/>
        </table:table-row>
        <table:table-row table:style-name="ro1">
          <table:table-cell office:value-type="string">
            <text:p><text:s text:c="6"/>149</text:p>
          </table:table-cell>
          <table:table-cell office:value-type="float" office:value="3.01868">
            <text:p>3,01868</text:p>
          </table:table-cell>
          <table:table-cell office:value-type="float" office:value="0.000110851297890434">
            <text:p>0,0001108513</text:p>
          </table:table-cell>
          <table:table-cell table:number-columns-repeated="2"/>
        </table:table-row>
        <table:table-row table:style-name="ro1">
          <table:table-cell office:value-type="string">
            <text:p><text:s text:c="6"/>150</text:p>
          </table:table-cell>
          <table:table-cell office:value-type="float" office:value="3.03868">
            <text:p>3,03868</text:p>
          </table:table-cell>
          <table:table-cell office:value-type="float" office:value="0.00010895961081568">
            <text:p>0,0001089596</text:p>
          </table:table-cell>
          <table:table-cell table:number-columns-repeated="2"/>
        </table:table-row>
        <table:table-row table:style-name="ro1">
          <table:table-cell office:value-type="string">
            <text:p><text:s text:c="6"/>151</text:p>
          </table:table-cell>
          <table:table-cell office:value-type="float" office:value="3.0593">
            <text:p>3,0593</text:p>
          </table:table-cell>
          <table:table-cell office:value-type="float" office:value="0.000106276089270808">
            <text:p>0,0001062761</text:p>
          </table:table-cell>
          <table:table-cell table:number-columns-repeated="2"/>
        </table:table-row>
        <table:table-row table:style-name="ro1">
          <table:table-cell office:value-type="string">
            <text:p><text:s text:c="6"/>152</text:p>
          </table:table-cell>
          <table:table-cell office:value-type="float" office:value="3.08002">
            <text:p>3,08002</text:p>
          </table:table-cell>
          <table:table-cell office:value-type="float" office:value="0.000107888215069287">
            <text:p>0,0001078882</text:p>
          </table:table-cell>
          <table:table-cell table:number-columns-repeated="2"/>
        </table:table-row>
        <table:table-row table:style-name="ro1">
          <table:table-cell office:value-type="string">
            <text:p><text:s text:c="6"/>153</text:p>
          </table:table-cell>
          <table:table-cell office:value-type="float" office:value="3.10068">
            <text:p>3,10068</text:p>
          </table:table-cell>
          <table:table-cell office:value-type="float" office:value="0.000106841602018405">
            <text:p>0,0001068416</text:p>
          </table:table-cell>
          <table:table-cell table:number-columns-repeated="2"/>
        </table:table-row>
        <table:table-row table:style-name="ro1">
          <table:table-cell office:value-type="string">
            <text:p><text:s text:c="6"/>154</text:p>
          </table:table-cell>
          <table:table-cell office:value-type="float" office:value="3.12252">
            <text:p>3,12252</text:p>
          </table:table-cell>
          <table:table-cell office:value-type="float" office:value="0.000102194231451006">
            <text:p>0,0001021942</text:p>
          </table:table-cell>
          <table:table-cell table:number-columns-repeated="2"/>
        </table:table-row>
        <table:table-row table:style-name="ro1">
          <table:table-cell office:value-type="string">
            <text:p><text:s text:c="6"/>155</text:p>
          </table:table-cell>
          <table:table-cell office:value-type="float" office:value="3.14349">
            <text:p>3,14349</text:p>
          </table:table-cell>
          <table:table-cell table:style-name="ce1" office:value-type="float" office:value="0.0000996397159312056">
            <text:p>9,96E-005</text:p>
          </table:table-cell>
          <table:table-cell table:number-columns-repeated="2"/>
        </table:table-row>
        <table:table-row table:style-name="ro1">
          <table:table-cell office:value-type="string">
            <text:p>iter number: <text:s text:c="4"/>155 </text:p>
          </table:table-cell>
          <table:table-cell office:value-type="string">
            <text:p><text:s/>time taken[s]:3,143511144035074</text:p>
          </table:table-cell>
          <table:table-cell table:number-columns-repeated="3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25.10.2017</text:date>, <text:time>22:43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7-10-25T21:54:43.45</meta:creation-date>
    <dc:date>2017-10-25T22:43:42.91</dc:date>
    <dc:creator>Piotr Tutak</dc:creator>
    <meta:editing-duration>PT48M58S</meta:editing-duration>
    <meta:editing-cycles>3</meta:editing-cycles>
    <meta:generator>OpenOffice/4.1.3$Win32 OpenOffice.org_project/413m1$Build-9783</meta:generator>
    <meta:document-statistic meta:table-count="3" meta:cell-count="28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665cm" svg:height="20.264cm" xlink:href=".." xlink:type="simple" chart:class="chart:scatter" chart:style-name="ch1">
        <chart:title svg:x="14.084cm" svg:y="0.541cm" chart:style-name="ch2">
          <text:p>Wykres wartości błędu MSE od czasu</text:p>
        </chart:title>
        <chart:legend chart:legend-position="end" svg:x="29.056cm" svg:y="9.558cm" style:legend-expansion="high" chart:style-name="ch3"/>
        <chart:plot-area chart:style-name="ch4" table:cell-range-address="Arkusz1.B3:Arkusz1.C8 Arkusz1.D2:Arkusz1.D2 Arkusz1.D778:Arkusz1.D778 Arkusz1.C779:Arkusz1.C790" chart:data-source-has-labels="row" svg:x="1.751cm" svg:y="2.535cm" svg:width="25.879cm" svg:height="16.316cm">
          <chartooo:coordinate-region svg:x="2.478cm" svg:y="2.748cm" svg:width="24.82cm" svg:height="15.43cm"/>
          <chart:axis chart:dimension="x" chart:name="primary-x" chart:style-name="ch5">
            <chart:title svg:x="14.104cm" svg:y="19.257cm" chart:style-name="ch6">
              <text:p>time [s]</text:p>
            </chart:title>
          </chart:axis>
          <chart:axis chart:dimension="y" chart:name="primary-y" chart:style-name="ch5">
            <chart:title svg:x="0.451cm" svg:y="11.094cm" chart:style-name="ch7">
              <text:p>error</text:p>
            </chart:title>
            <chart:grid chart:style-name="ch8" chart:class="major"/>
          </chart:axis>
          <chart:series chart:style-name="ch9" chart:values-cell-range-address="Arkusz1.C3:Arkusz1.C8" chart:label-cell-address="Arkusz1.D2:Arkusz1.D2" chart:class="chart:scatter">
            <chart:domain table:cell-range-address="Arkusz1.B3:Arkusz1.B8"/>
            <chart:data-point chart:repeated="6"/>
          </chart:series>
          <chart:series chart:style-name="ch10" chart:values-cell-range-address="Arkusz1.C779:Arkusz1.C790" chart:label-cell-address="Arkusz1.D778:Arkusz1.D778" chart:class="chart:scatter">
            <chart:domain table:cell-range-address="Arkusz1.B779:Arkusz1.B790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learn rate: 0.5, activation: hardOne</text:p>
                <draw:g>
                  <svg:desc>Arkusz1.D2:Arkusz1.D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learn rate: 0.1, activation: hardOne</text:p>
                <draw:g>
                  <svg:desc>Arkusz1.D778:Arkusz1.D7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49">
                <text:p>0.01949</text:p>
                <draw:g>
                  <svg:desc>Arkusz1.B3:Arkusz1.B8</svg:desc>
                </draw:g>
              </table:table-cell>
              <table:table-cell office:value-type="float" office:value="0.5">
                <text:p>0.5</text:p>
                <draw:g>
                  <svg:desc>Arkusz1.C3:Arkusz1.C8</svg:desc>
                </draw:g>
              </table:table-cell>
              <table:table-cell office:value-type="float" office:value="0.01962">
                <text:p>0.01962</text:p>
                <draw:g>
                  <svg:desc>Arkusz1.B779:Arkusz1.B790</svg:desc>
                </draw:g>
              </table:table-cell>
              <table:table-cell office:value-type="float" office:value="0.5">
                <text:p>0.5</text:p>
                <draw:g>
                  <svg:desc>Arkusz1.C779:Arkusz1.C7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43">
                <text:p>0.03843</text:p>
              </table:table-cell>
              <table:table-cell office:value-type="float" office:value="0.3">
                <text:p>0.3</text:p>
              </table:table-cell>
              <table:table-cell office:value-type="float" office:value="0.039">
                <text:p>0.0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65">
                <text:p>0.05765</text:p>
              </table:table-cell>
              <table:table-cell office:value-type="float" office:value="0.15">
                <text:p>0.15</text:p>
              </table:table-cell>
              <table:table-cell office:value-type="float" office:value="0.05845">
                <text:p>0.058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57">
                <text:p>0.07657</text:p>
              </table:table-cell>
              <table:table-cell office:value-type="float" office:value="0.15">
                <text:p>0.15</text:p>
              </table:table-cell>
              <table:table-cell office:value-type="float" office:value="0.07829">
                <text:p>0.078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99">
                <text:p>0.09599</text:p>
              </table:table-cell>
              <table:table-cell office:value-type="float" office:value="0.1">
                <text:p>0.1</text:p>
              </table:table-cell>
              <table:table-cell office:value-type="float" office:value="0.09774">
                <text:p>0.097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551">
                <text:p>0.11551</text:p>
              </table:table-cell>
              <table:table-cell office:value-type="float" office:value="0">
                <text:p>0</text:p>
              </table:table-cell>
              <table:table-cell office:value-type="float" office:value="0.11727">
                <text:p>0.1172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716">
                <text:p>0.137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">
                <text:p>0.156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623">
                <text:p>0.176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83">
                <text:p>0.1958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89">
                <text:p>0.2148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43">
                <text:p>0.234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92cm" svg:height="21.36cm" xlink:href=".." xlink:type="simple" chart:class="chart:scatter" chart:style-name="ch1">
        <chart:title svg:x="12.587cm" svg:y="0.563cm" chart:style-name="ch2">
          <text:p>Wykres zależności błędu MSE od czasu</text:p>
        </chart:title>
        <chart:legend chart:legend-position="end" svg:x="27.038cm" svg:y="10.106cm" style:legend-expansion="high" chart:style-name="ch3"/>
        <chart:plot-area chart:style-name="ch4" table:cell-range-address="Arkusz1.B12:Arkusz1.B774 Arkusz1.D12:Arkusz1.D12 Arkusz1.C13:Arkusz1.C774 Arkusz1.D794:Arkusz1.D794 Arkusz1.C795:Arkusz1.C949" chart:data-source-has-labels="row" svg:x="1.699cm" svg:y="2.623cm" svg:width="24.017cm" svg:height="17.302cm">
          <chartooo:coordinate-region svg:x="2.426cm" svg:y="2.835cm" svg:width="23.104cm" svg:height="16.417cm"/>
          <chart:axis chart:dimension="x" chart:name="primary-x" chart:style-name="ch5">
            <chart:title svg:x="13.16cm" svg:y="20.353cm" chart:style-name="ch6">
              <text:p>time[s]</text:p>
            </chart:title>
          </chart:axis>
          <chart:axis chart:dimension="y" chart:name="primary-y" chart:style-name="ch5">
            <chart:title svg:x="0.451cm" svg:y="11.675cm" chart:style-name="ch7">
              <text:p>error</text:p>
            </chart:title>
            <chart:grid chart:style-name="ch8" chart:class="major"/>
          </chart:axis>
          <chart:series chart:style-name="ch9" chart:values-cell-range-address="Arkusz1.C13:Arkusz1.C774" chart:label-cell-address="Arkusz1.D12:Arkusz1.D12" chart:class="chart:scatter">
            <chart:domain table:cell-range-address="Arkusz1.B13:Arkusz1.B774"/>
            <chart:data-point chart:repeated="762"/>
          </chart:series>
          <chart:series chart:style-name="ch10" chart:values-cell-range-address="Arkusz1.C795:Arkusz1.C949" chart:label-cell-address="Arkusz1.D794:Arkusz1.D794" chart:class="chart:scatter">
            <chart:domain table:cell-range-address="Arkusz1.B795:Arkusz1.B949"/>
            <chart:data-point chart:repeated="1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learn rate: 0.5, activation: ident</text:p>
                <draw:g>
                  <svg:desc>Arkusz1.D12:Arkusz1.D1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learn rate: 0.1, activation: ident</text:p>
                <draw:g>
                  <svg:desc>Arkusz1.D794:Arkusz1.D7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3">
                <text:p>0.0203</text:p>
                <draw:g>
                  <svg:desc>Arkusz1.B13:Arkusz1.B774</svg:desc>
                </draw:g>
              </table:table-cell>
              <table:table-cell office:value-type="float" office:value="1.99886355192601">
                <text:p>1.99886355192601</text:p>
                <draw:g>
                  <svg:desc>Arkusz1.C13:Arkusz1.C774</svg:desc>
                </draw:g>
              </table:table-cell>
              <table:table-cell office:value-type="float" office:value="0.01999">
                <text:p>0.01999</text:p>
                <draw:g>
                  <svg:desc>Arkusz1.B795:Arkusz1.B949</svg:desc>
                </draw:g>
              </table:table-cell>
              <table:table-cell office:value-type="float" office:value="2.13924909081896">
                <text:p>2.13924909081896</text:p>
                <draw:g>
                  <svg:desc>Arkusz1.C795:Arkusz1.C9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23">
                <text:p>0.04023</text:p>
              </table:table-cell>
              <table:table-cell office:value-type="float" office:value="0.348392553558452">
                <text:p>0.348392553558452</text:p>
              </table:table-cell>
              <table:table-cell office:value-type="float" office:value="0.03958">
                <text:p>0.03958</text:p>
              </table:table-cell>
              <table:table-cell office:value-type="float" office:value="0.259734753780733">
                <text:p>0.259734753780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24">
                <text:p>0.06024</text:p>
              </table:table-cell>
              <table:table-cell office:value-type="float" office:value="0.154644065417337">
                <text:p>0.154644065417337</text:p>
              </table:table-cell>
              <table:table-cell office:value-type="float" office:value="0.05965">
                <text:p>0.05965</text:p>
              </table:table-cell>
              <table:table-cell office:value-type="float" office:value="0.21643661142336">
                <text:p>0.21643661142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68">
                <text:p>0.08168</text:p>
              </table:table-cell>
              <table:table-cell office:value-type="float" office:value="0.11815589669548">
                <text:p>0.11815589669548</text:p>
              </table:table-cell>
              <table:table-cell office:value-type="float" office:value="0.07974">
                <text:p>0.07974</text:p>
              </table:table-cell>
              <table:table-cell office:value-type="float" office:value="0.119730888474974">
                <text:p>0.11973088847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316">
                <text:p>0.10316</text:p>
              </table:table-cell>
              <table:table-cell office:value-type="float" office:value="0.0627085652679535">
                <text:p>0.0627085652679535</text:p>
              </table:table-cell>
              <table:table-cell office:value-type="float" office:value="0.10007">
                <text:p>0.10007</text:p>
              </table:table-cell>
              <table:table-cell office:value-type="float" office:value="0.104670662526232">
                <text:p>0.104670662526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73">
                <text:p>0.12273</text:p>
              </table:table-cell>
              <table:table-cell office:value-type="float" office:value="0.0378050485003378">
                <text:p>0.0378050485003378</text:p>
              </table:table-cell>
              <table:table-cell office:value-type="float" office:value="0.12022">
                <text:p>0.12022</text:p>
              </table:table-cell>
              <table:table-cell office:value-type="float" office:value="0.0737997612022274">
                <text:p>0.0737997612022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27">
                <text:p>0.14227</text:p>
              </table:table-cell>
              <table:table-cell office:value-type="float" office:value="0.0407865156621047">
                <text:p>0.0407865156621047</text:p>
              </table:table-cell>
              <table:table-cell office:value-type="float" office:value="0.14065">
                <text:p>0.14065</text:p>
              </table:table-cell>
              <table:table-cell office:value-type="float" office:value="0.0726183426981806">
                <text:p>0.0726183426981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4">
                <text:p>0.1624</text:p>
              </table:table-cell>
              <table:table-cell office:value-type="float" office:value="0.0979691261634695">
                <text:p>0.0979691261634695</text:p>
              </table:table-cell>
              <table:table-cell office:value-type="float" office:value="0.16138">
                <text:p>0.16138</text:p>
              </table:table-cell>
              <table:table-cell office:value-type="float" office:value="0.0587170025566196">
                <text:p>0.0587170025566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252">
                <text:p>0.18252</text:p>
              </table:table-cell>
              <table:table-cell office:value-type="float" office:value="0.0682353019697384">
                <text:p>0.0682353019697384</text:p>
              </table:table-cell>
              <table:table-cell office:value-type="float" office:value="0.18142">
                <text:p>0.18142</text:p>
              </table:table-cell>
              <table:table-cell office:value-type="float" office:value="0.0476632798015771">
                <text:p>0.0476632798015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21">
                <text:p>0.2021</text:p>
              </table:table-cell>
              <table:table-cell office:value-type="float" office:value="0.0284364509024326">
                <text:p>0.0284364509024326</text:p>
              </table:table-cell>
              <table:table-cell office:value-type="float" office:value="0.20166">
                <text:p>0.20166</text:p>
              </table:table-cell>
              <table:table-cell office:value-type="float" office:value="0.0459688009492713">
                <text:p>0.0459688009492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166">
                <text:p>0.22166</text:p>
              </table:table-cell>
              <table:table-cell office:value-type="float" office:value="0.0249255831210186">
                <text:p>0.0249255831210186</text:p>
              </table:table-cell>
              <table:table-cell office:value-type="float" office:value="0.22173">
                <text:p>0.22173</text:p>
              </table:table-cell>
              <table:table-cell office:value-type="float" office:value="0.0359410468299487">
                <text:p>0.0359410468299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19">
                <text:p>0.2419</text:p>
              </table:table-cell>
              <table:table-cell office:value-type="float" office:value="0.0365722154619906">
                <text:p>0.0365722154619906</text:p>
              </table:table-cell>
              <table:table-cell office:value-type="float" office:value="0.2415">
                <text:p>0.2415</text:p>
              </table:table-cell>
              <table:table-cell office:value-type="float" office:value="0.032397856938163">
                <text:p>0.032397856938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201">
                <text:p>0.26201</text:p>
              </table:table-cell>
              <table:table-cell office:value-type="float" office:value="0.0227056488931726">
                <text:p>0.0227056488931726</text:p>
              </table:table-cell>
              <table:table-cell office:value-type="float" office:value="0.26154">
                <text:p>0.26154</text:p>
              </table:table-cell>
              <table:table-cell office:value-type="float" office:value="0.0289903804066653">
                <text:p>0.0289903804066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214">
                <text:p>0.28214</text:p>
              </table:table-cell>
              <table:table-cell office:value-type="float" office:value="0.0182146661489009">
                <text:p>0.0182146661489009</text:p>
              </table:table-cell>
              <table:table-cell office:value-type="float" office:value="0.28164">
                <text:p>0.28164</text:p>
              </table:table-cell>
              <table:table-cell office:value-type="float" office:value="0.0265826768160832">
                <text:p>0.0265826768160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248">
                <text:p>0.30248</text:p>
              </table:table-cell>
              <table:table-cell office:value-type="float" office:value="0.0508003194793105">
                <text:p>0.0508003194793105</text:p>
              </table:table-cell>
              <table:table-cell office:value-type="float" office:value="0.30168">
                <text:p>0.30168</text:p>
              </table:table-cell>
              <table:table-cell office:value-type="float" office:value="0.0240090808695493">
                <text:p>0.024009080869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317">
                <text:p>0.32317</text:p>
              </table:table-cell>
              <table:table-cell office:value-type="float" office:value="0.0153791006689272">
                <text:p>0.0153791006689272</text:p>
              </table:table-cell>
              <table:table-cell office:value-type="float" office:value="0.32162">
                <text:p>0.32162</text:p>
              </table:table-cell>
              <table:table-cell office:value-type="float" office:value="0.0219788563390577">
                <text:p>0.0219788563390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88">
                <text:p>0.34288</text:p>
              </table:table-cell>
              <table:table-cell office:value-type="float" office:value="0.0304560222652052">
                <text:p>0.0304560222652052</text:p>
              </table:table-cell>
              <table:table-cell office:value-type="float" office:value="0.34182">
                <text:p>0.34182</text:p>
              </table:table-cell>
              <table:table-cell office:value-type="float" office:value="0.0211599015467636">
                <text:p>0.0211599015467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322">
                <text:p>0.36322</text:p>
              </table:table-cell>
              <table:table-cell office:value-type="float" office:value="0.0170753520514097">
                <text:p>0.0170753520514097</text:p>
              </table:table-cell>
              <table:table-cell office:value-type="float" office:value="0.36176">
                <text:p>0.36176</text:p>
              </table:table-cell>
              <table:table-cell office:value-type="float" office:value="0.0182340823447638">
                <text:p>0.0182340823447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93">
                <text:p>0.38293</text:p>
              </table:table-cell>
              <table:table-cell office:value-type="float" office:value="0.0123324748944755">
                <text:p>0.0123324748944755</text:p>
              </table:table-cell>
              <table:table-cell office:value-type="float" office:value="0.38164">
                <text:p>0.38164</text:p>
              </table:table-cell>
              <table:table-cell office:value-type="float" office:value="0.0169956051869181">
                <text:p>0.0169956051869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364">
                <text:p>0.40364</text:p>
              </table:table-cell>
              <table:table-cell office:value-type="float" office:value="0.0264584868386829">
                <text:p>0.0264584868386829</text:p>
              </table:table-cell>
              <table:table-cell office:value-type="float" office:value="0.40159">
                <text:p>0.40159</text:p>
              </table:table-cell>
              <table:table-cell office:value-type="float" office:value="0.0161394895753201">
                <text:p>0.0161394895753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333">
                <text:p>0.42333</text:p>
              </table:table-cell>
              <table:table-cell office:value-type="float" office:value="0.0143815653700157">
                <text:p>0.0143815653700157</text:p>
              </table:table-cell>
              <table:table-cell office:value-type="float" office:value="0.42144">
                <text:p>0.42144</text:p>
              </table:table-cell>
              <table:table-cell office:value-type="float" office:value="0.0159363992699956">
                <text:p>0.0159363992699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3">
                <text:p>0.443</text:p>
              </table:table-cell>
              <table:table-cell office:value-type="float" office:value="0.00992195362140463">
                <text:p>0.00992195362140463</text:p>
              </table:table-cell>
              <table:table-cell office:value-type="float" office:value="0.44145">
                <text:p>0.44145</text:p>
              </table:table-cell>
              <table:table-cell office:value-type="float" office:value="0.0142232418229738">
                <text:p>0.0142232418229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317">
                <text:p>0.46317</text:p>
              </table:table-cell>
              <table:table-cell office:value-type="float" office:value="0.00977587262408407">
                <text:p>0.00977587262408407</text:p>
              </table:table-cell>
              <table:table-cell office:value-type="float" office:value="0.46146">
                <text:p>0.46146</text:p>
              </table:table-cell>
              <table:table-cell office:value-type="float" office:value="0.0123226707696999">
                <text:p>0.0123226707696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331">
                <text:p>0.48331</text:p>
              </table:table-cell>
              <table:table-cell office:value-type="float" office:value="0.0125318275881662">
                <text:p>0.0125318275881662</text:p>
              </table:table-cell>
              <table:table-cell office:value-type="float" office:value="0.48192">
                <text:p>0.48192</text:p>
              </table:table-cell>
              <table:table-cell office:value-type="float" office:value="0.0115844830825002">
                <text:p>0.0115844830825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309">
                <text:p>0.50309</text:p>
              </table:table-cell>
              <table:table-cell office:value-type="float" office:value="0.00837240475788087">
                <text:p>0.00837240475788087</text:p>
              </table:table-cell>
              <table:table-cell office:value-type="float" office:value="0.50233">
                <text:p>0.50233</text:p>
              </table:table-cell>
              <table:table-cell office:value-type="float" office:value="0.0108093498473598">
                <text:p>0.0108093498473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288">
                <text:p>0.52288</text:p>
              </table:table-cell>
              <table:table-cell office:value-type="float" office:value="0.00982604681303327">
                <text:p>0.00982604681303327</text:p>
              </table:table-cell>
              <table:table-cell office:value-type="float" office:value="0.52248">
                <text:p>0.52248</text:p>
              </table:table-cell>
              <table:table-cell office:value-type="float" office:value="0.0116250784501853">
                <text:p>0.0116250784501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24">
                <text:p>0.5424</text:p>
              </table:table-cell>
              <table:table-cell office:value-type="float" office:value="0.0110482303426135">
                <text:p>0.0110482303426135</text:p>
              </table:table-cell>
              <table:table-cell office:value-type="float" office:value="0.54275">
                <text:p>0.54275</text:p>
              </table:table-cell>
              <table:table-cell office:value-type="float" office:value="0.00942933055423163">
                <text:p>0.00942933055423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206">
                <text:p>0.56206</text:p>
              </table:table-cell>
              <table:table-cell office:value-type="float" office:value="0.0130910848665852">
                <text:p>0.0130910848665852</text:p>
              </table:table-cell>
              <table:table-cell office:value-type="float" office:value="0.56296">
                <text:p>0.56296</text:p>
              </table:table-cell>
              <table:table-cell office:value-type="float" office:value="0.00924393417803349">
                <text:p>0.00924393417803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266">
                <text:p>0.58266</text:p>
              </table:table-cell>
              <table:table-cell office:value-type="float" office:value="0.00598950277587635">
                <text:p>0.00598950277587635</text:p>
              </table:table-cell>
              <table:table-cell office:value-type="float" office:value="0.58305">
                <text:p>0.58305</text:p>
              </table:table-cell>
              <table:table-cell office:value-type="float" office:value="0.00803170798316411">
                <text:p>0.00803170798316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194">
                <text:p>0.60194</text:p>
              </table:table-cell>
              <table:table-cell office:value-type="float" office:value="0.0115790342171534">
                <text:p>0.0115790342171534</text:p>
              </table:table-cell>
              <table:table-cell office:value-type="float" office:value="0.60337">
                <text:p>0.60337</text:p>
              </table:table-cell>
              <table:table-cell office:value-type="float" office:value="0.00766379023429704">
                <text:p>0.00766379023429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147">
                <text:p>0.62147</text:p>
              </table:table-cell>
              <table:table-cell office:value-type="float" office:value="0.00922090774781437">
                <text:p>0.00922090774781437</text:p>
              </table:table-cell>
              <table:table-cell office:value-type="float" office:value="0.62358">
                <text:p>0.62358</text:p>
              </table:table-cell>
              <table:table-cell office:value-type="float" office:value="0.00706347737623964">
                <text:p>0.00706347737623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068">
                <text:p>0.64068</text:p>
              </table:table-cell>
              <table:table-cell office:value-type="float" office:value="0.0110243550866919">
                <text:p>0.0110243550866919</text:p>
              </table:table-cell>
              <table:table-cell office:value-type="float" office:value="0.64342">
                <text:p>0.64342</text:p>
              </table:table-cell>
              <table:table-cell office:value-type="float" office:value="0.00678404340891404">
                <text:p>0.00678404340891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027">
                <text:p>0.66027</text:p>
              </table:table-cell>
              <table:table-cell office:value-type="float" office:value="0.00509825508006183">
                <text:p>0.00509825508006183</text:p>
              </table:table-cell>
              <table:table-cell office:value-type="float" office:value="0.66282">
                <text:p>0.66282</text:p>
              </table:table-cell>
              <table:table-cell office:value-type="float" office:value="0.0062632341534974">
                <text:p>0.0062632341534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972">
                <text:p>0.67972</text:p>
              </table:table-cell>
              <table:table-cell office:value-type="float" office:value="0.00571336079154645">
                <text:p>0.00571336079154645</text:p>
              </table:table-cell>
              <table:table-cell office:value-type="float" office:value="0.68323">
                <text:p>0.68323</text:p>
              </table:table-cell>
              <table:table-cell office:value-type="float" office:value="0.00576347503036252">
                <text:p>0.00576347503036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25">
                <text:p>0.69925</text:p>
              </table:table-cell>
              <table:table-cell office:value-type="float" office:value="0.00485080264048489">
                <text:p>0.00485080264048489</text:p>
              </table:table-cell>
              <table:table-cell office:value-type="float" office:value="0.70316">
                <text:p>0.70316</text:p>
              </table:table-cell>
              <table:table-cell office:value-type="float" office:value="0.00571928666828627">
                <text:p>0.005719286668286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842">
                <text:p>0.71842</text:p>
              </table:table-cell>
              <table:table-cell office:value-type="float" office:value="0.00676769804900468">
                <text:p>0.00676769804900468</text:p>
              </table:table-cell>
              <table:table-cell office:value-type="float" office:value="0.72319">
                <text:p>0.72319</text:p>
              </table:table-cell>
              <table:table-cell office:value-type="float" office:value="0.00513761352102647">
                <text:p>0.00513761352102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79">
                <text:p>0.7379</text:p>
              </table:table-cell>
              <table:table-cell office:value-type="float" office:value="0.00427032052411047">
                <text:p>0.00427032052411047</text:p>
              </table:table-cell>
              <table:table-cell office:value-type="float" office:value="0.74316">
                <text:p>0.74316</text:p>
              </table:table-cell>
              <table:table-cell office:value-type="float" office:value="0.00494530110363964">
                <text:p>0.00494530110363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757">
                <text:p>0.75757</text:p>
              </table:table-cell>
              <table:table-cell office:value-type="float" office:value="0.00410838642174885">
                <text:p>0.00410838642174885</text:p>
              </table:table-cell>
              <table:table-cell office:value-type="float" office:value="0.76425">
                <text:p>0.76425</text:p>
              </table:table-cell>
              <table:table-cell office:value-type="float" office:value="0.00471392410830134">
                <text:p>0.00471392410830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749">
                <text:p>0.77749</text:p>
              </table:table-cell>
              <table:table-cell office:value-type="float" office:value="0.00332260408209642">
                <text:p>0.00332260408209642</text:p>
              </table:table-cell>
              <table:table-cell office:value-type="float" office:value="0.78434">
                <text:p>0.78434</text:p>
              </table:table-cell>
              <table:table-cell office:value-type="float" office:value="0.00424900491549825">
                <text:p>0.00424900491549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715">
                <text:p>0.79715</text:p>
              </table:table-cell>
              <table:table-cell office:value-type="float" office:value="0.00465877155711809">
                <text:p>0.00465877155711809</text:p>
              </table:table-cell>
              <table:table-cell office:value-type="float" office:value="0.80446">
                <text:p>0.80446</text:p>
              </table:table-cell>
              <table:table-cell office:value-type="float" office:value="0.00404411964813162">
                <text:p>0.004044119648131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663">
                <text:p>0.81663</text:p>
              </table:table-cell>
              <table:table-cell office:value-type="float" office:value="0.00461155513922492">
                <text:p>0.00461155513922492</text:p>
              </table:table-cell>
              <table:table-cell office:value-type="float" office:value="0.82457">
                <text:p>0.82457</text:p>
              </table:table-cell>
              <table:table-cell office:value-type="float" office:value="0.00382519263001369">
                <text:p>0.00382519263001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616">
                <text:p>0.83616</text:p>
              </table:table-cell>
              <table:table-cell office:value-type="float" office:value="0.003443559769788">
                <text:p>0.003443559769788</text:p>
              </table:table-cell>
              <table:table-cell office:value-type="float" office:value="0.84477">
                <text:p>0.84477</text:p>
              </table:table-cell>
              <table:table-cell office:value-type="float" office:value="0.00369483099884028">
                <text:p>0.00369483099884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547">
                <text:p>0.85547</text:p>
              </table:table-cell>
              <table:table-cell office:value-type="float" office:value="0.00293128542506194">
                <text:p>0.00293128542506194</text:p>
              </table:table-cell>
              <table:table-cell office:value-type="float" office:value="0.86475">
                <text:p>0.86475</text:p>
              </table:table-cell>
              <table:table-cell office:value-type="float" office:value="0.00347551328554227">
                <text:p>0.00347551328554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7515">
                <text:p>0.87515</text:p>
              </table:table-cell>
              <table:table-cell office:value-type="float" office:value="0.00324771073562295">
                <text:p>0.00324771073562295</text:p>
              </table:table-cell>
              <table:table-cell office:value-type="float" office:value="0.88483">
                <text:p>0.88483</text:p>
              </table:table-cell>
              <table:table-cell office:value-type="float" office:value="0.0032536744597506">
                <text:p>0.0032536744597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611">
                <text:p>0.89611</text:p>
              </table:table-cell>
              <table:table-cell office:value-type="float" office:value="0.00375559243071195">
                <text:p>0.00375559243071195</text:p>
              </table:table-cell>
              <table:table-cell office:value-type="float" office:value="0.90472">
                <text:p>0.90472</text:p>
              </table:table-cell>
              <table:table-cell office:value-type="float" office:value="0.00306605480999856">
                <text:p>0.003066054809998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738">
                <text:p>0.91738</text:p>
              </table:table-cell>
              <table:table-cell office:value-type="float" office:value="0.00493637330883219">
                <text:p>0.00493637330883219</text:p>
              </table:table-cell>
              <table:table-cell office:value-type="float" office:value="0.92455">
                <text:p>0.92455</text:p>
              </table:table-cell>
              <table:table-cell office:value-type="float" office:value="0.00297616724310679">
                <text:p>0.00297616724310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717">
                <text:p>0.93717</text:p>
              </table:table-cell>
              <table:table-cell office:value-type="float" office:value="0.0036863532410327">
                <text:p>0.0036863532410327</text:p>
              </table:table-cell>
              <table:table-cell office:value-type="float" office:value="0.94457">
                <text:p>0.94457</text:p>
              </table:table-cell>
              <table:table-cell office:value-type="float" office:value="0.00279131554150097">
                <text:p>0.00279131554150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654">
                <text:p>0.95654</text:p>
              </table:table-cell>
              <table:table-cell office:value-type="float" office:value="0.00308113067609598">
                <text:p>0.00308113067609598</text:p>
              </table:table-cell>
              <table:table-cell office:value-type="float" office:value="0.96444">
                <text:p>0.96444</text:p>
              </table:table-cell>
              <table:table-cell office:value-type="float" office:value="0.00257229191913798">
                <text:p>0.00257229191913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642">
                <text:p>0.97642</text:p>
              </table:table-cell>
              <table:table-cell office:value-type="float" office:value="0.00538140757120007">
                <text:p>0.00538140757120007</text:p>
              </table:table-cell>
              <table:table-cell office:value-type="float" office:value="0.98439">
                <text:p>0.98439</text:p>
              </table:table-cell>
              <table:table-cell office:value-type="float" office:value="0.00247436912081915">
                <text:p>0.00247436912081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604">
                <text:p>0.99604</text:p>
              </table:table-cell>
              <table:table-cell office:value-type="float" office:value="0.00294685328343156">
                <text:p>0.00294685328343156</text:p>
              </table:table-cell>
              <table:table-cell office:value-type="float" office:value="1.00494">
                <text:p>1.00494</text:p>
              </table:table-cell>
              <table:table-cell office:value-type="float" office:value="0.00229436732529692">
                <text:p>0.00229436732529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567">
                <text:p>1.01567</text:p>
              </table:table-cell>
              <table:table-cell office:value-type="float" office:value="0.00251918734833459">
                <text:p>0.00251918734833459</text:p>
              </table:table-cell>
              <table:table-cell office:value-type="float" office:value="1.0253">
                <text:p>1.0253</text:p>
              </table:table-cell>
              <table:table-cell office:value-type="float" office:value="0.00219657186803105">
                <text:p>0.00219657186803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3573">
                <text:p>1.03573</text:p>
              </table:table-cell>
              <table:table-cell office:value-type="float" office:value="0.00245165776050972">
                <text:p>0.00245165776050972</text:p>
              </table:table-cell>
              <table:table-cell office:value-type="float" office:value="1.04539">
                <text:p>1.04539</text:p>
              </table:table-cell>
              <table:table-cell office:value-type="float" office:value="0.00209536802036661">
                <text:p>0.00209536802036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5482">
                <text:p>1.05482</text:p>
              </table:table-cell>
              <table:table-cell office:value-type="float" office:value="0.00236885914953731">
                <text:p>0.00236885914953731</text:p>
              </table:table-cell>
              <table:table-cell office:value-type="float" office:value="1.0653">
                <text:p>1.0653</text:p>
              </table:table-cell>
              <table:table-cell office:value-type="float" office:value="0.0020216627193783">
                <text:p>0.00202166271937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448">
                <text:p>1.07448</text:p>
              </table:table-cell>
              <table:table-cell office:value-type="float" office:value="0.00287346297913714">
                <text:p>0.00287346297913714</text:p>
              </table:table-cell>
              <table:table-cell office:value-type="float" office:value="1.08551">
                <text:p>1.08551</text:p>
              </table:table-cell>
              <table:table-cell office:value-type="float" office:value="0.00189051753282626">
                <text:p>0.001890517532826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401">
                <text:p>1.09401</text:p>
              </table:table-cell>
              <table:table-cell office:value-type="float" office:value="0.00295031736406556">
                <text:p>0.00295031736406556</text:p>
              </table:table-cell>
              <table:table-cell office:value-type="float" office:value="1.10536">
                <text:p>1.10536</text:p>
              </table:table-cell>
              <table:table-cell office:value-type="float" office:value="0.00178680496839639">
                <text:p>0.001786804968396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1308">
                <text:p>1.11308</text:p>
              </table:table-cell>
              <table:table-cell office:value-type="float" office:value="0.00205423835541675">
                <text:p>0.00205423835541675</text:p>
              </table:table-cell>
              <table:table-cell office:value-type="float" office:value="1.1252">
                <text:p>1.1252</text:p>
              </table:table-cell>
              <table:table-cell office:value-type="float" office:value="0.00174210439348444">
                <text:p>0.00174210439348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271">
                <text:p>1.13271</text:p>
              </table:table-cell>
              <table:table-cell office:value-type="float" office:value="0.00305479165293675">
                <text:p>0.00305479165293675</text:p>
              </table:table-cell>
              <table:table-cell office:value-type="float" office:value="1.14599">
                <text:p>1.14599</text:p>
              </table:table-cell>
              <table:table-cell office:value-type="float" office:value="0.0016369287640886">
                <text:p>0.0016369287640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5208">
                <text:p>1.15208</text:p>
              </table:table-cell>
              <table:table-cell office:value-type="float" office:value="0.00266357223310707">
                <text:p>0.00266357223310707</text:p>
              </table:table-cell>
              <table:table-cell office:value-type="float" office:value="1.16634">
                <text:p>1.16634</text:p>
              </table:table-cell>
              <table:table-cell office:value-type="float" office:value="0.00157195085749435">
                <text:p>0.00157195085749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7119">
                <text:p>1.17119</text:p>
              </table:table-cell>
              <table:table-cell office:value-type="float" office:value="0.00207831322327706">
                <text:p>0.00207831322327706</text:p>
              </table:table-cell>
              <table:table-cell office:value-type="float" office:value="1.18656">
                <text:p>1.18656</text:p>
              </table:table-cell>
              <table:table-cell office:value-type="float" office:value="0.00148767557126705">
                <text:p>0.00148767557126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088">
                <text:p>1.19088</text:p>
              </table:table-cell>
              <table:table-cell office:value-type="float" office:value="0.00341343732705871">
                <text:p>0.00341343732705871</text:p>
              </table:table-cell>
              <table:table-cell office:value-type="float" office:value="1.20788">
                <text:p>1.20788</text:p>
              </table:table-cell>
              <table:table-cell office:value-type="float" office:value="0.0013942722088884">
                <text:p>0.0013942722088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028">
                <text:p>1.21028</text:p>
              </table:table-cell>
              <table:table-cell office:value-type="float" office:value="0.00212857907037015">
                <text:p>0.00212857907037015</text:p>
              </table:table-cell>
              <table:table-cell office:value-type="float" office:value="1.22792">
                <text:p>1.22792</text:p>
              </table:table-cell>
              <table:table-cell office:value-type="float" office:value="0.00137112320770775">
                <text:p>0.00137112320770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964">
                <text:p>1.22964</text:p>
              </table:table-cell>
              <table:table-cell office:value-type="float" office:value="0.00243481486846551">
                <text:p>0.00243481486846551</text:p>
              </table:table-cell>
              <table:table-cell office:value-type="float" office:value="1.24809">
                <text:p>1.24809</text:p>
              </table:table-cell>
              <table:table-cell office:value-type="float" office:value="0.00129697300450028">
                <text:p>0.001296973004500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885">
                <text:p>1.24885</text:p>
              </table:table-cell>
              <table:table-cell office:value-type="float" office:value="0.0017817304619905">
                <text:p>0.0017817304619905</text:p>
              </table:table-cell>
              <table:table-cell office:value-type="float" office:value="1.26856">
                <text:p>1.26856</text:p>
              </table:table-cell>
              <table:table-cell office:value-type="float" office:value="0.00123464688149515">
                <text:p>0.001234646881495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825">
                <text:p>1.26825</text:p>
              </table:table-cell>
              <table:table-cell office:value-type="float" office:value="0.0020309396932732">
                <text:p>0.0020309396932732</text:p>
              </table:table-cell>
              <table:table-cell office:value-type="float" office:value="1.28889">
                <text:p>1.28889</text:p>
              </table:table-cell>
              <table:table-cell office:value-type="float" office:value="0.00118466378863026">
                <text:p>0.00118466378863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792">
                <text:p>1.28792</text:p>
              </table:table-cell>
              <table:table-cell office:value-type="float" office:value="0.00204162191112767">
                <text:p>0.00204162191112767</text:p>
              </table:table-cell>
              <table:table-cell office:value-type="float" office:value="1.309">
                <text:p>1.309</text:p>
              </table:table-cell>
              <table:table-cell office:value-type="float" office:value="0.00112389499023598">
                <text:p>0.001123894990235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0754">
                <text:p>1.30754</text:p>
              </table:table-cell>
              <table:table-cell office:value-type="float" office:value="0.00193732712643799">
                <text:p>0.00193732712643799</text:p>
              </table:table-cell>
              <table:table-cell office:value-type="float" office:value="1.32943">
                <text:p>1.32943</text:p>
              </table:table-cell>
              <table:table-cell office:value-type="float" office:value="0.00107068976408813">
                <text:p>0.00107068976408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696">
                <text:p>1.32696</text:p>
              </table:table-cell>
              <table:table-cell office:value-type="float" office:value="0.00253719104127005">
                <text:p>0.00253719104127005</text:p>
              </table:table-cell>
              <table:table-cell office:value-type="float" office:value="1.35064">
                <text:p>1.35064</text:p>
              </table:table-cell>
              <table:table-cell office:value-type="float" office:value="0.0010294185833859">
                <text:p>0.00102941858338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636">
                <text:p>1.34636</text:p>
              </table:table-cell>
              <table:table-cell office:value-type="float" office:value="0.00184506103463367">
                <text:p>0.00184506103463367</text:p>
              </table:table-cell>
              <table:table-cell office:value-type="float" office:value="1.37138">
                <text:p>1.37138</text:p>
              </table:table-cell>
              <table:table-cell office:value-type="float" office:value="0.000995292091738669">
                <text:p>0.000995292091738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577">
                <text:p>1.36577</text:p>
              </table:table-cell>
              <table:table-cell office:value-type="float" office:value="0.00167188172547429">
                <text:p>0.00167188172547429</text:p>
              </table:table-cell>
              <table:table-cell office:value-type="float" office:value="1.39206">
                <text:p>1.39206</text:p>
              </table:table-cell>
              <table:table-cell office:value-type="float" office:value="0.000940111667423708">
                <text:p>0.000940111667423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515">
                <text:p>1.38515</text:p>
              </table:table-cell>
              <table:table-cell office:value-type="float" office:value="0.0016982358358451">
                <text:p>0.0016982358358451</text:p>
              </table:table-cell>
              <table:table-cell office:value-type="float" office:value="1.41235">
                <text:p>1.41235</text:p>
              </table:table-cell>
              <table:table-cell office:value-type="float" office:value="0.000908061255996606">
                <text:p>0.000908061255996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0477">
                <text:p>1.40477</text:p>
              </table:table-cell>
              <table:table-cell office:value-type="float" office:value="0.00157983000739967">
                <text:p>0.00157983000739967</text:p>
              </table:table-cell>
              <table:table-cell office:value-type="float" office:value="1.43267">
                <text:p>1.43267</text:p>
              </table:table-cell>
              <table:table-cell office:value-type="float" office:value="0.000885213882369478">
                <text:p>0.000885213882369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455">
                <text:p>1.42455</text:p>
              </table:table-cell>
              <table:table-cell office:value-type="float" office:value="0.00246302544629923">
                <text:p>0.00246302544629923</text:p>
              </table:table-cell>
              <table:table-cell office:value-type="float" office:value="1.45328">
                <text:p>1.45328</text:p>
              </table:table-cell>
              <table:table-cell office:value-type="float" office:value="0.00083184784934379">
                <text:p>0.00083184784934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44">
                <text:p>1.4444</text:p>
              </table:table-cell>
              <table:table-cell office:value-type="float" office:value="0.00168268484122417">
                <text:p>0.00168268484122417</text:p>
              </table:table-cell>
              <table:table-cell office:value-type="float" office:value="1.47381">
                <text:p>1.47381</text:p>
              </table:table-cell>
              <table:table-cell office:value-type="float" office:value="0.000819504705723763">
                <text:p>0.000819504705723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497">
                <text:p>1.46497</text:p>
              </table:table-cell>
              <table:table-cell office:value-type="float" office:value="0.00177361674427852">
                <text:p>0.00177361674427852</text:p>
              </table:table-cell>
              <table:table-cell office:value-type="float" office:value="1.49417">
                <text:p>1.49417</text:p>
              </table:table-cell>
              <table:table-cell office:value-type="float" office:value="0.000770030615441455">
                <text:p>0.000770030615441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543">
                <text:p>1.48543</text:p>
              </table:table-cell>
              <table:table-cell office:value-type="float" office:value="0.00144320187126219">
                <text:p>0.00144320187126219</text:p>
              </table:table-cell>
              <table:table-cell office:value-type="float" office:value="1.51482">
                <text:p>1.51482</text:p>
              </table:table-cell>
              <table:table-cell office:value-type="float" office:value="0.000738047685183686">
                <text:p>0.000738047685183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509">
                <text:p>1.50509</text:p>
              </table:table-cell>
              <table:table-cell office:value-type="float" office:value="0.00159672444673946">
                <text:p>0.00159672444673946</text:p>
              </table:table-cell>
              <table:table-cell office:value-type="float" office:value="1.53526">
                <text:p>1.53526</text:p>
              </table:table-cell>
              <table:table-cell office:value-type="float" office:value="0.00071755826332002">
                <text:p>0.00071755826332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456">
                <text:p>1.52456</text:p>
              </table:table-cell>
              <table:table-cell office:value-type="float" office:value="0.00161037802082384">
                <text:p>0.00161037802082384</text:p>
              </table:table-cell>
              <table:table-cell office:value-type="float" office:value="1.5559">
                <text:p>1.5559</text:p>
              </table:table-cell>
              <table:table-cell office:value-type="float" office:value="0.000696705482310761">
                <text:p>0.000696705482310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381">
                <text:p>1.54381</text:p>
              </table:table-cell>
              <table:table-cell office:value-type="float" office:value="0.00174342667250982">
                <text:p>0.00174342667250982</text:p>
              </table:table-cell>
              <table:table-cell office:value-type="float" office:value="1.57662">
                <text:p>1.57662</text:p>
              </table:table-cell>
              <table:table-cell office:value-type="float" office:value="0.000665287815790922">
                <text:p>0.000665287815790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314">
                <text:p>1.56314</text:p>
              </table:table-cell>
              <table:table-cell office:value-type="float" office:value="0.00160445538649158">
                <text:p>0.00160445538649158</text:p>
              </table:table-cell>
              <table:table-cell office:value-type="float" office:value="1.59691">
                <text:p>1.59691</text:p>
              </table:table-cell>
              <table:table-cell office:value-type="float" office:value="0.000638063597108433">
                <text:p>0.0006380635971084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314">
                <text:p>1.58314</text:p>
              </table:table-cell>
              <table:table-cell office:value-type="float" office:value="0.00169702273003791">
                <text:p>0.00169702273003791</text:p>
              </table:table-cell>
              <table:table-cell office:value-type="float" office:value="1.61749">
                <text:p>1.61749</text:p>
              </table:table-cell>
              <table:table-cell office:value-type="float" office:value="0.000627237829919573">
                <text:p>0.0006272378299195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0441">
                <text:p>1.60441</text:p>
              </table:table-cell>
              <table:table-cell office:value-type="float" office:value="0.00137012929708322">
                <text:p>0.00137012929708322</text:p>
              </table:table-cell>
              <table:table-cell office:value-type="float" office:value="1.63755">
                <text:p>1.63755</text:p>
              </table:table-cell>
              <table:table-cell office:value-type="float" office:value="0.000596194940234945">
                <text:p>0.000596194940234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413">
                <text:p>1.62413</text:p>
              </table:table-cell>
              <table:table-cell office:value-type="float" office:value="0.00127751137555935">
                <text:p>0.00127751137555935</text:p>
              </table:table-cell>
              <table:table-cell office:value-type="float" office:value="1.65826">
                <text:p>1.65826</text:p>
              </table:table-cell>
              <table:table-cell office:value-type="float" office:value="0.000578921491839242">
                <text:p>0.0005789214918392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343">
                <text:p>1.64343</text:p>
              </table:table-cell>
              <table:table-cell office:value-type="float" office:value="0.00167419602619231">
                <text:p>0.00167419602619231</text:p>
              </table:table-cell>
              <table:table-cell office:value-type="float" office:value="1.67839">
                <text:p>1.67839</text:p>
              </table:table-cell>
              <table:table-cell office:value-type="float" office:value="0.000556171648474887">
                <text:p>0.0005561716484748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264">
                <text:p>1.66264</text:p>
              </table:table-cell>
              <table:table-cell office:value-type="float" office:value="0.00135113864904969">
                <text:p>0.00135113864904969</text:p>
              </table:table-cell>
              <table:table-cell office:value-type="float" office:value="1.69957">
                <text:p>1.69957</text:p>
              </table:table-cell>
              <table:table-cell office:value-type="float" office:value="0.000538173960662712">
                <text:p>0.000538173960662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204">
                <text:p>1.68204</text:p>
              </table:table-cell>
              <table:table-cell office:value-type="float" office:value="0.00133819765211059">
                <text:p>0.00133819765211059</text:p>
              </table:table-cell>
              <table:table-cell office:value-type="float" office:value="1.72063">
                <text:p>1.72063</text:p>
              </table:table-cell>
              <table:table-cell office:value-type="float" office:value="0.00053059612123276">
                <text:p>0.000530596121232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145">
                <text:p>1.70145</text:p>
              </table:table-cell>
              <table:table-cell office:value-type="float" office:value="0.00125038970788265">
                <text:p>0.00125038970788265</text:p>
              </table:table-cell>
              <table:table-cell office:value-type="float" office:value="1.74136">
                <text:p>1.74136</text:p>
              </table:table-cell>
              <table:table-cell office:value-type="float" office:value="0.000505850158855088">
                <text:p>0.000505850158855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081">
                <text:p>1.72081</text:p>
              </table:table-cell>
              <table:table-cell office:value-type="float" office:value="0.00119970191867212">
                <text:p>0.00119970191867212</text:p>
              </table:table-cell>
              <table:table-cell office:value-type="float" office:value="1.76213">
                <text:p>1.76213</text:p>
              </table:table-cell>
              <table:table-cell office:value-type="float" office:value="0.000495115218767754">
                <text:p>0.0004951152187677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018">
                <text:p>1.74018</text:p>
              </table:table-cell>
              <table:table-cell office:value-type="float" office:value="0.00142906722052592">
                <text:p>0.00142906722052592</text:p>
              </table:table-cell>
              <table:table-cell office:value-type="float" office:value="1.7824">
                <text:p>1.7824</text:p>
              </table:table-cell>
              <table:table-cell office:value-type="float" office:value="0.000474755751581263">
                <text:p>0.000474755751581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5969">
                <text:p>1.75969</text:p>
              </table:table-cell>
              <table:table-cell office:value-type="float" office:value="0.0013244753828639">
                <text:p>0.0013244753828639</text:p>
              </table:table-cell>
              <table:table-cell office:value-type="float" office:value="1.80322">
                <text:p>1.80322</text:p>
              </table:table-cell>
              <table:table-cell office:value-type="float" office:value="0.00047160327838139">
                <text:p>0.000471603278381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7904">
                <text:p>1.77904</text:p>
              </table:table-cell>
              <table:table-cell office:value-type="float" office:value="0.00176607768353764">
                <text:p>0.00176607768353764</text:p>
              </table:table-cell>
              <table:table-cell office:value-type="float" office:value="1.82374">
                <text:p>1.82374</text:p>
              </table:table-cell>
              <table:table-cell office:value-type="float" office:value="0.000444353992967076">
                <text:p>0.000444353992967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9816">
                <text:p>1.79816</text:p>
              </table:table-cell>
              <table:table-cell office:value-type="float" office:value="0.00140813190709442">
                <text:p>0.00140813190709442</text:p>
              </table:table-cell>
              <table:table-cell office:value-type="float" office:value="1.84394">
                <text:p>1.84394</text:p>
              </table:table-cell>
              <table:table-cell office:value-type="float" office:value="0.000438917965337935">
                <text:p>0.000438917965337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1771">
                <text:p>1.81771</text:p>
              </table:table-cell>
              <table:table-cell office:value-type="float" office:value="0.00116256669033042">
                <text:p>0.00116256669033042</text:p>
              </table:table-cell>
              <table:table-cell office:value-type="float" office:value="1.86414">
                <text:p>1.86414</text:p>
              </table:table-cell>
              <table:table-cell office:value-type="float" office:value="0.000417125574506309">
                <text:p>0.000417125574506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3768">
                <text:p>1.83768</text:p>
              </table:table-cell>
              <table:table-cell office:value-type="float" office:value="0.00110561943007318">
                <text:p>0.00110561943007318</text:p>
              </table:table-cell>
              <table:table-cell office:value-type="float" office:value="1.88412">
                <text:p>1.88412</text:p>
              </table:table-cell>
              <table:table-cell office:value-type="float" office:value="0.000406058025388774">
                <text:p>0.0004060580253887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5774">
                <text:p>1.85774</text:p>
              </table:table-cell>
              <table:table-cell office:value-type="float" office:value="0.00112723742433694">
                <text:p>0.00112723742433694</text:p>
              </table:table-cell>
              <table:table-cell office:value-type="float" office:value="1.90423">
                <text:p>1.90423</text:p>
              </table:table-cell>
              <table:table-cell office:value-type="float" office:value="0.000395533922015292">
                <text:p>0.000395533922015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7737">
                <text:p>1.87737</text:p>
              </table:table-cell>
              <table:table-cell office:value-type="float" office:value="0.00111299342756243">
                <text:p>0.00111299342756243</text:p>
              </table:table-cell>
              <table:table-cell office:value-type="float" office:value="1.92445">
                <text:p>1.92445</text:p>
              </table:table-cell>
              <table:table-cell office:value-type="float" office:value="0.000388208404423452">
                <text:p>0.000388208404423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9684">
                <text:p>1.89684</text:p>
              </table:table-cell>
              <table:table-cell office:value-type="float" office:value="0.00107683250363134">
                <text:p>0.00107683250363134</text:p>
              </table:table-cell>
              <table:table-cell office:value-type="float" office:value="1.94459">
                <text:p>1.94459</text:p>
              </table:table-cell>
              <table:table-cell office:value-type="float" office:value="0.000369621565081339">
                <text:p>0.000369621565081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1605">
                <text:p>1.91605</text:p>
              </table:table-cell>
              <table:table-cell office:value-type="float" office:value="0.00111164176929632">
                <text:p>0.00111164176929632</text:p>
              </table:table-cell>
              <table:table-cell office:value-type="float" office:value="1.96485">
                <text:p>1.96485</text:p>
              </table:table-cell>
              <table:table-cell office:value-type="float" office:value="0.000363085846987331">
                <text:p>0.0003630858469873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3531">
                <text:p>1.93531</text:p>
              </table:table-cell>
              <table:table-cell office:value-type="float" office:value="0.00143713393909791">
                <text:p>0.00143713393909791</text:p>
              </table:table-cell>
              <table:table-cell office:value-type="float" office:value="1.98457">
                <text:p>1.98457</text:p>
              </table:table-cell>
              <table:table-cell office:value-type="float" office:value="0.000361504045177908">
                <text:p>0.0003615040451779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552">
                <text:p>1.9552</text:p>
              </table:table-cell>
              <table:table-cell office:value-type="float" office:value="0.00108219223963342">
                <text:p>0.00108219223963342</text:p>
              </table:table-cell>
              <table:table-cell office:value-type="float" office:value="2.00496">
                <text:p>2.00496</text:p>
              </table:table-cell>
              <table:table-cell office:value-type="float" office:value="0.00033986581254811">
                <text:p>0.00033986581254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7705">
                <text:p>1.97705</text:p>
              </table:table-cell>
              <table:table-cell office:value-type="float" office:value="0.00104921692301192">
                <text:p>0.00104921692301192</text:p>
              </table:table-cell>
              <table:table-cell office:value-type="float" office:value="2.02513">
                <text:p>2.02513</text:p>
              </table:table-cell>
              <table:table-cell office:value-type="float" office:value="0.000330236241554886">
                <text:p>0.0003302362415548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9724">
                <text:p>1.99724</text:p>
              </table:table-cell>
              <table:table-cell office:value-type="float" office:value="0.00102508457082061">
                <text:p>0.00102508457082061</text:p>
              </table:table-cell>
              <table:table-cell office:value-type="float" office:value="2.04483">
                <text:p>2.04483</text:p>
              </table:table-cell>
              <table:table-cell office:value-type="float" office:value="0.000332346467574987">
                <text:p>0.000332346467574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1696">
                <text:p>2.01696</text:p>
              </table:table-cell>
              <table:table-cell office:value-type="float" office:value="0.00098989373323968">
                <text:p>0.00098989373323968</text:p>
              </table:table-cell>
              <table:table-cell office:value-type="float" office:value="2.06541">
                <text:p>2.06541</text:p>
              </table:table-cell>
              <table:table-cell office:value-type="float" office:value="0.00031388091072322">
                <text:p>0.00031388091072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3705">
                <text:p>2.03705</text:p>
              </table:table-cell>
              <table:table-cell office:value-type="float" office:value="0.00112172877075211">
                <text:p>0.00112172877075211</text:p>
              </table:table-cell>
              <table:table-cell office:value-type="float" office:value="2.08527">
                <text:p>2.08527</text:p>
              </table:table-cell>
              <table:table-cell office:value-type="float" office:value="0.000305523453710035">
                <text:p>0.0003055234537100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5619">
                <text:p>2.05619</text:p>
              </table:table-cell>
              <table:table-cell office:value-type="float" office:value="0.000994331869292511">
                <text:p>0.000994331869292511</text:p>
              </table:table-cell>
              <table:table-cell office:value-type="float" office:value="2.1056">
                <text:p>2.1056</text:p>
              </table:table-cell>
              <table:table-cell office:value-type="float" office:value="0.000298868858582746">
                <text:p>0.000298868858582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7587">
                <text:p>2.07587</text:p>
              </table:table-cell>
              <table:table-cell office:value-type="float" office:value="0.000989336660785307">
                <text:p>0.000989336660785307</text:p>
              </table:table-cell>
              <table:table-cell office:value-type="float" office:value="2.12588">
                <text:p>2.12588</text:p>
              </table:table-cell>
              <table:table-cell office:value-type="float" office:value="0.000299962299113534">
                <text:p>0.000299962299113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9587">
                <text:p>2.09587</text:p>
              </table:table-cell>
              <table:table-cell office:value-type="float" office:value="0.00117982797089323">
                <text:p>0.00117982797089323</text:p>
              </table:table-cell>
              <table:table-cell office:value-type="float" office:value="2.14588">
                <text:p>2.14588</text:p>
              </table:table-cell>
              <table:table-cell office:value-type="float" office:value="0.00028581900631654">
                <text:p>0.000285819006316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1531">
                <text:p>2.11531</text:p>
              </table:table-cell>
              <table:table-cell office:value-type="float" office:value="0.000965408063730996">
                <text:p>0.000965408063730996</text:p>
              </table:table-cell>
              <table:table-cell office:value-type="float" office:value="2.16565">
                <text:p>2.16565</text:p>
              </table:table-cell>
              <table:table-cell office:value-type="float" office:value="0.000275718043930212">
                <text:p>0.000275718043930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3509">
                <text:p>2.13509</text:p>
              </table:table-cell>
              <table:table-cell office:value-type="float" office:value="0.000937688236370516">
                <text:p>0.000937688236370516</text:p>
              </table:table-cell>
              <table:table-cell office:value-type="float" office:value="2.18554">
                <text:p>2.18554</text:p>
              </table:table-cell>
              <table:table-cell office:value-type="float" office:value="0.000268187949861805">
                <text:p>0.0002681879498618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5438">
                <text:p>2.15438</text:p>
              </table:table-cell>
              <table:table-cell office:value-type="float" office:value="0.000994841561228678">
                <text:p>0.000994841561228678</text:p>
              </table:table-cell>
              <table:table-cell office:value-type="float" office:value="2.2061">
                <text:p>2.2061</text:p>
              </table:table-cell>
              <table:table-cell office:value-type="float" office:value="0.000263454120262259">
                <text:p>0.0002634541202622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7356">
                <text:p>2.17356</text:p>
              </table:table-cell>
              <table:table-cell office:value-type="float" office:value="0.00112007894511471">
                <text:p>0.00112007894511471</text:p>
              </table:table-cell>
              <table:table-cell office:value-type="float" office:value="2.22842">
                <text:p>2.22842</text:p>
              </table:table-cell>
              <table:table-cell office:value-type="float" office:value="0.000258098367014297">
                <text:p>0.000258098367014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19354">
                <text:p>2.19354</text:p>
              </table:table-cell>
              <table:table-cell office:value-type="float" office:value="0.00101485007668507">
                <text:p>0.00101485007668507</text:p>
              </table:table-cell>
              <table:table-cell office:value-type="float" office:value="2.24929">
                <text:p>2.24929</text:p>
              </table:table-cell>
              <table:table-cell office:value-type="float" office:value="0.000247982506591419">
                <text:p>0.000247982506591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1336">
                <text:p>2.21336</text:p>
              </table:table-cell>
              <table:table-cell office:value-type="float" office:value="0.000893632953416305">
                <text:p>0.000893632953416305</text:p>
              </table:table-cell>
              <table:table-cell office:value-type="float" office:value="2.27048">
                <text:p>2.27048</text:p>
              </table:table-cell>
              <table:table-cell office:value-type="float" office:value="0.000244662493093386">
                <text:p>0.0002446624930933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3328">
                <text:p>2.23328</text:p>
              </table:table-cell>
              <table:table-cell office:value-type="float" office:value="0.000877573997434899">
                <text:p>0.000877573997434899</text:p>
              </table:table-cell>
              <table:table-cell office:value-type="float" office:value="2.29101">
                <text:p>2.29101</text:p>
              </table:table-cell>
              <table:table-cell office:value-type="float" office:value="0.000238067765923866">
                <text:p>0.000238067765923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318">
                <text:p>2.25318</text:p>
              </table:table-cell>
              <table:table-cell office:value-type="float" office:value="0.000856819483856492">
                <text:p>0.000856819483856492</text:p>
              </table:table-cell>
              <table:table-cell office:value-type="float" office:value="2.31142">
                <text:p>2.31142</text:p>
              </table:table-cell>
              <table:table-cell office:value-type="float" office:value="0.000232209682697797">
                <text:p>0.000232209682697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7297">
                <text:p>2.27297</text:p>
              </table:table-cell>
              <table:table-cell office:value-type="float" office:value="0.000942513758970657">
                <text:p>0.000942513758970657</text:p>
              </table:table-cell>
              <table:table-cell office:value-type="float" office:value="2.33202">
                <text:p>2.33202</text:p>
              </table:table-cell>
              <table:table-cell office:value-type="float" office:value="0.000226176942487621">
                <text:p>0.0002261769424876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93">
                <text:p>2.293</text:p>
              </table:table-cell>
              <table:table-cell office:value-type="float" office:value="0.000878666916029678">
                <text:p>0.000878666916029678</text:p>
              </table:table-cell>
              <table:table-cell office:value-type="float" office:value="2.35308">
                <text:p>2.35308</text:p>
              </table:table-cell>
              <table:table-cell office:value-type="float" office:value="0.000220740266490071">
                <text:p>0.0002207402664900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128">
                <text:p>2.3128</text:p>
              </table:table-cell>
              <table:table-cell office:value-type="float" office:value="0.000861817498392054">
                <text:p>0.000861817498392054</text:p>
              </table:table-cell>
              <table:table-cell office:value-type="float" office:value="2.37302">
                <text:p>2.37302</text:p>
              </table:table-cell>
              <table:table-cell office:value-type="float" office:value="0.000216750279508079">
                <text:p>0.000216750279508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253">
                <text:p>2.33253</text:p>
              </table:table-cell>
              <table:table-cell office:value-type="float" office:value="0.000824453329069189">
                <text:p>0.000824453329069189</text:p>
              </table:table-cell>
              <table:table-cell office:value-type="float" office:value="2.39366">
                <text:p>2.39366</text:p>
              </table:table-cell>
              <table:table-cell office:value-type="float" office:value="0.000210450784959142">
                <text:p>0.0002104507849591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5259">
                <text:p>2.35259</text:p>
              </table:table-cell>
              <table:table-cell office:value-type="float" office:value="0.000887846404892088">
                <text:p>0.000887846404892088</text:p>
              </table:table-cell>
              <table:table-cell office:value-type="float" office:value="2.41439">
                <text:p>2.41439</text:p>
              </table:table-cell>
              <table:table-cell office:value-type="float" office:value="0.000206945035987881">
                <text:p>0.0002069450359878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7239">
                <text:p>2.37239</text:p>
              </table:table-cell>
              <table:table-cell office:value-type="float" office:value="0.00085361813493604">
                <text:p>0.00085361813493604</text:p>
              </table:table-cell>
              <table:table-cell office:value-type="float" office:value="2.43509">
                <text:p>2.43509</text:p>
              </table:table-cell>
              <table:table-cell office:value-type="float" office:value="0.000201080655609148">
                <text:p>0.000201080655609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39259">
                <text:p>2.39259</text:p>
              </table:table-cell>
              <table:table-cell office:value-type="float" office:value="0.000797426119470699">
                <text:p>0.000797426119470699</text:p>
              </table:table-cell>
              <table:table-cell office:value-type="float" office:value="2.45516">
                <text:p>2.45516</text:p>
              </table:table-cell>
              <table:table-cell office:value-type="float" office:value="0.000195450608377858">
                <text:p>0.0001954506083778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1214">
                <text:p>2.41214</text:p>
              </table:table-cell>
              <table:table-cell office:value-type="float" office:value="0.000795780779348088">
                <text:p>0.000795780779348088</text:p>
              </table:table-cell>
              <table:table-cell office:value-type="float" office:value="2.47495">
                <text:p>2.47495</text:p>
              </table:table-cell>
              <table:table-cell office:value-type="float" office:value="0.000191750954093153">
                <text:p>0.000191750954093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3172">
                <text:p>2.43172</text:p>
              </table:table-cell>
              <table:table-cell office:value-type="float" office:value="0.000777741180382717">
                <text:p>0.000777741180382717</text:p>
              </table:table-cell>
              <table:table-cell office:value-type="float" office:value="2.49526">
                <text:p>2.49526</text:p>
              </table:table-cell>
              <table:table-cell office:value-type="float" office:value="0.000187116593399017">
                <text:p>0.000187116593399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5144">
                <text:p>2.45144</text:p>
              </table:table-cell>
              <table:table-cell office:value-type="float" office:value="0.000808859973117758">
                <text:p>0.000808859973117758</text:p>
              </table:table-cell>
              <table:table-cell office:value-type="float" office:value="2.51552">
                <text:p>2.51552</text:p>
              </table:table-cell>
              <table:table-cell office:value-type="float" office:value="0.00018372742609331">
                <text:p>0.000183727426093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7149">
                <text:p>2.47149</text:p>
              </table:table-cell>
              <table:table-cell office:value-type="float" office:value="0.000776483168093204">
                <text:p>0.000776483168093204</text:p>
              </table:table-cell>
              <table:table-cell office:value-type="float" office:value="2.53572">
                <text:p>2.53572</text:p>
              </table:table-cell>
              <table:table-cell office:value-type="float" office:value="0.000179020710772947">
                <text:p>0.0001790207107729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49148">
                <text:p>2.49148</text:p>
              </table:table-cell>
              <table:table-cell office:value-type="float" office:value="0.00075840922491672">
                <text:p>0.00075840922491672</text:p>
              </table:table-cell>
              <table:table-cell office:value-type="float" office:value="2.55587">
                <text:p>2.55587</text:p>
              </table:table-cell>
              <table:table-cell office:value-type="float" office:value="0.000175075962508403">
                <text:p>0.000175075962508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1192">
                <text:p>2.51192</text:p>
              </table:table-cell>
              <table:table-cell office:value-type="float" office:value="0.000777199682843834">
                <text:p>0.000777199682843834</text:p>
              </table:table-cell>
              <table:table-cell office:value-type="float" office:value="2.57606">
                <text:p>2.57606</text:p>
              </table:table-cell>
              <table:table-cell office:value-type="float" office:value="0.000171456551917468">
                <text:p>0.0001714565519174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3168">
                <text:p>2.53168</text:p>
              </table:table-cell>
              <table:table-cell office:value-type="float" office:value="0.00074503227788842">
                <text:p>0.00074503227788842</text:p>
              </table:table-cell>
              <table:table-cell office:value-type="float" office:value="2.59681">
                <text:p>2.59681</text:p>
              </table:table-cell>
              <table:table-cell office:value-type="float" office:value="0.000171635377645194">
                <text:p>0.0001716353776451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5157">
                <text:p>2.55157</text:p>
              </table:table-cell>
              <table:table-cell office:value-type="float" office:value="0.000777547569607461">
                <text:p>0.000777547569607461</text:p>
              </table:table-cell>
              <table:table-cell office:value-type="float" office:value="2.61703">
                <text:p>2.61703</text:p>
              </table:table-cell>
              <table:table-cell office:value-type="float" office:value="0.000164612717858101">
                <text:p>0.0001646127178581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7157">
                <text:p>2.57157</text:p>
              </table:table-cell>
              <table:table-cell office:value-type="float" office:value="0.000733752849345665">
                <text:p>0.000733752849345665</text:p>
              </table:table-cell>
              <table:table-cell office:value-type="float" office:value="2.63689">
                <text:p>2.63689</text:p>
              </table:table-cell>
              <table:table-cell office:value-type="float" office:value="0.000160387493316406">
                <text:p>0.0001603874933164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9189">
                <text:p>2.59189</text:p>
              </table:table-cell>
              <table:table-cell office:value-type="float" office:value="0.000742943905393642">
                <text:p>0.000742943905393642</text:p>
              </table:table-cell>
              <table:table-cell office:value-type="float" office:value="2.65698">
                <text:p>2.65698</text:p>
              </table:table-cell>
              <table:table-cell office:value-type="float" office:value="0.000158119330822925">
                <text:p>0.000158119330822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1163">
                <text:p>2.61163</text:p>
              </table:table-cell>
              <table:table-cell office:value-type="float" office:value="0.00071447880509508">
                <text:p>0.00071447880509508</text:p>
              </table:table-cell>
              <table:table-cell office:value-type="float" office:value="2.67704">
                <text:p>2.67704</text:p>
              </table:table-cell>
              <table:table-cell office:value-type="float" office:value="0.000153927261414142">
                <text:p>0.0001539272614141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3159">
                <text:p>2.63159</text:p>
              </table:table-cell>
              <table:table-cell office:value-type="float" office:value="0.000715348679516008">
                <text:p>0.000715348679516008</text:p>
              </table:table-cell>
              <table:table-cell office:value-type="float" office:value="2.69692">
                <text:p>2.69692</text:p>
              </table:table-cell>
              <table:table-cell office:value-type="float" office:value="0.000153772144537908">
                <text:p>0.0001537721445379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5114">
                <text:p>2.65114</text:p>
              </table:table-cell>
              <table:table-cell office:value-type="float" office:value="0.000726103977140205">
                <text:p>0.000726103977140205</text:p>
              </table:table-cell>
              <table:table-cell office:value-type="float" office:value="2.71698">
                <text:p>2.71698</text:p>
              </table:table-cell>
              <table:table-cell office:value-type="float" office:value="0.000147725501191064">
                <text:p>0.000147725501191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7088">
                <text:p>2.67088</text:p>
              </table:table-cell>
              <table:table-cell office:value-type="float" office:value="0.000718412830260004">
                <text:p>0.000718412830260004</text:p>
              </table:table-cell>
              <table:table-cell office:value-type="float" office:value="2.73727">
                <text:p>2.73727</text:p>
              </table:table-cell>
              <table:table-cell office:value-type="float" office:value="0.000145492883492953">
                <text:p>0.0001454928834929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9127">
                <text:p>2.69127</text:p>
              </table:table-cell>
              <table:table-cell office:value-type="float" office:value="0.000713536108660914">
                <text:p>0.000713536108660914</text:p>
              </table:table-cell>
              <table:table-cell office:value-type="float" office:value="2.75732">
                <text:p>2.75732</text:p>
              </table:table-cell>
              <table:table-cell office:value-type="float" office:value="0.000141785049890806">
                <text:p>0.0001417850498908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1082">
                <text:p>2.71082</text:p>
              </table:table-cell>
              <table:table-cell office:value-type="float" office:value="0.000689777636761577">
                <text:p>0.000689777636761577</text:p>
              </table:table-cell>
              <table:table-cell office:value-type="float" office:value="2.77733">
                <text:p>2.77733</text:p>
              </table:table-cell>
              <table:table-cell office:value-type="float" office:value="0.000139604239590859">
                <text:p>0.000139604239590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302">
                <text:p>2.7302</text:p>
              </table:table-cell>
              <table:table-cell office:value-type="float" office:value="0.00071827706753287">
                <text:p>0.00071827706753287</text:p>
              </table:table-cell>
              <table:table-cell office:value-type="float" office:value="2.79765">
                <text:p>2.79765</text:p>
              </table:table-cell>
              <table:table-cell office:value-type="float" office:value="0.000135908646575357">
                <text:p>0.000135908646575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4955">
                <text:p>2.74955</text:p>
              </table:table-cell>
              <table:table-cell office:value-type="float" office:value="0.000718513144208314">
                <text:p>0.000718513144208314</text:p>
              </table:table-cell>
              <table:table-cell office:value-type="float" office:value="2.81816">
                <text:p>2.81816</text:p>
              </table:table-cell>
              <table:table-cell office:value-type="float" office:value="0.000134166596087858">
                <text:p>0.0001341665960878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6871">
                <text:p>2.76871</text:p>
              </table:table-cell>
              <table:table-cell office:value-type="float" office:value="0.000656634277697994">
                <text:p>0.000656634277697994</text:p>
              </table:table-cell>
              <table:table-cell office:value-type="float" office:value="2.83819">
                <text:p>2.83819</text:p>
              </table:table-cell>
              <table:table-cell office:value-type="float" office:value="0.000130805361699249">
                <text:p>0.0001308053616992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8839">
                <text:p>2.78839</text:p>
              </table:table-cell>
              <table:table-cell office:value-type="float" office:value="0.000722095105838875">
                <text:p>0.000722095105838875</text:p>
              </table:table-cell>
              <table:table-cell office:value-type="float" office:value="2.85799">
                <text:p>2.85799</text:p>
              </table:table-cell>
              <table:table-cell office:value-type="float" office:value="0.000130235813464746">
                <text:p>0.0001302358134647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083">
                <text:p>2.8083</text:p>
              </table:table-cell>
              <table:table-cell office:value-type="float" office:value="0.000678293271073691">
                <text:p>0.000678293271073691</text:p>
              </table:table-cell>
              <table:table-cell office:value-type="float" office:value="2.87788">
                <text:p>2.87788</text:p>
              </table:table-cell>
              <table:table-cell office:value-type="float" office:value="0.000130461433588144">
                <text:p>0.0001304614335881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2833">
                <text:p>2.82833</text:p>
              </table:table-cell>
              <table:table-cell office:value-type="float" office:value="0.000680192355449734">
                <text:p>0.000680192355449734</text:p>
              </table:table-cell>
              <table:table-cell office:value-type="float" office:value="2.89796">
                <text:p>2.89796</text:p>
              </table:table-cell>
              <table:table-cell office:value-type="float" office:value="0.000124058354653872">
                <text:p>0.000124058354653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4778">
                <text:p>2.84778</text:p>
              </table:table-cell>
              <table:table-cell office:value-type="float" office:value="0.00066549309334551">
                <text:p>0.00066549309334551</text:p>
              </table:table-cell>
              <table:table-cell office:value-type="float" office:value="2.91783">
                <text:p>2.91783</text:p>
              </table:table-cell>
              <table:table-cell office:value-type="float" office:value="0.000120975435342606">
                <text:p>0.000120975435342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6759">
                <text:p>2.86759</text:p>
              </table:table-cell>
              <table:table-cell office:value-type="float" office:value="0.000653813683678406">
                <text:p>0.000653813683678406</text:p>
              </table:table-cell>
              <table:table-cell office:value-type="float" office:value="2.93775">
                <text:p>2.93775</text:p>
              </table:table-cell>
              <table:table-cell office:value-type="float" office:value="0.000120846552477277">
                <text:p>0.0001208465524772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8794">
                <text:p>2.88794</text:p>
              </table:table-cell>
              <table:table-cell office:value-type="float" office:value="0.000685817241554143">
                <text:p>0.000685817241554143</text:p>
              </table:table-cell>
              <table:table-cell office:value-type="float" office:value="2.9579">
                <text:p>2.9579</text:p>
              </table:table-cell>
              <table:table-cell office:value-type="float" office:value="0.000116638641487082">
                <text:p>0.000116638641487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076">
                <text:p>2.9076</text:p>
              </table:table-cell>
              <table:table-cell office:value-type="float" office:value="0.000697333421408106">
                <text:p>0.000697333421408106</text:p>
              </table:table-cell>
              <table:table-cell office:value-type="float" office:value="2.97774">
                <text:p>2.97774</text:p>
              </table:table-cell>
              <table:table-cell office:value-type="float" office:value="0.000115671015102961">
                <text:p>0.0001156710151029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2668">
                <text:p>2.92668</text:p>
              </table:table-cell>
              <table:table-cell office:value-type="float" office:value="0.000676096834765249">
                <text:p>0.000676096834765249</text:p>
              </table:table-cell>
              <table:table-cell office:value-type="float" office:value="2.99804">
                <text:p>2.99804</text:p>
              </table:table-cell>
              <table:table-cell office:value-type="float" office:value="0.000113056721722084">
                <text:p>0.000113056721722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4633">
                <text:p>2.94633</text:p>
              </table:table-cell>
              <table:table-cell office:value-type="float" office:value="0.000655753003907684">
                <text:p>0.000655753003907684</text:p>
              </table:table-cell>
              <table:table-cell office:value-type="float" office:value="3.01868">
                <text:p>3.01868</text:p>
              </table:table-cell>
              <table:table-cell office:value-type="float" office:value="0.000110851297890434">
                <text:p>0.000110851297890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6679">
                <text:p>2.96679</text:p>
              </table:table-cell>
              <table:table-cell office:value-type="float" office:value="0.000711269373644369">
                <text:p>0.000711269373644369</text:p>
              </table:table-cell>
              <table:table-cell office:value-type="float" office:value="3.03868">
                <text:p>3.03868</text:p>
              </table:table-cell>
              <table:table-cell office:value-type="float" office:value="0.00010895961081568">
                <text:p>0.000108959610815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8639">
                <text:p>2.98639</text:p>
              </table:table-cell>
              <table:table-cell office:value-type="float" office:value="0.000613364228228239">
                <text:p>0.000613364228228239</text:p>
              </table:table-cell>
              <table:table-cell office:value-type="float" office:value="3.0593">
                <text:p>3.0593</text:p>
              </table:table-cell>
              <table:table-cell office:value-type="float" office:value="0.000106276089270808">
                <text:p>0.0001062760892708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0574">
                <text:p>3.00574</text:p>
              </table:table-cell>
              <table:table-cell office:value-type="float" office:value="0.000682320702626202">
                <text:p>0.000682320702626202</text:p>
              </table:table-cell>
              <table:table-cell office:value-type="float" office:value="3.08002">
                <text:p>3.08002</text:p>
              </table:table-cell>
              <table:table-cell office:value-type="float" office:value="0.000107888215069287">
                <text:p>0.000107888215069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2593">
                <text:p>3.02593</text:p>
              </table:table-cell>
              <table:table-cell office:value-type="float" office:value="0.000642203637292495">
                <text:p>0.000642203637292495</text:p>
              </table:table-cell>
              <table:table-cell office:value-type="float" office:value="3.10068">
                <text:p>3.10068</text:p>
              </table:table-cell>
              <table:table-cell office:value-type="float" office:value="0.000106841602018405">
                <text:p>0.000106841602018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4629">
                <text:p>3.04629</text:p>
              </table:table-cell>
              <table:table-cell office:value-type="float" office:value="0.000633281509288647">
                <text:p>0.000633281509288647</text:p>
              </table:table-cell>
              <table:table-cell office:value-type="float" office:value="3.12252">
                <text:p>3.12252</text:p>
              </table:table-cell>
              <table:table-cell office:value-type="float" office:value="0.000102194231451006">
                <text:p>0.0001021942314510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665">
                <text:p>3.0665</text:p>
              </table:table-cell>
              <table:table-cell office:value-type="float" office:value="0.000615687964118493">
                <text:p>0.000615687964118493</text:p>
              </table:table-cell>
              <table:table-cell office:value-type="float" office:value="3.14349">
                <text:p>3.14349</text:p>
              </table:table-cell>
              <table:table-cell office:value-type="float" office:value="0.0000996397159312056">
                <text:p>0.0000996397159312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8618">
                <text:p>3.08618</text:p>
              </table:table-cell>
              <table:table-cell office:value-type="float" office:value="0.000621046269164372">
                <text:p>0.00062104626916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0591">
                <text:p>3.10591</text:p>
              </table:table-cell>
              <table:table-cell office:value-type="float" office:value="0.000601412730196872">
                <text:p>0.000601412730196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256">
                <text:p>3.1256</text:p>
              </table:table-cell>
              <table:table-cell office:value-type="float" office:value="0.000587001270011825">
                <text:p>0.00058700127001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4529">
                <text:p>3.14529</text:p>
              </table:table-cell>
              <table:table-cell office:value-type="float" office:value="0.00058003880032564">
                <text:p>0.00058003880032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6492">
                <text:p>3.16492</text:p>
              </table:table-cell>
              <table:table-cell office:value-type="float" office:value="0.000596487168413563">
                <text:p>0.00059648716841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18457">
                <text:p>3.18457</text:p>
              </table:table-cell>
              <table:table-cell office:value-type="float" office:value="0.000725623378179887">
                <text:p>0.000725623378179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0471">
                <text:p>3.20471</text:p>
              </table:table-cell>
              <table:table-cell office:value-type="float" office:value="0.000577743850418529">
                <text:p>0.00057774385041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2432">
                <text:p>3.22432</text:p>
              </table:table-cell>
              <table:table-cell office:value-type="float" office:value="0.000620411136812176">
                <text:p>0.0006204111368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4451">
                <text:p>3.24451</text:p>
              </table:table-cell>
              <table:table-cell office:value-type="float" office:value="0.000584331611666596">
                <text:p>0.00058433161166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6434">
                <text:p>3.26434</text:p>
              </table:table-cell>
              <table:table-cell office:value-type="float" office:value="0.000617941078514505">
                <text:p>0.00061794107851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8447">
                <text:p>3.28447</text:p>
              </table:table-cell>
              <table:table-cell office:value-type="float" office:value="0.000574673198378835">
                <text:p>0.000574673198378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0454">
                <text:p>3.30454</text:p>
              </table:table-cell>
              <table:table-cell office:value-type="float" office:value="0.000560932337585517">
                <text:p>0.00056093233758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2457">
                <text:p>3.32457</text:p>
              </table:table-cell>
              <table:table-cell office:value-type="float" office:value="0.000550344981135883">
                <text:p>0.000550344981135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4439">
                <text:p>3.34439</text:p>
              </table:table-cell>
              <table:table-cell office:value-type="float" office:value="0.000554753498986135">
                <text:p>0.00055475349898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6441">
                <text:p>3.36441</text:p>
              </table:table-cell>
              <table:table-cell office:value-type="float" office:value="0.000555574771671749">
                <text:p>0.00055557477167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3853">
                <text:p>3.3853</text:p>
              </table:table-cell>
              <table:table-cell office:value-type="float" office:value="0.000543504578524837">
                <text:p>0.000543504578524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566">
                <text:p>3.40566</text:p>
              </table:table-cell>
              <table:table-cell office:value-type="float" office:value="0.00052168571004784">
                <text:p>0.0005216857100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257">
                <text:p>3.4257</text:p>
              </table:table-cell>
              <table:table-cell office:value-type="float" office:value="0.000533893639359532">
                <text:p>0.00053389363935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4527">
                <text:p>3.44527</text:p>
              </table:table-cell>
              <table:table-cell office:value-type="float" office:value="0.000520119634055783">
                <text:p>0.00052011963405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659">
                <text:p>3.4659</text:p>
              </table:table-cell>
              <table:table-cell office:value-type="float" office:value="0.000523247756054017">
                <text:p>0.00052324775605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8605">
                <text:p>3.48605</text:p>
              </table:table-cell>
              <table:table-cell office:value-type="float" office:value="0.000513212624982682">
                <text:p>0.00051321262498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0638">
                <text:p>3.50638</text:p>
              </table:table-cell>
              <table:table-cell office:value-type="float" office:value="0.000515651243749667">
                <text:p>0.00051565124374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2636">
                <text:p>3.52636</text:p>
              </table:table-cell>
              <table:table-cell office:value-type="float" office:value="0.000531166922780791">
                <text:p>0.00053116692278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4646">
                <text:p>3.54646</text:p>
              </table:table-cell>
              <table:table-cell office:value-type="float" office:value="0.000509767483642121">
                <text:p>0.00050976748364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6657">
                <text:p>3.56657</text:p>
              </table:table-cell>
              <table:table-cell office:value-type="float" office:value="0.000506978172809219">
                <text:p>0.00050697817280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58765">
                <text:p>3.58765</text:p>
              </table:table-cell>
              <table:table-cell office:value-type="float" office:value="0.000504063269646011">
                <text:p>0.000504063269646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0701">
                <text:p>3.60701</text:p>
              </table:table-cell>
              <table:table-cell office:value-type="float" office:value="0.000567304838665983">
                <text:p>0.00056730483866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2617">
                <text:p>3.62617</text:p>
              </table:table-cell>
              <table:table-cell office:value-type="float" office:value="0.00052811664559625">
                <text:p>0.0005281166455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4538">
                <text:p>3.64538</text:p>
              </table:table-cell>
              <table:table-cell office:value-type="float" office:value="0.00053286489789636">
                <text:p>0.0005328648978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6456">
                <text:p>3.66456</text:p>
              </table:table-cell>
              <table:table-cell office:value-type="float" office:value="0.000486022302972101">
                <text:p>0.00048602230297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8387">
                <text:p>3.68387</text:p>
              </table:table-cell>
              <table:table-cell office:value-type="float" office:value="0.000486222955843894">
                <text:p>0.0004862229558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041">
                <text:p>3.7041</text:p>
              </table:table-cell>
              <table:table-cell office:value-type="float" office:value="0.000486572634609052">
                <text:p>0.000486572634609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2431">
                <text:p>3.72431</text:p>
              </table:table-cell>
              <table:table-cell office:value-type="float" office:value="0.000480189910906775">
                <text:p>0.00048018991090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4462">
                <text:p>3.74462</text:p>
              </table:table-cell>
              <table:table-cell office:value-type="float" office:value="0.000483228248605546">
                <text:p>0.00048322824860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6494">
                <text:p>3.76494</text:p>
              </table:table-cell>
              <table:table-cell office:value-type="float" office:value="0.000468009785231881">
                <text:p>0.00046800978523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8552">
                <text:p>3.78552</text:p>
              </table:table-cell>
              <table:table-cell office:value-type="float" office:value="0.000468258942959848">
                <text:p>0.000468258942959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0593">
                <text:p>3.80593</text:p>
              </table:table-cell>
              <table:table-cell office:value-type="float" office:value="0.000465689016112122">
                <text:p>0.00046568901611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2608">
                <text:p>3.82608</text:p>
              </table:table-cell>
              <table:table-cell office:value-type="float" office:value="0.000508508516135988">
                <text:p>0.00050850851613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4629">
                <text:p>3.84629</text:p>
              </table:table-cell>
              <table:table-cell office:value-type="float" office:value="0.000480936372992535">
                <text:p>0.000480936372992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6638">
                <text:p>3.86638</text:p>
              </table:table-cell>
              <table:table-cell office:value-type="float" office:value="0.000457279173081696">
                <text:p>0.00045727917308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8717">
                <text:p>3.88717</text:p>
              </table:table-cell>
              <table:table-cell office:value-type="float" office:value="0.000524732548316572">
                <text:p>0.00052473254831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0708">
                <text:p>3.90708</text:p>
              </table:table-cell>
              <table:table-cell office:value-type="float" office:value="0.000524893541690095">
                <text:p>0.00052489354169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2715">
                <text:p>3.92715</text:p>
              </table:table-cell>
              <table:table-cell office:value-type="float" office:value="0.000456576711592439">
                <text:p>0.0004565767115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4724">
                <text:p>3.94724</text:p>
              </table:table-cell>
              <table:table-cell office:value-type="float" office:value="0.000487705923075464">
                <text:p>0.00048770592307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6719">
                <text:p>3.96719</text:p>
              </table:table-cell>
              <table:table-cell office:value-type="float" office:value="0.000490843309675838">
                <text:p>0.000490843309675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98714">
                <text:p>3.98714</text:p>
              </table:table-cell>
              <table:table-cell office:value-type="float" office:value="0.00045541606530972">
                <text:p>0.0004554160653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0699">
                <text:p>4.00699</text:p>
              </table:table-cell>
              <table:table-cell office:value-type="float" office:value="0.00045309816490131">
                <text:p>0.0004530981649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2693">
                <text:p>4.02693</text:p>
              </table:table-cell>
              <table:table-cell office:value-type="float" office:value="0.00047994686814256">
                <text:p>0.0004799468681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4655">
                <text:p>4.04655</text:p>
              </table:table-cell>
              <table:table-cell office:value-type="float" office:value="0.000443393669640913">
                <text:p>0.00044339366964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6591">
                <text:p>4.06591</text:p>
              </table:table-cell>
              <table:table-cell office:value-type="float" office:value="0.000433519848545065">
                <text:p>0.000433519848545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08606">
                <text:p>4.08606</text:p>
              </table:table-cell>
              <table:table-cell office:value-type="float" office:value="0.000450987822928814">
                <text:p>0.00045098782292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0596">
                <text:p>4.10596</text:p>
              </table:table-cell>
              <table:table-cell office:value-type="float" office:value="0.000438697574675337">
                <text:p>0.00043869757467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2526">
                <text:p>4.12526</text:p>
              </table:table-cell>
              <table:table-cell office:value-type="float" office:value="0.000489710095640176">
                <text:p>0.000489710095640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4468">
                <text:p>4.14468</text:p>
              </table:table-cell>
              <table:table-cell office:value-type="float" office:value="0.000438159314219197">
                <text:p>0.00043815931421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6413">
                <text:p>4.16413</text:p>
              </table:table-cell>
              <table:table-cell office:value-type="float" office:value="0.000437684169959649">
                <text:p>0.0004376841699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18371">
                <text:p>4.18371</text:p>
              </table:table-cell>
              <table:table-cell office:value-type="float" office:value="0.000437744165802525">
                <text:p>0.00043774416580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0304">
                <text:p>4.20304</text:p>
              </table:table-cell>
              <table:table-cell office:value-type="float" office:value="0.00042532915397233">
                <text:p>0.0004253291539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2194">
                <text:p>4.22194</text:p>
              </table:table-cell>
              <table:table-cell office:value-type="float" office:value="0.000440091966245008">
                <text:p>0.000440091966245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4106">
                <text:p>4.24106</text:p>
              </table:table-cell>
              <table:table-cell office:value-type="float" office:value="0.00041674112529657">
                <text:p>0.0004167411252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6025">
                <text:p>4.26025</text:p>
              </table:table-cell>
              <table:table-cell office:value-type="float" office:value="0.000410295434011946">
                <text:p>0.00041029543401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7911">
                <text:p>4.27911</text:p>
              </table:table-cell>
              <table:table-cell office:value-type="float" office:value="0.000410518620566402">
                <text:p>0.00041051862056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29851">
                <text:p>4.29851</text:p>
              </table:table-cell>
              <table:table-cell office:value-type="float" office:value="0.000427006075525854">
                <text:p>0.00042700607552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1781">
                <text:p>4.31781</text:p>
              </table:table-cell>
              <table:table-cell office:value-type="float" office:value="0.000405019014784042">
                <text:p>0.00040501901478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3724">
                <text:p>4.33724</text:p>
              </table:table-cell>
              <table:table-cell office:value-type="float" office:value="0.000407480732792433">
                <text:p>0.00040748073279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5649">
                <text:p>4.35649</text:p>
              </table:table-cell>
              <table:table-cell office:value-type="float" office:value="0.000403274112069097">
                <text:p>0.00040327411206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37588">
                <text:p>4.37588</text:p>
              </table:table-cell>
              <table:table-cell office:value-type="float" office:value="0.00043830486316898">
                <text:p>0.0004383048631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39809">
                <text:p>4.39809</text:p>
              </table:table-cell>
              <table:table-cell office:value-type="float" office:value="0.000392607853247134">
                <text:p>0.000392607853247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1741">
                <text:p>4.41741</text:p>
              </table:table-cell>
              <table:table-cell office:value-type="float" office:value="0.000424991127840422">
                <text:p>0.00042499112784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366">
                <text:p>4.4366</text:p>
              </table:table-cell>
              <table:table-cell office:value-type="float" office:value="0.000393242156810571">
                <text:p>0.00039324215681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5593">
                <text:p>4.45593</text:p>
              </table:table-cell>
              <table:table-cell office:value-type="float" office:value="0.000405326981660462">
                <text:p>0.000405326981660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7627">
                <text:p>4.47627</text:p>
              </table:table-cell>
              <table:table-cell office:value-type="float" office:value="0.000401409052649838">
                <text:p>0.00040140905264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49769">
                <text:p>4.49769</text:p>
              </table:table-cell>
              <table:table-cell office:value-type="float" office:value="0.000392833647146054">
                <text:p>0.00039283364714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1754">
                <text:p>4.51754</text:p>
              </table:table-cell>
              <table:table-cell office:value-type="float" office:value="0.000387962914745064">
                <text:p>0.00038796291474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3708">
                <text:p>4.53708</text:p>
              </table:table-cell>
              <table:table-cell office:value-type="float" office:value="0.000392564168847462">
                <text:p>0.000392564168847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5643">
                <text:p>4.55643</text:p>
              </table:table-cell>
              <table:table-cell office:value-type="float" office:value="0.000404559533811171">
                <text:p>0.00040455953381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57575">
                <text:p>4.57575</text:p>
              </table:table-cell>
              <table:table-cell office:value-type="float" office:value="0.000396172370252355">
                <text:p>0.00039617237025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59522">
                <text:p>4.59522</text:p>
              </table:table-cell>
              <table:table-cell office:value-type="float" office:value="0.000389319252085321">
                <text:p>0.00038931925208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151">
                <text:p>4.6151</text:p>
              </table:table-cell>
              <table:table-cell office:value-type="float" office:value="0.000374522145262307">
                <text:p>0.00037452214526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3483">
                <text:p>4.63483</text:p>
              </table:table-cell>
              <table:table-cell office:value-type="float" office:value="0.000389306671235643">
                <text:p>0.00038930667123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5389">
                <text:p>4.65389</text:p>
              </table:table-cell>
              <table:table-cell office:value-type="float" office:value="0.000369154281685061">
                <text:p>0.000369154281685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67356">
                <text:p>4.67356</text:p>
              </table:table-cell>
              <table:table-cell office:value-type="float" office:value="0.000380345839431298">
                <text:p>0.00038034583943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69317">
                <text:p>4.69317</text:p>
              </table:table-cell>
              <table:table-cell office:value-type="float" office:value="0.000376137160471376">
                <text:p>0.0003761371604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1247">
                <text:p>4.71247</text:p>
              </table:table-cell>
              <table:table-cell office:value-type="float" office:value="0.00037737069403658">
                <text:p>0.00037737069403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3199">
                <text:p>4.73199</text:p>
              </table:table-cell>
              <table:table-cell office:value-type="float" office:value="0.000370975889058193">
                <text:p>0.00037097588905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5131">
                <text:p>4.75131</text:p>
              </table:table-cell>
              <table:table-cell office:value-type="float" office:value="0.000365471515052478">
                <text:p>0.00036547151505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7065">
                <text:p>4.77065</text:p>
              </table:table-cell>
              <table:table-cell office:value-type="float" office:value="0.00040911990866261">
                <text:p>0.0004091199086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79043">
                <text:p>4.79043</text:p>
              </table:table-cell>
              <table:table-cell office:value-type="float" office:value="0.000365275172441023">
                <text:p>0.00036527517244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1123">
                <text:p>4.81123</text:p>
              </table:table-cell>
              <table:table-cell office:value-type="float" office:value="0.000377118382952451">
                <text:p>0.00037711838295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325">
                <text:p>4.8325</text:p>
              </table:table-cell>
              <table:table-cell office:value-type="float" office:value="0.000385809179587195">
                <text:p>0.000385809179587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5175">
                <text:p>4.85175</text:p>
              </table:table-cell>
              <table:table-cell office:value-type="float" office:value="0.00037248029517016">
                <text:p>0.0003724802951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87122">
                <text:p>4.87122</text:p>
              </table:table-cell>
              <table:table-cell office:value-type="float" office:value="0.000357156238897476">
                <text:p>0.000357156238897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89071">
                <text:p>4.89071</text:p>
              </table:table-cell>
              <table:table-cell office:value-type="float" office:value="0.000384768176249159">
                <text:p>0.00038476817624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1009">
                <text:p>4.91009</text:p>
              </table:table-cell>
              <table:table-cell office:value-type="float" office:value="0.000349796017454556">
                <text:p>0.00034979601745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2961">
                <text:p>4.92961</text:p>
              </table:table-cell>
              <table:table-cell office:value-type="float" office:value="0.000365502204999949">
                <text:p>0.000365502204999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4889">
                <text:p>4.94889</text:p>
              </table:table-cell>
              <table:table-cell office:value-type="float" office:value="0.000347859354551424">
                <text:p>0.00034785935455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6859">
                <text:p>4.96859</text:p>
              </table:table-cell>
              <table:table-cell office:value-type="float" office:value="0.000367629802938511">
                <text:p>0.00036762980293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98796">
                <text:p>4.98796</text:p>
              </table:table-cell>
              <table:table-cell office:value-type="float" office:value="0.000364005598714687">
                <text:p>0.000364005598714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082">
                <text:p>5.0082</text:p>
              </table:table-cell>
              <table:table-cell office:value-type="float" office:value="0.000346001997639386">
                <text:p>0.000346001997639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2775">
                <text:p>5.02775</text:p>
              </table:table-cell>
              <table:table-cell office:value-type="float" office:value="0.000363400132531987">
                <text:p>0.0003634001325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4707">
                <text:p>5.04707</text:p>
              </table:table-cell>
              <table:table-cell office:value-type="float" office:value="0.000362657203464253">
                <text:p>0.0003626572034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06679">
                <text:p>5.06679</text:p>
              </table:table-cell>
              <table:table-cell office:value-type="float" office:value="0.000352555439881564">
                <text:p>0.00035255543988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8716">
                <text:p>5.08716</text:p>
              </table:table-cell>
              <table:table-cell office:value-type="float" office:value="0.000344848152203617">
                <text:p>0.00034484815220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0685">
                <text:p>5.10685</text:p>
              </table:table-cell>
              <table:table-cell office:value-type="float" office:value="0.00033649298279421">
                <text:p>0.0003364929827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2649">
                <text:p>5.12649</text:p>
              </table:table-cell>
              <table:table-cell office:value-type="float" office:value="0.000339003392395518">
                <text:p>0.00033900339239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458">
                <text:p>5.1458</text:p>
              </table:table-cell>
              <table:table-cell office:value-type="float" office:value="0.000333903882688138">
                <text:p>0.000333903882688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16511">
                <text:p>5.16511</text:p>
              </table:table-cell>
              <table:table-cell office:value-type="float" office:value="0.000340049287283664">
                <text:p>0.00034004928728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18484">
                <text:p>5.18484</text:p>
              </table:table-cell>
              <table:table-cell office:value-type="float" office:value="0.00033064267753417">
                <text:p>0.0003306426775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0443">
                <text:p>5.20443</text:p>
              </table:table-cell>
              <table:table-cell office:value-type="float" office:value="0.000349620071849206">
                <text:p>0.000349620071849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2358">
                <text:p>5.22358</text:p>
              </table:table-cell>
              <table:table-cell office:value-type="float" office:value="0.000324542249419321">
                <text:p>0.000324542249419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4275">
                <text:p>5.24275</text:p>
              </table:table-cell>
              <table:table-cell office:value-type="float" office:value="0.00033505875317262">
                <text:p>0.0003350587531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26221">
                <text:p>5.26221</text:p>
              </table:table-cell>
              <table:table-cell office:value-type="float" office:value="0.000348999008728505">
                <text:p>0.00034899900872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28145">
                <text:p>5.28145</text:p>
              </table:table-cell>
              <table:table-cell office:value-type="float" office:value="0.000332227158653707">
                <text:p>0.00033222715865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0102">
                <text:p>5.30102</text:p>
              </table:table-cell>
              <table:table-cell office:value-type="float" office:value="0.000405485781458762">
                <text:p>0.000405485781458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2039">
                <text:p>5.32039</text:p>
              </table:table-cell>
              <table:table-cell office:value-type="float" office:value="0.000335025128655315">
                <text:p>0.00033502512865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3982">
                <text:p>5.33982</text:p>
              </table:table-cell>
              <table:table-cell office:value-type="float" office:value="0.000350717724276208">
                <text:p>0.00035071772427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3591">
                <text:p>5.3591</text:p>
              </table:table-cell>
              <table:table-cell office:value-type="float" office:value="0.000324891062821281">
                <text:p>0.00032489106282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37834">
                <text:p>5.37834</text:p>
              </table:table-cell>
              <table:table-cell office:value-type="float" office:value="0.000328223532052972">
                <text:p>0.00032822353205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39797">
                <text:p>5.39797</text:p>
              </table:table-cell>
              <table:table-cell office:value-type="float" office:value="0.000318718494745709">
                <text:p>0.00031871849474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1708">
                <text:p>5.41708</text:p>
              </table:table-cell>
              <table:table-cell office:value-type="float" office:value="0.000317806667154595">
                <text:p>0.00031780666715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3647">
                <text:p>5.43647</text:p>
              </table:table-cell>
              <table:table-cell office:value-type="float" office:value="0.000312242178341784">
                <text:p>0.00031224217834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45569">
                <text:p>5.45569</text:p>
              </table:table-cell>
              <table:table-cell office:value-type="float" office:value="0.000308545716073212">
                <text:p>0.00030854571607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47527">
                <text:p>5.47527</text:p>
              </table:table-cell>
              <table:table-cell office:value-type="float" office:value="0.000310052266764395">
                <text:p>0.00031005226676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9485">
                <text:p>5.49485</text:p>
              </table:table-cell>
              <table:table-cell office:value-type="float" office:value="0.000307606555455183">
                <text:p>0.00030760655545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1424">
                <text:p>5.51424</text:p>
              </table:table-cell>
              <table:table-cell office:value-type="float" office:value="0.000322173682142591">
                <text:p>0.000322173682142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3379">
                <text:p>5.53379</text:p>
              </table:table-cell>
              <table:table-cell office:value-type="float" office:value="0.000316585470229027">
                <text:p>0.00031658547022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55297">
                <text:p>5.55297</text:p>
              </table:table-cell>
              <table:table-cell office:value-type="float" office:value="0.000306411205164953">
                <text:p>0.00030641120516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57307">
                <text:p>5.57307</text:p>
              </table:table-cell>
              <table:table-cell office:value-type="float" office:value="0.000302541403151684">
                <text:p>0.00030254140315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59273">
                <text:p>5.59273</text:p>
              </table:table-cell>
              <table:table-cell office:value-type="float" office:value="0.000301554159289125">
                <text:p>0.00030155415928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1198">
                <text:p>5.61198</text:p>
              </table:table-cell>
              <table:table-cell office:value-type="float" office:value="0.000303490746187651">
                <text:p>0.00030349074618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3139">
                <text:p>5.63139</text:p>
              </table:table-cell>
              <table:table-cell office:value-type="float" office:value="0.000307048192158705">
                <text:p>0.00030704819215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6508">
                <text:p>5.6508</text:p>
              </table:table-cell>
              <table:table-cell office:value-type="float" office:value="0.000308874087699607">
                <text:p>0.00030887408769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67077">
                <text:p>5.67077</text:p>
              </table:table-cell>
              <table:table-cell office:value-type="float" office:value="0.000336361481710733">
                <text:p>0.00033636148171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69059">
                <text:p>5.69059</text:p>
              </table:table-cell>
              <table:table-cell office:value-type="float" office:value="0.000340086367462336">
                <text:p>0.00034008636746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1053">
                <text:p>5.71053</text:p>
              </table:table-cell>
              <table:table-cell office:value-type="float" office:value="0.00030020547571913">
                <text:p>0.0003002054757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3001">
                <text:p>5.73001</text:p>
              </table:table-cell>
              <table:table-cell office:value-type="float" office:value="0.000309640604983797">
                <text:p>0.00030964060498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74933">
                <text:p>5.74933</text:p>
              </table:table-cell>
              <table:table-cell office:value-type="float" office:value="0.000299425723691858">
                <text:p>0.0002994257236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76874">
                <text:p>5.76874</text:p>
              </table:table-cell>
              <table:table-cell office:value-type="float" office:value="0.000297217942211023">
                <text:p>0.00029721794221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78824">
                <text:p>5.78824</text:p>
              </table:table-cell>
              <table:table-cell office:value-type="float" office:value="0.000298339944033511">
                <text:p>0.00029833994403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0774">
                <text:p>5.80774</text:p>
              </table:table-cell>
              <table:table-cell office:value-type="float" office:value="0.000295982435776291">
                <text:p>0.00029598243577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2673">
                <text:p>5.82673</text:p>
              </table:table-cell>
              <table:table-cell office:value-type="float" office:value="0.000288756915759793">
                <text:p>0.00028875691575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84565">
                <text:p>5.84565</text:p>
              </table:table-cell>
              <table:table-cell office:value-type="float" office:value="0.000286926664116212">
                <text:p>0.00028692666411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86451">
                <text:p>5.86451</text:p>
              </table:table-cell>
              <table:table-cell office:value-type="float" office:value="0.000284917491593432">
                <text:p>0.000284917491593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88338">
                <text:p>5.88338</text:p>
              </table:table-cell>
              <table:table-cell office:value-type="float" office:value="0.00029689182444011">
                <text:p>0.0002968918244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0344">
                <text:p>5.90344</text:p>
              </table:table-cell>
              <table:table-cell office:value-type="float" office:value="0.00028978933748905">
                <text:p>0.0002897893374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2225">
                <text:p>5.92225</text:p>
              </table:table-cell>
              <table:table-cell office:value-type="float" office:value="0.000283151575618094">
                <text:p>0.00028315157561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.94125">
                <text:p>5.94125</text:p>
              </table:table-cell>
              <table:table-cell office:value-type="float" office:value="0.000286504933273731">
                <text:p>0.00028650493327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96014">
                <text:p>5.96014</text:p>
              </table:table-cell>
              <table:table-cell office:value-type="float" office:value="0.000282087704413964">
                <text:p>0.00028208770441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97901">
                <text:p>5.97901</text:p>
              </table:table-cell>
              <table:table-cell office:value-type="float" office:value="0.000284060780598176">
                <text:p>0.00028406078059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99825">
                <text:p>5.99825</text:p>
              </table:table-cell>
              <table:table-cell office:value-type="float" office:value="0.000280629282342699">
                <text:p>0.00028062928234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1725">
                <text:p>6.01725</text:p>
              </table:table-cell>
              <table:table-cell office:value-type="float" office:value="0.000281293187068315">
                <text:p>0.00028129318706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03634">
                <text:p>6.03634</text:p>
              </table:table-cell>
              <table:table-cell office:value-type="float" office:value="0.000287007606805216">
                <text:p>0.00028700760680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0551">
                <text:p>6.0551</text:p>
              </table:table-cell>
              <table:table-cell office:value-type="float" office:value="0.000297327788259919">
                <text:p>0.00029732778825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07546">
                <text:p>6.07546</text:p>
              </table:table-cell>
              <table:table-cell office:value-type="float" office:value="0.000278033025840758">
                <text:p>0.00027803302584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09515">
                <text:p>6.09515</text:p>
              </table:table-cell>
              <table:table-cell office:value-type="float" office:value="0.000295574372081168">
                <text:p>0.00029557437208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1462">
                <text:p>6.11462</text:p>
              </table:table-cell>
              <table:table-cell office:value-type="float" office:value="0.000303956032374931">
                <text:p>0.00030395603237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1341">
                <text:p>6.1341</text:p>
              </table:table-cell>
              <table:table-cell office:value-type="float" office:value="0.000282000475300247">
                <text:p>0.00028200047530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15342">
                <text:p>6.15342</text:p>
              </table:table-cell>
              <table:table-cell office:value-type="float" office:value="0.000271898337508646">
                <text:p>0.00027189833750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17262">
                <text:p>6.17262</text:p>
              </table:table-cell>
              <table:table-cell office:value-type="float" office:value="0.000272481243249618">
                <text:p>0.000272481243249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19258">
                <text:p>6.19258</text:p>
              </table:table-cell>
              <table:table-cell office:value-type="float" office:value="0.000291105285973362">
                <text:p>0.00029110528597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1215">
                <text:p>6.21215</text:p>
              </table:table-cell>
              <table:table-cell office:value-type="float" office:value="0.000271675183812763">
                <text:p>0.00027167518381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23125">
                <text:p>6.23125</text:p>
              </table:table-cell>
              <table:table-cell office:value-type="float" office:value="0.000272271310147406">
                <text:p>0.00027227131014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25073">
                <text:p>6.25073</text:p>
              </table:table-cell>
              <table:table-cell office:value-type="float" office:value="0.000267051428374177">
                <text:p>0.0002670514283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27035">
                <text:p>6.27035</text:p>
              </table:table-cell>
              <table:table-cell office:value-type="float" office:value="0.000264632802524236">
                <text:p>0.000264632802524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29015">
                <text:p>6.29015</text:p>
              </table:table-cell>
              <table:table-cell office:value-type="float" office:value="0.000263768695431987">
                <text:p>0.00026376869543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0963">
                <text:p>6.30963</text:p>
              </table:table-cell>
              <table:table-cell office:value-type="float" office:value="0.000265440272324228">
                <text:p>0.00026544027232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32921">
                <text:p>6.32921</text:p>
              </table:table-cell>
              <table:table-cell office:value-type="float" office:value="0.000276676040492097">
                <text:p>0.00027667604049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3485">
                <text:p>6.3485</text:p>
              </table:table-cell>
              <table:table-cell office:value-type="float" office:value="0.000264452227010409">
                <text:p>0.00026445222701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36793">
                <text:p>6.36793</text:p>
              </table:table-cell>
              <table:table-cell office:value-type="float" office:value="0.000266258054459582">
                <text:p>0.00026625805445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38744">
                <text:p>6.38744</text:p>
              </table:table-cell>
              <table:table-cell office:value-type="float" office:value="0.000259799964881861">
                <text:p>0.00025979996488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068">
                <text:p>6.4068</text:p>
              </table:table-cell>
              <table:table-cell office:value-type="float" office:value="0.00026632507999188">
                <text:p>0.0002663250799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42566">
                <text:p>6.42566</text:p>
              </table:table-cell>
              <table:table-cell office:value-type="float" office:value="0.000260124558360819">
                <text:p>0.00026012455836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44512">
                <text:p>6.44512</text:p>
              </table:table-cell>
              <table:table-cell office:value-type="float" office:value="0.000256873690878558">
                <text:p>0.00025687369087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4645">
                <text:p>6.4645</text:p>
              </table:table-cell>
              <table:table-cell office:value-type="float" office:value="0.000257237868709066">
                <text:p>0.00025723786870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484">
                <text:p>6.484</text:p>
              </table:table-cell>
              <table:table-cell office:value-type="float" office:value="0.000256513938428786">
                <text:p>0.00025651393842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037">
                <text:p>6.5037</text:p>
              </table:table-cell>
              <table:table-cell office:value-type="float" office:value="0.000253441693648018">
                <text:p>0.00025344169364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52308">
                <text:p>6.52308</text:p>
              </table:table-cell>
              <table:table-cell office:value-type="float" office:value="0.000253877385187241">
                <text:p>0.00025387738518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54245">
                <text:p>6.54245</text:p>
              </table:table-cell>
              <table:table-cell office:value-type="float" office:value="0.000254391212131176">
                <text:p>0.00025439121213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56133">
                <text:p>6.56133</text:p>
              </table:table-cell>
              <table:table-cell office:value-type="float" office:value="0.000255893708535291">
                <text:p>0.00025589370853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5803">
                <text:p>6.5803</text:p>
              </table:table-cell>
              <table:table-cell office:value-type="float" office:value="0.000256109379929838">
                <text:p>0.00025610937992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0013">
                <text:p>6.60013</text:p>
              </table:table-cell>
              <table:table-cell office:value-type="float" office:value="0.000255277178503431">
                <text:p>0.00025527717850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62025">
                <text:p>6.62025</text:p>
              </table:table-cell>
              <table:table-cell office:value-type="float" office:value="0.0002490902336089">
                <text:p>0.0002490902336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64001">
                <text:p>6.64001</text:p>
              </table:table-cell>
              <table:table-cell office:value-type="float" office:value="0.00024926254323043">
                <text:p>0.0002492625432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65992">
                <text:p>6.65992</text:p>
              </table:table-cell>
              <table:table-cell office:value-type="float" office:value="0.000249227308741806">
                <text:p>0.00024922730874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67972">
                <text:p>6.67972</text:p>
              </table:table-cell>
              <table:table-cell office:value-type="float" office:value="0.000250104261601917">
                <text:p>0.0002501042616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69968">
                <text:p>6.69968</text:p>
              </table:table-cell>
              <table:table-cell office:value-type="float" office:value="0.000248829665399795">
                <text:p>0.000248829665399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71981">
                <text:p>6.71981</text:p>
              </table:table-cell>
              <table:table-cell office:value-type="float" office:value="0.000246102126623786">
                <text:p>0.000246102126623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74035">
                <text:p>6.74035</text:p>
              </table:table-cell>
              <table:table-cell office:value-type="float" office:value="0.000244906095330159">
                <text:p>0.00024490609533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76069">
                <text:p>6.76069</text:p>
              </table:table-cell>
              <table:table-cell office:value-type="float" office:value="0.000243480313013695">
                <text:p>0.00024348031301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78136">
                <text:p>6.78136</text:p>
              </table:table-cell>
              <table:table-cell office:value-type="float" office:value="0.000246659515102306">
                <text:p>0.000246659515102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0114">
                <text:p>6.80114</text:p>
              </table:table-cell>
              <table:table-cell office:value-type="float" office:value="0.000242238990463007">
                <text:p>0.00024223899046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82099">
                <text:p>6.82099</text:p>
              </table:table-cell>
              <table:table-cell office:value-type="float" office:value="0.000242198644254187">
                <text:p>0.00024219864425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84065">
                <text:p>6.84065</text:p>
              </table:table-cell>
              <table:table-cell office:value-type="float" office:value="0.000242434878146954">
                <text:p>0.00024243487814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86017">
                <text:p>6.86017</text:p>
              </table:table-cell>
              <table:table-cell office:value-type="float" office:value="0.000240110201909664">
                <text:p>0.000240110201909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87988">
                <text:p>6.87988</text:p>
              </table:table-cell>
              <table:table-cell office:value-type="float" office:value="0.000239512774810226">
                <text:p>0.00023951277481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0014">
                <text:p>6.90014</text:p>
              </table:table-cell>
              <table:table-cell office:value-type="float" office:value="0.000238338577071237">
                <text:p>0.00023833857707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91991">
                <text:p>6.91991</text:p>
              </table:table-cell>
              <table:table-cell office:value-type="float" office:value="0.000239207545548982">
                <text:p>0.00023920754554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93989">
                <text:p>6.93989</text:p>
              </table:table-cell>
              <table:table-cell office:value-type="float" office:value="0.000248278139071013">
                <text:p>0.00024827813907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95961">
                <text:p>6.95961</text:p>
              </table:table-cell>
              <table:table-cell office:value-type="float" office:value="0.000238469152180936">
                <text:p>0.000238469152180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9797">
                <text:p>6.9797</text:p>
              </table:table-cell>
              <table:table-cell office:value-type="float" office:value="0.000241918557206744">
                <text:p>0.00024191855720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99962">
                <text:p>6.99962</text:p>
              </table:table-cell>
              <table:table-cell office:value-type="float" office:value="0.000238960344392719">
                <text:p>0.00023896034439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01928">
                <text:p>7.01928</text:p>
              </table:table-cell>
              <table:table-cell office:value-type="float" office:value="0.000236092253087101">
                <text:p>0.00023609225308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0388">
                <text:p>7.0388</text:p>
              </table:table-cell>
              <table:table-cell office:value-type="float" office:value="0.000234692082855313">
                <text:p>0.00023469208285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05824">
                <text:p>7.05824</text:p>
              </table:table-cell>
              <table:table-cell office:value-type="float" office:value="0.000231936908725287">
                <text:p>0.000231936908725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07767">
                <text:p>7.07767</text:p>
              </table:table-cell>
              <table:table-cell office:value-type="float" office:value="0.000233974039888688">
                <text:p>0.00023397403988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09691">
                <text:p>7.09691</text:p>
              </table:table-cell>
              <table:table-cell office:value-type="float" office:value="0.00023655380281144">
                <text:p>0.0002365538028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1586">
                <text:p>7.11586</text:p>
              </table:table-cell>
              <table:table-cell office:value-type="float" office:value="0.00023656203643811">
                <text:p>0.0002365620364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13621">
                <text:p>7.13621</text:p>
              </table:table-cell>
              <table:table-cell office:value-type="float" office:value="0.000247214478293896">
                <text:p>0.00024721447829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15554">
                <text:p>7.15554</text:p>
              </table:table-cell>
              <table:table-cell office:value-type="float" office:value="0.000229211823543351">
                <text:p>0.00022921182354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7492">
                <text:p>7.17492</text:p>
              </table:table-cell>
              <table:table-cell office:value-type="float" office:value="0.000233954919281468">
                <text:p>0.00023395491928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19448">
                <text:p>7.19448</text:p>
              </table:table-cell>
              <table:table-cell office:value-type="float" office:value="0.000230763945101496">
                <text:p>0.00023076394510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21334">
                <text:p>7.21334</text:p>
              </table:table-cell>
              <table:table-cell office:value-type="float" office:value="0.000228838058461868">
                <text:p>0.00022883805846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23221">
                <text:p>7.23221</text:p>
              </table:table-cell>
              <table:table-cell office:value-type="float" office:value="0.000238811146085302">
                <text:p>0.000238811146085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25137">
                <text:p>7.25137</text:p>
              </table:table-cell>
              <table:table-cell office:value-type="float" office:value="0.000225550270004208">
                <text:p>0.00022555027000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27092">
                <text:p>7.27092</text:p>
              </table:table-cell>
              <table:table-cell office:value-type="float" office:value="0.000231232262942061">
                <text:p>0.00023123226294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29089">
                <text:p>7.29089</text:p>
              </table:table-cell>
              <table:table-cell office:value-type="float" office:value="0.000255584778682563">
                <text:p>0.000255584778682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31066">
                <text:p>7.31066</text:p>
              </table:table-cell>
              <table:table-cell office:value-type="float" office:value="0.000227713422632902">
                <text:p>0.00022771342263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33007">
                <text:p>7.33007</text:p>
              </table:table-cell>
              <table:table-cell office:value-type="float" office:value="0.000225214779232459">
                <text:p>0.00022521477923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3492">
                <text:p>7.3492</text:p>
              </table:table-cell>
              <table:table-cell office:value-type="float" office:value="0.000227811426909722">
                <text:p>0.00022781142690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36852">
                <text:p>7.36852</text:p>
              </table:table-cell>
              <table:table-cell office:value-type="float" office:value="0.000227122393639581">
                <text:p>0.0002271223936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38783">
                <text:p>7.38783</text:p>
              </table:table-cell>
              <table:table-cell office:value-type="float" office:value="0.000229391311397302">
                <text:p>0.00022939131139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40724">
                <text:p>7.40724</text:p>
              </table:table-cell>
              <table:table-cell office:value-type="float" office:value="0.000223115653243775">
                <text:p>0.00022311565324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42648">
                <text:p>7.42648</text:p>
              </table:table-cell>
              <table:table-cell office:value-type="float" office:value="0.000226260324876">
                <text:p>0.00022626032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44572">
                <text:p>7.44572</text:p>
              </table:table-cell>
              <table:table-cell office:value-type="float" office:value="0.000219948155392321">
                <text:p>0.00021994815539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46526">
                <text:p>7.46526</text:p>
              </table:table-cell>
              <table:table-cell office:value-type="float" office:value="0.000223904653581678">
                <text:p>0.00022390465358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48458">
                <text:p>7.48458</text:p>
              </table:table-cell>
              <table:table-cell office:value-type="float" office:value="0.000217928082340222">
                <text:p>0.00021792808234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045">
                <text:p>7.5045</text:p>
              </table:table-cell>
              <table:table-cell office:value-type="float" office:value="0.000221135381099822">
                <text:p>0.000221135381099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52408">
                <text:p>7.52408</text:p>
              </table:table-cell>
              <table:table-cell office:value-type="float" office:value="0.000225148730430216">
                <text:p>0.00022514873043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54366">
                <text:p>7.54366</text:p>
              </table:table-cell>
              <table:table-cell office:value-type="float" office:value="0.000214678000708965">
                <text:p>0.00021467800070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56295">
                <text:p>7.56295</text:p>
              </table:table-cell>
              <table:table-cell office:value-type="float" office:value="0.000214970318485279">
                <text:p>0.000214970318485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58248">
                <text:p>7.58248</text:p>
              </table:table-cell>
              <table:table-cell office:value-type="float" office:value="0.000222060549204645">
                <text:p>0.000222060549204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60187">
                <text:p>7.60187</text:p>
              </table:table-cell>
              <table:table-cell office:value-type="float" office:value="0.000216960522832164">
                <text:p>0.00021696052283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62127">
                <text:p>7.62127</text:p>
              </table:table-cell>
              <table:table-cell office:value-type="float" office:value="0.000216712385810791">
                <text:p>0.0002167123858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64066">
                <text:p>7.64066</text:p>
              </table:table-cell>
              <table:table-cell office:value-type="float" office:value="0.000215692404931439">
                <text:p>0.00021569240493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6606">
                <text:p>7.6606</text:p>
              </table:table-cell>
              <table:table-cell office:value-type="float" office:value="0.000214542478959279">
                <text:p>0.000214542478959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68027">
                <text:p>7.68027</text:p>
              </table:table-cell>
              <table:table-cell office:value-type="float" office:value="0.000219077592443701">
                <text:p>0.00021907759244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001">
                <text:p>7.7001</text:p>
              </table:table-cell>
              <table:table-cell office:value-type="float" office:value="0.000213400637104733">
                <text:p>0.00021340063710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71958">
                <text:p>7.71958</text:p>
              </table:table-cell>
              <table:table-cell office:value-type="float" office:value="0.000211811588658183">
                <text:p>0.00021181158865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73919">
                <text:p>7.73919</text:p>
              </table:table-cell>
              <table:table-cell office:value-type="float" office:value="0.00021414359591275">
                <text:p>0.0002141435959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75852">
                <text:p>7.75852</text:p>
              </table:table-cell>
              <table:table-cell office:value-type="float" office:value="0.000216705267592093">
                <text:p>0.00021670526759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77788">
                <text:p>7.77788</text:p>
              </table:table-cell>
              <table:table-cell office:value-type="float" office:value="0.000216131941677518">
                <text:p>0.00021613194167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7978">
                <text:p>7.7978</text:p>
              </table:table-cell>
              <table:table-cell office:value-type="float" office:value="0.000208773447168058">
                <text:p>0.00020877344716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81758">
                <text:p>7.81758</text:p>
              </table:table-cell>
              <table:table-cell office:value-type="float" office:value="0.00021422421205453">
                <text:p>0.0002142242120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83732">
                <text:p>7.83732</text:p>
              </table:table-cell>
              <table:table-cell office:value-type="float" office:value="0.000211867622180487">
                <text:p>0.000211867622180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85641">
                <text:p>7.85641</text:p>
              </table:table-cell>
              <table:table-cell office:value-type="float" office:value="0.000208016394747238">
                <text:p>0.000208016394747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8755">
                <text:p>7.8755</text:p>
              </table:table-cell>
              <table:table-cell office:value-type="float" office:value="0.000210214914521006">
                <text:p>0.00021021491452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89468">
                <text:p>7.89468</text:p>
              </table:table-cell>
              <table:table-cell office:value-type="float" office:value="0.000210145684166497">
                <text:p>0.000210145684166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91394">
                <text:p>7.91394</text:p>
              </table:table-cell>
              <table:table-cell office:value-type="float" office:value="0.000204926782868165">
                <text:p>0.0002049267828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93339">
                <text:p>7.93339</text:p>
              </table:table-cell>
              <table:table-cell office:value-type="float" office:value="0.000207547773233759">
                <text:p>0.00020754777323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95263">
                <text:p>7.95263</text:p>
              </table:table-cell>
              <table:table-cell office:value-type="float" office:value="0.000205437893600065">
                <text:p>0.00020543789360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97238">
                <text:p>7.97238</text:p>
              </table:table-cell>
              <table:table-cell office:value-type="float" office:value="0.000220623950722217">
                <text:p>0.00022062395072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99173">
                <text:p>7.99173</text:p>
              </table:table-cell>
              <table:table-cell office:value-type="float" office:value="0.000203003864519215">
                <text:p>0.000203003864519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01108">
                <text:p>8.01108</text:p>
              </table:table-cell>
              <table:table-cell office:value-type="float" office:value="0.000203906670007761">
                <text:p>0.000203906670007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03045">
                <text:p>8.03045</text:p>
              </table:table-cell>
              <table:table-cell office:value-type="float" office:value="0.000206946081880416">
                <text:p>0.00020694608188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04966">
                <text:p>8.04966</text:p>
              </table:table-cell>
              <table:table-cell office:value-type="float" office:value="0.000208212638190934">
                <text:p>0.000208212638190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06929">
                <text:p>8.06929</text:p>
              </table:table-cell>
              <table:table-cell office:value-type="float" office:value="0.000200146289075148">
                <text:p>0.00020014628907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08891">
                <text:p>8.08891</text:p>
              </table:table-cell>
              <table:table-cell office:value-type="float" office:value="0.000199374935165946">
                <text:p>0.00019937493516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10879">
                <text:p>8.10879</text:p>
              </table:table-cell>
              <table:table-cell office:value-type="float" office:value="0.000199198870154057">
                <text:p>0.000199198870154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12829">
                <text:p>8.12829</text:p>
              </table:table-cell>
              <table:table-cell office:value-type="float" office:value="0.000204467280876168">
                <text:p>0.00020446728087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14751">
                <text:p>8.14751</text:p>
              </table:table-cell>
              <table:table-cell office:value-type="float" office:value="0.000199474874498006">
                <text:p>0.00019947487449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16651">
                <text:p>8.16651</text:p>
              </table:table-cell>
              <table:table-cell office:value-type="float" office:value="0.000201558654576402">
                <text:p>0.000201558654576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18621">
                <text:p>8.18621</text:p>
              </table:table-cell>
              <table:table-cell office:value-type="float" office:value="0.000201574732617697">
                <text:p>0.00020157473261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20618">
                <text:p>8.20618</text:p>
              </table:table-cell>
              <table:table-cell office:value-type="float" office:value="0.000205596405948706">
                <text:p>0.000205596405948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22567">
                <text:p>8.22567</text:p>
              </table:table-cell>
              <table:table-cell office:value-type="float" office:value="0.000200582364970295">
                <text:p>0.00020058236497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24518">
                <text:p>8.24518</text:p>
              </table:table-cell>
              <table:table-cell office:value-type="float" office:value="0.000203498071654034">
                <text:p>0.00020349807165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26442">
                <text:p>8.26442</text:p>
              </table:table-cell>
              <table:table-cell office:value-type="float" office:value="0.000198145449139071">
                <text:p>0.00019814544913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28347">
                <text:p>8.28347</text:p>
              </table:table-cell>
              <table:table-cell office:value-type="float" office:value="0.00019904925591939">
                <text:p>0.0001990492559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30255">
                <text:p>8.30255</text:p>
              </table:table-cell>
              <table:table-cell office:value-type="float" office:value="0.000196903338713211">
                <text:p>0.00019690333871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32188">
                <text:p>8.32188</text:p>
              </table:table-cell>
              <table:table-cell office:value-type="float" office:value="0.000192896548347584">
                <text:p>0.00019289654834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3417">
                <text:p>8.3417</text:p>
              </table:table-cell>
              <table:table-cell office:value-type="float" office:value="0.000194621952152916">
                <text:p>0.00019462195215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36138">
                <text:p>8.36138</text:p>
              </table:table-cell>
              <table:table-cell office:value-type="float" office:value="0.000193282835385047">
                <text:p>0.00019328283538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38077">
                <text:p>8.38077</text:p>
              </table:table-cell>
              <table:table-cell office:value-type="float" office:value="0.000195691557190816">
                <text:p>0.000195691557190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40011">
                <text:p>8.40011</text:p>
              </table:table-cell>
              <table:table-cell office:value-type="float" office:value="0.000191334985924585">
                <text:p>0.00019133498592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41889">
                <text:p>8.41889</text:p>
              </table:table-cell>
              <table:table-cell office:value-type="float" office:value="0.000192527448395229">
                <text:p>0.000192527448395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43779">
                <text:p>8.43779</text:p>
              </table:table-cell>
              <table:table-cell office:value-type="float" office:value="0.000189703833671492">
                <text:p>0.00018970383367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45682">
                <text:p>8.45682</text:p>
              </table:table-cell>
              <table:table-cell office:value-type="float" office:value="0.000192254765557764">
                <text:p>0.000192254765557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47634">
                <text:p>8.47634</text:p>
              </table:table-cell>
              <table:table-cell office:value-type="float" office:value="0.000188741646618292">
                <text:p>0.00018874164661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4957">
                <text:p>8.4957</text:p>
              </table:table-cell>
              <table:table-cell office:value-type="float" office:value="0.000193144525789905">
                <text:p>0.00019314452578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51465">
                <text:p>8.51465</text:p>
              </table:table-cell>
              <table:table-cell office:value-type="float" office:value="0.000191808105968492">
                <text:p>0.00019180810596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53356">
                <text:p>8.53356</text:p>
              </table:table-cell>
              <table:table-cell office:value-type="float" office:value="0.000191780969220957">
                <text:p>0.000191780969220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55223">
                <text:p>8.55223</text:p>
              </table:table-cell>
              <table:table-cell office:value-type="float" office:value="0.000189781762754151">
                <text:p>0.00018978176275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57107">
                <text:p>8.57107</text:p>
              </table:table-cell>
              <table:table-cell office:value-type="float" office:value="0.000190397664057718">
                <text:p>0.000190397664057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59019">
                <text:p>8.59019</text:p>
              </table:table-cell>
              <table:table-cell office:value-type="float" office:value="0.000187176341907943">
                <text:p>0.000187176341907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60925">
                <text:p>8.60925</text:p>
              </table:table-cell>
              <table:table-cell office:value-type="float" office:value="0.000186592885685436">
                <text:p>0.00018659288568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62849">
                <text:p>8.62849</text:p>
              </table:table-cell>
              <table:table-cell office:value-type="float" office:value="0.000198850952720687">
                <text:p>0.00019885095272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64764">
                <text:p>8.64764</text:p>
              </table:table-cell>
              <table:table-cell office:value-type="float" office:value="0.000186411224940804">
                <text:p>0.00018641122494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66671">
                <text:p>8.66671</text:p>
              </table:table-cell>
              <table:table-cell office:value-type="float" office:value="0.000187633659042882">
                <text:p>0.00018763365904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68634">
                <text:p>8.68634</text:p>
              </table:table-cell>
              <table:table-cell office:value-type="float" office:value="0.00018506684483959">
                <text:p>0.00018506684483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70617">
                <text:p>8.70617</text:p>
              </table:table-cell>
              <table:table-cell office:value-type="float" office:value="0.000183988593871611">
                <text:p>0.00018398859387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72593">
                <text:p>8.72593</text:p>
              </table:table-cell>
              <table:table-cell office:value-type="float" office:value="0.000182900379878064">
                <text:p>0.00018290037987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74524">
                <text:p>8.74524</text:p>
              </table:table-cell>
              <table:table-cell office:value-type="float" office:value="0.000184113997695072">
                <text:p>0.00018411399769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76428">
                <text:p>8.76428</text:p>
              </table:table-cell>
              <table:table-cell office:value-type="float" office:value="0.000185251150608983">
                <text:p>0.000185251150608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78354">
                <text:p>8.78354</text:p>
              </table:table-cell>
              <table:table-cell office:value-type="float" office:value="0.000181670753279636">
                <text:p>0.000181670753279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80298">
                <text:p>8.80298</text:p>
              </table:table-cell>
              <table:table-cell office:value-type="float" office:value="0.000189298941679927">
                <text:p>0.000189298941679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2221">
                <text:p>8.82221</text:p>
              </table:table-cell>
              <table:table-cell office:value-type="float" office:value="0.000181710260130596">
                <text:p>0.00018171026013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84192">
                <text:p>8.84192</text:p>
              </table:table-cell>
              <table:table-cell office:value-type="float" office:value="0.000183803093697689">
                <text:p>0.00018380309369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8613">
                <text:p>8.8613</text:p>
              </table:table-cell>
              <table:table-cell office:value-type="float" office:value="0.000180620755961806">
                <text:p>0.00018062075596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88068">
                <text:p>8.88068</text:p>
              </table:table-cell>
              <table:table-cell office:value-type="float" office:value="0.000179205500877315">
                <text:p>0.00017920550087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90054">
                <text:p>8.90054</text:p>
              </table:table-cell>
              <table:table-cell office:value-type="float" office:value="0.00017903071137174">
                <text:p>0.00017903071137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91924">
                <text:p>8.91924</text:p>
              </table:table-cell>
              <table:table-cell office:value-type="float" office:value="0.000180622311684928">
                <text:p>0.00018062231168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93833">
                <text:p>8.93833</text:p>
              </table:table-cell>
              <table:table-cell office:value-type="float" office:value="0.000177172294390135">
                <text:p>0.00017717229439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95757">
                <text:p>8.95757</text:p>
              </table:table-cell>
              <table:table-cell office:value-type="float" office:value="0.000177636261411015">
                <text:p>0.00017763626141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97694">
                <text:p>8.97694</text:p>
              </table:table-cell>
              <table:table-cell office:value-type="float" office:value="0.000177009197137577">
                <text:p>0.00017700919713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99637">
                <text:p>8.99637</text:p>
              </table:table-cell>
              <table:table-cell office:value-type="float" office:value="0.000177826112601963">
                <text:p>0.00017782611260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01515">
                <text:p>9.01515</text:p>
              </table:table-cell>
              <table:table-cell office:value-type="float" office:value="0.000179507700218054">
                <text:p>0.000179507700218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03419">
                <text:p>9.03419</text:p>
              </table:table-cell>
              <table:table-cell office:value-type="float" office:value="0.000185382084753278">
                <text:p>0.00018538208475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05275">
                <text:p>9.05275</text:p>
              </table:table-cell>
              <table:table-cell office:value-type="float" office:value="0.000178833894195306">
                <text:p>0.00017883389419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07188">
                <text:p>9.07188</text:p>
              </table:table-cell>
              <table:table-cell office:value-type="float" office:value="0.000174457506583245">
                <text:p>0.00017445750658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09076">
                <text:p>9.09076</text:p>
              </table:table-cell>
              <table:table-cell office:value-type="float" office:value="0.000175242147455954">
                <text:p>0.000175242147455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10983">
                <text:p>9.10983</text:p>
              </table:table-cell>
              <table:table-cell office:value-type="float" office:value="0.000176504950456774">
                <text:p>0.00017650495045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12917">
                <text:p>9.12917</text:p>
              </table:table-cell>
              <table:table-cell office:value-type="float" office:value="0.000177584122377324">
                <text:p>0.00017758412237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1487">
                <text:p>9.1487</text:p>
              </table:table-cell>
              <table:table-cell office:value-type="float" office:value="0.000174199085667631">
                <text:p>0.000174199085667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16838">
                <text:p>9.16838</text:p>
              </table:table-cell>
              <table:table-cell office:value-type="float" office:value="0.000172901406984136">
                <text:p>0.00017290140698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1884">
                <text:p>9.1884</text:p>
              </table:table-cell>
              <table:table-cell office:value-type="float" office:value="0.000171857017869221">
                <text:p>0.00017185701786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2086">
                <text:p>9.2086</text:p>
              </table:table-cell>
              <table:table-cell office:value-type="float" office:value="0.000176154413484027">
                <text:p>0.00017615441348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22878">
                <text:p>9.22878</text:p>
              </table:table-cell>
              <table:table-cell office:value-type="float" office:value="0.00017125335822226">
                <text:p>0.0001712533582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24936">
                <text:p>9.24936</text:p>
              </table:table-cell>
              <table:table-cell office:value-type="float" office:value="0.000171359185112307">
                <text:p>0.00017135918511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269">
                <text:p>9.269</text:p>
              </table:table-cell>
              <table:table-cell office:value-type="float" office:value="0.000175817496704574">
                <text:p>0.00017581749670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28987">
                <text:p>9.28987</text:p>
              </table:table-cell>
              <table:table-cell office:value-type="float" office:value="0.00017098292574268">
                <text:p>0.0001709829257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30931">
                <text:p>9.30931</text:p>
              </table:table-cell>
              <table:table-cell office:value-type="float" office:value="0.000169788337453564">
                <text:p>0.000169788337453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32941">
                <text:p>9.32941</text:p>
              </table:table-cell>
              <table:table-cell office:value-type="float" office:value="0.000178745049336204">
                <text:p>0.000178745049336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34883">
                <text:p>9.34883</text:p>
              </table:table-cell>
              <table:table-cell office:value-type="float" office:value="0.000169367872176906">
                <text:p>0.00016936787217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36832">
                <text:p>9.36832</text:p>
              </table:table-cell>
              <table:table-cell office:value-type="float" office:value="0.000171724449553936">
                <text:p>0.00017172444955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39077">
                <text:p>9.39077</text:p>
              </table:table-cell>
              <table:table-cell office:value-type="float" office:value="0.000171009178504119">
                <text:p>0.000171009178504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41011">
                <text:p>9.41011</text:p>
              </table:table-cell>
              <table:table-cell office:value-type="float" office:value="0.000168465649989506">
                <text:p>0.0001684656499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42975">
                <text:p>9.42975</text:p>
              </table:table-cell>
              <table:table-cell office:value-type="float" office:value="0.000171000843024151">
                <text:p>0.00017100084302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44881">
                <text:p>9.44881</text:p>
              </table:table-cell>
              <table:table-cell office:value-type="float" office:value="0.0001765474850572">
                <text:p>0.000176547485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46791">
                <text:p>9.46791</text:p>
              </table:table-cell>
              <table:table-cell office:value-type="float" office:value="0.000184348604252309">
                <text:p>0.000184348604252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48655">
                <text:p>9.48655</text:p>
              </table:table-cell>
              <table:table-cell office:value-type="float" office:value="0.000172085246192281">
                <text:p>0.00017208524619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50593">
                <text:p>9.50593</text:p>
              </table:table-cell>
              <table:table-cell office:value-type="float" office:value="0.000168826808694117">
                <text:p>0.000168826808694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52518">
                <text:p>9.52518</text:p>
              </table:table-cell>
              <table:table-cell office:value-type="float" office:value="0.000173832652620734">
                <text:p>0.00017383265262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54422">
                <text:p>9.54422</text:p>
              </table:table-cell>
              <table:table-cell office:value-type="float" office:value="0.000166159154920585">
                <text:p>0.00016615915492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56338">
                <text:p>9.56338</text:p>
              </table:table-cell>
              <table:table-cell office:value-type="float" office:value="0.000165440525362203">
                <text:p>0.00016544052536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58282">
                <text:p>9.58282</text:p>
              </table:table-cell>
              <table:table-cell office:value-type="float" office:value="0.00016547381187005">
                <text:p>0.0001654738118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60211">
                <text:p>9.60211</text:p>
              </table:table-cell>
              <table:table-cell office:value-type="float" office:value="0.000165722143615916">
                <text:p>0.00016572214361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62097">
                <text:p>9.62097</text:p>
              </table:table-cell>
              <table:table-cell office:value-type="float" office:value="0.000168061160980709">
                <text:p>0.00016806116098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63987">
                <text:p>9.63987</text:p>
              </table:table-cell>
              <table:table-cell office:value-type="float" office:value="0.000163347455804158">
                <text:p>0.00016334745580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65842">
                <text:p>9.65842</text:p>
              </table:table-cell>
              <table:table-cell office:value-type="float" office:value="0.000163329066816693">
                <text:p>0.00016332906681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67711">
                <text:p>9.67711</text:p>
              </table:table-cell>
              <table:table-cell office:value-type="float" office:value="0.000162428421536635">
                <text:p>0.00016242842153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69618">
                <text:p>9.69618</text:p>
              </table:table-cell>
              <table:table-cell office:value-type="float" office:value="0.000161674023011905">
                <text:p>0.00016167402301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71534">
                <text:p>9.71534</text:p>
              </table:table-cell>
              <table:table-cell office:value-type="float" office:value="0.000162630593750866">
                <text:p>0.00016263059375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73448">
                <text:p>9.73448</text:p>
              </table:table-cell>
              <table:table-cell office:value-type="float" office:value="0.000164072229814033">
                <text:p>0.00016407222981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75365">
                <text:p>9.75365</text:p>
              </table:table-cell>
              <table:table-cell office:value-type="float" office:value="0.000161134703220894">
                <text:p>0.00016113470322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77304">
                <text:p>9.77304</text:p>
              </table:table-cell>
              <table:table-cell office:value-type="float" office:value="0.000162966183906877">
                <text:p>0.00016296618390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79267">
                <text:p>9.79267</text:p>
              </table:table-cell>
              <table:table-cell office:value-type="float" office:value="0.000162425410723514">
                <text:p>0.00016242541072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8122">
                <text:p>9.8122</text:p>
              </table:table-cell>
              <table:table-cell office:value-type="float" office:value="0.000159657574742307">
                <text:p>0.000159657574742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83172">
                <text:p>9.83172</text:p>
              </table:table-cell>
              <table:table-cell office:value-type="float" office:value="0.000161175658658555">
                <text:p>0.00016117565865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85071">
                <text:p>9.85071</text:p>
              </table:table-cell>
              <table:table-cell office:value-type="float" office:value="0.000158997784312093">
                <text:p>0.00015899778431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87001">
                <text:p>9.87001</text:p>
              </table:table-cell>
              <table:table-cell office:value-type="float" office:value="0.000161279119914118">
                <text:p>0.00016127911991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88959">
                <text:p>9.88959</text:p>
              </table:table-cell>
              <table:table-cell office:value-type="float" office:value="0.000159492504839736">
                <text:p>0.00015949250483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90922">
                <text:p>9.90922</text:p>
              </table:table-cell>
              <table:table-cell office:value-type="float" office:value="0.000159744793861637">
                <text:p>0.00015974479386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92907">
                <text:p>9.92907</text:p>
              </table:table-cell>
              <table:table-cell office:value-type="float" office:value="0.000157789161844351">
                <text:p>0.00015778916184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949">
                <text:p>9.949</text:p>
              </table:table-cell>
              <table:table-cell office:value-type="float" office:value="0.000160671646681611">
                <text:p>0.00016067164668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.96887">
                <text:p>9.96887</text:p>
              </table:table-cell>
              <table:table-cell office:value-type="float" office:value="0.000157244681589133">
                <text:p>0.00015724468158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98807">
                <text:p>9.98807</text:p>
              </table:table-cell>
              <table:table-cell office:value-type="float" office:value="0.000157426506639778">
                <text:p>0.00015742650663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00737">
                <text:p>10.00737</text:p>
              </table:table-cell>
              <table:table-cell office:value-type="float" office:value="0.000157212283705921">
                <text:p>0.000157212283705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02659">
                <text:p>10.02659</text:p>
              </table:table-cell>
              <table:table-cell office:value-type="float" office:value="0.000163828348262847">
                <text:p>0.00016382834826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04564">
                <text:p>10.04564</text:p>
              </table:table-cell>
              <table:table-cell office:value-type="float" office:value="0.000158804081619632">
                <text:p>0.00015880408161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0648">
                <text:p>10.0648</text:p>
              </table:table-cell>
              <table:table-cell office:value-type="float" office:value="0.000156918358915382">
                <text:p>0.00015691835891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08419">
                <text:p>10.08419</text:p>
              </table:table-cell>
              <table:table-cell office:value-type="float" office:value="0.000155816241113829">
                <text:p>0.00015581624111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10372">
                <text:p>10.10372</text:p>
              </table:table-cell>
              <table:table-cell office:value-type="float" office:value="0.000155386369332301">
                <text:p>0.000155386369332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12295">
                <text:p>10.12295</text:p>
              </table:table-cell>
              <table:table-cell office:value-type="float" office:value="0.000155511434107188">
                <text:p>0.00015551143410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14227">
                <text:p>10.14227</text:p>
              </table:table-cell>
              <table:table-cell office:value-type="float" office:value="0.0001551329890023">
                <text:p>0.000155132989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16141">
                <text:p>10.16141</text:p>
              </table:table-cell>
              <table:table-cell office:value-type="float" office:value="0.000153750674937159">
                <text:p>0.000153750674937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18049">
                <text:p>10.18049</text:p>
              </table:table-cell>
              <table:table-cell office:value-type="float" office:value="0.000154827563321292">
                <text:p>0.00015482756332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19986">
                <text:p>10.19986</text:p>
              </table:table-cell>
              <table:table-cell office:value-type="float" office:value="0.000153748613979">
                <text:p>0.00015374861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21949">
                <text:p>10.21949</text:p>
              </table:table-cell>
              <table:table-cell office:value-type="float" office:value="0.000154716467939244">
                <text:p>0.000154716467939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23904">
                <text:p>10.23904</text:p>
              </table:table-cell>
              <table:table-cell office:value-type="float" office:value="0.000154582606654134">
                <text:p>0.000154582606654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25827">
                <text:p>10.25827</text:p>
              </table:table-cell>
              <table:table-cell office:value-type="float" office:value="0.000153765913644385">
                <text:p>0.00015376591364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27747">
                <text:p>10.27747</text:p>
              </table:table-cell>
              <table:table-cell office:value-type="float" office:value="0.000153788200598962">
                <text:p>0.00015378820059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29648">
                <text:p>10.29648</text:p>
              </table:table-cell>
              <table:table-cell office:value-type="float" office:value="0.000151635190680953">
                <text:p>0.00015163519068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31643">
                <text:p>10.31643</text:p>
              </table:table-cell>
              <table:table-cell office:value-type="float" office:value="0.00015468546098447">
                <text:p>0.00015468546098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33592">
                <text:p>10.33592</text:p>
              </table:table-cell>
              <table:table-cell office:value-type="float" office:value="0.000151814472074741">
                <text:p>0.00015181447207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3554">
                <text:p>10.3554</text:p>
              </table:table-cell>
              <table:table-cell office:value-type="float" office:value="0.000150761378987036">
                <text:p>0.00015076137898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37502">
                <text:p>10.37502</text:p>
              </table:table-cell>
              <table:table-cell office:value-type="float" office:value="0.000150124586839894">
                <text:p>0.00015012458683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39436">
                <text:p>10.39436</text:p>
              </table:table-cell>
              <table:table-cell office:value-type="float" office:value="0.00015262532488786">
                <text:p>0.0001526253248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41346">
                <text:p>10.41346</text:p>
              </table:table-cell>
              <table:table-cell office:value-type="float" office:value="0.000149417996524779">
                <text:p>0.00014941799652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43293">
                <text:p>10.43293</text:p>
              </table:table-cell>
              <table:table-cell office:value-type="float" office:value="0.000149224781323967">
                <text:p>0.00014922478132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45196">
                <text:p>10.45196</text:p>
              </table:table-cell>
              <table:table-cell office:value-type="float" office:value="0.00015164185627655">
                <text:p>0.0001516418562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4713">
                <text:p>10.4713</text:p>
              </table:table-cell>
              <table:table-cell office:value-type="float" office:value="0.000148447243587877">
                <text:p>0.00014844724358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49183">
                <text:p>10.49183</text:p>
              </table:table-cell>
              <table:table-cell office:value-type="float" office:value="0.000148875427443926">
                <text:p>0.0001488754274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51114">
                <text:p>10.51114</text:p>
              </table:table-cell>
              <table:table-cell office:value-type="float" office:value="0.000154394148188651">
                <text:p>0.00015439414818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53039">
                <text:p>10.53039</text:p>
              </table:table-cell>
              <table:table-cell office:value-type="float" office:value="0.000149431097808422">
                <text:p>0.00014943109780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54951">
                <text:p>10.54951</text:p>
              </table:table-cell>
              <table:table-cell office:value-type="float" office:value="0.0001473355891933">
                <text:p>0.000147335589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56861">
                <text:p>10.56861</text:p>
              </table:table-cell>
              <table:table-cell office:value-type="float" office:value="0.000146692504132895">
                <text:p>0.000146692504132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58766">
                <text:p>10.58766</text:p>
              </table:table-cell>
              <table:table-cell office:value-type="float" office:value="0.000146722725895095">
                <text:p>0.00014672272589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60653">
                <text:p>10.60653</text:p>
              </table:table-cell>
              <table:table-cell office:value-type="float" office:value="0.00014723334027641">
                <text:p>0.0001472333402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62579">
                <text:p>10.62579</text:p>
              </table:table-cell>
              <table:table-cell office:value-type="float" office:value="0.000151569992945116">
                <text:p>0.000151569992945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64501">
                <text:p>10.64501</text:p>
              </table:table-cell>
              <table:table-cell office:value-type="float" office:value="0.000149335643617033">
                <text:p>0.00014933564361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66425">
                <text:p>10.66425</text:p>
              </table:table-cell>
              <table:table-cell office:value-type="float" office:value="0.000145969586176777">
                <text:p>0.00014596958617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68337">
                <text:p>10.68337</text:p>
              </table:table-cell>
              <table:table-cell office:value-type="float" office:value="0.000145105225007511">
                <text:p>0.00014510522500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70264">
                <text:p>10.70264</text:p>
              </table:table-cell>
              <table:table-cell office:value-type="float" office:value="0.000146641814423836">
                <text:p>0.00014664181442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72137">
                <text:p>10.72137</text:p>
              </table:table-cell>
              <table:table-cell office:value-type="float" office:value="0.000145486513183914">
                <text:p>0.00014548651318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74012">
                <text:p>10.74012</text:p>
              </table:table-cell>
              <table:table-cell office:value-type="float" office:value="0.000144287090134302">
                <text:p>0.00014428709013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75894">
                <text:p>10.75894</text:p>
              </table:table-cell>
              <table:table-cell office:value-type="float" office:value="0.00014388807530174">
                <text:p>0.00014388807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7775">
                <text:p>10.7775</text:p>
              </table:table-cell>
              <table:table-cell office:value-type="float" office:value="0.000143742415296781">
                <text:p>0.000143742415296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.79617">
                <text:p>10.79617</text:p>
              </table:table-cell>
              <table:table-cell office:value-type="float" office:value="0.000143058866475092">
                <text:p>0.000143058866475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.81548">
                <text:p>10.81548</text:p>
              </table:table-cell>
              <table:table-cell office:value-type="float" office:value="0.000142999641968816">
                <text:p>0.00014299964196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.83503">
                <text:p>10.83503</text:p>
              </table:table-cell>
              <table:table-cell office:value-type="float" office:value="0.000148505876206993">
                <text:p>0.0001485058762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.85437">
                <text:p>10.85437</text:p>
              </table:table-cell>
              <table:table-cell office:value-type="float" office:value="0.000142541740435935">
                <text:p>0.00014254174043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.87413">
                <text:p>10.87413</text:p>
              </table:table-cell>
              <table:table-cell office:value-type="float" office:value="0.000144092035118767">
                <text:p>0.000144092035118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89331">
                <text:p>10.89331</text:p>
              </table:table-cell>
              <table:table-cell office:value-type="float" office:value="0.00014184248154108">
                <text:p>0.0001418424815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.91358">
                <text:p>10.91358</text:p>
              </table:table-cell>
              <table:table-cell office:value-type="float" office:value="0.000144165905941807">
                <text:p>0.00014416590594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93352">
                <text:p>10.93352</text:p>
              </table:table-cell>
              <table:table-cell office:value-type="float" office:value="0.00014272254297991">
                <text:p>0.00014272254297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.95278">
                <text:p>10.95278</text:p>
              </table:table-cell>
              <table:table-cell office:value-type="float" office:value="0.000141080679475367">
                <text:p>0.00014108067947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.97263">
                <text:p>10.97263</text:p>
              </table:table-cell>
              <table:table-cell office:value-type="float" office:value="0.000142041529405351">
                <text:p>0.000142041529405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.9922">
                <text:p>10.9922</text:p>
              </table:table-cell>
              <table:table-cell office:value-type="float" office:value="0.000140457824524492">
                <text:p>0.00014045782452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01239">
                <text:p>11.01239</text:p>
              </table:table-cell>
              <table:table-cell office:value-type="float" office:value="0.000140617273769679">
                <text:p>0.00014061727376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03184">
                <text:p>11.03184</text:p>
              </table:table-cell>
              <table:table-cell office:value-type="float" office:value="0.000139798401063769">
                <text:p>0.00013979840106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05096">
                <text:p>11.05096</text:p>
              </table:table-cell>
              <table:table-cell office:value-type="float" office:value="0.000139739584222692">
                <text:p>0.00013973958422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07037">
                <text:p>11.07037</text:p>
              </table:table-cell>
              <table:table-cell office:value-type="float" office:value="0.000140022412211574">
                <text:p>0.00014002241221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09022">
                <text:p>11.09022</text:p>
              </table:table-cell>
              <table:table-cell office:value-type="float" office:value="0.000140160761707793">
                <text:p>0.00014016076170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10979">
                <text:p>11.10979</text:p>
              </table:table-cell>
              <table:table-cell office:value-type="float" office:value="0.000141464886580116">
                <text:p>0.00014146488658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12955">
                <text:p>11.12955</text:p>
              </table:table-cell>
              <table:table-cell office:value-type="float" office:value="0.000140099156714015">
                <text:p>0.000140099156714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14914">
                <text:p>11.14914</text:p>
              </table:table-cell>
              <table:table-cell office:value-type="float" office:value="0.000139921411315753">
                <text:p>0.00013992141131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16855">
                <text:p>11.16855</text:p>
              </table:table-cell>
              <table:table-cell office:value-type="float" office:value="0.000139589769952055">
                <text:p>0.00013958976995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18775">
                <text:p>11.18775</text:p>
              </table:table-cell>
              <table:table-cell office:value-type="float" office:value="0.000139416810187255">
                <text:p>0.00013941681018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20712">
                <text:p>11.20712</text:p>
              </table:table-cell>
              <table:table-cell office:value-type="float" office:value="0.000141742573563518">
                <text:p>0.00014174257356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22628">
                <text:p>11.22628</text:p>
              </table:table-cell>
              <table:table-cell office:value-type="float" office:value="0.000141641969498595">
                <text:p>0.00014164196949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24563">
                <text:p>11.24563</text:p>
              </table:table-cell>
              <table:table-cell office:value-type="float" office:value="0.000137815658792537">
                <text:p>0.000137815658792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2648">
                <text:p>11.2648</text:p>
              </table:table-cell>
              <table:table-cell office:value-type="float" office:value="0.000139855142096168">
                <text:p>0.00013985514209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28396">
                <text:p>11.28396</text:p>
              </table:table-cell>
              <table:table-cell office:value-type="float" office:value="0.000136933663598966">
                <text:p>0.000136933663598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30315">
                <text:p>11.30315</text:p>
              </table:table-cell>
              <table:table-cell office:value-type="float" office:value="0.000138170744250865">
                <text:p>0.00013817074425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32231">
                <text:p>11.32231</text:p>
              </table:table-cell>
              <table:table-cell office:value-type="float" office:value="0.000136753514755185">
                <text:p>0.00013675351475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3415">
                <text:p>11.3415</text:p>
              </table:table-cell>
              <table:table-cell office:value-type="float" office:value="0.000136329893677482">
                <text:p>0.00013632989367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36111">
                <text:p>11.36111</text:p>
              </table:table-cell>
              <table:table-cell office:value-type="float" office:value="0.000139401332153382">
                <text:p>0.00013940133215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38161">
                <text:p>11.38161</text:p>
              </table:table-cell>
              <table:table-cell office:value-type="float" office:value="0.000136758793715583">
                <text:p>0.00013675879371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40122">
                <text:p>11.40122</text:p>
              </table:table-cell>
              <table:table-cell office:value-type="float" office:value="0.00013754025972855">
                <text:p>0.0001375402597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42174">
                <text:p>11.42174</text:p>
              </table:table-cell>
              <table:table-cell office:value-type="float" office:value="0.000135556935659993">
                <text:p>0.00013555693565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44138">
                <text:p>11.44138</text:p>
              </table:table-cell>
              <table:table-cell office:value-type="float" office:value="0.000135596311302099">
                <text:p>0.00013559631130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46056">
                <text:p>11.46056</text:p>
              </table:table-cell>
              <table:table-cell office:value-type="float" office:value="0.000135236237106842">
                <text:p>0.00013523623710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48064">
                <text:p>11.48064</text:p>
              </table:table-cell>
              <table:table-cell office:value-type="float" office:value="0.000134352369468117">
                <text:p>0.00013435236946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50038">
                <text:p>11.50038</text:p>
              </table:table-cell>
              <table:table-cell office:value-type="float" office:value="0.000137289396612014">
                <text:p>0.00013728939661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52043">
                <text:p>11.52043</text:p>
              </table:table-cell>
              <table:table-cell office:value-type="float" office:value="0.00013403042411784">
                <text:p>0.0001340304241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53979">
                <text:p>11.53979</text:p>
              </table:table-cell>
              <table:table-cell office:value-type="float" office:value="0.000133549760411405">
                <text:p>0.00013354976041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55963">
                <text:p>11.55963</text:p>
              </table:table-cell>
              <table:table-cell office:value-type="float" office:value="0.000133689085913707">
                <text:p>0.000133689085913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57887">
                <text:p>11.57887</text:p>
              </table:table-cell>
              <table:table-cell office:value-type="float" office:value="0.000134825410889631">
                <text:p>0.000134825410889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59893">
                <text:p>11.59893</text:p>
              </table:table-cell>
              <table:table-cell office:value-type="float" office:value="0.000132555765570571">
                <text:p>0.00013255576557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61817">
                <text:p>11.61817</text:p>
              </table:table-cell>
              <table:table-cell office:value-type="float" office:value="0.000132327559180894">
                <text:p>0.00013232755918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63706">
                <text:p>11.63706</text:p>
              </table:table-cell>
              <table:table-cell office:value-type="float" office:value="0.000132199940783571">
                <text:p>0.00013219994078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65573">
                <text:p>11.65573</text:p>
              </table:table-cell>
              <table:table-cell office:value-type="float" office:value="0.000131876491915716">
                <text:p>0.00013187649191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67442">
                <text:p>11.67442</text:p>
              </table:table-cell>
              <table:table-cell office:value-type="float" office:value="0.000132457977942932">
                <text:p>0.00013245797794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69439">
                <text:p>11.69439</text:p>
              </table:table-cell>
              <table:table-cell office:value-type="float" office:value="0.000135285431696484">
                <text:p>0.000135285431696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71412">
                <text:p>11.71412</text:p>
              </table:table-cell>
              <table:table-cell office:value-type="float" office:value="0.000133132921870011">
                <text:p>0.00013313292187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73352">
                <text:p>11.73352</text:p>
              </table:table-cell>
              <table:table-cell office:value-type="float" office:value="0.000134281366358803">
                <text:p>0.00013428136635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75281">
                <text:p>11.75281</text:p>
              </table:table-cell>
              <table:table-cell office:value-type="float" office:value="0.000132122667165451">
                <text:p>0.00013212266716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.77201">
                <text:p>11.77201</text:p>
              </table:table-cell>
              <table:table-cell office:value-type="float" office:value="0.000132505254308963">
                <text:p>0.000132505254308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.79114">
                <text:p>11.79114</text:p>
              </table:table-cell>
              <table:table-cell office:value-type="float" office:value="0.000130577534681581">
                <text:p>0.00013057753468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81052">
                <text:p>11.81052</text:p>
              </table:table-cell>
              <table:table-cell office:value-type="float" office:value="0.000130245866109954">
                <text:p>0.00013024586610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.82985">
                <text:p>11.82985</text:p>
              </table:table-cell>
              <table:table-cell office:value-type="float" office:value="0.000129837132213885">
                <text:p>0.00012983713221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.84898">
                <text:p>11.84898</text:p>
              </table:table-cell>
              <table:table-cell office:value-type="float" office:value="0.000129971213949347">
                <text:p>0.000129971213949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86813">
                <text:p>11.86813</text:p>
              </table:table-cell>
              <table:table-cell office:value-type="float" office:value="0.000129180352154325">
                <text:p>0.00012918035215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88758">
                <text:p>11.88758</text:p>
              </table:table-cell>
              <table:table-cell office:value-type="float" office:value="0.000129444353695665">
                <text:p>0.000129444353695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90732">
                <text:p>11.90732</text:p>
              </table:table-cell>
              <table:table-cell office:value-type="float" office:value="0.000130287573934643">
                <text:p>0.00013028757393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92647">
                <text:p>11.92647</text:p>
              </table:table-cell>
              <table:table-cell office:value-type="float" office:value="0.000129096634660747">
                <text:p>0.00012909663466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94571">
                <text:p>11.94571</text:p>
              </table:table-cell>
              <table:table-cell office:value-type="float" office:value="0.000129280560695795">
                <text:p>0.000129280560695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96486">
                <text:p>11.96486</text:p>
              </table:table-cell>
              <table:table-cell office:value-type="float" office:value="0.000129163646163298">
                <text:p>0.000129163646163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98436">
                <text:p>11.98436</text:p>
              </table:table-cell>
              <table:table-cell office:value-type="float" office:value="0.0001273320874321">
                <text:p>0.000127332087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00364">
                <text:p>12.00364</text:p>
              </table:table-cell>
              <table:table-cell office:value-type="float" office:value="0.000127690086316192">
                <text:p>0.00012769008631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02418">
                <text:p>12.02418</text:p>
              </table:table-cell>
              <table:table-cell office:value-type="float" office:value="0.000127825063808689">
                <text:p>0.000127825063808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04382">
                <text:p>12.04382</text:p>
              </table:table-cell>
              <table:table-cell office:value-type="float" office:value="0.000128304059631177">
                <text:p>0.00012830405963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06315">
                <text:p>12.06315</text:p>
              </table:table-cell>
              <table:table-cell office:value-type="float" office:value="0.000127265600086325">
                <text:p>0.0001272656000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08317">
                <text:p>12.08317</text:p>
              </table:table-cell>
              <table:table-cell office:value-type="float" office:value="0.000131888265478615">
                <text:p>0.000131888265478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10242">
                <text:p>12.10242</text:p>
              </table:table-cell>
              <table:table-cell office:value-type="float" office:value="0.000126505922112134">
                <text:p>0.0001265059221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12186">
                <text:p>12.12186</text:p>
              </table:table-cell>
              <table:table-cell office:value-type="float" office:value="0.000126894159158795">
                <text:p>0.000126894159158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1411">
                <text:p>12.1411</text:p>
              </table:table-cell>
              <table:table-cell office:value-type="float" office:value="0.000126402376879564">
                <text:p>0.000126402376879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16017">
                <text:p>12.16017</text:p>
              </table:table-cell>
              <table:table-cell office:value-type="float" office:value="0.000127038610143869">
                <text:p>0.00012703861014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17922">
                <text:p>12.17922</text:p>
              </table:table-cell>
              <table:table-cell office:value-type="float" office:value="0.000126957951593229">
                <text:p>0.000126957951593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19832">
                <text:p>12.19832</text:p>
              </table:table-cell>
              <table:table-cell office:value-type="float" office:value="0.000130749756806944">
                <text:p>0.00013074975680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21795">
                <text:p>12.21795</text:p>
              </table:table-cell>
              <table:table-cell office:value-type="float" office:value="0.000125338339349427">
                <text:p>0.000125338339349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23777">
                <text:p>12.23777</text:p>
              </table:table-cell>
              <table:table-cell office:value-type="float" office:value="0.000126006017505166">
                <text:p>0.00012600601750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25726">
                <text:p>12.25726</text:p>
              </table:table-cell>
              <table:table-cell office:value-type="float" office:value="0.000124770157451431">
                <text:p>0.00012477015745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27649">
                <text:p>12.27649</text:p>
              </table:table-cell>
              <table:table-cell office:value-type="float" office:value="0.00012554847330561">
                <text:p>0.0001255484733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29583">
                <text:p>12.29583</text:p>
              </table:table-cell>
              <table:table-cell office:value-type="float" office:value="0.000125230102426875">
                <text:p>0.00012523010242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3151">
                <text:p>12.3151</text:p>
              </table:table-cell>
              <table:table-cell office:value-type="float" office:value="0.00012414220644233">
                <text:p>0.00012414220644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33459">
                <text:p>12.33459</text:p>
              </table:table-cell>
              <table:table-cell office:value-type="float" office:value="0.000123200202467673">
                <text:p>0.000123200202467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3539">
                <text:p>12.3539</text:p>
              </table:table-cell>
              <table:table-cell office:value-type="float" office:value="0.000123824073744866">
                <text:p>0.000123824073744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37325">
                <text:p>12.37325</text:p>
              </table:table-cell>
              <table:table-cell office:value-type="float" office:value="0.000123421590316201">
                <text:p>0.00012342159031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39249">
                <text:p>12.39249</text:p>
              </table:table-cell>
              <table:table-cell office:value-type="float" office:value="0.000124060587925177">
                <text:p>0.000124060587925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4117">
                <text:p>12.4117</text:p>
              </table:table-cell>
              <table:table-cell office:value-type="float" office:value="0.000122822816206013">
                <text:p>0.00012282281620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43171">
                <text:p>12.43171</text:p>
              </table:table-cell>
              <table:table-cell office:value-type="float" office:value="0.000122199082955967">
                <text:p>0.000122199082955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4511">
                <text:p>12.4511</text:p>
              </table:table-cell>
              <table:table-cell office:value-type="float" office:value="0.000121862723331115">
                <text:p>0.00012186272333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47093">
                <text:p>12.47093</text:p>
              </table:table-cell>
              <table:table-cell office:value-type="float" office:value="0.000122058190003818">
                <text:p>0.00012205819000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49072">
                <text:p>12.49072</text:p>
              </table:table-cell>
              <table:table-cell office:value-type="float" office:value="0.000121978346260117">
                <text:p>0.00012197834626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51025">
                <text:p>12.51025</text:p>
              </table:table-cell>
              <table:table-cell office:value-type="float" office:value="0.000122379785533098">
                <text:p>0.00012237978553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52956">
                <text:p>12.52956</text:p>
              </table:table-cell>
              <table:table-cell office:value-type="float" office:value="0.000121521416398434">
                <text:p>0.00012152141639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54886">
                <text:p>12.54886</text:p>
              </table:table-cell>
              <table:table-cell office:value-type="float" office:value="0.000121694002824881">
                <text:p>0.000121694002824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56884">
                <text:p>12.56884</text:p>
              </table:table-cell>
              <table:table-cell office:value-type="float" office:value="0.000122662301326479">
                <text:p>0.00012266230132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58829">
                <text:p>12.58829</text:p>
              </table:table-cell>
              <table:table-cell office:value-type="float" office:value="0.000121175794691777">
                <text:p>0.00012117579469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60814">
                <text:p>12.60814</text:p>
              </table:table-cell>
              <table:table-cell office:value-type="float" office:value="0.0001217190382112">
                <text:p>0.000121719038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62779">
                <text:p>12.62779</text:p>
              </table:table-cell>
              <table:table-cell office:value-type="float" office:value="0.000120707669690959">
                <text:p>0.00012070766969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64729">
                <text:p>12.64729</text:p>
              </table:table-cell>
              <table:table-cell office:value-type="float" office:value="0.000120501003005265">
                <text:p>0.000120501003005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66651">
                <text:p>12.66651</text:p>
              </table:table-cell>
              <table:table-cell office:value-type="float" office:value="0.000122045147356528">
                <text:p>0.00012204514735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6858">
                <text:p>12.6858</text:p>
              </table:table-cell>
              <table:table-cell office:value-type="float" office:value="0.000121359100354616">
                <text:p>0.000121359100354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70489">
                <text:p>12.70489</text:p>
              </table:table-cell>
              <table:table-cell office:value-type="float" office:value="0.000121586920353601">
                <text:p>0.00012158692035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72381">
                <text:p>12.72381</text:p>
              </table:table-cell>
              <table:table-cell office:value-type="float" office:value="0.000119839745564049">
                <text:p>0.000119839745564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74282">
                <text:p>12.74282</text:p>
              </table:table-cell>
              <table:table-cell office:value-type="float" office:value="0.000119764450531717">
                <text:p>0.00011976445053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.76183">
                <text:p>12.76183</text:p>
              </table:table-cell>
              <table:table-cell office:value-type="float" office:value="0.000118582319285039">
                <text:p>0.000118582319285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2.7806">
                <text:p>12.7806</text:p>
              </table:table-cell>
              <table:table-cell office:value-type="float" office:value="0.00012025318361733">
                <text:p>0.0001202531836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.79913">
                <text:p>12.79913</text:p>
              </table:table-cell>
              <table:table-cell office:value-type="float" office:value="0.000119990210045172">
                <text:p>0.00011999021004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.81801">
                <text:p>12.81801</text:p>
              </table:table-cell>
              <table:table-cell office:value-type="float" office:value="0.000119935758095534">
                <text:p>0.00011993575809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.83676">
                <text:p>12.83676</text:p>
              </table:table-cell>
              <table:table-cell office:value-type="float" office:value="0.000118300123755072">
                <text:p>0.00011830012375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.85536">
                <text:p>12.85536</text:p>
              </table:table-cell>
              <table:table-cell office:value-type="float" office:value="0.000118067470420409">
                <text:p>0.00011806747042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.87419">
                <text:p>12.87419</text:p>
              </table:table-cell>
              <table:table-cell office:value-type="float" office:value="0.000118385822169442">
                <text:p>0.00011838582216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.89398">
                <text:p>12.89398</text:p>
              </table:table-cell>
              <table:table-cell office:value-type="float" office:value="0.000119247007807253">
                <text:p>0.00011924700780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9132">
                <text:p>12.9132</text:p>
              </table:table-cell>
              <table:table-cell office:value-type="float" office:value="0.000117765468292744">
                <text:p>0.00011776546829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93263">
                <text:p>12.93263</text:p>
              </table:table-cell>
              <table:table-cell office:value-type="float" office:value="0.000117091996358165">
                <text:p>0.00011709199635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.95212">
                <text:p>12.95212</text:p>
              </table:table-cell>
              <table:table-cell office:value-type="float" office:value="0.000117368921201113">
                <text:p>0.00011736892120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.97155">
                <text:p>12.97155</text:p>
              </table:table-cell>
              <table:table-cell office:value-type="float" office:value="0.000116732637567946">
                <text:p>0.00011673263756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.99106">
                <text:p>12.99106</text:p>
              </table:table-cell>
              <table:table-cell office:value-type="float" office:value="0.000116708355166757">
                <text:p>0.000116708355166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01036">
                <text:p>13.01036</text:p>
              </table:table-cell>
              <table:table-cell office:value-type="float" office:value="0.000116175635008499">
                <text:p>0.000116175635008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03208">
                <text:p>13.03208</text:p>
              </table:table-cell>
              <table:table-cell office:value-type="float" office:value="0.000115849350436151">
                <text:p>0.00011584935043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05133">
                <text:p>13.05133</text:p>
              </table:table-cell>
              <table:table-cell office:value-type="float" office:value="0.000115670674263261">
                <text:p>0.00011567067426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07069">
                <text:p>13.07069</text:p>
              </table:table-cell>
              <table:table-cell office:value-type="float" office:value="0.000115567028918829">
                <text:p>0.00011556702891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0905">
                <text:p>13.0905</text:p>
              </table:table-cell>
              <table:table-cell office:value-type="float" office:value="0.000115457527256922">
                <text:p>0.00011545752725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10992">
                <text:p>13.10992</text:p>
              </table:table-cell>
              <table:table-cell office:value-type="float" office:value="0.000115068493253328">
                <text:p>0.00011506849325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12932">
                <text:p>13.12932</text:p>
              </table:table-cell>
              <table:table-cell office:value-type="float" office:value="0.000117220663057094">
                <text:p>0.00011722066305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14938">
                <text:p>13.14938</text:p>
              </table:table-cell>
              <table:table-cell office:value-type="float" office:value="0.00011575694216671">
                <text:p>0.0001157569421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16829">
                <text:p>13.16829</text:p>
              </table:table-cell>
              <table:table-cell office:value-type="float" office:value="0.000116879705521094">
                <text:p>0.00011687970552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1871">
                <text:p>13.1871</text:p>
              </table:table-cell>
              <table:table-cell office:value-type="float" office:value="0.00011485007715187">
                <text:p>0.0001148500771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20574">
                <text:p>13.20574</text:p>
              </table:table-cell>
              <table:table-cell office:value-type="float" office:value="0.000114376527277613">
                <text:p>0.00011437652727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22512">
                <text:p>13.22512</text:p>
              </table:table-cell>
              <table:table-cell office:value-type="float" office:value="0.000114191001639484">
                <text:p>0.000114191001639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2448">
                <text:p>13.2448</text:p>
              </table:table-cell>
              <table:table-cell office:value-type="float" office:value="0.000113734863190978">
                <text:p>0.000113734863190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264">
                <text:p>13.264</text:p>
              </table:table-cell>
              <table:table-cell office:value-type="float" office:value="0.000117694993004668">
                <text:p>0.00011769499300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28321">
                <text:p>13.28321</text:p>
              </table:table-cell>
              <table:table-cell office:value-type="float" office:value="0.000114082178529508">
                <text:p>0.00011408217852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30234">
                <text:p>13.30234</text:p>
              </table:table-cell>
              <table:table-cell office:value-type="float" office:value="0.000115285214694415">
                <text:p>0.00011528521469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3222">
                <text:p>13.3222</text:p>
              </table:table-cell>
              <table:table-cell office:value-type="float" office:value="0.000112806634038922">
                <text:p>0.00011280663403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34175">
                <text:p>13.34175</text:p>
              </table:table-cell>
              <table:table-cell office:value-type="float" office:value="0.000113191146571238">
                <text:p>0.00011319114657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36125">
                <text:p>13.36125</text:p>
              </table:table-cell>
              <table:table-cell office:value-type="float" office:value="0.000115082896444818">
                <text:p>0.00011508289644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38055">
                <text:p>13.38055</text:p>
              </table:table-cell>
              <table:table-cell office:value-type="float" office:value="0.000113710055704911">
                <text:p>0.00011371005570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39985">
                <text:p>13.39985</text:p>
              </table:table-cell>
              <table:table-cell office:value-type="float" office:value="0.000115707058588452">
                <text:p>0.00011570705858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41915">
                <text:p>13.41915</text:p>
              </table:table-cell>
              <table:table-cell office:value-type="float" office:value="0.000112061423391862">
                <text:p>0.0001120614233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43853">
                <text:p>13.43853</text:p>
              </table:table-cell>
              <table:table-cell office:value-type="float" office:value="0.00011258389155031">
                <text:p>0.00011258389155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45769">
                <text:p>13.45769</text:p>
              </table:table-cell>
              <table:table-cell office:value-type="float" office:value="0.000112298978517603">
                <text:p>0.00011229897851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47755">
                <text:p>13.47755</text:p>
              </table:table-cell>
              <table:table-cell office:value-type="float" office:value="0.000111759798009926">
                <text:p>0.000111759798009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49786">
                <text:p>13.49786</text:p>
              </table:table-cell>
              <table:table-cell office:value-type="float" office:value="0.000113395816812158">
                <text:p>0.00011339581681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51753">
                <text:p>13.51753</text:p>
              </table:table-cell>
              <table:table-cell office:value-type="float" office:value="0.000111042999451821">
                <text:p>0.00011104299945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537">
                <text:p>13.537</text:p>
              </table:table-cell>
              <table:table-cell office:value-type="float" office:value="0.000111985750655835">
                <text:p>0.00011198575065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55632">
                <text:p>13.55632</text:p>
              </table:table-cell>
              <table:table-cell office:value-type="float" office:value="0.000111912052654628">
                <text:p>0.000111912052654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57532">
                <text:p>13.57532</text:p>
              </table:table-cell>
              <table:table-cell office:value-type="float" office:value="0.000111217203340008">
                <text:p>0.00011121720334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59594">
                <text:p>13.59594</text:p>
              </table:table-cell>
              <table:table-cell office:value-type="float" office:value="0.000110968581927231">
                <text:p>0.00011096858192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61581">
                <text:p>13.61581</text:p>
              </table:table-cell>
              <table:table-cell office:value-type="float" office:value="0.000110428337636343">
                <text:p>0.000110428337636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63532">
                <text:p>13.63532</text:p>
              </table:table-cell>
              <table:table-cell office:value-type="float" office:value="0.000111601158046687">
                <text:p>0.00011160115804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65492">
                <text:p>13.65492</text:p>
              </table:table-cell>
              <table:table-cell office:value-type="float" office:value="0.000111270847685842">
                <text:p>0.000111270847685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6747">
                <text:p>13.6747</text:p>
              </table:table-cell>
              <table:table-cell office:value-type="float" office:value="0.000111429793321312">
                <text:p>0.00011142979332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69419">
                <text:p>13.69419</text:p>
              </table:table-cell>
              <table:table-cell office:value-type="float" office:value="0.000110745391758674">
                <text:p>0.00011074539175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.71308">
                <text:p>13.71308</text:p>
              </table:table-cell>
              <table:table-cell office:value-type="float" office:value="0.000109518108590928">
                <text:p>0.00010951810859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.73184">
                <text:p>13.73184</text:p>
              </table:table-cell>
              <table:table-cell office:value-type="float" office:value="0.000109621531912119">
                <text:p>0.00010962153191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.75073">
                <text:p>13.75073</text:p>
              </table:table-cell>
              <table:table-cell office:value-type="float" office:value="0.000109397492427596">
                <text:p>0.000109397492427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.76959">
                <text:p>13.76959</text:p>
              </table:table-cell>
              <table:table-cell office:value-type="float" office:value="0.00011029313569997">
                <text:p>0.0001102931356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.78852">
                <text:p>13.78852</text:p>
              </table:table-cell>
              <table:table-cell office:value-type="float" office:value="0.000109945692646662">
                <text:p>0.00010994569264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.80715">
                <text:p>13.80715</text:p>
              </table:table-cell>
              <table:table-cell office:value-type="float" office:value="0.000109027229458193">
                <text:p>0.00010902722945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.82651">
                <text:p>13.82651</text:p>
              </table:table-cell>
              <table:table-cell office:value-type="float" office:value="0.000109175052317935">
                <text:p>0.00010917505231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.84551">
                <text:p>13.84551</text:p>
              </table:table-cell>
              <table:table-cell office:value-type="float" office:value="0.00011256032926439">
                <text:p>0.0001125603292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.86408">
                <text:p>13.86408</text:p>
              </table:table-cell>
              <table:table-cell office:value-type="float" office:value="0.000108058420158796">
                <text:p>0.000108058420158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.88311">
                <text:p>13.88311</text:p>
              </table:table-cell>
              <table:table-cell office:value-type="float" office:value="0.000108431104054024">
                <text:p>0.00010843110405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.90477">
                <text:p>13.90477</text:p>
              </table:table-cell>
              <table:table-cell office:value-type="float" office:value="0.000107924725755637">
                <text:p>0.00010792472575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.92393">
                <text:p>13.92393</text:p>
              </table:table-cell>
              <table:table-cell office:value-type="float" office:value="0.000108638273080868">
                <text:p>0.000108638273080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.94427">
                <text:p>13.94427</text:p>
              </table:table-cell>
              <table:table-cell office:value-type="float" office:value="0.000111944507502768">
                <text:p>0.00011194450750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.96375">
                <text:p>13.96375</text:p>
              </table:table-cell>
              <table:table-cell office:value-type="float" office:value="0.000107186194951189">
                <text:p>0.00010718619495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.98339">
                <text:p>13.98339</text:p>
              </table:table-cell>
              <table:table-cell office:value-type="float" office:value="0.000107833963902304">
                <text:p>0.00010783396390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00256">
                <text:p>14.00256</text:p>
              </table:table-cell>
              <table:table-cell office:value-type="float" office:value="0.000110232292564821">
                <text:p>0.00011023229256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02279">
                <text:p>14.02279</text:p>
              </table:table-cell>
              <table:table-cell office:value-type="float" office:value="0.00010739527869678">
                <text:p>0.0001073952786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0422">
                <text:p>14.0422</text:p>
              </table:table-cell>
              <table:table-cell office:value-type="float" office:value="0.000107112255618592">
                <text:p>0.00010711225561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06151">
                <text:p>14.06151</text:p>
              </table:table-cell>
              <table:table-cell office:value-type="float" office:value="0.000106904143900335">
                <text:p>0.00010690414390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08145">
                <text:p>14.08145</text:p>
              </table:table-cell>
              <table:table-cell office:value-type="float" office:value="0.000107486976253054">
                <text:p>0.00010748697625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1008">
                <text:p>14.1008</text:p>
              </table:table-cell>
              <table:table-cell office:value-type="float" office:value="0.000107246103265019">
                <text:p>0.000107246103265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12047">
                <text:p>14.12047</text:p>
              </table:table-cell>
              <table:table-cell office:value-type="float" office:value="0.000105952658996067">
                <text:p>0.000105952658996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1403">
                <text:p>14.1403</text:p>
              </table:table-cell>
              <table:table-cell office:value-type="float" office:value="0.000105754495122159">
                <text:p>0.00010575449512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15956">
                <text:p>14.15956</text:p>
              </table:table-cell>
              <table:table-cell office:value-type="float" office:value="0.000105587979694799">
                <text:p>0.00010558797969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17849">
                <text:p>14.17849</text:p>
              </table:table-cell>
              <table:table-cell office:value-type="float" office:value="0.000106049100691001">
                <text:p>0.00010604910069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19789">
                <text:p>14.19789</text:p>
              </table:table-cell>
              <table:table-cell office:value-type="float" office:value="0.000105098393666533">
                <text:p>0.00010509839366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2176">
                <text:p>14.2176</text:p>
              </table:table-cell>
              <table:table-cell office:value-type="float" office:value="0.000105603782349598">
                <text:p>0.00010560378234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23686">
                <text:p>14.23686</text:p>
              </table:table-cell>
              <table:table-cell office:value-type="float" office:value="0.000105152348022372">
                <text:p>0.000105152348022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25613">
                <text:p>14.25613</text:p>
              </table:table-cell>
              <table:table-cell office:value-type="float" office:value="0.00010504757534801">
                <text:p>0.0001050475753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27536">
                <text:p>14.27536</text:p>
              </table:table-cell>
              <table:table-cell office:value-type="float" office:value="0.000105189983403089">
                <text:p>0.00010518998340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29451">
                <text:p>14.29451</text:p>
              </table:table-cell>
              <table:table-cell office:value-type="float" office:value="0.00010514003556242">
                <text:p>0.0001051400355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31391">
                <text:p>14.31391</text:p>
              </table:table-cell>
              <table:table-cell office:value-type="float" office:value="0.000107630320976841">
                <text:p>0.00010763032097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33305">
                <text:p>14.33305</text:p>
              </table:table-cell>
              <table:table-cell office:value-type="float" office:value="0.000104243391288462">
                <text:p>0.00010424339128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35241">
                <text:p>14.35241</text:p>
              </table:table-cell>
              <table:table-cell office:value-type="float" office:value="0.000104069605994286">
                <text:p>0.00010406960599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37166">
                <text:p>14.37166</text:p>
              </table:table-cell>
              <table:table-cell office:value-type="float" office:value="0.000103556829395013">
                <text:p>0.00010355682939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39348">
                <text:p>14.39348</text:p>
              </table:table-cell>
              <table:table-cell office:value-type="float" office:value="0.00010427391695049">
                <text:p>0.0001042739169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41277">
                <text:p>14.41277</text:p>
              </table:table-cell>
              <table:table-cell office:value-type="float" office:value="0.000103442165199541">
                <text:p>0.00010344216519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43157">
                <text:p>14.43157</text:p>
              </table:table-cell>
              <table:table-cell office:value-type="float" office:value="0.000105017795854396">
                <text:p>0.00010501779585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45041">
                <text:p>14.45041</text:p>
              </table:table-cell>
              <table:table-cell office:value-type="float" office:value="0.000103676824360923">
                <text:p>0.00010367682436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46947">
                <text:p>14.46947</text:p>
              </table:table-cell>
              <table:table-cell office:value-type="float" office:value="0.000103958053725051">
                <text:p>0.00010395805372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48816">
                <text:p>14.48816</text:p>
              </table:table-cell>
              <table:table-cell office:value-type="float" office:value="0.000103037934456216">
                <text:p>0.000103037934456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50697">
                <text:p>14.50697</text:p>
              </table:table-cell>
              <table:table-cell office:value-type="float" office:value="0.000102966806093261">
                <text:p>0.00010296680609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52597">
                <text:p>14.52597</text:p>
              </table:table-cell>
              <table:table-cell office:value-type="float" office:value="0.000102290083783421">
                <text:p>0.00010229008378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54545">
                <text:p>14.54545</text:p>
              </table:table-cell>
              <table:table-cell office:value-type="float" office:value="0.000103378835908329">
                <text:p>0.00010337883590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56449">
                <text:p>14.56449</text:p>
              </table:table-cell>
              <table:table-cell office:value-type="float" office:value="0.00010455775031525">
                <text:p>0.0001045577503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58378">
                <text:p>14.58378</text:p>
              </table:table-cell>
              <table:table-cell office:value-type="float" office:value="0.000102508548497207">
                <text:p>0.00010250854849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60317">
                <text:p>14.60317</text:p>
              </table:table-cell>
              <table:table-cell office:value-type="float" office:value="0.000102518080238224">
                <text:p>0.00010251808023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62239">
                <text:p>14.62239</text:p>
              </table:table-cell>
              <table:table-cell office:value-type="float" office:value="0.000101517685012726">
                <text:p>0.00010151768501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64129">
                <text:p>14.64129</text:p>
              </table:table-cell>
              <table:table-cell office:value-type="float" office:value="0.000102717563976789">
                <text:p>0.00010271756397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65992">
                <text:p>14.65992</text:p>
              </table:table-cell>
              <table:table-cell office:value-type="float" office:value="0.000105184428458377">
                <text:p>0.000105184428458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67968">
                <text:p>14.67968</text:p>
              </table:table-cell>
              <table:table-cell office:value-type="float" office:value="0.000101939880212168">
                <text:p>0.00010193988021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.69911">
                <text:p>14.69911</text:p>
              </table:table-cell>
              <table:table-cell office:value-type="float" office:value="0.000101897542865108">
                <text:p>0.00010189754286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.71847">
                <text:p>14.71847</text:p>
              </table:table-cell>
              <table:table-cell office:value-type="float" office:value="0.000102653521013743">
                <text:p>0.000102653521013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73823">
                <text:p>14.73823</text:p>
              </table:table-cell>
              <table:table-cell office:value-type="float" office:value="0.000102151620148663">
                <text:p>0.00010215162014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.75773">
                <text:p>14.75773</text:p>
              </table:table-cell>
              <table:table-cell office:value-type="float" office:value="0.000102050185191688">
                <text:p>0.00010205018519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.77689">
                <text:p>14.77689</text:p>
              </table:table-cell>
              <table:table-cell office:value-type="float" office:value="0.000101198839924598">
                <text:p>0.00010119883992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.7961">
                <text:p>14.7961</text:p>
              </table:table-cell>
              <table:table-cell office:value-type="float" office:value="0.000100690322140543">
                <text:p>0.00010069032214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.81541">
                <text:p>14.81541</text:p>
              </table:table-cell>
              <table:table-cell office:value-type="float" office:value="0.000100505607204537">
                <text:p>0.00010050560720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.83446">
                <text:p>14.83446</text:p>
              </table:table-cell>
              <table:table-cell office:value-type="float" office:value="0.000100094472707259">
                <text:p>0.00010009447270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.8535">
                <text:p>14.8535</text:p>
              </table:table-cell>
              <table:table-cell office:value-type="float" office:value="0.000101495089212314">
                <text:p>0.000101495089212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.87277">
                <text:p>14.87277</text:p>
              </table:table-cell>
              <table:table-cell office:value-type="float" office:value="0.000103472625141136">
                <text:p>0.00010347262514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.8922">
                <text:p>14.8922</text:p>
              </table:table-cell>
              <table:table-cell office:value-type="float" office:value="0.0000999146531509519">
                <text:p>0.0000999146531509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